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4.3-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3" style:family="table-cell" style:parent-style-name="_19968__33324__4.3-1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4" style:family="table-cell" style:parent-style-name="_19968__33324__4.3-1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5" style:family="table-cell" style:parent-style-name="_19968__33324__4.3-1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6" style:family="table-cell" style:parent-style-name="_19968__33324__4.3-1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7" style:family="table-cell" style:parent-style-name="_19968__33324__4.3-1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8" style:family="table-cell" style:parent-style-name="_19968__33324__4.3-1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9" style:family="table-cell" style:parent-style-name="_19968__33324__4.3-1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0" style:family="table-cell" style:parent-style-name="_19968__33324__4.3-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" style:family="table-cell" style:parent-style-name="_19968__33324__4.3-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" style:family="table-cell" style:parent-style-name="_19968__33324__4.3-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" style:family="table-cell" style:parent-style-name="_19968__33324__Fyeartab1" style:data-style-name="N3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4" style:family="table-cell" style:parent-style-name="_19968__33324__4.3-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" style:family="table-cell" style:parent-style-name="_19968__33324__Fyeartab1" style:data-style-name="N30">
      <style:table-cell-properties fo:border-top="thin solid #000000" fo:border-bottom="none" fo:border-left="none" fo:border-right="thin solid #000000" style:vertical-align="automatic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6" style:family="table-cell" style:parent-style-name="_19968__33324__pfctab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7" style:family="table-cell" style:parent-style-name="_19968__33324__pfctab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8" style:family="table-cell" style:parent-style-name="_19968__33324__4.3-1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9" style:family="table-cell" style:parent-style-name="_19968__33324__4.3-1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0" style:family="table-cell" style:parent-style-name="_19968__33324__4.3-1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" style:family="table-cell" style:parent-style-name="_19968__33324__4.3-1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2" style:family="table-cell" style:parent-style-name="_19968__33324__4.3-1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" style:family="table-cell" style:parent-style-name="_19968__33324__4.3-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" style:family="table-cell" style:parent-style-name="_19968__33324__4.3-1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" style:family="table-cell" style:parent-style-name="_19968__33324__4.3-1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" style:family="table-cell" style:parent-style-name="_19968__33324__4.3-1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" style:family="table-cell" style:parent-style-name="_19968__33324__4.3-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" style:family="table-cell" style:parent-style-name="_19968__33324__4.3-1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" style:family="table-cell" style:parent-style-name="_19968__33324__4.3-1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" style:family="table-cell" style:parent-style-name="_19968__33324__4.3-1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" style:family="table-cell" style:parent-style-name="_19968__33324__4.3-1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" style:family="table-cell" style:parent-style-name="_19968__33324__4.3-1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" style:family="table-cell" style:parent-style-name="_19968__33324__4.3-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" style:family="table-cell" style:parent-style-name="_19968__33324__4.3-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" style:family="table-cell" style:parent-style-name="_19968__33324__4.3-2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6" style:family="table-cell" style:parent-style-name="_19968__33324__4.3-2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7" style:family="table-cell" style:parent-style-name="_19968__33324__4.3-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8" style:family="table-cell" style:parent-style-name="_19968__33324__4.3-2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39" style:family="table-cell" style:parent-style-name="_19968__33324__4.3-2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40" style:family="table-cell" style:parent-style-name="_19968__33324__4.3-2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41" style:family="table-cell" style:parent-style-name="_19968__33324__4.3-2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42" style:family="table-cell" style:parent-style-name="_19968__33324__4.3-2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43" style:family="table-cell" style:parent-style-name="_19968__33324__4.3-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44" style:family="table-cell" style:parent-style-name="_19968__33324__4.3-2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45" style:family="table-cell" style:parent-style-name="_19968__33324__4.3-2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46" style:family="table-cell" style:parent-style-name="_19968__33324__4.3-2" style:data-style-name="N48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47" style:family="table-cell" style:parent-style-name="_19968__33324__4.3-2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48" style:family="table-cell" style:parent-style-name="_19968__33324__4.3-2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49" style:family="table-cell" style:parent-style-name="_19968__33324__4.3-2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0" style:family="table-cell" style:parent-style-name="_19968__33324__4.3-2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1" style:family="table-cell" style:parent-style-name="_19968__33324__4.3-2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2" style:family="table-cell" style:parent-style-name="_19968__33324__4.3-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53" style:family="table-cell" style:parent-style-name="_19968__33324__4.3-2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4" style:family="table-cell" style:parent-style-name="_19968__33324__4.3-2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5" style:family="table-cell" style:parent-style-name="_19968__33324__4.3-2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6" style:family="table-cell" style:parent-style-name="_19968__33324__4.3-2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7" style:family="table-cell" style:parent-style-name="Default" style:data-style-name="N0">
      <style:table-cell-properties fo:background-color="transparent"/>
    </style:style>
    <style:style style:name="ce58" style:family="table-cell" style:parent-style-name="_19968__33324__4.3-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59" style:family="table-cell" style:parent-style-name="_19968__33324__4.3-1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0" style:family="table-cell" style:parent-style-name="_19968__33324__4.3-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1" style:family="table-cell" style:parent-style-name="_19968__33324__4.3-1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62" style:family="table-cell" style:parent-style-name="_19968__33324__4.3-1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63" style:family="table-cell" style:parent-style-name="_19968__33324__4.3-2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4" style:family="table-cell" style:parent-style-name="_19968__33324__4.3-2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_19968__33324__4.3-2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66" style:family="table-cell" style:parent-style-name="_19968__33324__4.3-2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67" style:family="table-cell" style:parent-style-name="_19968__33324__4.3-3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7pt" style:font-size-asian="7pt" style:font-size-complex="7pt"/>
    </style:style>
    <style:style style:name="ce68" style:family="table-cell" style:parent-style-name="_19968__33324__4.3-3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69" style:family="table-cell" style:parent-style-name="_19968__33324__4.3-3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70" style:family="table-cell" style:parent-style-name="_19968__33324__4.3-3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71" style:family="table-cell" style:parent-style-name="_19968__33324__4.3-3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72" style:family="table-cell" style:parent-style-name="_19968__33324__4.3-3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73" style:family="table-cell" style:parent-style-name="_19968__33324__4.3-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74" style:family="table-cell" style:parent-style-name="_19968__33324__4.3-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75" style:family="table-cell" style:parent-style-name="_19968__33324__4.3-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76" style:family="table-cell" style:parent-style-name="_19968__33324__4.3-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77" style:family="table-cell" style:parent-style-name="_19968__33324__4.3-3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78" style:family="table-cell" style:parent-style-name="_19968__33324__4.3-3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79" style:family="table-cell" style:parent-style-name="_19968__33324__4.3-3" style:data-style-name="N49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0" style:family="table-cell" style:parent-style-name="_19968__33324__4.3-3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1" style:family="table-cell" style:parent-style-name="_19968__33324__4.3-3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2" style:family="table-cell" style:parent-style-name="_19968__33324__4.3-3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3" style:family="table-cell" style:parent-style-name="_19968__33324__4.3-3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4" style:family="table-cell" style:parent-style-name="_19968__33324__4.3-3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5" style:family="table-cell" style:parent-style-name="_19968__33324__4.3-3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6" style:family="table-cell" style:parent-style-name="_19968__33324__4.3-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7" style:family="table-cell" style:parent-style-name="_19968__33324__4.3-3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8" style:family="table-cell" style:parent-style-name="_19968__33324__4.3-3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9" style:family="table-cell" style:parent-style-name="_19968__33324__4.3-3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90" style:family="table-cell" style:parent-style-name="_19968__33324__4.3-3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1" style:family="table-cell" style:parent-style-name="_19968__33324__4.3-3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2" style:family="table-cell" style:parent-style-name="_19968__33324__4.3-3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3" style:family="table-cell" style:parent-style-name="_19968__33324__4.3-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4" style:family="table-cell" style:parent-style-name="_19968__33324__4.3-4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95" style:family="table-cell" style:parent-style-name="_19968__33324__4.3-4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96" style:family="table-cell" style:parent-style-name="_19968__33324__4.3-4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7" style:family="table-cell" style:parent-style-name="_19968__33324__4.3-4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8" style:family="table-cell" style:parent-style-name="_19968__33324__4.3-4" style:data-style-name="N55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99" style:family="table-cell" style:parent-style-name="_19968__33324__4.3-4" style:data-style-name="N55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0" style:family="table-cell" style:parent-style-name="_19968__33324__4.3-4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01" style:family="table-cell" style:parent-style-name="_19968__33324__4.3-4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2" style:family="table-cell" style:parent-style-name="_19968__33324__4.3-4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3" style:family="table-cell" style:parent-style-name="_19968__33324__4.3-4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04" style:family="table-cell" style:parent-style-name="_19968__33324__4.3-4" style:data-style-name="N49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05" style:family="table-cell" style:parent-style-name="_19968__33324__4.3-4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06" style:family="table-cell" style:parent-style-name="_19968__33324__4.3-4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07" style:family="table-cell" style:parent-style-name="_19968__33324__4.3-4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08" style:family="table-cell" style:parent-style-name="_19968__33324__4.3-4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9" style:family="table-cell" style:parent-style-name="_19968__33324__4.3-4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0" style:family="table-cell" style:parent-style-name="_19968__33324__4.3-4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1" style:family="table-cell" style:parent-style-name="_19968__33324__4.3-4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2" style:family="table-cell" style:parent-style-name="_19968__33324__4.3-4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3" style:family="table-cell" style:parent-style-name="_19968__33324__4.3-4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4" style:family="table-cell" style:parent-style-name="_19968__33324__4.3-4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5" style:family="table-cell" style:parent-style-name="_19968__33324__4.3-4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6" style:family="table-cell" style:parent-style-name="_19968__33324__4.3-4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7" style:family="table-cell" style:parent-style-name="_19968__33324__4.3-4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8" style:family="table-cell" style:parent-style-name="_19968__33324__4.3-4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9" style:family="table-cell" style:parent-style-name="_19968__33324__4.3-3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0" style:family="table-cell" style:parent-style-name="_19968__33324__4.3-3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1" style:family="table-cell" style:parent-style-name="_19968__33324__4.3-3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22" style:family="table-cell" style:parent-style-name="_19968__33324__4.3-3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3" style:family="table-cell" style:parent-style-name="_19968__33324__4.3-4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4" style:family="table-cell" style:parent-style-name="_19968__33324__4.3-4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5" style:family="table-cell" style:parent-style-name="_19968__33324__4.3-4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26" style:family="table-cell" style:parent-style-name="_19968__33324__4.3-4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7" style:family="table-cell" style:parent-style-name="_19968__33324__4.3-5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7pt" style:font-size-asian="7pt" style:font-size-complex="7pt"/>
    </style:style>
    <style:style style:name="ce128" style:family="table-cell" style:parent-style-name="_19968__33324__4.3-5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9" style:family="table-cell" style:parent-style-name="_19968__33324__4.3-5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130" style:family="table-cell" style:parent-style-name="_19968__33324__4.3-5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1" style:family="table-cell" style:parent-style-name="_19968__33324__4.3-5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2" style:family="table-cell" style:parent-style-name="_19968__33324__4.3-5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3" style:family="table-cell" style:parent-style-name="_19968__33324__4.3-5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4" style:family="table-cell" style:parent-style-name="_19968__33324__4.3-5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135" style:family="table-cell" style:parent-style-name="_19968__33324__4.3-5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36" style:family="table-cell" style:parent-style-name="_19968__33324__4.3-5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7" style:family="table-cell" style:parent-style-name="_19968__33324__4.3-5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8" style:family="table-cell" style:parent-style-name="_19968__33324__4.3-5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9" style:family="table-cell" style:parent-style-name="_19968__33324__4.3-5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0" style:family="table-cell" style:parent-style-name="_19968__33324__4.3-5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1" style:family="table-cell" style:parent-style-name="_19968__33324__4.3-5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2" style:family="table-cell" style:parent-style-name="_19968__33324__4.3-5" style:data-style-name="N0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3" style:family="table-cell" style:parent-style-name="_19968__33324__4.3-5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44" style:family="table-cell" style:parent-style-name="_19968__33324__4.3-5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45" style:family="table-cell" style:parent-style-name="_19968__33324__4.3-5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46" style:family="table-cell" style:parent-style-name="_19968__33324__4.3-5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47" style:family="table-cell" style:parent-style-name="_19968__33324__4.3-5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8" style:family="table-cell" style:parent-style-name="_19968__33324__4.3-5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9" style:family="table-cell" style:parent-style-name="_19968__33324__4.3-5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0" style:family="table-cell" style:parent-style-name="_19968__33324__4.3-5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1" style:family="table-cell" style:parent-style-name="_19968__33324__4.3-5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2" style:family="table-cell" style:parent-style-name="_19968__33324__4.3-5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3" style:family="table-cell" style:parent-style-name="_19968__33324__4.3-5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4" style:family="table-cell" style:parent-style-name="_19968__33324__4.3-5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5" style:family="table-cell" style:parent-style-name="_19968__33324__4.3-5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6" style:family="table-cell" style:parent-style-name="_19968__33324__4.3-5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7" style:family="table-cell" style:parent-style-name="_19968__33324__4.3-5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8" style:family="table-cell" style:parent-style-name="_19968__33324__4.3-5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9" style:family="table-cell" style:parent-style-name="_19968__33324__4.3-5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0" style:family="table-cell" style:parent-style-name="_19968__33324__4.3-5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61" style:family="table-cell" style:parent-style-name="_19968__33324__4.3-5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2" style:family="table-cell" style:parent-style-name="_19968__33324__4.3-6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3" style:family="table-cell" style:parent-style-name="_19968__33324__4.3-6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164" style:family="table-cell" style:parent-style-name="_19968__33324__4.3-6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5" style:family="table-cell" style:parent-style-name="_19968__33324__4.3-6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6" style:family="table-cell" style:parent-style-name="_19968__33324__4.3-6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7" style:family="table-cell" style:parent-style-name="_19968__33324__4.3-6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68" style:family="table-cell" style:parent-style-name="_19968__33324__4.3-6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169" style:family="table-cell" style:parent-style-name="_19968__33324__4.3-6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70" style:family="table-cell" style:parent-style-name="_19968__33324__4.3-6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1" style:family="table-cell" style:parent-style-name="_19968__33324__4.3-6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2" style:family="table-cell" style:parent-style-name="_19968__33324__4.3-6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3" style:family="table-cell" style:parent-style-name="_19968__33324__4.3-6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4" style:family="table-cell" style:parent-style-name="_19968__33324__4.3-6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5" style:family="table-cell" style:parent-style-name="_19968__33324__4.3-6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6" style:family="table-cell" style:parent-style-name="_19968__33324__4.3-6" style:data-style-name="N0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7" style:family="table-cell" style:parent-style-name="_19968__33324__4.3-6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78" style:family="table-cell" style:parent-style-name="_19968__33324__4.3-6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79" style:family="table-cell" style:parent-style-name="_19968__33324__4.3-6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80" style:family="table-cell" style:parent-style-name="_19968__33324__4.3-6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81" style:family="table-cell" style:parent-style-name="_19968__33324__4.3-6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2" style:family="table-cell" style:parent-style-name="_19968__33324__4.3-6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3" style:family="table-cell" style:parent-style-name="_19968__33324__4.3-6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4" style:family="table-cell" style:parent-style-name="_19968__33324__4.3-6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5" style:family="table-cell" style:parent-style-name="_19968__33324__4.3-6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6" style:family="table-cell" style:parent-style-name="_19968__33324__4.3-6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7" style:family="table-cell" style:parent-style-name="_19968__33324__4.3-6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8" style:family="table-cell" style:parent-style-name="_19968__33324__4.3-6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9" style:family="table-cell" style:parent-style-name="_19968__33324__4.3-6" style:data-style-name="N5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0" style:family="table-cell" style:parent-style-name="_19968__33324__4.3-6" style:data-style-name="N5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1" style:family="table-cell" style:parent-style-name="_19968__33324__4.3-6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2" style:family="table-cell" style:parent-style-name="_19968__33324__4.3-6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3" style:family="table-cell" style:parent-style-name="_19968__33324__4.3-6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94" style:family="table-cell" style:parent-style-name="_19968__33324__4.3-6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5" style:family="table-cell" style:parent-style-name="_19968__33324__4.3-7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6" style:family="table-cell" style:parent-style-name="_19968__33324__4.3-7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197" style:family="table-cell" style:parent-style-name="_19968__33324__4.3-7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8" style:family="table-cell" style:parent-style-name="_19968__33324__4.3-7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9" style:family="table-cell" style:parent-style-name="_19968__33324__4.3-7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0" style:family="table-cell" style:parent-style-name="_19968__33324__4.3-7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201" style:family="table-cell" style:parent-style-name="_19968__33324__4.3-7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02" style:family="table-cell" style:parent-style-name="_19968__33324__4.3-7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03" style:family="table-cell" style:parent-style-name="_19968__33324__4.3-7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4" style:family="table-cell" style:parent-style-name="_19968__33324__4.3-7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5" style:family="table-cell" style:parent-style-name="_19968__33324__4.3-7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6" style:family="table-cell" style:parent-style-name="_19968__33324__4.3-7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07" style:family="table-cell" style:parent-style-name="_19968__33324__4.3-7" style:data-style-name="N49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08" style:family="table-cell" style:parent-style-name="_19968__33324__4.3-7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09" style:family="table-cell" style:parent-style-name="_19968__33324__4.3-7" style:data-style-name="N51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0" style:family="table-cell" style:parent-style-name="_19968__33324__4.3-7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1" style:family="table-cell" style:parent-style-name="_19968__33324__4.3-7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2" style:family="table-cell" style:parent-style-name="_19968__33324__4.3-7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3" style:family="table-cell" style:parent-style-name="_19968__33324__4.3-7" style:data-style-name="N51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4" style:family="table-cell" style:parent-style-name="_19968__33324__4.3-7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5" style:family="table-cell" style:parent-style-name="_19968__33324__4.3-7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6" style:family="table-cell" style:parent-style-name="_19968__33324__4.3-7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7" style:family="table-cell" style:parent-style-name="_19968__33324__4.3-7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8" style:family="table-cell" style:parent-style-name="_19968__33324__4.3-7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9" style:family="table-cell" style:parent-style-name="_19968__33324__4.3-7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0" style:family="table-cell" style:parent-style-name="_19968__33324__4.3-7" style:data-style-name="N51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1" style:family="table-cell" style:parent-style-name="_19968__33324__4.3-7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2" style:family="table-cell" style:parent-style-name="_19968__33324__4.3-8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3" style:family="table-cell" style:parent-style-name="_19968__33324__4.3-8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4" style:family="table-cell" style:parent-style-name="_19968__33324__4.3-8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5" style:family="table-cell" style:parent-style-name="_19968__33324__4.3-8" style:data-style-name="N51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6" style:family="table-cell" style:parent-style-name="_19968__33324__4.3-8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7" style:family="table-cell" style:parent-style-name="_19968__33324__4.3-8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228" style:family="table-cell" style:parent-style-name="_19968__33324__4.3-8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29" style:family="table-cell" style:parent-style-name="_19968__33324__4.3-8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30" style:family="table-cell" style:parent-style-name="_19968__33324__4.3-8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1" style:family="table-cell" style:parent-style-name="_19968__33324__4.3-8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2" style:family="table-cell" style:parent-style-name="_19968__33324__4.3-8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3" style:family="table-cell" style:parent-style-name="_19968__33324__4.3-8" style:data-style-name="N49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4" style:family="table-cell" style:parent-style-name="_19968__33324__4.3-8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5" style:family="table-cell" style:parent-style-name="_19968__33324__4.3-8" style:data-style-name="N3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6" style:family="table-cell" style:parent-style-name="_19968__33324__4.3-8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7" style:family="table-cell" style:parent-style-name="_19968__33324__4.3-8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8" style:family="table-cell" style:parent-style-name="_19968__33324__4.3-8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9" style:family="table-cell" style:parent-style-name="_19968__33324__4.3-8" style:data-style-name="N3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0" style:family="table-cell" style:parent-style-name="_19968__33324__4.3-8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1" style:family="table-cell" style:parent-style-name="_19968__33324__4.3-8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2" style:family="table-cell" style:parent-style-name="_19968__33324__4.3-8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3" style:family="table-cell" style:parent-style-name="_19968__33324__4.3-8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4" style:family="table-cell" style:parent-style-name="_19968__33324__4.3-8" style:data-style-name="N49">
      <style:table-cell-properties fo:border-top="none" fo:border-bottom="thin solid #000000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5" style:family="table-cell" style:parent-style-name="_19968__33324__4.3-8" style:data-style-name="N3">
      <style:table-cell-properties fo:border-top="none" fo:border-bottom="thin solid #000000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6" style:family="table-cell" style:parent-style-name="_19968__33324__4.3-8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7" style:family="table-cell" style:parent-style-name="_19968__33324__3.12" style:data-style-name="N0">
      <style:table-cell-properties style:vertical-align="middle" fo:background-color="transparent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48" style:family="table-cell" style:parent-style-name="_19968__33324__4.3-7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49" style:family="table-cell" style:parent-style-name="_19968__33324__4.3-7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0" style:family="table-cell" style:parent-style-name="_19968__33324__4.3-7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51" style:family="table-cell" style:parent-style-name="_19968__33324__4.3-7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2" style:family="table-cell" style:parent-style-name="_19968__33324__4.3-8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3" style:family="table-cell" style:parent-style-name="_19968__33324__4.3-8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4" style:family="table-cell" style:parent-style-name="_19968__33324__4.3-8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55" style:family="table-cell" style:parent-style-name="_19968__33324__4.3-8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6" style:family="table-cell" style:parent-style-name="_19968__33324__4.3-9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257" style:family="table-cell" style:parent-style-name="_19968__33324__4.3-9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8" style:family="table-cell" style:parent-style-name="_19968__33324__4.3-9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9" style:family="table-cell" style:parent-style-name="_19968__33324__4.3-9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260" style:family="table-cell" style:parent-style-name="_19968__33324__4.3-9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1" style:family="table-cell" style:parent-style-name="_19968__33324__4.3-9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2" style:family="table-cell" style:parent-style-name="_19968__33324__4.3-9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263" style:family="table-cell" style:parent-style-name="_19968__33324__4.3-9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64" style:family="table-cell" style:parent-style-name="_19968__33324__4.3-9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65" style:family="table-cell" style:parent-style-name="_19968__33324__4.3-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6" style:family="table-cell" style:parent-style-name="_19968__33324__4.3-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7" style:family="table-cell" style:parent-style-name="_19968__33324__4.3-9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8" style:family="table-cell" style:parent-style-name="_19968__33324__4.3-9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9" style:family="table-cell" style:parent-style-name="_19968__33324__4.3-9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0" style:family="table-cell" style:parent-style-name="_19968__33324__4.3-9" style:data-style-name="N0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1" style:family="table-cell" style:parent-style-name="_19968__33324__4.3-9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72" style:family="table-cell" style:parent-style-name="_19968__33324__4.3-9" style:data-style-name="N52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73" style:family="table-cell" style:parent-style-name="_19968__33324__4.3-9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74" style:family="table-cell" style:parent-style-name="_19968__33324__4.3-9" style:data-style-name="N52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5" style:family="table-cell" style:parent-style-name="_19968__33324__4.3-9" style:data-style-name="N53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6" style:family="table-cell" style:parent-style-name="_19968__33324__4.2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7" style:family="table-cell" style:parent-style-name="_19968__33324__4.2-9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8" style:family="table-cell" style:parent-style-name="_19968__33324__4.2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9" style:family="table-cell" style:parent-style-name="_19968__33324__4.2-9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0" style:family="table-cell" style:parent-style-name="_19968__33324__4.3-9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1" style:family="table-cell" style:parent-style-name="_19968__33324__4.3-9" style:data-style-name="N0">
      <style:table-cell-properties fo:border-top="none" fo:border-bottom="thin solid #000000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2" style:family="table-cell" style:parent-style-name="_19968__33324__4.3-9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3" style:family="table-cell" style:parent-style-name="_19968__33324__4.3-9" style:data-style-name="N0">
      <style:table-cell-properties fo:border-top="none" fo:border-bottom="thin solid #000000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4" style:family="table-cell" style:parent-style-name="_19968__33324__4.3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5" style:family="table-cell" style:parent-style-name="_19968__33324__4.2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6" style:family="table-cell" style:parent-style-name="_19968__33324__4.2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1.059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7" style:family="table-cell" style:parent-style-name="_19968__33324__4.3-9" style:data-style-name="N52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8" style:family="table-cell" style:parent-style-name="_19968__33324__4.2-9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9" style:family="table-cell" style:parent-style-name="_19968__33324__4.2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0" style:family="table-cell" style:parent-style-name="_19968__33324__4.3-9" style:data-style-name="N52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1" style:family="table-cell" style:parent-style-name="_19968__33324__4.3-9" style:data-style-name="N52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2" style:family="table-cell" style:parent-style-name="_19968__33324__4.3-9" style:data-style-name="N52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3" style:family="table-cell" style:parent-style-name="_19968__33324__4.2-9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4" style:family="table-cell" style:parent-style-name="_19968__33324__4.3-9" style:data-style-name="N52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5" style:family="table-cell" style:parent-style-name="_19968__33324__4.3-9" style:data-style-name="N5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6" style:family="table-cell" style:parent-style-name="_19968__33324__4.2-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7" style:family="table-cell" style:parent-style-name="_19968__33324__4.3-9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8" style:family="table-cell" style:parent-style-name="_19968__33324__4.3-9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9" style:family="table-cell" style:parent-style-name="_19968__33324__4.3-9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300" style:family="table-cell" style:parent-style-name="_19968__33324__4.3-9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1" style:family="table-cell" style:parent-style-name="_19968__33324__4.3-10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302" style:family="table-cell" style:parent-style-name="_19968__33324__4.3-10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3" style:family="table-cell" style:parent-style-name="_19968__33324__4.3-10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4" style:family="table-cell" style:parent-style-name="_19968__33324__4.3-10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305" style:family="table-cell" style:parent-style-name="_19968__33324__4.3-10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6" style:family="table-cell" style:parent-style-name="_19968__33324__4.3-10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7" style:family="table-cell" style:parent-style-name="_19968__33324__4.3-10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308" style:family="table-cell" style:parent-style-name="_19968__33324__4.3-10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309" style:family="table-cell" style:parent-style-name="_19968__33324__4.3-10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310" style:family="table-cell" style:parent-style-name="_19968__33324__4.3-10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1" style:family="table-cell" style:parent-style-name="_19968__33324__4.3-10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2" style:family="table-cell" style:parent-style-name="_19968__33324__4.3-10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3" style:family="table-cell" style:parent-style-name="_19968__33324__4.3-10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14" style:family="table-cell" style:parent-style-name="_19968__33324__4.3-10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15" style:family="table-cell" style:parent-style-name="_19968__33324__4.3-10" style:data-style-name="N54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16" style:family="table-cell" style:parent-style-name="_19968__33324__4.3-10" style:data-style-name="N53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17" style:family="table-cell" style:parent-style-name="_19968__33324__4.3-10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18" style:family="table-cell" style:parent-style-name="_19968__33324__4.3-10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9" style:family="table-cell" style:parent-style-name="_19968__33324__4.3-10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0" style:family="table-cell" style:parent-style-name="_19968__33324__4.3-10" style:data-style-name="N54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1" style:family="table-cell" style:parent-style-name="_19968__33324__4.3-10" style:data-style-name="N53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2" style:family="table-cell" style:parent-style-name="_19968__33324__4.3-10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3" style:family="table-cell" style:parent-style-name="_19968__33324__4.3-10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4" style:family="table-cell" style:parent-style-name="_19968__33324__4.3-10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5" style:family="table-cell" style:parent-style-name="_19968__33324__4.3-10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6" style:family="table-cell" style:parent-style-name="_19968__33324__4.3-10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7" style:family="table-cell" style:parent-style-name="_19968__33324__4.3-10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8" style:family="table-cell" style:parent-style-name="_19968__33324__4.3-10" style:data-style-name="N5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9" style:family="table-cell" style:parent-style-name="_19968__33324__4.3-10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0" style:family="table-cell" style:parent-style-name="_19968__33324__4.3-1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1" style:family="table-cell" style:parent-style-name="_19968__33324__4.3-11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2" style:family="table-cell" style:parent-style-name="_19968__33324__4.3-11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3" style:family="table-cell" style:parent-style-name="_19968__33324__4.3-11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4" style:family="table-cell" style:parent-style-name="_19968__33324__4.3-11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335" style:family="table-cell" style:parent-style-name="_19968__33324__4.3-11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336" style:family="table-cell" style:parent-style-name="_19968__33324__4.3-11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337" style:family="table-cell" style:parent-style-name="_19968__33324__4.3-1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8" style:family="table-cell" style:parent-style-name="_19968__33324__4.3-1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9" style:family="table-cell" style:parent-style-name="_19968__33324__4.3-1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0" style:family="table-cell" style:parent-style-name="_19968__33324__4.3-1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41" style:family="table-cell" style:parent-style-name="_19968__33324__4.3-11" style:data-style-name="N49">
      <style:table-cell-properties fo:border-top="thin solid #000000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42" style:family="table-cell" style:parent-style-name="_19968__33324__4.3-11" style:data-style-name="N49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43" style:family="table-cell" style:parent-style-name="_19968__33324__4.3-11" style:data-style-name="N49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44" style:family="table-cell" style:parent-style-name="_19968__33324__4.3-11" style:data-style-name="N48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45" style:family="table-cell" style:parent-style-name="_19968__33324__4.3-1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46" style:family="table-cell" style:parent-style-name="_19968__33324__4.3-1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7" style:family="table-cell" style:parent-style-name="_19968__33324__4.3-11" style:data-style-name="N49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8" style:family="table-cell" style:parent-style-name="_19968__33324__4.3-11" style:data-style-name="N49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9" style:family="table-cell" style:parent-style-name="_19968__33324__4.3-11" style:data-style-name="N48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0" style:family="table-cell" style:parent-style-name="_19968__33324__4.3-11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1" style:family="table-cell" style:parent-style-name="_19968__33324__4.3-1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2" style:family="table-cell" style:parent-style-name="_19968__33324__4.3-11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3" style:family="table-cell" style:parent-style-name="_19968__33324__4.3-11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4" style:family="table-cell" style:parent-style-name="_19968__33324__4.3-11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5" style:family="table-cell" style:parent-style-name="_19968__33324__4.3-11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6" style:family="table-cell" style:parent-style-name="_19968__33324__4.3-11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7" style:family="table-cell" style:parent-style-name="_19968__33324__4.3-11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8" style:family="table-cell" style:parent-style-name="_19968__33324__4.3-11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9" style:family="table-cell" style:parent-style-name="_19968__33324__4.3-11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60" style:family="table-cell" style:parent-style-name="_19968__33324__4.3-11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61" style:family="table-cell" style:parent-style-name="_19968__33324__4.3-1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62" style:family="table-cell" style:parent-style-name="_19968__33324__4.3-10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3" style:family="table-cell" style:parent-style-name="_19968__33324__4.3-10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4" style:family="table-cell" style:parent-style-name="_19968__33324__4.3-10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365" style:family="table-cell" style:parent-style-name="_19968__33324__4.3-10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66" style:family="table-cell" style:parent-style-name="_19968__33324__4.3-11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7" style:family="table-cell" style:parent-style-name="_19968__33324__4.3-1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8" style:family="table-cell" style:parent-style-name="_19968__33324__4.3-11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369" style:family="table-cell" style:parent-style-name="_19968__33324__4.3-11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1.21708333333333cm"/>
    </style:style>
    <style:style style:name="co9" style:family="table-column">
      <style:table-column-properties fo:break-before="auto" style:column-width="0.79375cm"/>
    </style:style>
    <style:style style:name="ro1" style:family="table-row">
      <style:table-row-properties style:row-height="9.75pt" style:use-optimal-row-height="false" fo:break-before="auto"/>
    </style:style>
    <style:style style:name="ro2" style:family="table-row">
      <style:table-row-properties style:row-height="24.9pt" style:use-optimal-row-height="false" fo:break-before="auto"/>
    </style:style>
    <style:style style:name="ro3" style:family="table-row">
      <style:table-row-properties style:row-height="9.9pt" style:use-optimal-row-height="false" fo:break-before="auto"/>
    </style:style>
    <style:style style:name="ro4" style:family="table-row">
      <style:table-row-properties style:row-height="32.1pt" style:use-optimal-row-height="false" fo:break-before="auto"/>
    </style:style>
    <style:style style:name="ro5" style:family="table-row">
      <style:table-row-properties style:row-height="39.9pt" style:use-optimal-row-height="false" fo:break-before="auto"/>
    </style:style>
    <style:style style:name="ro6" style:family="table-row">
      <style:table-row-properties style:row-height="10.2pt" style:use-optimal-row-height="tru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3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2.9pt" style:use-optimal-row-height="false" fo:break-before="auto"/>
    </style:style>
    <style:style style:name="ro11" style:family="table-row">
      <style:table-row-properties style:row-height="5.1pt" style:use-optimal-row-height="false" fo:break-before="auto"/>
    </style:style>
    <style:style style:name="ro12" style:family="table-row">
      <style:table-row-properties style:row-height="12pt" style:use-optimal-row-height="false" fo:break-before="auto"/>
    </style:style>
    <style:style style:name="ro13" style:family="table-row">
      <style:table-row-properties style:row-height="11.4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6.05pt" style:use-optimal-row-height="false" fo:break-before="auto"/>
    </style:style>
    <style:style style:name="ro16" style:family="table-row">
      <style:table-row-properties style:row-height="9.9pt" style:use-optimal-row-height="false" fo:break-before="pag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4_3_1" table:style-name="ta1" table:print-ranges="4_3_1.A1:4_3_1.P26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7" table:number-columns-repeated="16365" table:default-cell-style-name="ce3"/>
        <table:table-row table:style-name="ro1">
          <table:table-cell office:value-type="string" table:style-name="ce2">
            <text:p><text:s text:c="2"/>164 <text:s text:c="4"/>104<text:span text:style-name="T3">年糧食供需年報</text:span></text:p>
          </table:table-cell>
          <table:table-cell table:number-columns-repeated="13" table:style-name="ce3"/>
          <table:table-cell office:value-type="string" table:style-name="ce4">
            <text:p>FOOD SUPPLY &amp; UTILIZATION 2015 <text:s text:c="4"/>165</text:p>
          </table:table-cell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table-cell office:value-type="string" table:number-columns-spanned="7" table:number-rows-spanned="1" table:style-name="ce58">
            <text:p>3.<text:s/><text:span text:style-name="T5">出口量之內容</text:span>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58">
            <text:p>3. Export by Food Groups</text:p>
          </table:table-cell>
          <table:covered-table-cell table:number-columns-repeated="6"/>
          <table:table-cell table:number-columns-repeated="2" table:style-name="ce6"/>
          <table:table-cell table:number-columns-spanned="2" table:number-rows-spanned="1" table:style-name="ce57"/>
          <table:covered-table-cell/>
          <table:table-cell table:number-columns-repeated="16365" table:style-name="ce6"/>
        </table:table-row>
        <table:table-row table:style-name="ro2">
          <table:table-cell office:value-type="string" table:number-columns-spanned="7" table:number-rows-spanned="1" table:style-name="ce59">
            <text:p>(1)<text:s text:c="2"/><text:span text:style-name="T6">穀</text:span><text:s/><text:span text:style-name="T6">類</text:span><text:s/><text:span text:style-name="T6">出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7"/>
          <table:table-cell office:value-type="string" table:number-columns-spanned="7" table:number-rows-spanned="1" table:style-name="ce60">
            <text:p>(1) <text:s/>Export of Cereals</text:p>
          </table:table-cell>
          <table:covered-table-cell table:number-columns-repeated="6"/>
          <table:table-cell table:number-columns-repeated="2" table:style-name="ce8"/>
          <table:table-cell table:number-columns-spanned="2" table:number-rows-spanned="1" table:style-name="ce57"/>
          <table:covered-table-cell/>
          <table:table-cell table:number-columns-repeated="16365" table:style-name="ce8"/>
        </table:table-row>
        <table:table-row table:style-name="ro3">
          <table:table-cell office:value-type="string" table:style-name="ce9">
            <text:p>單位：公噸</text:p>
          </table:table-cell>
          <table:table-cell table:style-name="ce3"/>
          <table:table-cell table:number-columns-repeated="5" table:style-name="ce10"/>
          <table:table-cell table:style-name="ce11"/>
          <table:table-cell table:number-columns-repeated="6" table:style-name="ce10"/>
          <table:table-cell office:value-type="string" table:style-name="ce12">
            <text:p>Unit:M.T.</text:p>
          </table:table-cell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table-cell office:value-type="string" table:number-columns-spanned="2" table:number-rows-spanned="2" table:style-name="ce61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3">
            <text:p>民國<text:span text:style-name="T4"><text:s/>96</text:span><text:s/>年</text:p>
          </table:table-cell>
          <table:table-cell office:value-type="string" table:style-name="ce13">
            <text:p>民國<text:span text:style-name="T4"><text:s/>97</text:span><text:s/>年</text:p>
          </table:table-cell>
          <table:table-cell office:value-type="string" table:style-name="ce13">
            <text:p>民國<text:span text:style-name="T4"><text:s/>98</text:span><text:s/>年</text:p>
          </table:table-cell>
          <table:table-cell office:value-type="string" table:style-name="ce13">
            <text:p>民國<text:span text:style-name="T4"><text:s text:c="2"/>99</text:span><text:s/>年</text:p>
          </table:table-cell>
          <table:table-cell table:style-name="ce14"/>
          <table:table-cell office:value-type="string" table:style-name="ce15">
            <text:p>民國<text:span text:style-name="T4"><text:s/>100</text:span><text:s/>年</text:p>
          </table:table-cell>
          <table:table-cell office:value-type="string" table:style-name="ce13">
            <text:p>民國<text:span text:style-name="T4"><text:s/>101</text:span><text:s/>年</text:p>
          </table:table-cell>
          <table:table-cell office:value-type="string" table:style-name="ce13">
            <text:p>民國<text:span text:style-name="T4"><text:s/>102</text:span><text:s/>年</text:p>
          </table:table-cell>
          <table:table-cell office:value-type="string" table:style-name="ce13">
            <text:p>民國<text:span text:style-name="T4"><text:s/>103</text:span><text:s/>年</text:p>
          </table:table-cell>
          <table:table-cell office:value-type="string" table:style-name="ce13">
            <text:p>民國<text:span text:style-name="T4"><text:s/>104</text:span><text:s/>年</text:p>
          </table:table-cell>
          <table:table-cell office:value-type="string" table:number-columns-spanned="2" table:number-rows-spanned="2" table:style-name="ce62">
            <text:p>Category</text:p>
          </table:table-cell>
          <table:covered-table-cell/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style-name="ce16">
            <text:p>(2006)</text:p>
          </table:table-cell>
          <table:table-cell office:value-type="string" table:style-name="ce16">
            <text:p>(2007)</text:p>
          </table:table-cell>
          <table:table-cell office:value-type="string" table:style-name="ce16">
            <text:p>(2008)</text:p>
          </table:table-cell>
          <table:table-cell office:value-type="string" table:style-name="ce16">
            <text:p>(2009)</text:p>
          </table:table-cell>
          <table:table-cell office:value-type="string" table:style-name="ce16">
            <text:p>(2010)</text:p>
          </table:table-cell>
          <table:table-cell table:style-name="ce14"/>
          <table:table-cell office:value-type="string" table:style-name="ce17">
            <text:p>(2011)</text:p>
          </table:table-cell>
          <table:table-cell office:value-type="string" table:style-name="ce16">
            <text:p>(2012)</text:p>
          </table:table-cell>
          <table:table-cell office:value-type="string" table:style-name="ce16">
            <text:p>(2013)</text:p>
          </table:table-cell>
          <table:table-cell office:value-type="string" table:style-name="ce16">
            <text:p>(2014)</text:p>
          </table:table-cell>
          <table:table-cell office:value-type="string" table:style-name="ce16">
            <text:p>(2015)</text:p>
          </table:table-cell>
          <table:covered-table-cell/>
          <table:covered-table-cell/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18"/>
          <table:table-cell office:value-type="string" table:style-name="ce19">
            <text:p>1.<text:s/><text:span text:style-name="T8">穀　　　類</text:span></text:p>
          </table:table-cell>
          <table:table-cell office:value-type="float" office:value="101016.24" table:style-name="ce20">
            <text:p>101,016<text:s/></text:p>
          </table:table-cell>
          <table:table-cell office:value-type="float" office:value="104205.02600000001" table:style-name="ce20">
            <text:p>104,205<text:s/></text:p>
          </table:table-cell>
          <table:table-cell office:value-type="float" office:value="118670.63" table:style-name="ce20">
            <text:p>118,671<text:s/></text:p>
          </table:table-cell>
          <table:table-cell office:value-type="float" office:value="64037.019500000002" table:style-name="ce20">
            <text:p>64,037<text:s/></text:p>
          </table:table-cell>
          <table:table-cell office:value-type="float" office:value="83296.25" table:style-name="ce20">
            <text:p>83,296<text:s/></text:p>
          </table:table-cell>
          <table:table-cell table:style-name="ce20"/>
          <table:table-cell office:value-type="float" office:value="99955.5648907" table:style-name="ce20">
            <text:p>99,956<text:s/></text:p>
          </table:table-cell>
          <table:table-cell office:value-type="float" office:value="121443.3308276" table:style-name="ce20">
            <text:p>121,443<text:s/></text:p>
          </table:table-cell>
          <table:table-cell office:value-type="float" office:value="133088.30218269999" table:style-name="ce20">
            <text:p>133,088<text:s/></text:p>
          </table:table-cell>
          <table:table-cell office:value-type="float" office:value="148217.8905108" table:style-name="ce20">
            <text:p>148,218<text:s/></text:p>
          </table:table-cell>
          <table:table-cell office:value-type="float" office:value="216784.94169979999" table:style-name="ce20">
            <text:p>216,785<text:s/></text:p>
          </table:table-cell>
          <table:table-cell table:style-name="ce21"/>
          <table:table-cell office:value-type="string" table:style-name="ce22">
            <text:p>1.Cereals</text:p>
          </table:table-cell>
          <table:table-cell table:number-columns-repeated="2" table:style-name="ce18"/>
          <table:table-cell table:number-columns-spanned="2" table:number-rows-spanned="1" table:style-name="ce57"/>
          <table:covered-table-cell/>
          <table:table-cell table:number-columns-repeated="16365" table:style-name="ce18"/>
        </table:table-row>
        <table:table-row table:style-name="ro4">
          <table:table-cell table:style-name="ce3"/>
          <table:table-cell office:value-type="string" table:style-name="ce23">
            <text:p>(1)<text:s/><text:span text:style-name="T3">　　米</text:span></text:p>
          </table:table-cell>
          <table:table-cell office:value-type="float" office:value="47300.01" table:style-name="ce24">
            <text:p>47,300<text:s/></text:p>
          </table:table-cell>
          <table:table-cell office:value-type="float" office:value="53591.036" table:style-name="ce24">
            <text:p>53,591<text:s/></text:p>
          </table:table-cell>
          <table:table-cell office:value-type="float" office:value="66100.03" table:style-name="ce24">
            <text:p>66,100<text:s/></text:p>
          </table:table-cell>
          <table:table-cell office:value-type="float" office:value="8362.9385000000002" table:style-name="ce24">
            <text:p>8,363<text:s/></text:p>
          </table:table-cell>
          <table:table-cell office:value-type="float" office:value="9798.8089999999993" table:style-name="ce24">
            <text:p>9,799<text:s/></text:p>
          </table:table-cell>
          <table:table-cell table:style-name="ce24"/>
          <table:table-cell office:value-type="float" office:value="19210.391029999999" table:style-name="ce24">
            <text:p>19,210<text:s/></text:p>
          </table:table-cell>
          <table:table-cell office:value-type="float" office:value="24815.367294399999" table:style-name="ce24">
            <text:p>24,815<text:s/></text:p>
          </table:table-cell>
          <table:table-cell office:value-type="float" office:value="22493.299146400001" table:style-name="ce24">
            <text:p>22,493<text:s/></text:p>
          </table:table-cell>
          <table:table-cell office:value-type="float" office:value="29971.061236000001" table:style-name="ce24">
            <text:p>29,971<text:s/></text:p>
          </table:table-cell>
          <table:table-cell office:value-type="float" office:value="93275.793045600003" table:style-name="ce24">
            <text:p>93,276<text:s/></text:p>
          </table:table-cell>
          <table:table-cell table:style-name="ce25"/>
          <table:table-cell office:value-type="string" table:style-name="ce26">
            <text:p>(1) Rice</text:p>
          </table:table-cell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3"/>
          <table:table-cell office:value-type="string" table:style-name="ce23">
            <text:p>(2)<text:s/><text:span text:style-name="T3">小　　　麥</text:span></text:p>
          </table:table-cell>
          <table:table-cell office:value-type="float" office:value="32202.73" table:style-name="ce24">
            <text:p>32,203<text:s/></text:p>
          </table:table-cell>
          <table:table-cell office:value-type="float" office:value="32074.151999999998" table:style-name="ce24">
            <text:p>32,074<text:s/></text:p>
          </table:table-cell>
          <table:table-cell office:value-type="float" office:value="33951.96" table:style-name="ce24">
            <text:p>33,952<text:s/></text:p>
          </table:table-cell>
          <table:table-cell office:value-type="float" office:value="35850.017999999996" table:style-name="ce24">
            <text:p>35,850<text:s/></text:p>
          </table:table-cell>
          <table:table-cell office:value-type="float" office:value="44939.27" table:style-name="ce24">
            <text:p>44,939<text:s/></text:p>
          </table:table-cell>
          <table:table-cell table:style-name="ce24"/>
          <table:table-cell office:value-type="float" office:value="46853.054259500001" table:style-name="ce24">
            <text:p>46,853<text:s/></text:p>
          </table:table-cell>
          <table:table-cell office:value-type="float" office:value="55374.171291500003" table:style-name="ce24">
            <text:p>55,374<text:s/></text:p>
          </table:table-cell>
          <table:table-cell office:value-type="float" office:value="66421.539221500003" table:style-name="ce24">
            <text:p>66,422<text:s/></text:p>
          </table:table-cell>
          <table:table-cell office:value-type="float" office:value="71774.923021499999" table:style-name="ce24">
            <text:p>71,775<text:s/></text:p>
          </table:table-cell>
          <table:table-cell office:value-type="float" office:value="75421.843948499998" table:style-name="ce24">
            <text:p>75,422<text:s/></text:p>
          </table:table-cell>
          <table:table-cell table:style-name="ce25"/>
          <table:table-cell office:value-type="string" table:style-name="ce26">
            <text:p>(2) Wheat</text:p>
          </table:table-cell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3"/>
          <table:table-cell office:value-type="string" table:style-name="ce23">
            <text:p>(3)<text:s/><text:span text:style-name="T3">玉　　　米</text:span></text:p>
          </table:table-cell>
          <table:table-cell office:value-type="float" office:value="3276" table:style-name="ce24">
            <text:p>3,276<text:s/></text:p>
          </table:table-cell>
          <table:table-cell office:value-type="float" office:value="364.846" table:style-name="ce24">
            <text:p>365<text:s/></text:p>
          </table:table-cell>
          <table:table-cell office:value-type="float" office:value="895.53" table:style-name="ce24">
            <text:p>896<text:s/></text:p>
          </table:table-cell>
          <table:table-cell office:value-type="float" office:value="934.98" table:style-name="ce24">
            <text:p>935<text:s/></text:p>
          </table:table-cell>
          <table:table-cell office:value-type="float" office:value="1078.8009999999999" table:style-name="ce24">
            <text:p>1,079<text:s/></text:p>
          </table:table-cell>
          <table:table-cell table:style-name="ce24"/>
          <table:table-cell office:value-type="float" office:value="770.936196" table:style-name="ce24">
            <text:p>771<text:s/></text:p>
          </table:table-cell>
          <table:table-cell office:value-type="float" office:value="616.0994925" table:style-name="ce24">
            <text:p>616<text:s/></text:p>
          </table:table-cell>
          <table:table-cell office:value-type="float" office:value="719.10293100000001" table:style-name="ce24">
            <text:p>719<text:s/></text:p>
          </table:table-cell>
          <table:table-cell office:value-type="float" office:value="569.74426449999999" table:style-name="ce24">
            <text:p>570<text:s/></text:p>
          </table:table-cell>
          <table:table-cell office:value-type="float" office:value="865.07828050000001" table:style-name="ce24">
            <text:p>865<text:s/></text:p>
          </table:table-cell>
          <table:table-cell table:style-name="ce25"/>
          <table:table-cell office:value-type="string" table:style-name="ce26">
            <text:p>(3) Corn</text:p>
          </table:table-cell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3"/>
          <table:table-cell office:value-type="string" table:style-name="ce23">
            <text:p>(4)<text:s/><text:span text:style-name="T3">高　　　粱</text:span>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style-name="ce24"/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style-name="ce25"/>
          <table:table-cell office:value-type="string" table:style-name="ce26">
            <text:p>(4) Sorghum</text:p>
          </table:table-cell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3"/>
          <table:table-cell office:value-type="string" table:style-name="ce23">
            <text:p>(5)<text:s/><text:span text:style-name="T3">其　　　他</text:span></text:p>
          </table:table-cell>
          <table:table-cell office:value-type="float" office:value="18237.5" table:style-name="ce24">
            <text:p>18,238<text:s/></text:p>
          </table:table-cell>
          <table:table-cell office:value-type="float" office:value="18174.991999999998" table:style-name="ce24">
            <text:p>18,175<text:s/></text:p>
          </table:table-cell>
          <table:table-cell office:value-type="float" office:value="17723.11" table:style-name="ce24">
            <text:p>17,723<text:s/></text:p>
          </table:table-cell>
          <table:table-cell office:value-type="float" office:value="18889.082999999999" table:style-name="ce24">
            <text:p>18,889<text:s/></text:p>
          </table:table-cell>
          <table:table-cell office:value-type="float" office:value="27479.37" table:style-name="ce24">
            <text:p>27,479<text:s/></text:p>
          </table:table-cell>
          <table:table-cell table:style-name="ce24"/>
          <table:table-cell office:value-type="float" office:value="33121.183405199998" table:style-name="ce24">
            <text:p>33,121<text:s/></text:p>
          </table:table-cell>
          <table:table-cell office:value-type="float" office:value="40637.692749200003" table:style-name="ce24">
            <text:p>40,638<text:s/></text:p>
          </table:table-cell>
          <table:table-cell office:value-type="float" office:value="43454.3608838" table:style-name="ce24">
            <text:p>43,454<text:s/></text:p>
          </table:table-cell>
          <table:table-cell office:value-type="float" office:value="45902.161988799999" table:style-name="ce24">
            <text:p>45,902<text:s/></text:p>
          </table:table-cell>
          <table:table-cell office:value-type="float" office:value="47222.226425200002" table:style-name="ce24">
            <text:p>47,222<text:s/></text:p>
          </table:table-cell>
          <table:table-cell table:style-name="ce25"/>
          <table:table-cell office:value-type="string" table:style-name="ce26">
            <text:p>(5) Others</text:p>
          </table:table-cell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3"/>
          <table:table-cell office:value-type="string" table:style-name="ce27">
            <text:p>a.<text:s/><text:span text:style-name="T3">　　粟</text:span></text:p>
          </table:table-cell>
          <table:table-cell office:value-type="string" table:style-name="ce24">
            <text:p>-</text:p>
          </table:table-cell>
          <table:table-cell office:value-type="float" office:value="20" table:style-name="ce24">
            <text:p>20<text:s/></text:p>
          </table:table-cell>
          <table:table-cell office:value-type="float" office:value="19" table:style-name="ce24">
            <text:p>19<text:s/></text:p>
          </table:table-cell>
          <table:table-cell office:value-type="float" office:value="2" table:style-name="ce24">
            <text:p>2<text:s/></text:p>
          </table:table-cell>
          <table:table-cell office:value-type="float" office:value="24" table:style-name="ce24">
            <text:p>24<text:s/></text:p>
          </table:table-cell>
          <table:table-cell table:style-name="ce24"/>
          <table:table-cell office:value-type="float" office:value="5" table:style-name="ce24">
            <text:p>5<text:s/></text:p>
          </table:table-cell>
          <table:table-cell office:value-type="float" office:value="1" table:style-name="ce24">
            <text:p>1<text:s/></text:p>
          </table:table-cell>
          <table:table-cell office:value-type="float" office:value="1" table:style-name="ce24">
            <text:p>1<text:s/>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text:s/></text:p>
          </table:table-cell>
          <table:table-cell table:style-name="ce25"/>
          <table:table-cell office:value-type="string" table:style-name="ce28">
            <text:p>a. Millet</text:p>
          </table:table-cell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3"/>
          <table:table-cell office:value-type="string" table:style-name="ce27">
            <text:p>b.<text:s/><text:span text:style-name="T3">　　黍</text:span>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style-name="ce24"/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style-name="ce25"/>
          <table:table-cell office:value-type="string" table:style-name="ce28">
            <text:p>b. Barn-yard millet</text:p>
          </table:table-cell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3"/>
          <table:table-cell office:value-type="string" table:style-name="ce27">
            <text:p>c.<text:s/><text:span text:style-name="T3">大　　　麥</text:span></text:p>
          </table:table-cell>
          <table:table-cell office:value-type="float" office:value="76.8" table:style-name="ce24">
            <text:p>77<text:s/></text:p>
          </table:table-cell>
          <table:table-cell office:value-type="float" office:value="120.5" table:style-name="ce24">
            <text:p>121<text:s/></text:p>
          </table:table-cell>
          <table:table-cell office:value-type="float" office:value="99.31" table:style-name="ce24">
            <text:p>99<text:s/></text:p>
          </table:table-cell>
          <table:table-cell office:value-type="float" office:value="101.926" table:style-name="ce24">
            <text:p>102<text:s/></text:p>
          </table:table-cell>
          <table:table-cell office:value-type="float" office:value="109.35599999999999" table:style-name="ce24">
            <text:p>109<text:s/></text:p>
          </table:table-cell>
          <table:table-cell table:style-name="ce24"/>
          <table:table-cell office:value-type="float" office:value="71.263999999999996" table:style-name="ce24">
            <text:p>71<text:s/></text:p>
          </table:table-cell>
          <table:table-cell office:value-type="float" office:value="199.85400000000001" table:style-name="ce24">
            <text:p>200<text:s/></text:p>
          </table:table-cell>
          <table:table-cell office:value-type="float" office:value="215.73599999999999" table:style-name="ce24">
            <text:p>216<text:s/></text:p>
          </table:table-cell>
          <table:table-cell office:value-type="float" office:value="241.24" table:style-name="ce24">
            <text:p>241<text:s/></text:p>
          </table:table-cell>
          <table:table-cell office:value-type="float" office:value="295.45800000000003" table:style-name="ce24">
            <text:p>295<text:s/></text:p>
          </table:table-cell>
          <table:table-cell table:style-name="ce25"/>
          <table:table-cell office:value-type="string" table:style-name="ce28">
            <text:p>c. Barley</text:p>
          </table:table-cell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29"/>
          <table:table-cell office:value-type="string" table:style-name="ce30">
            <text:p>d.<text:s/><text:span text:style-name="T3">其</text:span><text:s/><text:span text:style-name="T3">他</text:span><text:s/><text:span text:style-name="T3">穀</text:span><text:s/><text:span text:style-name="T3">類</text:span></text:p>
          </table:table-cell>
          <table:table-cell office:value-type="float" office:value="18160.7" table:style-name="ce31">
            <text:p>18,161<text:s/></text:p>
          </table:table-cell>
          <table:table-cell office:value-type="float" office:value="18034.491999999998" table:style-name="ce31">
            <text:p>18,034<text:s/></text:p>
          </table:table-cell>
          <table:table-cell office:value-type="float" office:value="17604.8" table:style-name="ce31">
            <text:p>17,605<text:s/></text:p>
          </table:table-cell>
          <table:table-cell office:value-type="float" office:value="18785.156999999999" table:style-name="ce31">
            <text:p>18,785<text:s/></text:p>
          </table:table-cell>
          <table:table-cell office:value-type="float" office:value="27346.013999999999" table:style-name="ce31">
            <text:p>27,346<text:s/></text:p>
          </table:table-cell>
          <table:table-cell table:style-name="ce24"/>
          <table:table-cell office:value-type="float" office:value="33044.919405200002" table:style-name="ce31">
            <text:p>33,045<text:s/></text:p>
          </table:table-cell>
          <table:table-cell office:value-type="float" office:value="40436.838749199997" table:style-name="ce31">
            <text:p>40,437<text:s/></text:p>
          </table:table-cell>
          <table:table-cell office:value-type="float" office:value="43237.624883800003" table:style-name="ce31">
            <text:p>43,238<text:s/></text:p>
          </table:table-cell>
          <table:table-cell office:value-type="float" office:value="45660.921988800001" table:style-name="ce31">
            <text:p>45,661<text:s/></text:p>
          </table:table-cell>
          <table:table-cell office:value-type="float" office:value="46925.768425200004" table:style-name="ce31">
            <text:p>46,926<text:s/></text:p>
          </table:table-cell>
          <table:table-cell table:style-name="ce32"/>
          <table:table-cell office:value-type="string" table:style-name="ce33">
            <text:p>d. Other cereals</text:p>
          </table:table-cell>
          <table:table-cell table:number-columns-repeated="2" table:style-name="ce3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5">
          <table:table-cell table:style-name="ce34"/>
          <table:table-cell table:style-name="ce35"/>
          <table:table-cell table:number-columns-repeated="12" table:style-name="ce36"/>
          <table:table-cell table:style-name="ce37"/>
          <table:table-cell table:number-columns-repeated="2" table:style-name="ce34"/>
          <table:table-cell table:number-columns-spanned="2" table:number-rows-spanned="1" table:style-name="ce57"/>
          <table:covered-table-cell/>
          <table:table-cell table:number-columns-repeated="16365" table:style-name="ce34"/>
        </table:table-row>
        <table:table-row table:style-name="ro2">
          <table:table-cell office:value-type="string" table:number-columns-spanned="7" table:number-rows-spanned="1" table:style-name="ce63">
            <text:p>(2)<text:s text:c="2"/><text:span text:style-name="T6">薯</text:span><text:s/><text:span text:style-name="T6">類</text:span><text:s/><text:span text:style-name="T6">出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38"/>
          <table:table-cell office:value-type="string" table:number-columns-spanned="7" table:number-rows-spanned="1" table:style-name="ce64">
            <text:p>(2) <text:s/>Export of Starchy Roots</text:p>
          </table:table-cell>
          <table:covered-table-cell table:number-columns-repeated="6"/>
          <table:table-cell table:number-columns-repeated="2" table:style-name="ce39"/>
          <table:table-cell table:number-columns-spanned="2" table:number-rows-spanned="1" table:style-name="ce57"/>
          <table:covered-table-cell/>
          <table:table-cell table:number-columns-repeated="16365" table:style-name="ce39"/>
        </table:table-row>
        <table:table-row table:style-name="ro3">
          <table:table-cell office:value-type="string" table:style-name="ce40">
            <text:p>單位：公噸</text:p>
          </table:table-cell>
          <table:table-cell table:style-name="ce34"/>
          <table:table-cell table:number-columns-repeated="5" table:style-name="ce41"/>
          <table:table-cell table:style-name="ce37"/>
          <table:table-cell table:number-columns-repeated="6" table:style-name="ce41"/>
          <table:table-cell office:value-type="string" table:style-name="ce42">
            <text:p>Unit:M.T.</text:p>
          </table:table-cell>
          <table:table-cell table:number-columns-repeated="2" table:style-name="ce34"/>
          <table:table-cell table:number-columns-spanned="2" table:number-rows-spanned="1" table:style-name="ce57"/>
          <table:covered-table-cell/>
          <table:table-cell table:number-columns-repeated="16365" table:style-name="ce34"/>
        </table:table-row>
        <table:table-row table:style-name="ro2">
          <table:table-cell office:value-type="string" table:number-columns-spanned="2" table:number-rows-spanned="2" table:style-name="ce65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3">
            <text:p>民國<text:span text:style-name="T4"><text:s/>96</text:span><text:s/>年</text:p>
          </table:table-cell>
          <table:table-cell office:value-type="string" table:style-name="ce13">
            <text:p>民國<text:span text:style-name="T4"><text:s/>97</text:span><text:s/>年</text:p>
          </table:table-cell>
          <table:table-cell office:value-type="string" table:style-name="ce13">
            <text:p>民國<text:span text:style-name="T4"><text:s/>98</text:span><text:s/>年</text:p>
          </table:table-cell>
          <table:table-cell office:value-type="string" table:style-name="ce13">
            <text:p>民國<text:span text:style-name="T4"><text:s/>99</text:span><text:s/>年</text:p>
          </table:table-cell>
          <table:table-cell table:style-name="ce35"/>
          <table:table-cell office:value-type="string" table:style-name="ce15">
            <text:p>民國<text:span text:style-name="T4"><text:s/>100</text:span><text:s/>年</text:p>
          </table:table-cell>
          <table:table-cell office:value-type="string" table:style-name="ce13">
            <text:p>民國<text:span text:style-name="T4"><text:s/>101</text:span><text:s/>年</text:p>
          </table:table-cell>
          <table:table-cell office:value-type="string" table:style-name="ce13">
            <text:p>民國<text:span text:style-name="T4"><text:s/>102</text:span><text:s/>年</text:p>
          </table:table-cell>
          <table:table-cell office:value-type="string" table:style-name="ce13">
            <text:p>民國<text:span text:style-name="T4"><text:s/>103</text:span><text:s/>年</text:p>
          </table:table-cell>
          <table:table-cell office:value-type="string" table:style-name="ce13">
            <text:p>民國<text:span text:style-name="T4"><text:s/>104</text:span><text:s/>年</text:p>
          </table:table-cell>
          <table:table-cell office:value-type="string" table:number-columns-spanned="2" table:number-rows-spanned="2" table:style-name="ce66">
            <text:p>Category</text:p>
          </table:table-cell>
          <table:covered-table-cell/>
          <table:table-cell table:number-columns-repeated="2" table:style-name="ce34"/>
          <table:table-cell table:number-columns-spanned="2" table:number-rows-spanned="1" table:style-name="ce57"/>
          <table:covered-table-cell/>
          <table:table-cell table:number-columns-repeated="16365" table:style-name="ce34"/>
        </table:table-row>
        <table:table-row table:style-name="ro2">
          <table:covered-table-cell/>
          <table:covered-table-cell/>
          <table:table-cell office:value-type="string" table:style-name="ce16">
            <text:p>(2006)</text:p>
          </table:table-cell>
          <table:table-cell office:value-type="string" table:style-name="ce16">
            <text:p>(2007)</text:p>
          </table:table-cell>
          <table:table-cell office:value-type="string" table:style-name="ce16">
            <text:p>(2008)</text:p>
          </table:table-cell>
          <table:table-cell office:value-type="string" table:style-name="ce16">
            <text:p>(2009)</text:p>
          </table:table-cell>
          <table:table-cell office:value-type="string" table:style-name="ce16">
            <text:p>(2010)</text:p>
          </table:table-cell>
          <table:table-cell table:style-name="ce35"/>
          <table:table-cell office:value-type="string" table:style-name="ce17">
            <text:p>(2011)</text:p>
          </table:table-cell>
          <table:table-cell office:value-type="string" table:style-name="ce16">
            <text:p>(2012)</text:p>
          </table:table-cell>
          <table:table-cell office:value-type="string" table:style-name="ce16">
            <text:p>(2013)</text:p>
          </table:table-cell>
          <table:table-cell office:value-type="string" table:style-name="ce16">
            <text:p>(2014)</text:p>
          </table:table-cell>
          <table:table-cell office:value-type="string" table:style-name="ce16">
            <text:p>(2015)</text:p>
          </table:table-cell>
          <table:covered-table-cell/>
          <table:covered-table-cell/>
          <table:table-cell table:number-columns-repeated="2" table:style-name="ce34"/>
          <table:table-cell table:number-columns-spanned="2" table:number-rows-spanned="1" table:style-name="ce57"/>
          <table:covered-table-cell/>
          <table:table-cell table:number-columns-repeated="16365" table:style-name="ce34"/>
        </table:table-row>
        <table:table-row table:style-name="ro4">
          <table:table-cell table:style-name="ce43"/>
          <table:table-cell office:value-type="string" table:style-name="ce44">
            <text:p>2.<text:s/><text:span text:style-name="T8">薯　　　類</text:span></text:p>
          </table:table-cell>
          <table:table-cell office:value-type="float" office:value="28648.61" table:style-name="ce45">
            <text:p>28,649<text:s/></text:p>
          </table:table-cell>
          <table:table-cell office:value-type="float" office:value="30423.084999999999" table:style-name="ce45">
            <text:p>30,423<text:s/></text:p>
          </table:table-cell>
          <table:table-cell office:value-type="float" office:value="33548.21" table:style-name="ce45">
            <text:p>33,548<text:s/></text:p>
          </table:table-cell>
          <table:table-cell office:value-type="float" office:value="41479.178" table:style-name="ce45">
            <text:p>41,479<text:s/></text:p>
          </table:table-cell>
          <table:table-cell office:value-type="float" office:value="44655.951999999997" table:style-name="ce45">
            <text:p>44,656<text:s/></text:p>
          </table:table-cell>
          <table:table-cell table:style-name="ce45"/>
          <table:table-cell office:value-type="float" office:value="70137.806727400006" table:style-name="ce45">
            <text:p>70,138<text:s/></text:p>
          </table:table-cell>
          <table:table-cell office:value-type="float" office:value="66857.996343899998" table:style-name="ce45">
            <text:p>66,858<text:s/></text:p>
          </table:table-cell>
          <table:table-cell office:value-type="float" office:value="71807.164348499995" table:style-name="ce45">
            <text:p>71,807<text:s/></text:p>
          </table:table-cell>
          <table:table-cell office:value-type="float" office:value="77203.419733600007" table:style-name="ce45">
            <text:p>77,203<text:s/></text:p>
          </table:table-cell>
          <table:table-cell office:value-type="float" office:value="76364.2907156" table:style-name="ce45">
            <text:p>76,364<text:s/></text:p>
          </table:table-cell>
          <table:table-cell table:style-name="ce46"/>
          <table:table-cell office:value-type="string" table:style-name="ce47">
            <text:p>2.Starchy roots</text:p>
          </table:table-cell>
          <table:table-cell table:number-columns-repeated="2" table:style-name="ce43"/>
          <table:table-cell table:number-columns-spanned="2" table:number-rows-spanned="1" table:style-name="ce57"/>
          <table:covered-table-cell/>
          <table:table-cell table:number-columns-repeated="16365" table:style-name="ce43"/>
        </table:table-row>
        <table:table-row table:style-name="ro4">
          <table:table-cell table:style-name="ce34"/>
          <table:table-cell office:value-type="string" table:style-name="ce48">
            <text:p>(1)<text:s/><text:span text:style-name="T3">甘　　　藷</text:span></text:p>
          </table:table-cell>
          <table:table-cell office:value-type="float" office:value="24.04" table:style-name="ce49">
            <text:p>24<text:s/></text:p>
          </table:table-cell>
          <table:table-cell office:value-type="float" office:value="45.07" table:style-name="ce49">
            <text:p>45<text:s/></text:p>
          </table:table-cell>
          <table:table-cell office:value-type="float" office:value="29.83" table:style-name="ce49">
            <text:p>30<text:s/></text:p>
          </table:table-cell>
          <table:table-cell office:value-type="float" office:value="195.14" table:style-name="ce49">
            <text:p>195<text:s/></text:p>
          </table:table-cell>
          <table:table-cell office:value-type="float" office:value="221.89500000000001" table:style-name="ce49">
            <text:p>222<text:s/></text:p>
          </table:table-cell>
          <table:table-cell table:style-name="ce49"/>
          <table:table-cell office:value-type="float" office:value="228.03185740000001" table:style-name="ce49">
            <text:p>228<text:s/></text:p>
          </table:table-cell>
          <table:table-cell office:value-type="float" office:value="279.07843939999998" table:style-name="ce49">
            <text:p>279<text:s/></text:p>
          </table:table-cell>
          <table:table-cell office:value-type="float" office:value="324.43868220000002" table:style-name="ce49">
            <text:p>324<text:s/></text:p>
          </table:table-cell>
          <table:table-cell office:value-type="float" office:value="243.98900330000001" table:style-name="ce49">
            <text:p>244<text:s/></text:p>
          </table:table-cell>
          <table:table-cell office:value-type="float" office:value="266.92565780000001" table:style-name="ce49">
            <text:p>267<text:s/></text:p>
          </table:table-cell>
          <table:table-cell table:style-name="ce50"/>
          <table:table-cell office:value-type="string" table:style-name="ce51">
            <text:p>(1) Sweet potatoes</text:p>
          </table:table-cell>
          <table:table-cell table:number-columns-repeated="2" table:style-name="ce34"/>
          <table:table-cell table:number-columns-spanned="2" table:number-rows-spanned="1" table:style-name="ce57"/>
          <table:covered-table-cell/>
          <table:table-cell table:number-columns-repeated="16365" table:style-name="ce34"/>
        </table:table-row>
        <table:table-row table:style-name="ro4">
          <table:table-cell table:style-name="ce34"/>
          <table:table-cell office:value-type="string" table:style-name="ce48">
            <text:p>(2)<text:s/><text:span text:style-name="T3">樹　　　薯</text:span></text:p>
          </table:table-cell>
          <table:table-cell office:value-type="float" office:value="17048" table:style-name="ce49">
            <text:p>17,048<text:s/></text:p>
          </table:table-cell>
          <table:table-cell office:value-type="float" office:value="17768.008999999998" table:style-name="ce49">
            <text:p>17,768<text:s/></text:p>
          </table:table-cell>
          <table:table-cell office:value-type="float" office:value="19032" table:style-name="ce49">
            <text:p>19,032<text:s/></text:p>
          </table:table-cell>
          <table:table-cell office:value-type="float" office:value="24217.378000000001" table:style-name="ce49">
            <text:p>24,217<text:s/></text:p>
          </table:table-cell>
          <table:table-cell office:value-type="float" office:value="21896.612000000001" table:style-name="ce49">
            <text:p>21,897<text:s/></text:p>
          </table:table-cell>
          <table:table-cell table:style-name="ce49"/>
          <table:table-cell office:value-type="float" office:value="45309.023999999998" table:style-name="ce49">
            <text:p>45,309<text:s/></text:p>
          </table:table-cell>
          <table:table-cell office:value-type="float" office:value="37140.019" table:style-name="ce49">
            <text:p>37,140<text:s/></text:p>
          </table:table-cell>
          <table:table-cell office:value-type="float" office:value="37164.399996" table:style-name="ce49">
            <text:p>37,164<text:s/></text:p>
          </table:table-cell>
          <table:table-cell office:value-type="float" office:value="42164" table:style-name="ce49">
            <text:p>42,164<text:s/></text:p>
          </table:table-cell>
          <table:table-cell office:value-type="float" office:value="42732" table:style-name="ce49">
            <text:p>42,732<text:s/></text:p>
          </table:table-cell>
          <table:table-cell table:style-name="ce50"/>
          <table:table-cell office:value-type="string" table:style-name="ce51">
            <text:p>(2) Cassava</text:p>
          </table:table-cell>
          <table:table-cell table:number-columns-repeated="2" table:style-name="ce34"/>
          <table:table-cell table:number-columns-spanned="2" table:number-rows-spanned="1" table:style-name="ce57"/>
          <table:covered-table-cell/>
          <table:table-cell table:number-columns-repeated="16365" table:style-name="ce34"/>
        </table:table-row>
        <table:table-row table:style-name="ro4">
          <table:table-cell table:style-name="ce34"/>
          <table:table-cell office:value-type="string" table:style-name="ce48">
            <text:p>(3)<text:s/><text:span text:style-name="T3">馬　鈴　薯</text:span></text:p>
          </table:table-cell>
          <table:table-cell office:value-type="float" office:value="747.71" table:style-name="ce49">
            <text:p>748<text:s/></text:p>
          </table:table-cell>
          <table:table-cell office:value-type="float" office:value="845.58399999999995" table:style-name="ce49">
            <text:p>846<text:s/></text:p>
          </table:table-cell>
          <table:table-cell office:value-type="float" office:value="1089.2" table:style-name="ce49">
            <text:p>1,089<text:s/></text:p>
          </table:table-cell>
          <table:table-cell office:value-type="float" office:value="896.28" table:style-name="ce49">
            <text:p>896<text:s/></text:p>
          </table:table-cell>
          <table:table-cell office:value-type="float" office:value="1301.8230000000001" table:style-name="ce49">
            <text:p>1,302<text:s/></text:p>
          </table:table-cell>
          <table:table-cell table:style-name="ce49"/>
          <table:table-cell office:value-type="float" office:value="2677.3878276999999" table:style-name="ce49">
            <text:p>2,677<text:s/></text:p>
          </table:table-cell>
          <table:table-cell office:value-type="float" office:value="970.50344399999994" table:style-name="ce49">
            <text:p>971<text:s/></text:p>
          </table:table-cell>
          <table:table-cell office:value-type="float" office:value="838.15998070000001" table:style-name="ce49">
            <text:p>838<text:s/></text:p>
          </table:table-cell>
          <table:table-cell office:value-type="float" office:value="632.86455160000003" table:style-name="ce49">
            <text:p>633<text:s/></text:p>
          </table:table-cell>
          <table:table-cell office:value-type="float" office:value="749.70324619999997" table:style-name="ce49">
            <text:p>750<text:s/></text:p>
          </table:table-cell>
          <table:table-cell table:style-name="ce50"/>
          <table:table-cell office:value-type="string" table:style-name="ce51">
            <text:p>(3) Potatoes</text:p>
          </table:table-cell>
          <table:table-cell table:number-columns-repeated="2" table:style-name="ce34"/>
          <table:table-cell table:number-columns-spanned="2" table:number-rows-spanned="1" table:style-name="ce57"/>
          <table:covered-table-cell/>
          <table:table-cell table:number-columns-repeated="16365" table:style-name="ce34"/>
        </table:table-row>
        <table:table-row table:style-name="ro4">
          <table:table-cell table:style-name="ce52"/>
          <table:table-cell office:value-type="string" table:style-name="ce53">
            <text:p>(4)<text:s/><text:span text:style-name="T3">其　　　他</text:span></text:p>
          </table:table-cell>
          <table:table-cell office:value-type="float" office:value="10828.86" table:style-name="ce54">
            <text:p>10,829<text:s/></text:p>
          </table:table-cell>
          <table:table-cell office:value-type="float" office:value="11764.422" table:style-name="ce54">
            <text:p>11,764<text:s/></text:p>
          </table:table-cell>
          <table:table-cell office:value-type="float" office:value="13397.18" table:style-name="ce54">
            <text:p>13,397<text:s/></text:p>
          </table:table-cell>
          <table:table-cell office:value-type="float" office:value="16170.38" table:style-name="ce54">
            <text:p>16,170<text:s/></text:p>
          </table:table-cell>
          <table:table-cell office:value-type="float" office:value="21235.621999999999" table:style-name="ce54">
            <text:p>21,236<text:s/></text:p>
          </table:table-cell>
          <table:table-cell table:style-name="ce49"/>
          <table:table-cell office:value-type="float" office:value="21923.3630423" table:style-name="ce54">
            <text:p>21,923<text:s/></text:p>
          </table:table-cell>
          <table:table-cell office:value-type="float" office:value="28468.3954605" table:style-name="ce54">
            <text:p>28,468<text:s/></text:p>
          </table:table-cell>
          <table:table-cell office:value-type="float" office:value="33480.165689599999" table:style-name="ce54">
            <text:p>33,480<text:s/></text:p>
          </table:table-cell>
          <table:table-cell office:value-type="float" office:value="34162.566178699999" table:style-name="ce54">
            <text:p>34,163<text:s/></text:p>
          </table:table-cell>
          <table:table-cell office:value-type="float" office:value="32615.661811599999" table:style-name="ce54">
            <text:p>32,616<text:s/></text:p>
          </table:table-cell>
          <table:table-cell table:style-name="ce55"/>
          <table:table-cell office:value-type="string" table:style-name="ce56">
            <text:p>(4) Others</text:p>
          </table:table-cell>
          <table:table-cell table:number-columns-repeated="2" table:style-name="ce34"/>
          <table:table-cell table:number-columns-spanned="2" table:number-rows-spanned="1" table:style-name="ce57"/>
          <table:covered-table-cell/>
          <table:table-cell table:number-columns-repeated="16365" table:style-name="ce34"/>
        </table:table-row>
        <table:table-row table:style-name="ro6">
          <table:table-cell table:number-columns-repeated="16384" table:style-name="ce34"/>
        </table:table-row>
        <table:table-row table:number-rows-repeated="1048549" table:style-name="ro6">
          <table:table-cell table:number-columns-repeated="16384"/>
        </table:table-row>
      </table:table>
      <table:table table:name="4_3_3" table:style-name="ta1" table:print-ranges="4_3_3.A1:4_3_3.P27">
        <table:table-column table:style-name="co1" table:default-cell-style-name="ce68"/>
        <table:table-column table:style-name="co2" table:default-cell-style-name="ce68"/>
        <table:table-column table:style-name="co3" table:number-columns-repeated="5" table:default-cell-style-name="ce68"/>
        <table:table-column table:style-name="co4" table:default-cell-style-name="ce68"/>
        <table:table-column table:style-name="co3" table:number-columns-repeated="5" table:default-cell-style-name="ce68"/>
        <table:table-column table:style-name="co5" table:default-cell-style-name="ce68"/>
        <table:table-column table:style-name="co6" table:default-cell-style-name="ce68"/>
        <table:table-column table:style-name="co7" table:number-columns-repeated="2" table:default-cell-style-name="ce68"/>
        <table:table-column table:style-name="co8" table:default-cell-style-name="ce68"/>
        <table:table-column table:style-name="co9" table:default-cell-style-name="ce68"/>
        <table:table-column table:style-name="co7" table:number-columns-repeated="16365" table:default-cell-style-name="ce68"/>
        <table:table-row table:style-name="ro1">
          <table:table-cell office:value-type="string" table:style-name="ce67">
            <text:p><text:s text:c="2"/>166 <text:s text:c="4"/>104<text:span text:style-name="T3">年糧食供需年報</text:span></text:p>
          </table:table-cell>
          <table:table-cell table:number-columns-repeated="13" table:style-name="ce68"/>
          <table:table-cell office:value-type="string" table:style-name="ce69">
            <text:p>FOOD SUPPLY &amp; UTILIZATION 2015 <text:s text:c="4"/>167</text:p>
          </table:table-cell>
          <table:table-cell table:number-columns-repeated="2" table:style-name="ce68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table-cell table:number-columns-repeated="2" table:style-name="ce68"/>
          <table:table-cell table:number-columns-repeated="12" table:style-name="ce70"/>
          <table:table-cell table:number-columns-repeated="3" table:style-name="ce68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table-cell office:value-type="string" table:number-columns-spanned="7" table:number-rows-spanned="1" table:style-name="ce119">
            <text:p>(3)<text:s text:c="2"/><text:span text:style-name="T6">糖</text:span><text:s/><text:span text:style-name="T6">及</text:span><text:s/><text:span text:style-name="T6">蜂</text:span><text:s/><text:span text:style-name="T6">蜜</text:span><text:s/><text:span text:style-name="T6">出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71"/>
          <table:table-cell office:value-type="string" table:number-columns-spanned="7" table:number-rows-spanned="1" table:style-name="ce120">
            <text:p>(3) <text:s/>Export of Sugars and Honey</text:p>
          </table:table-cell>
          <table:covered-table-cell table:number-columns-repeated="6"/>
          <table:table-cell table:number-columns-repeated="2" table:style-name="ce72"/>
          <table:table-cell table:number-columns-spanned="2" table:number-rows-spanned="1" table:style-name="ce57"/>
          <table:covered-table-cell/>
          <table:table-cell table:number-columns-repeated="16365" table:style-name="ce72"/>
        </table:table-row>
        <table:table-row table:style-name="ro3">
          <table:table-cell office:value-type="string" table:style-name="ce73">
            <text:p>單位：公噸</text:p>
          </table:table-cell>
          <table:table-cell table:style-name="ce68"/>
          <table:table-cell table:number-columns-repeated="5" table:style-name="ce74"/>
          <table:table-cell table:style-name="ce75"/>
          <table:table-cell table:number-columns-repeated="6" table:style-name="ce74"/>
          <table:table-cell office:value-type="string" table:style-name="ce76">
            <text:p>Unit:M.T.</text:p>
          </table:table-cell>
          <table:table-cell table:number-columns-repeated="2" table:style-name="ce68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table-cell office:value-type="string" table:number-columns-spanned="2" table:number-rows-spanned="2" table:style-name="ce121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3">
            <text:p>民國<text:span text:style-name="T4"><text:s/>96</text:span><text:s/>年</text:p>
          </table:table-cell>
          <table:table-cell office:value-type="string" table:style-name="ce13">
            <text:p>民國<text:span text:style-name="T4"><text:s/>97</text:span><text:s/>年</text:p>
          </table:table-cell>
          <table:table-cell office:value-type="string" table:style-name="ce13">
            <text:p>民國<text:span text:style-name="T4"><text:s/>98</text:span><text:s/>年</text:p>
          </table:table-cell>
          <table:table-cell office:value-type="string" table:style-name="ce13">
            <text:p>民國<text:span text:style-name="T4"><text:s/>99</text:span><text:s/>年</text:p>
          </table:table-cell>
          <table:table-cell table:style-name="ce77"/>
          <table:table-cell office:value-type="string" table:style-name="ce15">
            <text:p>民國<text:span text:style-name="T4"><text:s/>100</text:span><text:s/>年</text:p>
          </table:table-cell>
          <table:table-cell office:value-type="string" table:style-name="ce13">
            <text:p>民國<text:span text:style-name="T4"><text:s/>101</text:span><text:s/>年</text:p>
          </table:table-cell>
          <table:table-cell office:value-type="string" table:style-name="ce13">
            <text:p>民國<text:span text:style-name="T4"><text:s/>102</text:span><text:s/>年</text:p>
          </table:table-cell>
          <table:table-cell office:value-type="string" table:style-name="ce13">
            <text:p>民國<text:span text:style-name="T4"><text:s/>103</text:span><text:s/>年</text:p>
          </table:table-cell>
          <table:table-cell office:value-type="string" table:style-name="ce13">
            <text:p>民國<text:span text:style-name="T4"><text:s/>104</text:span><text:s/>年</text:p>
          </table:table-cell>
          <table:table-cell office:value-type="string" table:number-columns-spanned="2" table:number-rows-spanned="2" table:style-name="ce122">
            <text:p>Category</text:p>
          </table:table-cell>
          <table:covered-table-cell/>
          <table:table-cell table:number-columns-repeated="2" table:style-name="ce68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style-name="ce16">
            <text:p>(2006)</text:p>
          </table:table-cell>
          <table:table-cell office:value-type="string" table:style-name="ce16">
            <text:p>(2007)</text:p>
          </table:table-cell>
          <table:table-cell office:value-type="string" table:style-name="ce16">
            <text:p>(2008)</text:p>
          </table:table-cell>
          <table:table-cell office:value-type="string" table:style-name="ce16">
            <text:p>(2009)</text:p>
          </table:table-cell>
          <table:table-cell office:value-type="string" table:style-name="ce16">
            <text:p>(2010)</text:p>
          </table:table-cell>
          <table:table-cell table:style-name="ce77"/>
          <table:table-cell office:value-type="string" table:style-name="ce17">
            <text:p>(2011)</text:p>
          </table:table-cell>
          <table:table-cell office:value-type="string" table:style-name="ce16">
            <text:p>(2012)</text:p>
          </table:table-cell>
          <table:table-cell office:value-type="string" table:style-name="ce16">
            <text:p>(2013)</text:p>
          </table:table-cell>
          <table:table-cell office:value-type="string" table:style-name="ce16">
            <text:p>(2014)</text:p>
          </table:table-cell>
          <table:table-cell office:value-type="string" table:style-name="ce16">
            <text:p>(2015)</text:p>
          </table:table-cell>
          <table:covered-table-cell/>
          <table:covered-table-cell/>
          <table:table-cell table:number-columns-repeated="2" table:style-name="ce68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68"/>
          <table:table-cell office:value-type="string" table:style-name="ce78">
            <text:p>3.<text:s/><text:span text:style-name="T8">糖</text:span><text:s/><text:span text:style-name="T8">及</text:span><text:s/><text:span text:style-name="T8">蜂</text:span><text:s/><text:span text:style-name="T8">蜜</text:span></text:p>
          </table:table-cell>
          <table:table-cell office:value-type="float" office:value="20636.41" table:style-name="ce79">
            <text:p>20,636<text:s/></text:p>
          </table:table-cell>
          <table:table-cell office:value-type="float" office:value="33471.485999999997" table:style-name="ce79">
            <text:p>33,471<text:s/></text:p>
          </table:table-cell>
          <table:table-cell office:value-type="float" office:value="23141.78" table:style-name="ce79">
            <text:p>23,142<text:s/></text:p>
          </table:table-cell>
          <table:table-cell office:value-type="float" office:value="13629.876" table:style-name="ce79">
            <text:p>13,630<text:s/></text:p>
          </table:table-cell>
          <table:table-cell office:value-type="float" office:value="12064.313" table:style-name="ce79">
            <text:p>12,064<text:s/></text:p>
          </table:table-cell>
          <table:table-cell table:style-name="ce80"/>
          <table:table-cell office:value-type="float" office:value="11533.199911899999" table:style-name="ce79">
            <text:p>11,533<text:s/></text:p>
          </table:table-cell>
          <table:table-cell office:value-type="float" office:value="12726.067959800001" table:style-name="ce79">
            <text:p>12,726<text:s/></text:p>
          </table:table-cell>
          <table:table-cell office:value-type="float" office:value="15159.635798400001" table:style-name="ce79">
            <text:p>15,160<text:s/></text:p>
          </table:table-cell>
          <table:table-cell office:value-type="float" office:value="17637.735398299999" table:style-name="ce79">
            <text:p>17,638<text:s/></text:p>
          </table:table-cell>
          <table:table-cell office:value-type="float" office:value="21521.451295800001" table:style-name="ce79">
            <text:p>21,521<text:s/></text:p>
          </table:table-cell>
          <table:table-cell table:style-name="ce81"/>
          <table:table-cell office:value-type="string" table:style-name="ce82">
            <text:p>3.Sugars and honey</text:p>
          </table:table-cell>
          <table:table-cell table:number-columns-repeated="2" table:style-name="ce68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68"/>
          <table:table-cell office:value-type="string" table:style-name="ce83">
            <text:p>(1)<text:s/><text:span text:style-name="T3">　　糖</text:span></text:p>
          </table:table-cell>
          <table:table-cell office:value-type="float" office:value="19499.849999999999" table:style-name="ce84">
            <text:p>19,500<text:s/></text:p>
          </table:table-cell>
          <table:table-cell office:value-type="float" office:value="32184.156999999999" table:style-name="ce84">
            <text:p>32,184<text:s/></text:p>
          </table:table-cell>
          <table:table-cell office:value-type="float" office:value="18169.77" table:style-name="ce84">
            <text:p>18,170<text:s/></text:p>
          </table:table-cell>
          <table:table-cell office:value-type="float" office:value="6545.5969999999998" table:style-name="ce84">
            <text:p>6,546<text:s/></text:p>
          </table:table-cell>
          <table:table-cell office:value-type="float" office:value="9112.4060000000009" table:style-name="ce84">
            <text:p>9,112<text:s/></text:p>
          </table:table-cell>
          <table:table-cell table:style-name="ce84"/>
          <table:table-cell office:value-type="float" office:value="9070.7399119000002" table:style-name="ce84">
            <text:p>9,071<text:s/></text:p>
          </table:table-cell>
          <table:table-cell office:value-type="float" office:value="9362.0299598000001" table:style-name="ce84">
            <text:p>9,362<text:s/></text:p>
          </table:table-cell>
          <table:table-cell office:value-type="float" office:value="11058.225798400001" table:style-name="ce84">
            <text:p>11,058<text:s/></text:p>
          </table:table-cell>
          <table:table-cell office:value-type="float" office:value="12370.538398299999" table:style-name="ce84">
            <text:p>12,371<text:s/></text:p>
          </table:table-cell>
          <table:table-cell office:value-type="float" office:value="14631.5862958" table:style-name="ce84">
            <text:p>14,632<text:s/></text:p>
          </table:table-cell>
          <table:table-cell table:style-name="ce85"/>
          <table:table-cell office:value-type="string" table:style-name="ce86">
            <text:p>(1) Sugars</text:p>
          </table:table-cell>
          <table:table-cell table:number-columns-repeated="2" table:style-name="ce68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68"/>
          <table:table-cell office:value-type="string" table:style-name="ce87">
            <text:p>a.<text:s/><text:span text:style-name="T3">砂　　　糖</text:span>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-</text:p>
          </table:table-cell>
          <table:table-cell table:style-name="ce84"/>
          <table:table-cell office:value-type="string" table:style-name="ce84">
            <text:p>-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table:style-name="ce85"/>
          <table:table-cell office:value-type="string" table:style-name="ce88">
            <text:p>a. Refined sugar</text:p>
          </table:table-cell>
          <table:table-cell table:number-columns-repeated="2" table:style-name="ce68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68"/>
          <table:table-cell office:value-type="string" table:style-name="ce87">
            <text:p>b.<text:s/><text:span text:style-name="T3">紅　　　糖</text:span>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-</text:p>
          </table:table-cell>
          <table:table-cell table:style-name="ce84"/>
          <table:table-cell office:value-type="string" table:style-name="ce84">
            <text:p>-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table:style-name="ce85"/>
          <table:table-cell office:value-type="string" table:style-name="ce88">
            <text:p>b. Brown sugar</text:p>
          </table:table-cell>
          <table:table-cell table:number-columns-repeated="2" table:style-name="ce68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89"/>
          <table:table-cell office:value-type="string" table:style-name="ce90">
            <text:p>(2)<text:s/><text:span text:style-name="T3">蜂　　　蜜</text:span></text:p>
          </table:table-cell>
          <table:table-cell office:value-type="float" office:value="1136.56" table:style-name="ce91">
            <text:p>1,137<text:s/></text:p>
          </table:table-cell>
          <table:table-cell office:value-type="float" office:value="1287.329" table:style-name="ce91">
            <text:p>1,287<text:s/></text:p>
          </table:table-cell>
          <table:table-cell office:value-type="float" office:value="4972.01" table:style-name="ce91">
            <text:p>4,972<text:s/></text:p>
          </table:table-cell>
          <table:table-cell office:value-type="float" office:value="7084.2790000000005" table:style-name="ce91">
            <text:p>7,084<text:s/></text:p>
          </table:table-cell>
          <table:table-cell office:value-type="float" office:value="2951.9070000000002" table:style-name="ce91">
            <text:p>2,952<text:s/></text:p>
          </table:table-cell>
          <table:table-cell table:style-name="ce84"/>
          <table:table-cell office:value-type="float" office:value="2462.46" table:style-name="ce91">
            <text:p>2,462<text:s/></text:p>
          </table:table-cell>
          <table:table-cell office:value-type="float" office:value="3364.038" table:style-name="ce91">
            <text:p>3,364<text:s/></text:p>
          </table:table-cell>
          <table:table-cell office:value-type="float" office:value="4101.41" table:style-name="ce91">
            <text:p>4,101<text:s/></text:p>
          </table:table-cell>
          <table:table-cell office:value-type="float" office:value="5267.1970000000001" table:style-name="ce91">
            <text:p>5,267<text:s/></text:p>
          </table:table-cell>
          <table:table-cell office:value-type="float" office:value="6889.8649999999998" table:style-name="ce91">
            <text:p>6,890<text:s/></text:p>
          </table:table-cell>
          <table:table-cell table:style-name="ce92"/>
          <table:table-cell office:value-type="string" table:style-name="ce93">
            <text:p>(2) Honey</text:p>
          </table:table-cell>
          <table:table-cell table:number-columns-repeated="2" table:style-name="ce68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5">
          <table:table-cell table:style-name="ce94"/>
          <table:table-cell table:style-name="ce95"/>
          <table:table-cell table:number-columns-repeated="12" table:style-name="ce96"/>
          <table:table-cell table:style-name="ce97"/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2">
          <table:table-cell office:value-type="string" table:number-columns-spanned="7" table:number-rows-spanned="1" table:style-name="ce123">
            <text:p>(4)<text:s text:c="2"/><text:span text:style-name="T6">子</text:span><text:s/><text:span text:style-name="T6">仁</text:span><text:s/><text:span text:style-name="T6">及</text:span><text:s/><text:span text:style-name="T6">油</text:span><text:s/><text:span text:style-name="T6">籽</text:span><text:s/><text:span text:style-name="T6">類</text:span><text:s/><text:span text:style-name="T6">出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98"/>
          <table:table-cell office:value-type="string" table:number-columns-spanned="7" table:number-rows-spanned="1" table:style-name="ce124">
            <text:p>(4) <text:s/>Export of Pulses and Oilseeds</text:p>
          </table:table-cell>
          <table:covered-table-cell table:number-columns-repeated="6"/>
          <table:table-cell table:style-name="ce98"/>
          <table:table-cell table:style-name="ce99"/>
          <table:table-cell table:number-columns-spanned="2" table:number-rows-spanned="1" table:style-name="ce57"/>
          <table:covered-table-cell/>
          <table:table-cell table:number-columns-repeated="16365" table:style-name="ce99"/>
        </table:table-row>
        <table:table-row table:style-name="ro3">
          <table:table-cell office:value-type="string" table:style-name="ce100">
            <text:p>單位：公噸</text:p>
          </table:table-cell>
          <table:table-cell table:style-name="ce95"/>
          <table:table-cell table:number-columns-repeated="5" table:style-name="ce101"/>
          <table:table-cell table:style-name="ce97"/>
          <table:table-cell table:number-columns-repeated="6" table:style-name="ce101"/>
          <table:table-cell office:value-type="string" table:style-name="ce102">
            <text:p>Unit:M.T.</text:p>
          </table:table-cell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2">
          <table:table-cell office:value-type="string" table:number-columns-spanned="2" table:number-rows-spanned="2" table:style-name="ce125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3">
            <text:p>民國<text:span text:style-name="T4"><text:s/>96</text:span><text:s/>年</text:p>
          </table:table-cell>
          <table:table-cell office:value-type="string" table:style-name="ce13">
            <text:p>民國<text:span text:style-name="T4"><text:s/>97</text:span><text:s/>年</text:p>
          </table:table-cell>
          <table:table-cell office:value-type="string" table:style-name="ce13">
            <text:p>民國<text:span text:style-name="T4"><text:s/>98</text:span><text:s/>年</text:p>
          </table:table-cell>
          <table:table-cell office:value-type="string" table:style-name="ce13">
            <text:p>民國<text:span text:style-name="T4"><text:s/>99</text:span><text:s/>年</text:p>
          </table:table-cell>
          <table:table-cell table:style-name="ce94"/>
          <table:table-cell office:value-type="string" table:style-name="ce15">
            <text:p>民國<text:span text:style-name="T4"><text:s/>100</text:span><text:s/>年</text:p>
          </table:table-cell>
          <table:table-cell office:value-type="string" table:style-name="ce13">
            <text:p>民國<text:span text:style-name="T4"><text:s/>101</text:span><text:s/>年</text:p>
          </table:table-cell>
          <table:table-cell office:value-type="string" table:style-name="ce13">
            <text:p>民國<text:span text:style-name="T4"><text:s/>102</text:span><text:s/>年</text:p>
          </table:table-cell>
          <table:table-cell office:value-type="string" table:style-name="ce13">
            <text:p>民國<text:span text:style-name="T4"><text:s/>103</text:span><text:s/>年</text:p>
          </table:table-cell>
          <table:table-cell office:value-type="string" table:style-name="ce13">
            <text:p>民國<text:span text:style-name="T4"><text:s/>104</text:span><text:s/>年</text:p>
          </table:table-cell>
          <table:table-cell office:value-type="string" table:number-columns-spanned="2" table:number-rows-spanned="2" table:style-name="ce126">
            <text:p>Category</text:p>
          </table:table-cell>
          <table:covered-table-cell/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2">
          <table:covered-table-cell/>
          <table:covered-table-cell/>
          <table:table-cell office:value-type="string" table:style-name="ce16">
            <text:p>(2006)</text:p>
          </table:table-cell>
          <table:table-cell office:value-type="string" table:style-name="ce16">
            <text:p>(2007)</text:p>
          </table:table-cell>
          <table:table-cell office:value-type="string" table:style-name="ce16">
            <text:p>(2008)</text:p>
          </table:table-cell>
          <table:table-cell office:value-type="string" table:style-name="ce16">
            <text:p>(2009)</text:p>
          </table:table-cell>
          <table:table-cell office:value-type="string" table:style-name="ce16">
            <text:p>(2010)</text:p>
          </table:table-cell>
          <table:table-cell table:style-name="ce94"/>
          <table:table-cell office:value-type="string" table:style-name="ce17">
            <text:p>(2011)</text:p>
          </table:table-cell>
          <table:table-cell office:value-type="string" table:style-name="ce16">
            <text:p>(2012)</text:p>
          </table:table-cell>
          <table:table-cell office:value-type="string" table:style-name="ce16">
            <text:p>(2013)</text:p>
          </table:table-cell>
          <table:table-cell office:value-type="string" table:style-name="ce16">
            <text:p>(2014)</text:p>
          </table:table-cell>
          <table:table-cell office:value-type="string" table:style-name="ce16">
            <text:p>(2015)</text:p>
          </table:table-cell>
          <table:covered-table-cell/>
          <table:covered-table-cell/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7">
          <table:table-cell table:style-name="ce95"/>
          <table:table-cell office:value-type="string" table:style-name="ce103">
            <text:p>4.<text:s/><text:span text:style-name="T8">子仁及油籽類</text:span></text:p>
          </table:table-cell>
          <table:table-cell office:value-type="float" office:value="6881.14" table:style-name="ce104">
            <text:p>6,881<text:s/></text:p>
          </table:table-cell>
          <table:table-cell office:value-type="float" office:value="5173.973" table:style-name="ce104">
            <text:p>5,174<text:s/></text:p>
          </table:table-cell>
          <table:table-cell office:value-type="float" office:value="6386.75" table:style-name="ce104">
            <text:p>6,387<text:s/></text:p>
          </table:table-cell>
          <table:table-cell office:value-type="float" office:value="13814.539000000001" table:style-name="ce104">
            <text:p>13,815<text:s/></text:p>
          </table:table-cell>
          <table:table-cell office:value-type="float" office:value="9845.27" table:style-name="ce104">
            <text:p>9,845<text:s/></text:p>
          </table:table-cell>
          <table:table-cell table:style-name="ce105"/>
          <table:table-cell office:value-type="float" office:value="14598.138287899999" table:style-name="ce104">
            <text:p>14,598<text:s/></text:p>
          </table:table-cell>
          <table:table-cell office:value-type="float" office:value="17987.072747300001" table:style-name="ce104">
            <text:p>17,987<text:s/></text:p>
          </table:table-cell>
          <table:table-cell office:value-type="float" office:value="20117.277412700001" table:style-name="ce104">
            <text:p>20,117<text:s/></text:p>
          </table:table-cell>
          <table:table-cell office:value-type="float" office:value="23787.5541534" table:style-name="ce104">
            <text:p>23,788<text:s/></text:p>
          </table:table-cell>
          <table:table-cell office:value-type="float" office:value="24131.182294400001" table:style-name="ce104">
            <text:p>24,131<text:s/></text:p>
          </table:table-cell>
          <table:table-cell table:style-name="ce106"/>
          <table:table-cell office:value-type="string" table:style-name="ce107">
            <text:p>4.Pulses and oilseeds</text:p>
          </table:table-cell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7">
          <table:table-cell table:style-name="ce95"/>
          <table:table-cell office:value-type="string" table:style-name="ce108">
            <text:p>(1)<text:s/><text:span text:style-name="T3">大　　　豆</text:span></text:p>
          </table:table-cell>
          <table:table-cell office:value-type="float" office:value="3632.77" table:style-name="ce109">
            <text:p>3,633<text:s/></text:p>
          </table:table-cell>
          <table:table-cell office:value-type="float" office:value="1712.001" table:style-name="ce109">
            <text:p>1,712<text:s/></text:p>
          </table:table-cell>
          <table:table-cell office:value-type="float" office:value="2187.1799999999998" table:style-name="ce109">
            <text:p>2,187<text:s/></text:p>
          </table:table-cell>
          <table:table-cell office:value-type="float" office:value="8621.4509999999991" table:style-name="ce109">
            <text:p>8,621<text:s/></text:p>
          </table:table-cell>
          <table:table-cell office:value-type="float" office:value="4790.4560000000001" table:style-name="ce109">
            <text:p>4,790<text:s/></text:p>
          </table:table-cell>
          <table:table-cell table:style-name="ce109"/>
          <table:table-cell office:value-type="float" office:value="9603.8804875999995" table:style-name="ce109">
            <text:p>9,604<text:s/></text:p>
          </table:table-cell>
          <table:table-cell office:value-type="float" office:value="12602.815841600001" table:style-name="ce109">
            <text:p>12,603<text:s/></text:p>
          </table:table-cell>
          <table:table-cell office:value-type="float" office:value="14065.7832676" table:style-name="ce109">
            <text:p>14,066<text:s/></text:p>
          </table:table-cell>
          <table:table-cell office:value-type="float" office:value="18036.952569599998" table:style-name="ce109">
            <text:p>18,037<text:s/></text:p>
          </table:table-cell>
          <table:table-cell office:value-type="float" office:value="18165.914651200001" table:style-name="ce109">
            <text:p>18,166<text:s/></text:p>
          </table:table-cell>
          <table:table-cell table:style-name="ce110"/>
          <table:table-cell office:value-type="string" table:style-name="ce111">
            <text:p>(1) Soybeans</text:p>
          </table:table-cell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7">
          <table:table-cell table:style-name="ce95"/>
          <table:table-cell office:value-type="string" table:style-name="ce108">
            <text:p>(2)<text:s/><text:span text:style-name="T3">花　　　生</text:span></text:p>
          </table:table-cell>
          <table:table-cell office:value-type="float" office:value="173.6" table:style-name="ce109">
            <text:p>174<text:s/></text:p>
          </table:table-cell>
          <table:table-cell office:value-type="float" office:value="310.89499999999998" table:style-name="ce109">
            <text:p>311<text:s/></text:p>
          </table:table-cell>
          <table:table-cell office:value-type="float" office:value="420.92" table:style-name="ce109">
            <text:p>421<text:s/></text:p>
          </table:table-cell>
          <table:table-cell office:value-type="float" office:value="278.86599999999999" table:style-name="ce109">
            <text:p>279<text:s/></text:p>
          </table:table-cell>
          <table:table-cell office:value-type="float" office:value="447.43" table:style-name="ce109">
            <text:p>447<text:s/></text:p>
          </table:table-cell>
          <table:table-cell table:style-name="ce109"/>
          <table:table-cell office:value-type="float" office:value="754.4532944" table:style-name="ce109">
            <text:p>754<text:s/></text:p>
          </table:table-cell>
          <table:table-cell office:value-type="float" office:value="679.261439" table:style-name="ce109">
            <text:p>679<text:s/></text:p>
          </table:table-cell>
          <table:table-cell office:value-type="float" office:value="838.35898629999997" table:style-name="ce109">
            <text:p>838<text:s/></text:p>
          </table:table-cell>
          <table:table-cell office:value-type="float" office:value="706.73003259999996" table:style-name="ce109">
            <text:p>707<text:s/></text:p>
          </table:table-cell>
          <table:table-cell office:value-type="float" office:value="755.98188889999994" table:style-name="ce109">
            <text:p>756<text:s/></text:p>
          </table:table-cell>
          <table:table-cell table:style-name="ce110"/>
          <table:table-cell office:value-type="string" table:style-name="ce111">
            <text:p>(2) Peanuts</text:p>
          </table:table-cell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7">
          <table:table-cell table:style-name="ce95"/>
          <table:table-cell office:value-type="string" table:style-name="ce108">
            <text:p>(3)<text:s/><text:span text:style-name="T3">芝　　　麻</text:span></text:p>
          </table:table-cell>
          <table:table-cell office:value-type="float" office:value="35" table:style-name="ce109">
            <text:p>35<text:s/></text:p>
          </table:table-cell>
          <table:table-cell office:value-type="float" office:value="25" table:style-name="ce109">
            <text:p>25<text:s/></text:p>
          </table:table-cell>
          <table:table-cell office:value-type="float" office:value="29" table:style-name="ce109">
            <text:p>29<text:s/></text:p>
          </table:table-cell>
          <table:table-cell office:value-type="float" office:value="44" table:style-name="ce109">
            <text:p>44<text:s/></text:p>
          </table:table-cell>
          <table:table-cell office:value-type="float" office:value="46" table:style-name="ce109">
            <text:p>46<text:s/></text:p>
          </table:table-cell>
          <table:table-cell table:style-name="ce109"/>
          <table:table-cell office:value-type="float" office:value="39" table:style-name="ce109">
            <text:p>39<text:s/></text:p>
          </table:table-cell>
          <table:table-cell office:value-type="float" office:value="55" table:style-name="ce109">
            <text:p>55<text:s/></text:p>
          </table:table-cell>
          <table:table-cell office:value-type="float" office:value="51" table:style-name="ce109">
            <text:p>51<text:s/></text:p>
          </table:table-cell>
          <table:table-cell office:value-type="float" office:value="72" table:style-name="ce109">
            <text:p>72<text:s/></text:p>
          </table:table-cell>
          <table:table-cell office:value-type="float" office:value="76" table:style-name="ce109">
            <text:p>76<text:s/></text:p>
          </table:table-cell>
          <table:table-cell table:style-name="ce110"/>
          <table:table-cell office:value-type="string" table:style-name="ce111">
            <text:p>(3) Sesame</text:p>
          </table:table-cell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7">
          <table:table-cell table:style-name="ce95"/>
          <table:table-cell office:value-type="string" table:style-name="ce108">
            <text:p>(4)<text:s/><text:span text:style-name="T3">其　　　他</text:span></text:p>
          </table:table-cell>
          <table:table-cell office:value-type="float" office:value="3039.77" table:style-name="ce109">
            <text:p>3,040<text:s/></text:p>
          </table:table-cell>
          <table:table-cell office:value-type="float" office:value="3126.0770000000002" table:style-name="ce109">
            <text:p>3,126<text:s/></text:p>
          </table:table-cell>
          <table:table-cell office:value-type="float" office:value="3749.65" table:style-name="ce109">
            <text:p>3,750<text:s/></text:p>
          </table:table-cell>
          <table:table-cell office:value-type="float" office:value="4870.2219999999998" table:style-name="ce109">
            <text:p>4,870<text:s/></text:p>
          </table:table-cell>
          <table:table-cell office:value-type="float" office:value="4561.384" table:style-name="ce109">
            <text:p>4,561<text:s/></text:p>
          </table:table-cell>
          <table:table-cell table:style-name="ce109"/>
          <table:table-cell office:value-type="float" office:value="4200.8045058999996" table:style-name="ce109">
            <text:p>4,201<text:s/></text:p>
          </table:table-cell>
          <table:table-cell office:value-type="float" office:value="4649.9954667000002" table:style-name="ce109">
            <text:p>4,650<text:s/></text:p>
          </table:table-cell>
          <table:table-cell office:value-type="float" office:value="5162.1351587999998" table:style-name="ce109">
            <text:p>5,162<text:s/></text:p>
          </table:table-cell>
          <table:table-cell office:value-type="float" office:value="4971.8715511999999" table:style-name="ce109">
            <text:p>4,972<text:s/></text:p>
          </table:table-cell>
          <table:table-cell office:value-type="float" office:value="5133.2857543" table:style-name="ce109">
            <text:p>5,133<text:s/></text:p>
          </table:table-cell>
          <table:table-cell table:style-name="ce110"/>
          <table:table-cell office:value-type="string" table:style-name="ce111">
            <text:p>(4) Others</text:p>
          </table:table-cell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7">
          <table:table-cell table:style-name="ce95"/>
          <table:table-cell office:value-type="string" table:style-name="ce112">
            <text:p>a.<text:s/><text:span text:style-name="T3">油　菜　子</text:span>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table:style-name="ce109"/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table:style-name="ce110"/>
          <table:table-cell office:value-type="string" table:style-name="ce113">
            <text:p>a. Rapeseed</text:p>
          </table:table-cell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7">
          <table:table-cell table:style-name="ce95"/>
          <table:table-cell office:value-type="string" table:style-name="ce112">
            <text:p>b.<text:s/><text:span text:style-name="T3">花　　　豆</text:span>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table:style-name="ce109"/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office:value-type="string" table:style-name="ce109">
            <text:p>-</text:p>
          </table:table-cell>
          <table:table-cell table:style-name="ce110"/>
          <table:table-cell office:value-type="string" table:style-name="ce113">
            <text:p>b. Common beans</text:p>
          </table:table-cell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7">
          <table:table-cell table:style-name="ce95"/>
          <table:table-cell office:value-type="string" table:style-name="ce112">
            <text:p>c.<text:s/><text:span text:style-name="T3">紅　　　豆</text:span></text:p>
          </table:table-cell>
          <table:table-cell office:value-type="float" office:value="439.37" table:style-name="ce109">
            <text:p>439<text:s/></text:p>
          </table:table-cell>
          <table:table-cell office:value-type="float" office:value="441.166" table:style-name="ce109">
            <text:p>441<text:s/></text:p>
          </table:table-cell>
          <table:table-cell office:value-type="float" office:value="346.42" table:style-name="ce109">
            <text:p>346<text:s/></text:p>
          </table:table-cell>
          <table:table-cell office:value-type="float" office:value="413.15499999999997" table:style-name="ce109">
            <text:p>413<text:s/></text:p>
          </table:table-cell>
          <table:table-cell office:value-type="float" office:value="491.90699999999998" table:style-name="ce109">
            <text:p>492<text:s/></text:p>
          </table:table-cell>
          <table:table-cell table:style-name="ce109"/>
          <table:table-cell office:value-type="float" office:value="512.62097229999995" table:style-name="ce109">
            <text:p>513<text:s/></text:p>
          </table:table-cell>
          <table:table-cell office:value-type="float" office:value="957.59691359999999" table:style-name="ce109">
            <text:p>958<text:s/></text:p>
          </table:table-cell>
          <table:table-cell office:value-type="float" office:value="1057.3185639999999" table:style-name="ce109">
            <text:p>1,057<text:s/></text:p>
          </table:table-cell>
          <table:table-cell office:value-type="float" office:value="844.17075580000005" table:style-name="ce109">
            <text:p>844<text:s/></text:p>
          </table:table-cell>
          <table:table-cell office:value-type="float" office:value="762.11525700000004" table:style-name="ce109">
            <text:p>762<text:s/></text:p>
          </table:table-cell>
          <table:table-cell table:style-name="ce110"/>
          <table:table-cell office:value-type="string" table:style-name="ce113">
            <text:p>c. Adzuki beans</text:p>
          </table:table-cell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7">
          <table:table-cell table:style-name="ce95"/>
          <table:table-cell office:value-type="string" table:style-name="ce112">
            <text:p>d.<text:s/><text:span text:style-name="T3">綠　　　豆</text:span></text:p>
          </table:table-cell>
          <table:table-cell office:value-type="float" office:value="805.48" table:style-name="ce109">
            <text:p>805<text:s/></text:p>
          </table:table-cell>
          <table:table-cell office:value-type="float" office:value="960.59" table:style-name="ce109">
            <text:p>961<text:s/></text:p>
          </table:table-cell>
          <table:table-cell office:value-type="float" office:value="854.02" table:style-name="ce109">
            <text:p>854<text:s/></text:p>
          </table:table-cell>
          <table:table-cell office:value-type="float" office:value="713.68299999999999" table:style-name="ce109">
            <text:p>714<text:s/></text:p>
          </table:table-cell>
          <table:table-cell office:value-type="float" office:value="861.89599999999996" table:style-name="ce109">
            <text:p>862<text:s/></text:p>
          </table:table-cell>
          <table:table-cell table:style-name="ce109"/>
          <table:table-cell office:value-type="float" office:value="691.32061429999999" table:style-name="ce109">
            <text:p>691<text:s/></text:p>
          </table:table-cell>
          <table:table-cell office:value-type="float" office:value="747.17677360000005" table:style-name="ce109">
            <text:p>747<text:s/></text:p>
          </table:table-cell>
          <table:table-cell office:value-type="float" office:value="848.67905570000005" table:style-name="ce109">
            <text:p>849<text:s/></text:p>
          </table:table-cell>
          <table:table-cell office:value-type="float" office:value="887.55347849999998" table:style-name="ce109">
            <text:p>888<text:s/></text:p>
          </table:table-cell>
          <table:table-cell office:value-type="float" office:value="982.86206800000002" table:style-name="ce109">
            <text:p>983<text:s/></text:p>
          </table:table-cell>
          <table:table-cell table:style-name="ce110"/>
          <table:table-cell office:value-type="string" table:style-name="ce113">
            <text:p>d. Mung beans</text:p>
          </table:table-cell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7">
          <table:table-cell table:style-name="ce95"/>
          <table:table-cell office:value-type="string" table:style-name="ce112">
            <text:p>e.<text:s/><text:span text:style-name="T3">其</text:span><text:s/><text:span text:style-name="T3">他</text:span><text:s/><text:span text:style-name="T3">豆</text:span><text:s/><text:span text:style-name="T3">類</text:span></text:p>
          </table:table-cell>
          <table:table-cell office:value-type="float" office:value="756.34" table:style-name="ce109">
            <text:p>756<text:s/></text:p>
          </table:table-cell>
          <table:table-cell office:value-type="float" office:value="596.46299999999997" table:style-name="ce109">
            <text:p>596<text:s/></text:p>
          </table:table-cell>
          <table:table-cell office:value-type="float" office:value="1104.05" table:style-name="ce109">
            <text:p>1,104<text:s/></text:p>
          </table:table-cell>
          <table:table-cell office:value-type="float" office:value="2306.7330000000002" table:style-name="ce109">
            <text:p>2,307<text:s/></text:p>
          </table:table-cell>
          <table:table-cell office:value-type="float" office:value="1743.0440000000001" table:style-name="ce109">
            <text:p>1,743<text:s/></text:p>
          </table:table-cell>
          <table:table-cell table:style-name="ce109"/>
          <table:table-cell office:value-type="float" office:value="1318.7016564" table:style-name="ce109">
            <text:p>1,319<text:s/></text:p>
          </table:table-cell>
          <table:table-cell office:value-type="float" office:value="1230.7265998" table:style-name="ce109">
            <text:p>1,231<text:s/></text:p>
          </table:table-cell>
          <table:table-cell office:value-type="float" office:value="1270.5012750000001" table:style-name="ce109">
            <text:p>1,271<text:s/></text:p>
          </table:table-cell>
          <table:table-cell office:value-type="float" office:value="1334.2662445999999" table:style-name="ce109">
            <text:p>1,334<text:s/></text:p>
          </table:table-cell>
          <table:table-cell office:value-type="float" office:value="1417.1725231" table:style-name="ce109">
            <text:p>1,417<text:s/></text:p>
          </table:table-cell>
          <table:table-cell table:style-name="ce110"/>
          <table:table-cell office:value-type="string" table:style-name="ce113">
            <text:p>e. Other beans</text:p>
          </table:table-cell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7">
          <table:table-cell table:style-name="ce114"/>
          <table:table-cell office:value-type="string" table:style-name="ce115">
            <text:p>f.<text:s/><text:span text:style-name="T3">其　　　他</text:span></text:p>
          </table:table-cell>
          <table:table-cell office:value-type="float" office:value="1038.58" table:style-name="ce116">
            <text:p>1,039<text:s/></text:p>
          </table:table-cell>
          <table:table-cell office:value-type="float" office:value="1127.8579999999999" table:style-name="ce116">
            <text:p>1,128<text:s/></text:p>
          </table:table-cell>
          <table:table-cell office:value-type="float" office:value="1445.16" table:style-name="ce116">
            <text:p>1,445<text:s/></text:p>
          </table:table-cell>
          <table:table-cell office:value-type="float" office:value="1436.6510000000001" table:style-name="ce116">
            <text:p>1,437<text:s/></text:p>
          </table:table-cell>
          <table:table-cell office:value-type="float" office:value="1464.537" table:style-name="ce116">
            <text:p>1,465<text:s/></text:p>
          </table:table-cell>
          <table:table-cell table:style-name="ce109"/>
          <table:table-cell office:value-type="float" office:value="1678.1612629000001" table:style-name="ce116">
            <text:p>1,678<text:s/></text:p>
          </table:table-cell>
          <table:table-cell office:value-type="float" office:value="1714.4951797000001" table:style-name="ce116">
            <text:p>1,714<text:s/></text:p>
          </table:table-cell>
          <table:table-cell office:value-type="float" office:value="1985.6362641000001" table:style-name="ce116">
            <text:p>1,986<text:s/></text:p>
          </table:table-cell>
          <table:table-cell office:value-type="float" office:value="1905.8810722999999" table:style-name="ce116">
            <text:p>1,906<text:s/></text:p>
          </table:table-cell>
          <table:table-cell office:value-type="float" office:value="1971.1359061999999" table:style-name="ce116">
            <text:p>1,971<text:s/></text:p>
          </table:table-cell>
          <table:table-cell table:style-name="ce117"/>
          <table:table-cell office:value-type="string" table:style-name="ce118">
            <text:p>f. Others</text:p>
          </table:table-cell>
          <table:table-cell table:number-columns-repeated="2" table:style-name="ce95"/>
          <table:table-cell table:number-columns-spanned="2" table:number-rows-spanned="1" table:style-name="ce57"/>
          <table:covered-table-cell/>
          <table:table-cell table:number-columns-repeated="16365" table:style-name="ce95"/>
        </table:table-row>
        <table:table-row table:style-name="ro6">
          <table:table-cell table:number-columns-repeated="16384" table:style-name="ce95"/>
        </table:table-row>
        <table:table-row table:number-rows-repeated="1048548" table:style-name="ro6">
          <table:table-cell table:number-columns-repeated="16384"/>
        </table:table-row>
      </table:table>
      <table:table table:name="4_3_5" table:style-name="ta1">
        <table:table-column table:style-name="co1" table:default-cell-style-name="ce128"/>
        <table:table-column table:style-name="co2" table:default-cell-style-name="ce128"/>
        <table:table-column table:style-name="co3" table:number-columns-repeated="5" table:default-cell-style-name="ce128"/>
        <table:table-column table:style-name="co4" table:default-cell-style-name="ce128"/>
        <table:table-column table:style-name="co3" table:number-columns-repeated="5" table:default-cell-style-name="ce128"/>
        <table:table-column table:style-name="co5" table:default-cell-style-name="ce128"/>
        <table:table-column table:style-name="co6" table:default-cell-style-name="ce128"/>
        <table:table-column table:style-name="co7" table:number-columns-repeated="16369" table:default-cell-style-name="ce128"/>
        <table:table-row table:style-name="ro1">
          <table:table-cell office:value-type="string" table:style-name="ce127">
            <text:p><text:s text:c="2"/>168 <text:s text:c="4"/>104<text:span text:style-name="T3">年糧食供需年報</text:span></text:p>
          </table:table-cell>
          <table:table-cell table:number-columns-repeated="13" table:style-name="ce128"/>
          <table:table-cell office:value-type="string" table:style-name="ce129">
            <text:p>FOOD SUPPLY &amp; UTILIZATION 2015 <text:s text:c="4"/>169</text:p>
          </table:table-cell>
          <table:table-cell table:number-columns-repeated="16369"/>
        </table:table-row>
        <table:table-row table:style-name="ro2">
          <table:table-cell table:style-name="ce130"/>
          <table:table-cell table:style-name="ce128"/>
          <table:table-cell table:number-columns-repeated="12" table:style-name="ce131"/>
          <table:table-cell table:style-name="ce132"/>
          <table:table-cell table:number-columns-repeated="16369"/>
        </table:table-row>
        <table:table-row table:style-name="ro2">
          <table:table-cell office:value-type="string" table:number-columns-spanned="7" table:number-rows-spanned="1" table:style-name="ce158">
            <text:p>(5)<text:s text:c="2"/><text:span text:style-name="T6">蔬</text:span><text:s/><text:span text:style-name="T6">菜</text:span><text:s/><text:span text:style-name="T6">類</text:span><text:s/><text:span text:style-name="T6">出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133"/>
          <table:table-cell office:value-type="string" table:number-columns-spanned="7" table:number-rows-spanned="1" table:style-name="ce159">
            <text:p>(5) <text:s/>Export of Vegetables</text:p>
          </table:table-cell>
          <table:covered-table-cell table:number-columns-repeated="6"/>
          <table:table-cell table:number-columns-repeated="16369" table:style-name="ce134"/>
        </table:table-row>
        <table:table-row table:style-name="ro3">
          <table:table-cell office:value-type="string" table:style-name="ce135">
            <text:p>單位：公噸</text:p>
          </table:table-cell>
          <table:table-cell table:style-name="ce128"/>
          <table:table-cell table:number-columns-repeated="5" table:style-name="ce136"/>
          <table:table-cell table:style-name="ce130"/>
          <table:table-cell table:number-columns-repeated="6" table:style-name="ce136"/>
          <table:table-cell office:value-type="string" table:style-name="ce137">
            <text:p>Unit:M.T.</text:p>
          </table:table-cell>
          <table:table-cell table:number-columns-repeated="16369"/>
        </table:table-row>
        <table:table-row table:style-name="ro2">
          <table:table-cell office:value-type="string" table:number-columns-spanned="2" table:number-rows-spanned="2" table:style-name="ce160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3">
            <text:p>民國<text:span text:style-name="T4"><text:s/>96</text:span><text:s/>年</text:p>
          </table:table-cell>
          <table:table-cell office:value-type="string" table:style-name="ce13">
            <text:p>民國<text:span text:style-name="T4"><text:s/>97</text:span><text:s/>年</text:p>
          </table:table-cell>
          <table:table-cell office:value-type="string" table:style-name="ce13">
            <text:p>民國<text:span text:style-name="T4"><text:s/>98</text:span><text:s/>年</text:p>
          </table:table-cell>
          <table:table-cell office:value-type="string" table:style-name="ce13">
            <text:p>民國<text:span text:style-name="T4"><text:s/>99</text:span><text:s/>年</text:p>
          </table:table-cell>
          <table:table-cell table:style-name="ce138"/>
          <table:table-cell office:value-type="string" table:style-name="ce15">
            <text:p>民國<text:span text:style-name="T4"><text:s/>100</text:span><text:s/>年</text:p>
          </table:table-cell>
          <table:table-cell office:value-type="string" table:style-name="ce13">
            <text:p>民國<text:span text:style-name="T4"><text:s/>101</text:span><text:s/>年</text:p>
          </table:table-cell>
          <table:table-cell office:value-type="string" table:style-name="ce13">
            <text:p>民國<text:span text:style-name="T4"><text:s/>102</text:span><text:s/>年</text:p>
          </table:table-cell>
          <table:table-cell office:value-type="string" table:style-name="ce13">
            <text:p>民國<text:span text:style-name="T4"><text:s/>103</text:span><text:s/>年</text:p>
          </table:table-cell>
          <table:table-cell office:value-type="string" table:style-name="ce13">
            <text:p>民國<text:span text:style-name="T4"><text:s/>104</text:span><text:s/>年</text:p>
          </table:table-cell>
          <table:table-cell office:value-type="string" table:number-columns-spanned="2" table:number-rows-spanned="2" table:style-name="ce161">
            <text:p>Category</text:p>
          </table:table-cell>
          <table:covered-table-cell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16">
            <text:p>(2006)</text:p>
          </table:table-cell>
          <table:table-cell office:value-type="string" table:style-name="ce16">
            <text:p>(2007)</text:p>
          </table:table-cell>
          <table:table-cell office:value-type="string" table:style-name="ce16">
            <text:p>(2008)</text:p>
          </table:table-cell>
          <table:table-cell office:value-type="string" table:style-name="ce16">
            <text:p>(2009)</text:p>
          </table:table-cell>
          <table:table-cell office:value-type="string" table:style-name="ce16">
            <text:p>(2010)</text:p>
          </table:table-cell>
          <table:table-cell table:style-name="ce138"/>
          <table:table-cell office:value-type="string" table:style-name="ce17">
            <text:p>(2011)</text:p>
          </table:table-cell>
          <table:table-cell office:value-type="string" table:style-name="ce16">
            <text:p>(2012)</text:p>
          </table:table-cell>
          <table:table-cell office:value-type="string" table:style-name="ce16">
            <text:p>(2013)</text:p>
          </table:table-cell>
          <table:table-cell office:value-type="string" table:style-name="ce16">
            <text:p>(2014)</text:p>
          </table:table-cell>
          <table:table-cell office:value-type="string" table:style-name="ce16">
            <text:p>(2015)</text:p>
          </table:table-cell>
          <table:covered-table-cell/>
          <table:covered-table-cell/>
          <table:table-cell table:number-columns-repeated="16369"/>
        </table:table-row>
        <table:table-row table:style-name="ro8">
          <table:table-cell table:style-name="ce128"/>
          <table:table-cell table:style-name="ce139"/>
          <table:table-cell table:number-columns-repeated="5" table:style-name="ce140"/>
          <table:table-cell table:style-name="ce141"/>
          <table:table-cell table:number-columns-repeated="5" table:style-name="ce140"/>
          <table:table-cell table:style-name="ce142"/>
          <table:table-cell table:style-name="ce132"/>
          <table:table-cell table:number-columns-repeated="16369"/>
        </table:table-row>
        <table:table-row table:style-name="ro9">
          <table:table-cell table:style-name="ce128"/>
          <table:table-cell office:value-type="string" table:style-name="ce143">
            <text:p>5.<text:s/><text:span text:style-name="T8">蔬　菜　類</text:span></text:p>
          </table:table-cell>
          <table:table-cell office:value-type="float" office:value="68479.19" table:style-name="ce144">
            <text:p>68,479<text:s/></text:p>
          </table:table-cell>
          <table:table-cell office:value-type="float" office:value="61048.771000000001" table:style-name="ce144">
            <text:p>61,049<text:s/></text:p>
          </table:table-cell>
          <table:table-cell office:value-type="float" office:value="80138.94" table:style-name="ce144">
            <text:p>80,139<text:s/></text:p>
          </table:table-cell>
          <table:table-cell office:value-type="float" office:value="76494.145000000004" table:style-name="ce144">
            <text:p>76,494<text:s/></text:p>
          </table:table-cell>
          <table:table-cell office:value-type="float" office:value="93211.186000000002" table:style-name="ce144">
            <text:p>93,211<text:s/></text:p>
          </table:table-cell>
          <table:table-cell table:style-name="ce144"/>
          <table:table-cell office:value-type="float" office:value="122052.03598640001" table:style-name="ce144">
            <text:p>122,052<text:s/></text:p>
          </table:table-cell>
          <table:table-cell office:value-type="float" office:value="116264.6638884" table:style-name="ce144">
            <text:p>116,265<text:s/></text:p>
          </table:table-cell>
          <table:table-cell office:value-type="float" office:value="123275.6752005" table:style-name="ce144">
            <text:p>123,276<text:s/></text:p>
          </table:table-cell>
          <table:table-cell office:value-type="float" office:value="130631.0317054" table:style-name="ce144">
            <text:p>130,631<text:s/></text:p>
          </table:table-cell>
          <table:table-cell office:value-type="float" office:value="121771.4777076" table:style-name="ce144">
            <text:p>121,771<text:s/></text:p>
          </table:table-cell>
          <table:table-cell table:style-name="ce145"/>
          <table:table-cell office:value-type="string" table:style-name="ce146">
            <text:p>5.Vegetables</text:p>
          </table:table-cell>
          <table:table-cell table:number-columns-repeated="16369"/>
        </table:table-row>
        <table:table-row table:style-name="ro8">
          <table:table-cell table:style-name="ce128"/>
          <table:table-cell table:style-name="ce139"/>
          <table:table-cell table:number-columns-repeated="11" table:style-name="ce147"/>
          <table:table-cell table:style-name="ce148"/>
          <table:table-cell table:style-name="ce130"/>
          <table:table-cell table:number-columns-repeated="16369"/>
        </table:table-row>
        <table:table-row table:style-name="ro9">
          <table:table-cell table:style-name="ce128"/>
          <table:table-cell office:value-type="string" table:style-name="ce149">
            <text:p>(1)<text:s/><text:span text:style-name="T3">葉　菜　類</text:span></text:p>
          </table:table-cell>
          <table:table-cell office:value-type="float" office:value="3497.94" table:style-name="ce147">
            <text:p>3,498<text:s/></text:p>
          </table:table-cell>
          <table:table-cell office:value-type="float" office:value="3342.8510000000001" table:style-name="ce147">
            <text:p>3,343<text:s/></text:p>
          </table:table-cell>
          <table:table-cell office:value-type="float" office:value="3805.87" table:style-name="ce147">
            <text:p>3,806<text:s/></text:p>
          </table:table-cell>
          <table:table-cell office:value-type="float" office:value="4846.6180000000004" table:style-name="ce147">
            <text:p>4,847<text:s/></text:p>
          </table:table-cell>
          <table:table-cell office:value-type="float" office:value="6564.61" table:style-name="ce147">
            <text:p>6,565<text:s/></text:p>
          </table:table-cell>
          <table:table-cell table:style-name="ce147"/>
          <table:table-cell office:value-type="float" office:value="10008.901301800001" table:style-name="ce147">
            <text:p>10,009<text:s/></text:p>
          </table:table-cell>
          <table:table-cell office:value-type="float" office:value="11702.688806800001" table:style-name="ce147">
            <text:p>11,703<text:s/></text:p>
          </table:table-cell>
          <table:table-cell office:value-type="float" office:value="13427.260595100001" table:style-name="ce147">
            <text:p>13,427<text:s/></text:p>
          </table:table-cell>
          <table:table-cell office:value-type="float" office:value="13930.400709" table:style-name="ce147">
            <text:p>13,930<text:s/></text:p>
          </table:table-cell>
          <table:table-cell office:value-type="float" office:value="14253.971744" table:style-name="ce147">
            <text:p>14,254<text:s/></text:p>
          </table:table-cell>
          <table:table-cell table:style-name="ce148"/>
          <table:table-cell office:value-type="string" table:style-name="ce150">
            <text:p>(1) Green leafy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a.<text:s/><text:span text:style-name="T3">甘　　　藍</text:span>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float" office:value="1.5" table:style-name="ce147">
            <text:p>2<text:s/></text:p>
          </table:table-cell>
          <table:table-cell office:value-type="float" office:value="1.9039999999999999" table:style-name="ce147">
            <text:p>2<text:s/></text:p>
          </table:table-cell>
          <table:table-cell table:style-name="ce147"/>
          <table:table-cell office:value-type="float" office:value="2507.9749999999999" table:style-name="ce147">
            <text:p>2,508<text:s/></text:p>
          </table:table-cell>
          <table:table-cell office:value-type="float" office:value="1309.527" table:style-name="ce147">
            <text:p>1,310<text:s/></text:p>
          </table:table-cell>
          <table:table-cell office:value-type="float" office:value="885.76700000000005" table:style-name="ce147">
            <text:p>886<text:s/></text:p>
          </table:table-cell>
          <table:table-cell office:value-type="float" office:value="356.197" table:style-name="ce147">
            <text:p>356<text:s/></text:p>
          </table:table-cell>
          <table:table-cell office:value-type="float" office:value="233.512" table:style-name="ce147">
            <text:p>234<text:s/></text:p>
          </table:table-cell>
          <table:table-cell table:style-name="ce148"/>
          <table:table-cell office:value-type="string" table:style-name="ce152">
            <text:p>a. Cabbage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b.<text:s/><text:span text:style-name="T3">大　芥　菜</text:span>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7"/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8"/>
          <table:table-cell office:value-type="string" table:style-name="ce152">
            <text:p>b. Leaf mustard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c.<text:s/><text:span text:style-name="T3">結</text:span><text:s/><text:span text:style-name="T3">球</text:span><text:s/><text:span text:style-name="T3">白</text:span><text:s/><text:span text:style-name="T3">菜</text:span></text:p>
          </table:table-cell>
          <table:table-cell office:value-type="float" office:value="13.96" table:style-name="ce147">
            <text:p>14<text:s/></text:p>
          </table:table-cell>
          <table:table-cell office:value-type="float" office:value="12.541" table:style-name="ce147">
            <text:p>13<text:s/></text:p>
          </table:table-cell>
          <table:table-cell office:value-type="float" office:value="79.680000000000007" table:style-name="ce147">
            <text:p>80<text:s/></text:p>
          </table:table-cell>
          <table:table-cell office:value-type="float" office:value="90.855999999999995" table:style-name="ce147">
            <text:p>91<text:s/></text:p>
          </table:table-cell>
          <table:table-cell office:value-type="float" office:value="162.87899999999999" table:style-name="ce147">
            <text:p>163<text:s/></text:p>
          </table:table-cell>
          <table:table-cell table:style-name="ce147"/>
          <table:table-cell office:value-type="float" office:value="53.658403200000002" table:style-name="ce147">
            <text:p>54<text:s/></text:p>
          </table:table-cell>
          <table:table-cell office:value-type="float" office:value="68.780667199999996" table:style-name="ce147">
            <text:p>69<text:s/></text:p>
          </table:table-cell>
          <table:table-cell office:value-type="float" office:value="24.679009600000001" table:style-name="ce147">
            <text:p>25<text:s/></text:p>
          </table:table-cell>
          <table:table-cell office:value-type="float" office:value="61.528682400000001" table:style-name="ce147">
            <text:p>62<text:s/></text:p>
          </table:table-cell>
          <table:table-cell office:value-type="float" office:value="71.144188" table:style-name="ce147">
            <text:p>71<text:s/></text:p>
          </table:table-cell>
          <table:table-cell table:style-name="ce148"/>
          <table:table-cell office:value-type="string" table:style-name="ce152">
            <text:p>c. Chinese cabbage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d.<text:s/><text:span text:style-name="T3">小　白　菜</text:span>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7"/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8"/>
          <table:table-cell office:value-type="string" table:style-name="ce152">
            <text:p>d. Celery cabbage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e.<text:s/><text:span text:style-name="T3">甕　　　菜</text:span>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7"/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8"/>
          <table:table-cell office:value-type="string" table:style-name="ce152">
            <text:p>e. Water convolvulus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f.<text:s/><text:span text:style-name="T3">芹　　　菜</text:span></text:p>
          </table:table-cell>
          <table:table-cell office:value-type="float" office:value="5.61" table:style-name="ce147">
            <text:p>6<text:s/></text:p>
          </table:table-cell>
          <table:table-cell office:value-type="float" office:value="0.19400000000000001" table:style-name="ce147">
            <text:p>0<text:s/></text:p>
          </table:table-cell>
          <table:table-cell office:value-type="float" office:value="16.57" table:style-name="ce147">
            <text:p>17<text:s/></text:p>
          </table:table-cell>
          <table:table-cell office:value-type="float" office:value="7.73" table:style-name="ce147">
            <text:p>8<text:s/></text:p>
          </table:table-cell>
          <table:table-cell office:value-type="float" office:value="13.672000000000001" table:style-name="ce147">
            <text:p>14<text:s/></text:p>
          </table:table-cell>
          <table:table-cell table:style-name="ce147"/>
          <table:table-cell office:value-type="float" office:value="26.745999999999999" table:style-name="ce147">
            <text:p>27<text:s/></text:p>
          </table:table-cell>
          <table:table-cell office:value-type="float" office:value="60.4" table:style-name="ce147">
            <text:p>60<text:s/></text:p>
          </table:table-cell>
          <table:table-cell office:value-type="float" office:value="153.47900000000001" table:style-name="ce147">
            <text:p>153<text:s/></text:p>
          </table:table-cell>
          <table:table-cell office:value-type="float" office:value="261.03199999999998" table:style-name="ce147">
            <text:p>261<text:s/></text:p>
          </table:table-cell>
          <table:table-cell office:value-type="float" office:value="415.82900000000001" table:style-name="ce147">
            <text:p>416<text:s/></text:p>
          </table:table-cell>
          <table:table-cell table:style-name="ce148"/>
          <table:table-cell office:value-type="string" table:style-name="ce152">
            <text:p>f. Celery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g.<text:s/><text:span text:style-name="T3">其　　　他</text:span></text:p>
          </table:table-cell>
          <table:table-cell office:value-type="float" office:value="3478.37" table:style-name="ce147">
            <text:p>3,478<text:s/></text:p>
          </table:table-cell>
          <table:table-cell office:value-type="float" office:value="3330.116" table:style-name="ce147">
            <text:p>3,330<text:s/></text:p>
          </table:table-cell>
          <table:table-cell office:value-type="float" office:value="3709.62" table:style-name="ce147">
            <text:p>3,710<text:s/></text:p>
          </table:table-cell>
          <table:table-cell office:value-type="float" office:value="4746.5320000000002" table:style-name="ce147">
            <text:p>4,747<text:s/></text:p>
          </table:table-cell>
          <table:table-cell office:value-type="float" office:value="6386.1549999999997" table:style-name="ce147">
            <text:p>6,386<text:s/></text:p>
          </table:table-cell>
          <table:table-cell table:style-name="ce147"/>
          <table:table-cell office:value-type="float" office:value="7420.5218986" table:style-name="ce147">
            <text:p>7,421<text:s/></text:p>
          </table:table-cell>
          <table:table-cell office:value-type="float" office:value="10263.9811396" table:style-name="ce147">
            <text:p>10,264<text:s/></text:p>
          </table:table-cell>
          <table:table-cell office:value-type="float" office:value="12363.335585500001" table:style-name="ce147">
            <text:p>12,363<text:s/></text:p>
          </table:table-cell>
          <table:table-cell office:value-type="float" office:value="13251.643026600001" table:style-name="ce147">
            <text:p>13,252<text:s/></text:p>
          </table:table-cell>
          <table:table-cell office:value-type="float" office:value="13533.486556" table:style-name="ce147">
            <text:p>13,533<text:s/></text:p>
          </table:table-cell>
          <table:table-cell table:style-name="ce148"/>
          <table:table-cell office:value-type="string" table:style-name="ce152">
            <text:p>g. Others</text:p>
          </table:table-cell>
          <table:table-cell table:number-columns-repeated="16369"/>
        </table:table-row>
        <table:table-row table:style-name="ro8">
          <table:table-cell/>
          <table:table-cell table:style-name="ce139"/>
          <table:table-cell table:number-columns-repeated="11" table:style-name="ce147"/>
          <table:table-cell table:style-name="ce148"/>
          <table:table-cell table:style-name="ce130"/>
          <table:table-cell table:number-columns-repeated="16369"/>
        </table:table-row>
        <table:table-row table:style-name="ro9">
          <table:table-cell/>
          <table:table-cell office:value-type="string" table:style-name="ce149">
            <text:p>(2)<text:s/><text:span text:style-name="T3">根　菜　類</text:span></text:p>
          </table:table-cell>
          <table:table-cell office:value-type="float" office:value="14526.75" table:style-name="ce147">
            <text:p>14,527<text:s/></text:p>
          </table:table-cell>
          <table:table-cell office:value-type="float" office:value="10851.844999999999" table:style-name="ce147">
            <text:p>10,852<text:s/></text:p>
          </table:table-cell>
          <table:table-cell office:value-type="float" office:value="18474.900000000001" table:style-name="ce147">
            <text:p>18,475<text:s/></text:p>
          </table:table-cell>
          <table:table-cell office:value-type="float" office:value="11373.44" table:style-name="ce147">
            <text:p>11,373<text:s/></text:p>
          </table:table-cell>
          <table:table-cell office:value-type="float" office:value="12852.93" table:style-name="ce147">
            <text:p>12,853<text:s/></text:p>
          </table:table-cell>
          <table:table-cell table:style-name="ce147"/>
          <table:table-cell office:value-type="float" office:value="22164.348994100001" table:style-name="ce147">
            <text:p>22,164<text:s/></text:p>
          </table:table-cell>
          <table:table-cell office:value-type="float" office:value="13657.9263464" table:style-name="ce147">
            <text:p>13,658<text:s/></text:p>
          </table:table-cell>
          <table:table-cell office:value-type="float" office:value="11879.154047599999" table:style-name="ce147">
            <text:p>11,879<text:s/></text:p>
          </table:table-cell>
          <table:table-cell office:value-type="float" office:value="16640.892755699999" table:style-name="ce147">
            <text:p>16,641<text:s/></text:p>
          </table:table-cell>
          <table:table-cell office:value-type="float" office:value="12962.0398976" table:style-name="ce147">
            <text:p>12,962<text:s/></text:p>
          </table:table-cell>
          <table:table-cell table:style-name="ce148"/>
          <table:table-cell office:value-type="string" table:style-name="ce150">
            <text:p>(2) Root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a.<text:s/><text:span text:style-name="T3">蘿　　　蔔</text:span>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float" office:value="323.11599999999999" table:style-name="ce147">
            <text:p>323<text:s/></text:p>
          </table:table-cell>
          <table:table-cell table:style-name="ce147"/>
          <table:table-cell office:value-type="float" office:value="823.36300000000006" table:style-name="ce147">
            <text:p>823<text:s/></text:p>
          </table:table-cell>
          <table:table-cell office:value-type="float" office:value="672.47" table:style-name="ce147">
            <text:p>672<text:s/></text:p>
          </table:table-cell>
          <table:table-cell office:value-type="float" office:value="166.929" table:style-name="ce147">
            <text:p>167<text:s/></text:p>
          </table:table-cell>
          <table:table-cell office:value-type="float" office:value="144.50200000000001" table:style-name="ce147">
            <text:p>145<text:s/></text:p>
          </table:table-cell>
          <table:table-cell office:value-type="float" office:value="11.631" table:style-name="ce147">
            <text:p>12<text:s/></text:p>
          </table:table-cell>
          <table:table-cell table:style-name="ce148"/>
          <table:table-cell office:value-type="string" table:style-name="ce152">
            <text:p>a. Radishe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b.<text:s/><text:span text:style-name="T3">胡　蘿　蔔</text:span></text:p>
          </table:table-cell>
          <table:table-cell office:value-type="float" office:value="6778.62" table:style-name="ce147">
            <text:p>6,779<text:s/></text:p>
          </table:table-cell>
          <table:table-cell office:value-type="float" office:value="5883.7330000000002" table:style-name="ce147">
            <text:p>5,884<text:s/></text:p>
          </table:table-cell>
          <table:table-cell office:value-type="float" office:value="13467.18" table:style-name="ce147">
            <text:p>13,467<text:s/></text:p>
          </table:table-cell>
          <table:table-cell office:value-type="float" office:value="7852.5780000000004" table:style-name="ce147">
            <text:p>7,853<text:s/></text:p>
          </table:table-cell>
          <table:table-cell office:value-type="float" office:value="9430.4339999999993" table:style-name="ce147">
            <text:p>9,430<text:s/></text:p>
          </table:table-cell>
          <table:table-cell table:style-name="ce147"/>
          <table:table-cell office:value-type="float" office:value="14980.760936000001" table:style-name="ce147">
            <text:p>14,981<text:s/></text:p>
          </table:table-cell>
          <table:table-cell office:value-type="float" office:value="8995.1447449999996" table:style-name="ce147">
            <text:p>8,995<text:s/></text:p>
          </table:table-cell>
          <table:table-cell office:value-type="float" office:value="8439.0840776000005" table:style-name="ce147">
            <text:p>8,439<text:s/></text:p>
          </table:table-cell>
          <table:table-cell office:value-type="float" office:value="11383.0014132" table:style-name="ce147">
            <text:p>11,383<text:s/></text:p>
          </table:table-cell>
          <table:table-cell office:value-type="float" office:value="9086.6449051" table:style-name="ce147">
            <text:p>9,087<text:s/></text:p>
          </table:table-cell>
          <table:table-cell table:style-name="ce148"/>
          <table:table-cell office:value-type="string" table:style-name="ce152">
            <text:p>b. Carrot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c.<text:s/><text:span text:style-name="T3">其　　　他</text:span></text:p>
          </table:table-cell>
          <table:table-cell office:value-type="float" office:value="7748.13" table:style-name="ce147">
            <text:p>7,748<text:s/></text:p>
          </table:table-cell>
          <table:table-cell office:value-type="float" office:value="4968.1120000000001" table:style-name="ce147">
            <text:p>4,968<text:s/></text:p>
          </table:table-cell>
          <table:table-cell office:value-type="float" office:value="5007.72" table:style-name="ce147">
            <text:p>5,008<text:s/></text:p>
          </table:table-cell>
          <table:table-cell office:value-type="float" office:value="3520.8620000000001" table:style-name="ce147">
            <text:p>3,521<text:s/></text:p>
          </table:table-cell>
          <table:table-cell office:value-type="float" office:value="3099.38" table:style-name="ce147">
            <text:p>3,099<text:s/></text:p>
          </table:table-cell>
          <table:table-cell table:style-name="ce147"/>
          <table:table-cell office:value-type="float" office:value="6360.2250580999998" table:style-name="ce147">
            <text:p>6,360<text:s/></text:p>
          </table:table-cell>
          <table:table-cell office:value-type="float" office:value="3990.3116014000002" table:style-name="ce147">
            <text:p>3,990<text:s/></text:p>
          </table:table-cell>
          <table:table-cell office:value-type="float" office:value="3273.1409699999999" table:style-name="ce147">
            <text:p>3,273<text:s/></text:p>
          </table:table-cell>
          <table:table-cell office:value-type="float" office:value="5113.3893424999997" table:style-name="ce147">
            <text:p>5,113<text:s/></text:p>
          </table:table-cell>
          <table:table-cell office:value-type="float" office:value="3863.7639924999999" table:style-name="ce147">
            <text:p>3,864<text:s/></text:p>
          </table:table-cell>
          <table:table-cell table:style-name="ce148"/>
          <table:table-cell office:value-type="string" table:style-name="ce152">
            <text:p>c. Others</text:p>
          </table:table-cell>
          <table:table-cell table:number-columns-repeated="16369"/>
        </table:table-row>
        <table:table-row table:style-name="ro8">
          <table:table-cell/>
          <table:table-cell table:style-name="ce139"/>
          <table:table-cell table:number-columns-repeated="11" table:style-name="ce147"/>
          <table:table-cell table:style-name="ce148"/>
          <table:table-cell table:style-name="ce130"/>
          <table:table-cell table:number-columns-repeated="16369"/>
        </table:table-row>
        <table:table-row table:style-name="ro9">
          <table:table-cell/>
          <table:table-cell office:value-type="string" table:style-name="ce149">
            <text:p>(3)<text:s/><text:span text:style-name="T3">莖　菜　類</text:span></text:p>
          </table:table-cell>
          <table:table-cell office:value-type="float" office:value="6449.75" table:style-name="ce147">
            <text:p>6,450<text:s/></text:p>
          </table:table-cell>
          <table:table-cell office:value-type="float" office:value="4881.0720000000001" table:style-name="ce147">
            <text:p>4,881<text:s/></text:p>
          </table:table-cell>
          <table:table-cell office:value-type="float" office:value="6510.07" table:style-name="ce147">
            <text:p>6,510<text:s/></text:p>
          </table:table-cell>
          <table:table-cell office:value-type="float" office:value="6811.9" table:style-name="ce147">
            <text:p>6,812<text:s/></text:p>
          </table:table-cell>
          <table:table-cell office:value-type="float" office:value="7740.8" table:style-name="ce147">
            <text:p>7,741<text:s/></text:p>
          </table:table-cell>
          <table:table-cell table:style-name="ce147"/>
          <table:table-cell office:value-type="float" office:value="16801.440723700001" table:style-name="ce147">
            <text:p>16,801<text:s/></text:p>
          </table:table-cell>
          <table:table-cell office:value-type="float" office:value="5129.8605079999998" table:style-name="ce147">
            <text:p>5,130<text:s/></text:p>
          </table:table-cell>
          <table:table-cell office:value-type="float" office:value="7040.3263966000004" table:style-name="ce147">
            <text:p>7,040<text:s/></text:p>
          </table:table-cell>
          <table:table-cell office:value-type="float" office:value="8196.8381045999995" table:style-name="ce147">
            <text:p>8,197<text:s/></text:p>
          </table:table-cell>
          <table:table-cell office:value-type="float" office:value="4706.8163562999998" table:style-name="ce147">
            <text:p>4,707<text:s/></text:p>
          </table:table-cell>
          <table:table-cell table:style-name="ce148"/>
          <table:table-cell office:value-type="string" table:style-name="ce150">
            <text:p>(3) Bulbs and tuber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a.<text:s/><text:span text:style-name="T3">　　薑</text:span></text:p>
          </table:table-cell>
          <table:table-cell office:value-type="float" office:value="1893.95" table:style-name="ce147">
            <text:p>1,894<text:s/></text:p>
          </table:table-cell>
          <table:table-cell office:value-type="float" office:value="1891.5830000000001" table:style-name="ce147">
            <text:p>1,892<text:s/></text:p>
          </table:table-cell>
          <table:table-cell office:value-type="float" office:value="1704.2" table:style-name="ce147">
            <text:p>1,704<text:s/></text:p>
          </table:table-cell>
          <table:table-cell office:value-type="float" office:value="1118.1890000000001" table:style-name="ce147">
            <text:p>1,118<text:s/></text:p>
          </table:table-cell>
          <table:table-cell office:value-type="float" office:value="1283.364" table:style-name="ce147">
            <text:p>1,283<text:s/></text:p>
          </table:table-cell>
          <table:table-cell table:style-name="ce147"/>
          <table:table-cell office:value-type="float" office:value="1767.6028569" table:style-name="ce147">
            <text:p>1,768<text:s/></text:p>
          </table:table-cell>
          <table:table-cell office:value-type="float" office:value="1332.7182522000001" table:style-name="ce147">
            <text:p>1,333<text:s/></text:p>
          </table:table-cell>
          <table:table-cell office:value-type="float" office:value="1543.1606670000001" table:style-name="ce147">
            <text:p>1,543<text:s/></text:p>
          </table:table-cell>
          <table:table-cell office:value-type="float" office:value="1432.1324139000001" table:style-name="ce147">
            <text:p>1,432<text:s/></text:p>
          </table:table-cell>
          <table:table-cell office:value-type="float" office:value="1280.4927623999999" table:style-name="ce147">
            <text:p>1,280<text:s/></text:p>
          </table:table-cell>
          <table:table-cell table:style-name="ce148"/>
          <table:table-cell office:value-type="string" table:style-name="ce152">
            <text:p>a. Ginger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b.<text:s/><text:span text:style-name="T3">　　芋</text:span>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7"/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8"/>
          <table:table-cell office:value-type="string" table:style-name="ce152">
            <text:p>b. Taro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c.<text:s/><text:span text:style-name="T3">　　蔥</text:span></text:p>
          </table:table-cell>
          <table:table-cell office:value-type="float" office:value="699.82" table:style-name="ce147">
            <text:p>700<text:s/></text:p>
          </table:table-cell>
          <table:table-cell office:value-type="float" office:value="658.43499999999995" table:style-name="ce147">
            <text:p>658<text:s/></text:p>
          </table:table-cell>
          <table:table-cell office:value-type="float" office:value="636.85" table:style-name="ce147">
            <text:p>637<text:s/></text:p>
          </table:table-cell>
          <table:table-cell office:value-type="float" office:value="789.84" table:style-name="ce147">
            <text:p>790<text:s/></text:p>
          </table:table-cell>
          <table:table-cell office:value-type="float" office:value="1118.6279999999999" table:style-name="ce147">
            <text:p>1,119<text:s/></text:p>
          </table:table-cell>
          <table:table-cell table:style-name="ce147"/>
          <table:table-cell office:value-type="float" office:value="3053.4642650000001" table:style-name="ce147">
            <text:p>3,053<text:s/></text:p>
          </table:table-cell>
          <table:table-cell office:value-type="float" office:value="920.31626659999995" table:style-name="ce147">
            <text:p>920<text:s/></text:p>
          </table:table-cell>
          <table:table-cell office:value-type="float" office:value="685.53192460000002" table:style-name="ce147">
            <text:p>686<text:s/></text:p>
          </table:table-cell>
          <table:table-cell office:value-type="float" office:value="537.52489800000001" table:style-name="ce147">
            <text:p>538<text:s/></text:p>
          </table:table-cell>
          <table:table-cell office:value-type="float" office:value="411.76414620000003" table:style-name="ce147">
            <text:p>412<text:s/></text:p>
          </table:table-cell>
          <table:table-cell table:style-name="ce148"/>
          <table:table-cell office:value-type="string" table:style-name="ce152">
            <text:p>c. Scallion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d.<text:s/><text:span text:style-name="T3">蔥　　　頭</text:span></text:p>
          </table:table-cell>
          <table:table-cell office:value-type="float" office:value="666.85" table:style-name="ce147">
            <text:p>667<text:s/></text:p>
          </table:table-cell>
          <table:table-cell office:value-type="float" office:value="633.97400000000005" table:style-name="ce147">
            <text:p>634<text:s/></text:p>
          </table:table-cell>
          <table:table-cell office:value-type="float" office:value="471.38" table:style-name="ce147">
            <text:p>471<text:s/></text:p>
          </table:table-cell>
          <table:table-cell office:value-type="float" office:value="305.637" table:style-name="ce147">
            <text:p>306<text:s/></text:p>
          </table:table-cell>
          <table:table-cell office:value-type="float" office:value="696.83500000000004" table:style-name="ce147">
            <text:p>697<text:s/></text:p>
          </table:table-cell>
          <table:table-cell table:style-name="ce147"/>
          <table:table-cell office:value-type="float" office:value="631.26577759999998" table:style-name="ce147">
            <text:p>631<text:s/></text:p>
          </table:table-cell>
          <table:table-cell office:value-type="float" office:value="434.53217540000003" table:style-name="ce147">
            <text:p>435<text:s/></text:p>
          </table:table-cell>
          <table:table-cell office:value-type="float" office:value="535.78374180000003" table:style-name="ce147">
            <text:p>536<text:s/></text:p>
          </table:table-cell>
          <table:table-cell office:value-type="float" office:value="677.54376079999997" table:style-name="ce147">
            <text:p>678<text:s/></text:p>
          </table:table-cell>
          <table:table-cell office:value-type="float" office:value="550.73582599999997" table:style-name="ce147">
            <text:p>551<text:s/></text:p>
          </table:table-cell>
          <table:table-cell table:style-name="ce148"/>
          <table:table-cell office:value-type="string" table:style-name="ce152">
            <text:p>d. Scallion bulb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e.<text:s/><text:span text:style-name="T3">洋　　　蔥</text:span></text:p>
          </table:table-cell>
          <table:table-cell office:value-type="float" office:value="413.96" table:style-name="ce147">
            <text:p>414<text:s/></text:p>
          </table:table-cell>
          <table:table-cell office:value-type="float" office:value="239.114" table:style-name="ce147">
            <text:p>239<text:s/></text:p>
          </table:table-cell>
          <table:table-cell office:value-type="float" office:value="764.77" table:style-name="ce147">
            <text:p>765<text:s/></text:p>
          </table:table-cell>
          <table:table-cell office:value-type="float" office:value="1167.7760000000001" table:style-name="ce147">
            <text:p>1,168<text:s/></text:p>
          </table:table-cell>
          <table:table-cell office:value-type="float" office:value="1358.662" table:style-name="ce147">
            <text:p>1,359<text:s/></text:p>
          </table:table-cell>
          <table:table-cell table:style-name="ce147"/>
          <table:table-cell office:value-type="float" office:value="813.97110759999998" table:style-name="ce147">
            <text:p>814<text:s/></text:p>
          </table:table-cell>
          <table:table-cell office:value-type="float" office:value="464.77950060000001" table:style-name="ce147">
            <text:p>465<text:s/></text:p>
          </table:table-cell>
          <table:table-cell office:value-type="float" office:value="1707.1025" table:style-name="ce147">
            <text:p>1,707<text:s/></text:p>
          </table:table-cell>
          <table:table-cell office:value-type="float" office:value="466.75099999999998" table:style-name="ce147">
            <text:p>467<text:s/></text:p>
          </table:table-cell>
          <table:table-cell office:value-type="float" office:value="448.04171600000001" table:style-name="ce147">
            <text:p>448<text:s/></text:p>
          </table:table-cell>
          <table:table-cell table:style-name="ce148"/>
          <table:table-cell office:value-type="string" table:style-name="ce152">
            <text:p>e. Onion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f.<text:s/><text:span text:style-name="T3">　　韭</text:span>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7"/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8"/>
          <table:table-cell office:value-type="string" table:style-name="ce152">
            <text:p>f. Leek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g.<text:s/><text:span text:style-name="T3">　　蒜</text:span></text:p>
          </table:table-cell>
          <table:table-cell office:value-type="float" office:value="0.3" table:style-name="ce147">
            <text:p>0<text:s/></text:p>
          </table:table-cell>
          <table:table-cell office:value-type="float" office:value="0.48" table:style-name="ce147">
            <text:p>0<text:s/></text:p>
          </table:table-cell>
          <table:table-cell office:value-type="float" office:value="2.16" table:style-name="ce147">
            <text:p>2<text:s/></text:p>
          </table:table-cell>
          <table:table-cell office:value-type="float" office:value="0.1" table:style-name="ce147">
            <text:p>0<text:s/></text:p>
          </table:table-cell>
          <table:table-cell office:value-type="float" office:value="0.78300000000000003" table:style-name="ce147">
            <text:p>1<text:s/></text:p>
          </table:table-cell>
          <table:table-cell table:style-name="ce147"/>
          <table:table-cell office:value-type="float" office:value="5433.5780000000004" table:style-name="ce147">
            <text:p>5,434<text:s/></text:p>
          </table:table-cell>
          <table:table-cell office:value-type="float" office:value="0.19800000000000001" table:style-name="ce147">
            <text:p>0<text:s/></text:p>
          </table:table-cell>
          <table:table-cell office:value-type="float" office:value="0.96299999999999997" table:style-name="ce147">
            <text:p>1<text:s/></text:p>
          </table:table-cell>
          <table:table-cell office:value-type="float" office:value="1852.5830000000001" table:style-name="ce147">
            <text:p>1,853<text:s/></text:p>
          </table:table-cell>
          <table:table-cell office:value-type="float" office:value="4.0339999999999998" table:style-name="ce147">
            <text:p>4<text:s/></text:p>
          </table:table-cell>
          <table:table-cell table:style-name="ce148"/>
          <table:table-cell office:value-type="string" table:style-name="ce152">
            <text:p>g. Garlic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h.<text:s/><text:span text:style-name="T3">蒜　　　頭</text:span></text:p>
          </table:table-cell>
          <table:table-cell office:value-type="float" office:value="31.48" table:style-name="ce147">
            <text:p>31<text:s/></text:p>
          </table:table-cell>
          <table:table-cell office:value-type="float" office:value="23.495000000000001" table:style-name="ce147">
            <text:p>23<text:s/></text:p>
          </table:table-cell>
          <table:table-cell office:value-type="float" office:value="25.43" table:style-name="ce147">
            <text:p>25<text:s/></text:p>
          </table:table-cell>
          <table:table-cell office:value-type="float" office:value="36.902999999999999" table:style-name="ce147">
            <text:p>37<text:s/></text:p>
          </table:table-cell>
          <table:table-cell office:value-type="float" office:value="40.774999999999999" table:style-name="ce147">
            <text:p>41<text:s/></text:p>
          </table:table-cell>
          <table:table-cell table:style-name="ce147"/>
          <table:table-cell office:value-type="float" office:value="3700.6308601999999" table:style-name="ce147">
            <text:p>3,701<text:s/></text:p>
          </table:table-cell>
          <table:table-cell office:value-type="float" office:value="16.909137000000001" table:style-name="ce147">
            <text:p>17<text:s/></text:p>
          </table:table-cell>
          <table:table-cell office:value-type="float" office:value="27.919586800000001" table:style-name="ce147">
            <text:p>28<text:s/></text:p>
          </table:table-cell>
          <table:table-cell office:value-type="float" office:value="1073.0322283999999" table:style-name="ce147">
            <text:p>1,073<text:s/></text:p>
          </table:table-cell>
          <table:table-cell office:value-type="float" office:value="55.616937800000002" table:style-name="ce147">
            <text:p>56<text:s/></text:p>
          </table:table-cell>
          <table:table-cell table:style-name="ce148"/>
          <table:table-cell office:value-type="string" table:style-name="ce152">
            <text:p>h. Garlic bulb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i.<text:s/><text:span text:style-name="T3">荸　　　薺</text:span></text:p>
          </table:table-cell>
          <table:table-cell office:value-type="float" office:value="1.05" table:style-name="ce147">
            <text:p>1<text:s/></text:p>
          </table:table-cell>
          <table:table-cell office:value-type="float" office:value="4.62" table:style-name="ce147">
            <text:p>5<text:s/></text:p>
          </table:table-cell>
          <table:table-cell office:value-type="float" office:value="2.0099999999999998" table:style-name="ce147">
            <text:p>2<text:s/></text:p>
          </table:table-cell>
          <table:table-cell office:value-type="float" office:value="2.84" table:style-name="ce147">
            <text:p>3<text:s/></text:p>
          </table:table-cell>
          <table:table-cell office:value-type="float" office:value="1.5" table:style-name="ce147">
            <text:p>2<text:s/></text:p>
          </table:table-cell>
          <table:table-cell table:style-name="ce147"/>
          <table:table-cell office:value-type="float" office:value="1" table:style-name="ce147">
            <text:p>1<text:s/></text:p>
          </table:table-cell>
          <table:table-cell office:value-type="float" office:value="0.83499999999999996" table:style-name="ce147">
            <text:p>1<text:s/></text:p>
          </table:table-cell>
          <table:table-cell office:value-type="float" office:value="2.6866500000000002" table:style-name="ce147">
            <text:p>3<text:s/></text:p>
          </table:table-cell>
          <table:table-cell office:value-type="float" office:value="0.20399999999999999" table:style-name="ce147">
            <text:p>0<text:s/></text:p>
          </table:table-cell>
          <table:table-cell office:value-type="string" table:style-name="ce147">
            <text:p>-</text:p>
          </table:table-cell>
          <table:table-cell table:style-name="ce148"/>
          <table:table-cell office:value-type="string" table:style-name="ce152">
            <text:p>i. Water chestnut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j.<text:s/><text:span text:style-name="T3">竹　　　筍</text:span></text:p>
          </table:table-cell>
          <table:table-cell office:value-type="float" office:value="2429.3200000000002" table:style-name="ce147">
            <text:p>2,429<text:s/></text:p>
          </table:table-cell>
          <table:table-cell office:value-type="float" office:value="1282.914" table:style-name="ce147">
            <text:p>1,283<text:s/></text:p>
          </table:table-cell>
          <table:table-cell office:value-type="float" office:value="1501.45" table:style-name="ce147">
            <text:p>1,501<text:s/></text:p>
          </table:table-cell>
          <table:table-cell office:value-type="float" office:value="1443.5119999999999" table:style-name="ce147">
            <text:p>1,444<text:s/></text:p>
          </table:table-cell>
          <table:table-cell office:value-type="float" office:value="1318.0719999999999" table:style-name="ce147">
            <text:p>1,318<text:s/></text:p>
          </table:table-cell>
          <table:table-cell table:style-name="ce147"/>
          <table:table-cell office:value-type="float" office:value="1370.2845814" table:style-name="ce147">
            <text:p>1,370<text:s/></text:p>
          </table:table-cell>
          <table:table-cell office:value-type="float" office:value="1938.2639262" table:style-name="ce147">
            <text:p>1,938<text:s/></text:p>
          </table:table-cell>
          <table:table-cell office:value-type="float" office:value="2529.9807513999999" table:style-name="ce147">
            <text:p>2,530<text:s/></text:p>
          </table:table-cell>
          <table:table-cell office:value-type="float" office:value="2148.9562409999999" table:style-name="ce147">
            <text:p>2,149<text:s/></text:p>
          </table:table-cell>
          <table:table-cell office:value-type="float" office:value="1948.7490554000001" table:style-name="ce147">
            <text:p>1,949<text:s/></text:p>
          </table:table-cell>
          <table:table-cell table:style-name="ce148"/>
          <table:table-cell office:value-type="string" table:style-name="ce152">
            <text:p>j. Bamboo shoot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k.<text:s/><text:span text:style-name="T3">蘆　　　筍</text:span></text:p>
          </table:table-cell>
          <table:table-cell office:value-type="float" office:value="1.23" table:style-name="ce147">
            <text:p>1<text:s/></text:p>
          </table:table-cell>
          <table:table-cell office:value-type="float" office:value="4.0000000000000001E-3" table:style-name="ce147">
            <text:p>0<text:s/></text:p>
          </table:table-cell>
          <table:table-cell office:value-type="float" office:value="0.38" table:style-name="ce147">
            <text:p>0<text:s/></text:p>
          </table:table-cell>
          <table:table-cell office:value-type="float" office:value="1.292" table:style-name="ce147">
            <text:p>1<text:s/></text:p>
          </table:table-cell>
          <table:table-cell office:value-type="float" office:value="0.57999999999999996" table:style-name="ce147">
            <text:p>1<text:s/></text:p>
          </table:table-cell>
          <table:table-cell table:style-name="ce147"/>
          <table:table-cell office:value-type="float" office:value="4.1252750000000002" table:style-name="ce147">
            <text:p>4<text:s/></text:p>
          </table:table-cell>
          <table:table-cell office:value-type="float" office:value="4.2712500000000002" table:style-name="ce147">
            <text:p>4<text:s/></text:p>
          </table:table-cell>
          <table:table-cell office:value-type="float" office:value="2.2935750000000001" table:style-name="ce147">
            <text:p>2<text:s/></text:p>
          </table:table-cell>
          <table:table-cell office:value-type="float" office:value="0.73856250000000001" table:style-name="ce147">
            <text:p>1<text:s/></text:p>
          </table:table-cell>
          <table:table-cell office:value-type="float" office:value="3.4399125000000002" table:style-name="ce147">
            <text:p>3<text:s/></text:p>
          </table:table-cell>
          <table:table-cell table:style-name="ce148"/>
          <table:table-cell office:value-type="string" table:style-name="ce152">
            <text:p>k. Asparagu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l.<text:s/><text:span text:style-name="T3">茭　白　筍</text:span>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7"/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8"/>
          <table:table-cell office:value-type="string" table:style-name="ce152">
            <text:p>l. Water bamboo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m.<text:s/><text:span text:style-name="T3">其　　　他</text:span></text:p>
          </table:table-cell>
          <table:table-cell office:value-type="float" office:value="311.79000000000002" table:style-name="ce147">
            <text:p>312<text:s/></text:p>
          </table:table-cell>
          <table:table-cell office:value-type="float" office:value="146.453" table:style-name="ce147">
            <text:p>146<text:s/></text:p>
          </table:table-cell>
          <table:table-cell office:value-type="float" office:value="1401.44" table:style-name="ce147">
            <text:p>1,401<text:s/></text:p>
          </table:table-cell>
          <table:table-cell office:value-type="float" office:value="1945.8109999999999" table:style-name="ce147">
            <text:p>1,946<text:s/></text:p>
          </table:table-cell>
          <table:table-cell office:value-type="float" office:value="1921.6010000000001" table:style-name="ce147">
            <text:p>1,922<text:s/></text:p>
          </table:table-cell>
          <table:table-cell table:style-name="ce147"/>
          <table:table-cell office:value-type="float" office:value="25.518000000000001" table:style-name="ce147">
            <text:p>26<text:s/></text:p>
          </table:table-cell>
          <table:table-cell office:value-type="float" office:value="17.036999999999999" table:style-name="ce147">
            <text:p>17<text:s/></text:p>
          </table:table-cell>
          <table:table-cell office:value-type="float" office:value="4.9039999999999999" table:style-name="ce147">
            <text:p>5<text:s/></text:p>
          </table:table-cell>
          <table:table-cell office:value-type="float" office:value="7.3719999999999999" table:style-name="ce147">
            <text:p>7<text:s/></text:p>
          </table:table-cell>
          <table:table-cell office:value-type="float" office:value="3.9420000000000002" table:style-name="ce147">
            <text:p>4<text:s/></text:p>
          </table:table-cell>
          <table:table-cell table:style-name="ce148"/>
          <table:table-cell office:value-type="string" table:style-name="ce152">
            <text:p>m. Others</text:p>
          </table:table-cell>
          <table:table-cell table:number-columns-repeated="16369"/>
        </table:table-row>
        <table:table-row table:style-name="ro8">
          <table:table-cell/>
          <table:table-cell table:style-name="ce139"/>
          <table:table-cell table:number-columns-repeated="11" table:style-name="ce147"/>
          <table:table-cell table:style-name="ce148"/>
          <table:table-cell table:style-name="ce130"/>
          <table:table-cell table:number-columns-repeated="16369"/>
        </table:table-row>
        <table:table-row table:style-name="ro9">
          <table:table-cell/>
          <table:table-cell office:value-type="string" table:style-name="ce149">
            <text:p>(4)<text:s/><text:span text:style-name="T3">花</text:span><text:s/><text:span text:style-name="T3">果</text:span><text:s/><text:span text:style-name="T3">菜</text:span><text:s/><text:span text:style-name="T3">類</text:span></text:p>
          </table:table-cell>
          <table:table-cell office:value-type="float" office:value="37922.6" table:style-name="ce147">
            <text:p>37,923<text:s/></text:p>
          </table:table-cell>
          <table:table-cell office:value-type="float" office:value="35292.85" table:style-name="ce147">
            <text:p>35,293<text:s/></text:p>
          </table:table-cell>
          <table:table-cell office:value-type="float" office:value="41265.89" table:style-name="ce147">
            <text:p>41,266<text:s/></text:p>
          </table:table-cell>
          <table:table-cell office:value-type="float" office:value="46595.031000000003" table:style-name="ce147">
            <text:p>46,595<text:s/></text:p>
          </table:table-cell>
          <table:table-cell office:value-type="float" office:value="60605.089" table:style-name="ce147">
            <text:p>60,605<text:s/></text:p>
          </table:table-cell>
          <table:table-cell table:style-name="ce147"/>
          <table:table-cell office:value-type="float" office:value="69153.9819766" table:style-name="ce147">
            <text:p>69,154<text:s/></text:p>
          </table:table-cell>
          <table:table-cell office:value-type="float" office:value="81984.670019800004" table:style-name="ce147">
            <text:p>81,985<text:s/></text:p>
          </table:table-cell>
          <table:table-cell office:value-type="float" office:value="87624.453293900006" table:style-name="ce147">
            <text:p>87,624<text:s/></text:p>
          </table:table-cell>
          <table:table-cell office:value-type="float" office:value="87984.196921499999" table:style-name="ce147">
            <text:p>87,984<text:s/></text:p>
          </table:table-cell>
          <table:table-cell office:value-type="float" office:value="87237.546645599999" table:style-name="ce147">
            <text:p>87,238<text:s/></text:p>
          </table:table-cell>
          <table:table-cell table:style-name="ce148"/>
          <table:table-cell office:value-type="string" table:style-name="ce150">
            <text:p>(4) Flowers and fruit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a.<text:s/><text:span text:style-name="T3">花　椰　菜</text:span></text:p>
          </table:table-cell>
          <table:table-cell office:value-type="float" office:value="12.8" table:style-name="ce147">
            <text:p>13<text:s/></text:p>
          </table:table-cell>
          <table:table-cell office:value-type="float" office:value="3.923" table:style-name="ce147">
            <text:p>4<text:s/></text:p>
          </table:table-cell>
          <table:table-cell office:value-type="float" office:value="14.86" table:style-name="ce147">
            <text:p>15<text:s/></text:p>
          </table:table-cell>
          <table:table-cell office:value-type="float" office:value="159.00800000000001" table:style-name="ce147">
            <text:p>159<text:s/></text:p>
          </table:table-cell>
          <table:table-cell office:value-type="float" office:value="92.725999999999999" table:style-name="ce147">
            <text:p>93<text:s/></text:p>
          </table:table-cell>
          <table:table-cell table:style-name="ce147"/>
          <table:table-cell office:value-type="float" office:value="131.34649999999999" table:style-name="ce147">
            <text:p>131<text:s/></text:p>
          </table:table-cell>
          <table:table-cell office:value-type="float" office:value="101.65175000000001" table:style-name="ce147">
            <text:p>102<text:s/></text:p>
          </table:table-cell>
          <table:table-cell office:value-type="float" office:value="126.92425" table:style-name="ce147">
            <text:p>127<text:s/></text:p>
          </table:table-cell>
          <table:table-cell office:value-type="float" office:value="222.73974999999999" table:style-name="ce147">
            <text:p>223<text:s/></text:p>
          </table:table-cell>
          <table:table-cell office:value-type="float" office:value="115.334" table:style-name="ce147">
            <text:p>115<text:s/></text:p>
          </table:table-cell>
          <table:table-cell table:style-name="ce148"/>
          <table:table-cell office:value-type="string" table:style-name="ce152">
            <text:p>a. Cauliflower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b.<text:s/><text:span text:style-name="T3">金　針　菜</text:span></text:p>
          </table:table-cell>
          <table:table-cell office:value-type="float" office:value="1.33" table:style-name="ce147">
            <text:p>1<text:s/></text:p>
          </table:table-cell>
          <table:table-cell office:value-type="float" office:value="1.1359999999999999" table:style-name="ce147">
            <text:p>1<text:s/></text:p>
          </table:table-cell>
          <table:table-cell office:value-type="float" office:value="2.2400000000000002" table:style-name="ce147">
            <text:p>2<text:s/></text:p>
          </table:table-cell>
          <table:table-cell office:value-type="float" office:value="1.754" table:style-name="ce147">
            <text:p>2<text:s/></text:p>
          </table:table-cell>
          <table:table-cell office:value-type="float" office:value="3.22" table:style-name="ce147">
            <text:p>3<text:s/></text:p>
          </table:table-cell>
          <table:table-cell table:style-name="ce147"/>
          <table:table-cell office:value-type="float" office:value="0.96199999999999997" table:style-name="ce147">
            <text:p>1<text:s/></text:p>
          </table:table-cell>
          <table:table-cell office:value-type="float" office:value="0.70140000000000002" table:style-name="ce147">
            <text:p>1<text:s/></text:p>
          </table:table-cell>
          <table:table-cell office:value-type="float" office:value="0.88500000000000001" table:style-name="ce147">
            <text:p>1<text:s/></text:p>
          </table:table-cell>
          <table:table-cell office:value-type="float" office:value="0.93179999999999996" table:style-name="ce147">
            <text:p>1<text:s/></text:p>
          </table:table-cell>
          <table:table-cell office:value-type="float" office:value="0.68700000000000006" table:style-name="ce147">
            <text:p>1<text:s/></text:p>
          </table:table-cell>
          <table:table-cell table:style-name="ce148"/>
          <table:table-cell office:value-type="string" table:style-name="ce152">
            <text:p>b. Lily flower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c.<text:s/><text:span text:style-name="T3">越　　　瓜</text:span>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7"/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8"/>
          <table:table-cell office:value-type="string" table:style-name="ce152">
            <text:p>c. Ori.pickling melon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d.<text:s/><text:span text:style-name="T3">胡　　　瓜</text:span></text:p>
          </table:table-cell>
          <table:table-cell office:value-type="float" office:value="843.58" table:style-name="ce147">
            <text:p>844<text:s/></text:p>
          </table:table-cell>
          <table:table-cell office:value-type="float" office:value="857.04200000000003" table:style-name="ce147">
            <text:p>857<text:s/></text:p>
          </table:table-cell>
          <table:table-cell office:value-type="float" office:value="791.11" table:style-name="ce147">
            <text:p>791<text:s/></text:p>
          </table:table-cell>
          <table:table-cell office:value-type="float" office:value="774.43600000000004" table:style-name="ce147">
            <text:p>774<text:s/></text:p>
          </table:table-cell>
          <table:table-cell office:value-type="float" office:value="1109.6089999999999" table:style-name="ce147">
            <text:p>1,110<text:s/></text:p>
          </table:table-cell>
          <table:table-cell table:style-name="ce147"/>
          <table:table-cell office:value-type="float" office:value="1323.428801" table:style-name="ce147">
            <text:p>1,323<text:s/></text:p>
          </table:table-cell>
          <table:table-cell office:value-type="float" office:value="929.01433799999995" table:style-name="ce147">
            <text:p>929<text:s/></text:p>
          </table:table-cell>
          <table:table-cell office:value-type="float" office:value="1012.231665" table:style-name="ce147">
            <text:p>1,012<text:s/></text:p>
          </table:table-cell>
          <table:table-cell office:value-type="float" office:value="755.36722999999995" table:style-name="ce147">
            <text:p>755<text:s/></text:p>
          </table:table-cell>
          <table:table-cell office:value-type="float" office:value="689.78131399999995" table:style-name="ce147">
            <text:p>690<text:s/></text:p>
          </table:table-cell>
          <table:table-cell table:style-name="ce148"/>
          <table:table-cell office:value-type="string" table:style-name="ce152">
            <text:p>d. Cucumber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e.<text:s/><text:span text:style-name="T3">冬　　　瓜</text:span></text:p>
          </table:table-cell>
          <table:table-cell office:value-type="float" office:value="7" table:style-name="ce147">
            <text:p>7<text:s/></text:p>
          </table:table-cell>
          <table:table-cell office:value-type="float" office:value="0.03" table:style-name="ce147">
            <text:p>0<text:s/></text:p>
          </table:table-cell>
          <table:table-cell office:value-type="float" office:value="12.18" table:style-name="ce147">
            <text:p>12<text:s/></text:p>
          </table:table-cell>
          <table:table-cell office:value-type="float" office:value="0.4" table:style-name="ce147">
            <text:p>0<text:s/></text:p>
          </table:table-cell>
          <table:table-cell office:value-type="string" table:style-name="ce147">
            <text:p>-</text:p>
          </table:table-cell>
          <table:table-cell table:style-name="ce147"/>
          <table:table-cell office:value-type="float" office:value="1.518" table:style-name="ce147">
            <text:p>2<text:s/></text:p>
          </table:table-cell>
          <table:table-cell office:value-type="float" office:value="1.792" table:style-name="ce147">
            <text:p>2<text:s/></text:p>
          </table:table-cell>
          <table:table-cell office:value-type="float" office:value="0.83099999999999996" table:style-name="ce147">
            <text:p>1<text:s/></text:p>
          </table:table-cell>
          <table:table-cell office:value-type="float" office:value="7.8970000000000002" table:style-name="ce147">
            <text:p>8<text:s/></text:p>
          </table:table-cell>
          <table:table-cell office:value-type="float" office:value="15.94" table:style-name="ce147">
            <text:p>16<text:s/></text:p>
          </table:table-cell>
          <table:table-cell table:style-name="ce148"/>
          <table:table-cell office:value-type="string" table:style-name="ce152">
            <text:p>e. White gourd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f.<text:s/><text:span text:style-name="T3">苦　　　瓜</text:span></text:p>
          </table:table-cell>
          <table:table-cell office:value-type="float" office:value="1.27" table:style-name="ce147">
            <text:p>1<text:s/></text:p>
          </table:table-cell>
          <table:table-cell office:value-type="float" office:value="8.8379999999999992" table:style-name="ce147">
            <text:p>9<text:s/></text:p>
          </table:table-cell>
          <table:table-cell office:value-type="float" office:value="16.690000000000001" table:style-name="ce147">
            <text:p>17<text:s/></text:p>
          </table:table-cell>
          <table:table-cell office:value-type="float" office:value="17.949000000000002" table:style-name="ce147">
            <text:p>18<text:s/></text:p>
          </table:table-cell>
          <table:table-cell office:value-type="float" office:value="22.303999999999998" table:style-name="ce147">
            <text:p>22<text:s/></text:p>
          </table:table-cell>
          <table:table-cell table:style-name="ce147"/>
          <table:table-cell office:value-type="float" office:value="56.8" table:style-name="ce147">
            <text:p>57<text:s/></text:p>
          </table:table-cell>
          <table:table-cell office:value-type="float" office:value="54.874000000000002" table:style-name="ce147">
            <text:p>55<text:s/></text:p>
          </table:table-cell>
          <table:table-cell office:value-type="float" office:value="46.317999999999998" table:style-name="ce147">
            <text:p>46<text:s/></text:p>
          </table:table-cell>
          <table:table-cell office:value-type="float" office:value="77.150999999999996" table:style-name="ce147">
            <text:p>77<text:s/></text:p>
          </table:table-cell>
          <table:table-cell office:value-type="float" office:value="30.710999999999999" table:style-name="ce147">
            <text:p>31<text:s/></text:p>
          </table:table-cell>
          <table:table-cell table:style-name="ce148"/>
          <table:table-cell office:value-type="string" table:style-name="ce152">
            <text:p>f. Bitter gourd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g.<text:s/><text:span text:style-name="T3">南　　　瓜</text:span></text:p>
          </table:table-cell>
          <table:table-cell office:value-type="float" office:value="5.17" table:style-name="ce147">
            <text:p>5<text:s/></text:p>
          </table:table-cell>
          <table:table-cell office:value-type="float" office:value="0.61399999999999999" table:style-name="ce147">
            <text:p>1<text:s/></text:p>
          </table:table-cell>
          <table:table-cell office:value-type="float" office:value="4.59" table:style-name="ce147">
            <text:p>5<text:s/></text:p>
          </table:table-cell>
          <table:table-cell office:value-type="float" office:value="4.1399999999999997" table:style-name="ce147">
            <text:p>4<text:s/></text:p>
          </table:table-cell>
          <table:table-cell office:value-type="float" office:value="2.4550000000000001" table:style-name="ce147">
            <text:p>2<text:s/></text:p>
          </table:table-cell>
          <table:table-cell table:style-name="ce147"/>
          <table:table-cell office:value-type="float" office:value="3.6549999999999998" table:style-name="ce147">
            <text:p>4<text:s/></text:p>
          </table:table-cell>
          <table:table-cell office:value-type="float" office:value="3.8479999999999999" table:style-name="ce147">
            <text:p>4<text:s/></text:p>
          </table:table-cell>
          <table:table-cell office:value-type="float" office:value="8.3759999999999994" table:style-name="ce147">
            <text:p>8<text:s/></text:p>
          </table:table-cell>
          <table:table-cell office:value-type="float" office:value="6.2220000000000004" table:style-name="ce147">
            <text:p>6<text:s/></text:p>
          </table:table-cell>
          <table:table-cell office:value-type="float" office:value="8.6329999999999991" table:style-name="ce147">
            <text:p>9<text:s/></text:p>
          </table:table-cell>
          <table:table-cell table:style-name="ce148"/>
          <table:table-cell office:value-type="string" table:style-name="ce152">
            <text:p>g. Squashe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h.<text:s/><text:span text:style-name="T3">茄　　　子</text:span></text:p>
          </table:table-cell>
          <table:table-cell office:value-type="float" office:value="11.61" table:style-name="ce147">
            <text:p>12<text:s/></text:p>
          </table:table-cell>
          <table:table-cell office:value-type="float" office:value="3.395" table:style-name="ce147">
            <text:p>3<text:s/></text:p>
          </table:table-cell>
          <table:table-cell office:value-type="float" office:value="14.91" table:style-name="ce147">
            <text:p>15<text:s/></text:p>
          </table:table-cell>
          <table:table-cell office:value-type="float" office:value="5.0999999999999996" table:style-name="ce147">
            <text:p>5<text:s/></text:p>
          </table:table-cell>
          <table:table-cell office:value-type="float" office:value="6.32" table:style-name="ce147">
            <text:p>6<text:s/></text:p>
          </table:table-cell>
          <table:table-cell table:style-name="ce147"/>
          <table:table-cell office:value-type="float" office:value="0.6" table:style-name="ce147">
            <text:p>1<text:s/></text:p>
          </table:table-cell>
          <table:table-cell office:value-type="string" table:style-name="ce147">
            <text:p>-</text:p>
          </table:table-cell>
          <table:table-cell office:value-type="float" office:value="3.7080000000000002" table:style-name="ce147">
            <text:p>4<text:s/></text:p>
          </table:table-cell>
          <table:table-cell office:value-type="float" office:value="7.6859999999999999" table:style-name="ce147">
            <text:p>8<text:s/></text:p>
          </table:table-cell>
          <table:table-cell office:value-type="float" office:value="1.8180000000000001" table:style-name="ce147">
            <text:p>2<text:s/></text:p>
          </table:table-cell>
          <table:table-cell table:style-name="ce148"/>
          <table:table-cell office:value-type="string" table:style-name="ce152">
            <text:p>h. Eggplants</text:p>
          </table:table-cell>
          <table:table-cell table:number-columns-repeated="16369"/>
        </table:table-row>
        <table:table-row table:style-name="ro10">
          <table:table-cell/>
          <table:table-cell office:value-type="string" table:style-name="ce151">
            <text:p>i.<text:s/><text:span text:style-name="T3">番　　　茄</text:span></text:p>
          </table:table-cell>
          <table:table-cell office:value-type="float" office:value="322.33999999999997" table:style-name="ce147">
            <text:p>322<text:s/></text:p>
          </table:table-cell>
          <table:table-cell office:value-type="float" office:value="141.32599999999999" table:style-name="ce147">
            <text:p>141<text:s/></text:p>
          </table:table-cell>
          <table:table-cell office:value-type="float" office:value="153.94" table:style-name="ce147">
            <text:p>154<text:s/></text:p>
          </table:table-cell>
          <table:table-cell office:value-type="float" office:value="141.71600000000001" table:style-name="ce147">
            <text:p>142<text:s/></text:p>
          </table:table-cell>
          <table:table-cell office:value-type="float" office:value="158.215" table:style-name="ce147">
            <text:p>158<text:s/></text:p>
          </table:table-cell>
          <table:table-cell table:style-name="ce147"/>
          <table:table-cell office:value-type="float" office:value="163.7325922" table:style-name="ce147">
            <text:p>164<text:s/></text:p>
          </table:table-cell>
          <table:table-cell office:value-type="float" office:value="136.6594825" table:style-name="ce147">
            <text:p>137<text:s/></text:p>
          </table:table-cell>
          <table:table-cell office:value-type="float" office:value="413.2157613" table:style-name="ce147">
            <text:p>413<text:s/></text:p>
          </table:table-cell>
          <table:table-cell office:value-type="float" office:value="249.91843359999999" table:style-name="ce147">
            <text:p>250<text:s/></text:p>
          </table:table-cell>
          <table:table-cell office:value-type="float" office:value="179.8515045" table:style-name="ce147">
            <text:p>180<text:s/></text:p>
          </table:table-cell>
          <table:table-cell table:style-name="ce148"/>
          <table:table-cell office:value-type="string" table:style-name="ce152">
            <text:p>i. Tomatoes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j.<text:s/><text:span text:style-name="T3">番　　　椒</text:span></text:p>
          </table:table-cell>
          <table:table-cell office:value-type="float" office:value="37.44" table:style-name="ce147">
            <text:p>37<text:s/></text:p>
          </table:table-cell>
          <table:table-cell office:value-type="float" office:value="1.8120000000000001" table:style-name="ce147">
            <text:p>2<text:s/></text:p>
          </table:table-cell>
          <table:table-cell office:value-type="float" office:value="60.76" table:style-name="ce147">
            <text:p>61<text:s/></text:p>
          </table:table-cell>
          <table:table-cell office:value-type="float" office:value="93.379000000000005" table:style-name="ce147">
            <text:p>93<text:s/></text:p>
          </table:table-cell>
          <table:table-cell office:value-type="float" office:value="86.311000000000007" table:style-name="ce147">
            <text:p>86<text:s/></text:p>
          </table:table-cell>
          <table:table-cell table:style-name="ce147"/>
          <table:table-cell office:value-type="float" office:value="134.047" table:style-name="ce147">
            <text:p>134<text:s/></text:p>
          </table:table-cell>
          <table:table-cell office:value-type="float" office:value="348.18400000000003" table:style-name="ce147">
            <text:p>348<text:s/></text:p>
          </table:table-cell>
          <table:table-cell office:value-type="float" office:value="281.74599999999998" table:style-name="ce147">
            <text:p>282<text:s/></text:p>
          </table:table-cell>
          <table:table-cell office:value-type="float" office:value="303.52499999999998" table:style-name="ce147">
            <text:p>304<text:s/></text:p>
          </table:table-cell>
          <table:table-cell office:value-type="float" office:value="244.31399999999999" table:style-name="ce147">
            <text:p>244<text:s/></text:p>
          </table:table-cell>
          <table:table-cell table:style-name="ce148"/>
          <table:table-cell office:value-type="string" table:style-name="ce152">
            <text:p>j. Peppers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k.<text:s/><text:span text:style-name="T3">菜　　　豆</text:span></text:p>
          </table:table-cell>
          <table:table-cell office:value-type="float" office:value="61.2" table:style-name="ce147">
            <text:p>61<text:s/></text:p>
          </table:table-cell>
          <table:table-cell office:value-type="float" office:value="59.433999999999997" table:style-name="ce147">
            <text:p>59<text:s/></text:p>
          </table:table-cell>
          <table:table-cell office:value-type="float" office:value="192.15" table:style-name="ce147">
            <text:p>192<text:s/></text:p>
          </table:table-cell>
          <table:table-cell office:value-type="float" office:value="84.98" table:style-name="ce147">
            <text:p>85<text:s/></text:p>
          </table:table-cell>
          <table:table-cell office:value-type="float" office:value="40.110999999999997" table:style-name="ce147">
            <text:p>40<text:s/></text:p>
          </table:table-cell>
          <table:table-cell table:style-name="ce147"/>
          <table:table-cell office:value-type="float" office:value="224.13994059999999" table:style-name="ce147">
            <text:p>224<text:s/></text:p>
          </table:table-cell>
          <table:table-cell office:value-type="float" office:value="67.5318003" table:style-name="ce147">
            <text:p>68<text:s/></text:p>
          </table:table-cell>
          <table:table-cell office:value-type="float" office:value="131.7207525" table:style-name="ce147">
            <text:p>132<text:s/></text:p>
          </table:table-cell>
          <table:table-cell office:value-type="float" office:value="53.834691499999998" table:style-name="ce147">
            <text:p>54<text:s/></text:p>
          </table:table-cell>
          <table:table-cell office:value-type="float" office:value="116.09057300000001" table:style-name="ce147">
            <text:p>116<text:s/></text:p>
          </table:table-cell>
          <table:table-cell table:style-name="ce148"/>
          <table:table-cell office:value-type="string" table:style-name="ce152">
            <text:p>k. Kidney beans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l.<text:s/><text:span text:style-name="T3">荷　蘭　豆</text:span>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7"/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office:value-type="string" table:style-name="ce147">
            <text:p>-</text:p>
          </table:table-cell>
          <table:table-cell table:style-name="ce148"/>
          <table:table-cell office:value-type="string" table:style-name="ce152">
            <text:p>l. Peas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m.<text:s/><text:span text:style-name="T3">毛　　　豆</text:span></text:p>
          </table:table-cell>
          <table:table-cell office:value-type="float" office:value="26368.91" table:style-name="ce147">
            <text:p>26,369<text:s/></text:p>
          </table:table-cell>
          <table:table-cell office:value-type="float" office:value="23722.148000000001" table:style-name="ce147">
            <text:p>23,722<text:s/></text:p>
          </table:table-cell>
          <table:table-cell office:value-type="float" office:value="25823.34" table:style-name="ce147">
            <text:p>25,823<text:s/></text:p>
          </table:table-cell>
          <table:table-cell office:value-type="float" office:value="26672.365000000002" table:style-name="ce147">
            <text:p>26,672<text:s/></text:p>
          </table:table-cell>
          <table:table-cell office:value-type="float" office:value="29688.096000000001" table:style-name="ce147">
            <text:p>29,688<text:s/></text:p>
          </table:table-cell>
          <table:table-cell table:style-name="ce147"/>
          <table:table-cell office:value-type="float" office:value="31543.649617899999" table:style-name="ce147">
            <text:p>31,544<text:s/></text:p>
          </table:table-cell>
          <table:table-cell office:value-type="float" office:value="34412.890821599998" table:style-name="ce147">
            <text:p>34,413<text:s/></text:p>
          </table:table-cell>
          <table:table-cell office:value-type="float" office:value="31863.600868400001" table:style-name="ce147">
            <text:p>31,864<text:s/></text:p>
          </table:table-cell>
          <table:table-cell office:value-type="float" office:value="33699.211027600002" table:style-name="ce147">
            <text:p>33,699<text:s/></text:p>
          </table:table-cell>
          <table:table-cell office:value-type="float" office:value="36102.956112300002" table:style-name="ce147">
            <text:p>36,103<text:s/></text:p>
          </table:table-cell>
          <table:table-cell table:style-name="ce148"/>
          <table:table-cell office:value-type="string" table:style-name="ce152">
            <text:p>m. Vegetable soybeans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n.<text:s/><text:span text:style-name="T3">其　　　他</text:span></text:p>
          </table:table-cell>
          <table:table-cell office:value-type="float" office:value="10249.950000000001" table:style-name="ce147">
            <text:p>10,250<text:s/></text:p>
          </table:table-cell>
          <table:table-cell office:value-type="float" office:value="10493.152" table:style-name="ce147">
            <text:p>10,493<text:s/></text:p>
          </table:table-cell>
          <table:table-cell office:value-type="float" office:value="14179.12" table:style-name="ce147">
            <text:p>14,179<text:s/></text:p>
          </table:table-cell>
          <table:table-cell office:value-type="float" office:value="18639.804" table:style-name="ce147">
            <text:p>18,640<text:s/></text:p>
          </table:table-cell>
          <table:table-cell office:value-type="float" office:value="29395.722000000002" table:style-name="ce147">
            <text:p>29,396<text:s/></text:p>
          </table:table-cell>
          <table:table-cell table:style-name="ce147"/>
          <table:table-cell office:value-type="float" office:value="35570.102524900001" table:style-name="ce147">
            <text:p>35,570<text:s/></text:p>
          </table:table-cell>
          <table:table-cell office:value-type="float" office:value="45927.522427399999" table:style-name="ce147">
            <text:p>45,928<text:s/></text:p>
          </table:table-cell>
          <table:table-cell office:value-type="float" office:value="53734.895996699997" table:style-name="ce147">
            <text:p>53,735<text:s/></text:p>
          </table:table-cell>
          <table:table-cell office:value-type="float" office:value="52599.712988799998" table:style-name="ce147">
            <text:p>52,600<text:s/></text:p>
          </table:table-cell>
          <table:table-cell office:value-type="float" office:value="49731.430141800003" table:style-name="ce147">
            <text:p>49,731<text:s/></text:p>
          </table:table-cell>
          <table:table-cell table:style-name="ce148"/>
          <table:table-cell office:value-type="string" table:style-name="ce152">
            <text:p>n. Others</text:p>
          </table:table-cell>
          <table:table-cell table:number-columns-repeated="16369"/>
        </table:table-row>
        <table:table-row table:style-name="ro8">
          <table:table-cell table:style-name="ce128"/>
          <table:table-cell table:style-name="ce139"/>
          <table:table-cell table:number-columns-repeated="11" table:style-name="ce147"/>
          <table:table-cell table:style-name="ce148"/>
          <table:table-cell table:style-name="ce130"/>
          <table:table-cell table:number-columns-repeated="16369"/>
        </table:table-row>
        <table:table-row table:style-name="ro9">
          <table:table-cell table:style-name="ce128"/>
          <table:table-cell office:value-type="string" table:style-name="ce149">
            <text:p>(5)<text:s/><text:span text:style-name="T3">菇　　　類</text:span></text:p>
          </table:table-cell>
          <table:table-cell office:value-type="float" office:value="6082.15" table:style-name="ce147">
            <text:p>6,082<text:s/></text:p>
          </table:table-cell>
          <table:table-cell office:value-type="float" office:value="6680.1530000000002" table:style-name="ce147">
            <text:p>6,680<text:s/></text:p>
          </table:table-cell>
          <table:table-cell office:value-type="float" office:value="10082.209999999999" table:style-name="ce147">
            <text:p>10,082<text:s/></text:p>
          </table:table-cell>
          <table:table-cell office:value-type="float" office:value="6867.1559999999999" table:style-name="ce147">
            <text:p>6,867<text:s/></text:p>
          </table:table-cell>
          <table:table-cell office:value-type="float" office:value="5447.7569999999996" table:style-name="ce147">
            <text:p>5,448<text:s/></text:p>
          </table:table-cell>
          <table:table-cell table:style-name="ce147"/>
          <table:table-cell office:value-type="float" office:value="3923.3629901999998" table:style-name="ce147">
            <text:p>3,923<text:s/></text:p>
          </table:table-cell>
          <table:table-cell office:value-type="float" office:value="3789.5182073999999" table:style-name="ce147">
            <text:p>3,790<text:s/></text:p>
          </table:table-cell>
          <table:table-cell office:value-type="float" office:value="3304.4808672999998" table:style-name="ce147">
            <text:p>3,304<text:s/></text:p>
          </table:table-cell>
          <table:table-cell office:value-type="float" office:value="3878.7032146000001" table:style-name="ce147">
            <text:p>3,879<text:s/></text:p>
          </table:table-cell>
          <table:table-cell office:value-type="float" office:value="2611.1030641000002" table:style-name="ce147">
            <text:p>2,611<text:s/></text:p>
          </table:table-cell>
          <table:table-cell table:style-name="ce148"/>
          <table:table-cell office:value-type="string" table:style-name="ce150">
            <text:p>(5) Mushrooms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a.<text:s/><text:span text:style-name="T3">洋　　　菇</text:span></text:p>
          </table:table-cell>
          <table:table-cell office:value-type="float" office:value="63.32" table:style-name="ce147">
            <text:p>63<text:s/></text:p>
          </table:table-cell>
          <table:table-cell office:value-type="float" office:value="60.491999999999997" table:style-name="ce147">
            <text:p>60<text:s/></text:p>
          </table:table-cell>
          <table:table-cell office:value-type="float" office:value="30.54" table:style-name="ce147">
            <text:p>31<text:s/></text:p>
          </table:table-cell>
          <table:table-cell office:value-type="float" office:value="51.357999999999997" table:style-name="ce147">
            <text:p>51<text:s/></text:p>
          </table:table-cell>
          <table:table-cell office:value-type="float" office:value="29.494" table:style-name="ce147">
            <text:p>29<text:s/></text:p>
          </table:table-cell>
          <table:table-cell table:style-name="ce147"/>
          <table:table-cell office:value-type="float" office:value="16.674715200000001" table:style-name="ce147">
            <text:p>17<text:s/></text:p>
          </table:table-cell>
          <table:table-cell office:value-type="float" office:value="9.2378078000000006" table:style-name="ce147">
            <text:p>9<text:s/></text:p>
          </table:table-cell>
          <table:table-cell office:value-type="float" office:value="25.59" table:style-name="ce147">
            <text:p>26<text:s/></text:p>
          </table:table-cell>
          <table:table-cell office:value-type="float" office:value="24.764612" table:style-name="ce147">
            <text:p>25<text:s/></text:p>
          </table:table-cell>
          <table:table-cell office:value-type="float" office:value="18.075554799999999" table:style-name="ce147">
            <text:p>18<text:s/></text:p>
          </table:table-cell>
          <table:table-cell table:style-name="ce148"/>
          <table:table-cell office:value-type="string" table:style-name="ce152">
            <text:p>a. Mushroom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b.<text:s/><text:span text:style-name="T3">香　　　菇</text:span></text:p>
          </table:table-cell>
          <table:table-cell office:value-type="float" office:value="50.06" table:style-name="ce147">
            <text:p>50<text:s/></text:p>
          </table:table-cell>
          <table:table-cell office:value-type="float" office:value="38.805" table:style-name="ce147">
            <text:p>39<text:s/></text:p>
          </table:table-cell>
          <table:table-cell office:value-type="float" office:value="39.299999999999997" table:style-name="ce147">
            <text:p>39<text:s/></text:p>
          </table:table-cell>
          <table:table-cell office:value-type="float" office:value="50.462000000000003" table:style-name="ce147">
            <text:p>50<text:s/></text:p>
          </table:table-cell>
          <table:table-cell office:value-type="float" office:value="84.441999999999993" table:style-name="ce147">
            <text:p>84<text:s/></text:p>
          </table:table-cell>
          <table:table-cell table:style-name="ce147"/>
          <table:table-cell office:value-type="float" office:value="97.027955000000006" table:style-name="ce147">
            <text:p>97<text:s/></text:p>
          </table:table-cell>
          <table:table-cell office:value-type="float" office:value="72.520160000000004" table:style-name="ce147">
            <text:p>73<text:s/></text:p>
          </table:table-cell>
          <table:table-cell office:value-type="float" office:value="80.004660000000001" table:style-name="ce147">
            <text:p>80<text:s/></text:p>
          </table:table-cell>
          <table:table-cell office:value-type="float" office:value="30.401927499999999" table:style-name="ce147">
            <text:p>30<text:s/></text:p>
          </table:table-cell>
          <table:table-cell office:value-type="float" office:value="19.137689999999999" table:style-name="ce147">
            <text:p>19<text:s/></text:p>
          </table:table-cell>
          <table:table-cell table:style-name="ce148"/>
          <table:table-cell office:value-type="string" table:style-name="ce152">
            <text:p>b. Forest mushroom</text:p>
          </table:table-cell>
          <table:table-cell table:number-columns-repeated="16369"/>
        </table:table-row>
        <table:table-row table:style-name="ro10">
          <table:table-cell table:style-name="ce128"/>
          <table:table-cell office:value-type="string" table:style-name="ce151">
            <text:p>c.<text:s/><text:span text:style-name="T3">其　　　他</text:span></text:p>
          </table:table-cell>
          <table:table-cell office:value-type="float" office:value="5968.77" table:style-name="ce147">
            <text:p>5,969<text:s/></text:p>
          </table:table-cell>
          <table:table-cell office:value-type="float" office:value="6580.8559999999998" table:style-name="ce147">
            <text:p>6,581<text:s/></text:p>
          </table:table-cell>
          <table:table-cell office:value-type="float" office:value="10012.370000000001" table:style-name="ce147">
            <text:p>10,012<text:s/></text:p>
          </table:table-cell>
          <table:table-cell office:value-type="float" office:value="6765.3360000000002" table:style-name="ce147">
            <text:p>6,765<text:s/></text:p>
          </table:table-cell>
          <table:table-cell office:value-type="float" office:value="5333.8209999999999" table:style-name="ce147">
            <text:p>5,334<text:s/></text:p>
          </table:table-cell>
          <table:table-cell table:style-name="ce147"/>
          <table:table-cell office:value-type="float" office:value="3809.66032" table:style-name="ce147">
            <text:p>3,810<text:s/></text:p>
          </table:table-cell>
          <table:table-cell office:value-type="float" office:value="3707.7602396000002" table:style-name="ce147">
            <text:p>3,708<text:s/></text:p>
          </table:table-cell>
          <table:table-cell office:value-type="float" office:value="3198.8862073" table:style-name="ce147">
            <text:p>3,199<text:s/></text:p>
          </table:table-cell>
          <table:table-cell office:value-type="float" office:value="3823.5366751000001" table:style-name="ce147">
            <text:p>3,824<text:s/></text:p>
          </table:table-cell>
          <table:table-cell office:value-type="float" office:value="2573.8898193" table:style-name="ce147">
            <text:p>2,574<text:s/></text:p>
          </table:table-cell>
          <table:table-cell table:style-name="ce148"/>
          <table:table-cell office:value-type="string" table:style-name="ce152">
            <text:p>c. Others</text:p>
          </table:table-cell>
          <table:table-cell table:number-columns-repeated="16369"/>
        </table:table-row>
        <table:table-row table:style-name="ro8">
          <table:table-cell table:style-name="ce153"/>
          <table:table-cell table:style-name="ce154"/>
          <table:table-cell table:number-columns-repeated="5" table:style-name="ce155"/>
          <table:table-cell table:style-name="ce156"/>
          <table:table-cell table:number-columns-repeated="5" table:style-name="ce155"/>
          <table:table-cell table:style-name="ce157"/>
          <table:table-cell table:style-name="ce136"/>
          <table:table-cell table:number-columns-repeated="16369"/>
        </table:table-row>
        <table:table-row table:number-rows-repeated="1048517" table:style-name="ro6">
          <table:table-cell table:number-columns-repeated="16384"/>
        </table:table-row>
      </table:table>
      <table:table table:name="4_3_6" table:style-name="ta1">
        <table:table-column table:style-name="co1" table:default-cell-style-name="ce162"/>
        <table:table-column table:style-name="co2" table:default-cell-style-name="ce162"/>
        <table:table-column table:style-name="co3" table:number-columns-repeated="5" table:default-cell-style-name="ce162"/>
        <table:table-column table:style-name="co4" table:default-cell-style-name="ce162"/>
        <table:table-column table:style-name="co3" table:number-columns-repeated="5" table:default-cell-style-name="ce162"/>
        <table:table-column table:style-name="co5" table:default-cell-style-name="ce162"/>
        <table:table-column table:style-name="co6" table:default-cell-style-name="ce162"/>
        <table:table-column table:style-name="co7" table:number-columns-repeated="16369" table:default-cell-style-name="ce162"/>
        <table:table-row table:style-name="ro1">
          <table:table-cell office:value-type="string" table:style-name="ce162">
            <text:p><text:s text:c="2"/><text:span text:style-name="T2">170 <text:s text:c="4"/>104</text:span><text:span text:style-name="T3">年糧食供需年報</text:span></text:p>
          </table:table-cell>
          <table:table-cell table:number-columns-repeated="13" table:style-name="ce162"/>
          <table:table-cell office:value-type="string" table:style-name="ce163">
            <text:p>FOOD SUPPLY &amp; UTILIZATION 2015 <text:s text:c="4"/>171</text:p>
          </table:table-cell>
          <table:table-cell table:number-columns-repeated="16369"/>
        </table:table-row>
        <table:table-row table:style-name="ro2">
          <table:table-cell table:style-name="ce164"/>
          <table:table-cell table:style-name="ce162"/>
          <table:table-cell table:number-columns-repeated="12" table:style-name="ce165"/>
          <table:table-cell table:style-name="ce166"/>
          <table:table-cell table:number-columns-repeated="16369"/>
        </table:table-row>
        <table:table-row table:style-name="ro2">
          <table:table-cell office:value-type="string" table:number-columns-spanned="7" table:number-rows-spanned="1" table:style-name="ce191">
            <text:p>(6)<text:s text:c="2"/><text:span text:style-name="T6">果</text:span><text:s/><text:span text:style-name="T6">品</text:span><text:s/><text:span text:style-name="T6">類</text:span><text:s/><text:span text:style-name="T6">出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167"/>
          <table:table-cell office:value-type="string" table:number-columns-spanned="7" table:number-rows-spanned="1" table:style-name="ce192">
            <text:p>(6) <text:s/>Export of Fruits</text:p>
          </table:table-cell>
          <table:covered-table-cell table:number-columns-repeated="6"/>
          <table:table-cell table:number-columns-repeated="16369" table:style-name="ce168"/>
        </table:table-row>
        <table:table-row table:style-name="ro3">
          <table:table-cell office:value-type="string" table:style-name="ce169">
            <text:p>單位：公噸</text:p>
          </table:table-cell>
          <table:table-cell table:style-name="ce162"/>
          <table:table-cell table:number-columns-repeated="5" table:style-name="ce170"/>
          <table:table-cell table:style-name="ce164"/>
          <table:table-cell table:number-columns-repeated="6" table:style-name="ce170"/>
          <table:table-cell office:value-type="string" table:style-name="ce171">
            <text:p>Unit:M.T.</text:p>
          </table:table-cell>
          <table:table-cell table:number-columns-repeated="16369"/>
        </table:table-row>
        <table:table-row table:style-name="ro2">
          <table:table-cell office:value-type="string" table:number-columns-spanned="2" table:number-rows-spanned="2" table:style-name="ce193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3">
            <text:p>民國<text:span text:style-name="T4"><text:s/>96</text:span><text:s/>年</text:p>
          </table:table-cell>
          <table:table-cell office:value-type="string" table:style-name="ce13">
            <text:p>民國<text:span text:style-name="T4"><text:s/>97</text:span><text:s/>年</text:p>
          </table:table-cell>
          <table:table-cell office:value-type="string" table:style-name="ce13">
            <text:p>民國<text:span text:style-name="T4"><text:s/>98</text:span><text:s/>年</text:p>
          </table:table-cell>
          <table:table-cell office:value-type="string" table:style-name="ce13">
            <text:p>民國<text:span text:style-name="T4"><text:s/>99</text:span><text:s/>年</text:p>
          </table:table-cell>
          <table:table-cell table:style-name="ce172"/>
          <table:table-cell office:value-type="string" table:style-name="ce15">
            <text:p>民國<text:span text:style-name="T4"><text:s/>100</text:span><text:s/>年</text:p>
          </table:table-cell>
          <table:table-cell office:value-type="string" table:style-name="ce13">
            <text:p>民國<text:span text:style-name="T4"><text:s/>101</text:span><text:s/>年</text:p>
          </table:table-cell>
          <table:table-cell office:value-type="string" table:style-name="ce13">
            <text:p>民國<text:span text:style-name="T4"><text:s/>102</text:span><text:s/>年</text:p>
          </table:table-cell>
          <table:table-cell office:value-type="string" table:style-name="ce13">
            <text:p>民國<text:span text:style-name="T4"><text:s/>103</text:span><text:s/>年</text:p>
          </table:table-cell>
          <table:table-cell office:value-type="string" table:style-name="ce13">
            <text:p>民國<text:span text:style-name="T4"><text:s/>104</text:span><text:s/>年</text:p>
          </table:table-cell>
          <table:table-cell office:value-type="string" table:number-columns-spanned="2" table:number-rows-spanned="2" table:style-name="ce194">
            <text:p>Category</text:p>
          </table:table-cell>
          <table:covered-table-cell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16">
            <text:p>(2006)</text:p>
          </table:table-cell>
          <table:table-cell office:value-type="string" table:style-name="ce16">
            <text:p>(2007)</text:p>
          </table:table-cell>
          <table:table-cell office:value-type="string" table:style-name="ce16">
            <text:p>(2008)</text:p>
          </table:table-cell>
          <table:table-cell office:value-type="string" table:style-name="ce16">
            <text:p>(2009)</text:p>
          </table:table-cell>
          <table:table-cell office:value-type="string" table:style-name="ce16">
            <text:p>(2010)</text:p>
          </table:table-cell>
          <table:table-cell table:style-name="ce172"/>
          <table:table-cell office:value-type="string" table:style-name="ce17">
            <text:p>(2011)</text:p>
          </table:table-cell>
          <table:table-cell office:value-type="string" table:style-name="ce16">
            <text:p>(2012)</text:p>
          </table:table-cell>
          <table:table-cell office:value-type="string" table:style-name="ce16">
            <text:p>(2013)</text:p>
          </table:table-cell>
          <table:table-cell office:value-type="string" table:style-name="ce16">
            <text:p>(2014)</text:p>
          </table:table-cell>
          <table:table-cell office:value-type="string" table:style-name="ce16">
            <text:p>(2015)</text:p>
          </table:table-cell>
          <table:covered-table-cell/>
          <table:covered-table-cell/>
          <table:table-cell table:number-columns-repeated="16369"/>
        </table:table-row>
        <table:table-row table:style-name="ro11">
          <table:table-cell table:style-name="ce162"/>
          <table:table-cell table:style-name="ce173"/>
          <table:table-cell table:number-columns-repeated="5" table:style-name="ce174"/>
          <table:table-cell table:style-name="ce175"/>
          <table:table-cell table:number-columns-repeated="5" table:style-name="ce174"/>
          <table:table-cell table:style-name="ce176"/>
          <table:table-cell table:style-name="ce166"/>
          <table:table-cell table:number-columns-repeated="16369"/>
        </table:table-row>
        <table:table-row table:style-name="ro10">
          <table:table-cell table:style-name="ce162"/>
          <table:table-cell office:value-type="string" table:style-name="ce177">
            <text:p>6.<text:s/><text:span text:style-name="T8">水　果　類</text:span></text:p>
          </table:table-cell>
          <table:table-cell office:value-type="float" office:value="125079.94" table:style-name="ce178">
            <text:p>125,080<text:s/></text:p>
          </table:table-cell>
          <table:table-cell office:value-type="float" office:value="132359.30600000001" table:style-name="ce178">
            <text:p>132,359<text:s/></text:p>
          </table:table-cell>
          <table:table-cell office:value-type="float" office:value="119136.5" table:style-name="ce178">
            <text:p>119,137<text:s/></text:p>
          </table:table-cell>
          <table:table-cell office:value-type="float" office:value="129604.084" table:style-name="ce178">
            <text:p>129,604<text:s/></text:p>
          </table:table-cell>
          <table:table-cell office:value-type="float" office:value="154704.31400000001" table:style-name="ce178">
            <text:p>154,704<text:s/></text:p>
          </table:table-cell>
          <table:table-cell table:style-name="ce178"/>
          <table:table-cell office:value-type="float" office:value="152770.5281808" table:style-name="ce178">
            <text:p>152,771<text:s/></text:p>
          </table:table-cell>
          <table:table-cell office:value-type="float" office:value="155204.65617070001" table:style-name="ce178">
            <text:p>155,205<text:s/></text:p>
          </table:table-cell>
          <table:table-cell office:value-type="float" office:value="163835.6195077" table:style-name="ce178">
            <text:p>163,836<text:s/></text:p>
          </table:table-cell>
          <table:table-cell office:value-type="float" office:value="171458.45360390001" table:style-name="ce178">
            <text:p>171,458<text:s/></text:p>
          </table:table-cell>
          <table:table-cell office:value-type="float" office:value="189973.16195060001" table:style-name="ce178">
            <text:p>189,973<text:s/></text:p>
          </table:table-cell>
          <table:table-cell table:style-name="ce179"/>
          <table:table-cell office:value-type="string" table:style-name="ce180">
            <text:p>6.Fruits</text:p>
          </table:table-cell>
          <table:table-cell table:number-columns-repeated="16369"/>
        </table:table-row>
        <table:table-row table:style-name="ro11">
          <table:table-cell table:style-name="ce162"/>
          <table:table-cell table:style-name="ce173"/>
          <table:table-cell table:number-columns-repeated="11" table:style-name="ce181"/>
          <table:table-cell table:style-name="ce182"/>
          <table:table-cell table:style-name="ce164"/>
          <table:table-cell table:number-columns-repeated="16369"/>
        </table:table-row>
        <table:table-row table:style-name="ro9">
          <table:table-cell table:style-name="ce162"/>
          <table:table-cell office:value-type="string" table:style-name="ce183">
            <text:p>(1)<text:s/><text:span text:style-name="T3">香　　　蕉</text:span></text:p>
          </table:table-cell>
          <table:table-cell office:value-type="float" office:value="16330.36" table:style-name="ce181">
            <text:p>16,330<text:s/></text:p>
          </table:table-cell>
          <table:table-cell office:value-type="float" office:value="19434.585999999999" table:style-name="ce181">
            <text:p>19,435<text:s/></text:p>
          </table:table-cell>
          <table:table-cell office:value-type="float" office:value="9159.18" table:style-name="ce181">
            <text:p>9,159<text:s/></text:p>
          </table:table-cell>
          <table:table-cell office:value-type="float" office:value="8886.6659999999993" table:style-name="ce181">
            <text:p>8,887<text:s/></text:p>
          </table:table-cell>
          <table:table-cell office:value-type="float" office:value="11304.965" table:style-name="ce181">
            <text:p>11,305<text:s/></text:p>
          </table:table-cell>
          <table:table-cell table:style-name="ce181"/>
          <table:table-cell office:value-type="float" office:value="10288.4732681" table:style-name="ce181">
            <text:p>10,288<text:s/></text:p>
          </table:table-cell>
          <table:table-cell office:value-type="float" office:value="9169.5279009999995" table:style-name="ce181">
            <text:p>9,170<text:s/></text:p>
          </table:table-cell>
          <table:table-cell office:value-type="float" office:value="7150.4050880000004" table:style-name="ce181">
            <text:p>7,150<text:s/></text:p>
          </table:table-cell>
          <table:table-cell office:value-type="float" office:value="4174.7432650000001" table:style-name="ce181">
            <text:p>4,175<text:s/></text:p>
          </table:table-cell>
          <table:table-cell office:value-type="float" office:value="3283.0015435999999" table:style-name="ce181">
            <text:p>3,283<text:s/></text:p>
          </table:table-cell>
          <table:table-cell table:style-name="ce182"/>
          <table:table-cell office:value-type="string" table:style-name="ce184">
            <text:p>(1) Bananas</text:p>
          </table:table-cell>
          <table:table-cell table:number-columns-repeated="16369"/>
        </table:table-row>
        <table:table-row table:style-name="ro11">
          <table:table-cell table:style-name="ce162"/>
          <table:table-cell table:style-name="ce173"/>
          <table:table-cell table:number-columns-repeated="11" table:style-name="ce181"/>
          <table:table-cell table:style-name="ce182"/>
          <table:table-cell table:style-name="ce164"/>
          <table:table-cell table:number-columns-repeated="16369"/>
        </table:table-row>
        <table:table-row table:style-name="ro9">
          <table:table-cell table:style-name="ce162"/>
          <table:table-cell office:value-type="string" table:style-name="ce183">
            <text:p>(2)<text:s/><text:span text:style-name="T3">鳳　　　梨</text:span></text:p>
          </table:table-cell>
          <table:table-cell office:value-type="float" office:value="990.9" table:style-name="ce181">
            <text:p>991<text:s/></text:p>
          </table:table-cell>
          <table:table-cell office:value-type="float" office:value="1166.2860000000001" table:style-name="ce181">
            <text:p>1,166<text:s/></text:p>
          </table:table-cell>
          <table:table-cell office:value-type="float" office:value="1278.5" table:style-name="ce181">
            <text:p>1,279<text:s/></text:p>
          </table:table-cell>
          <table:table-cell office:value-type="float" office:value="2281.9140000000002" table:style-name="ce181">
            <text:p>2,282<text:s/></text:p>
          </table:table-cell>
          <table:table-cell office:value-type="float" office:value="3222.6529999999998" table:style-name="ce181">
            <text:p>3,223<text:s/></text:p>
          </table:table-cell>
          <table:table-cell table:style-name="ce181"/>
          <table:table-cell office:value-type="float" office:value="4244.3673706" table:style-name="ce181">
            <text:p>4,244<text:s/></text:p>
          </table:table-cell>
          <table:table-cell office:value-type="float" office:value="5529.5315374000002" table:style-name="ce181">
            <text:p>5,530<text:s/></text:p>
          </table:table-cell>
          <table:table-cell office:value-type="float" office:value="6193.5492545999996" table:style-name="ce181">
            <text:p>6,194<text:s/></text:p>
          </table:table-cell>
          <table:table-cell office:value-type="float" office:value="10846.149064200001" table:style-name="ce181">
            <text:p>10,846<text:s/></text:p>
          </table:table-cell>
          <table:table-cell office:value-type="float" office:value="25287.7094483" table:style-name="ce181">
            <text:p>25,288<text:s/></text:p>
          </table:table-cell>
          <table:table-cell table:style-name="ce182"/>
          <table:table-cell office:value-type="string" table:style-name="ce184">
            <text:p>(2) Pineapples</text:p>
          </table:table-cell>
          <table:table-cell table:number-columns-repeated="16369"/>
        </table:table-row>
        <table:table-row table:style-name="ro11">
          <table:table-cell table:style-name="ce162"/>
          <table:table-cell table:style-name="ce173"/>
          <table:table-cell table:number-columns-repeated="11" table:style-name="ce181"/>
          <table:table-cell table:style-name="ce182"/>
          <table:table-cell table:style-name="ce164"/>
          <table:table-cell table:number-columns-repeated="16369"/>
        </table:table-row>
        <table:table-row table:style-name="ro9">
          <table:table-cell table:style-name="ce162"/>
          <table:table-cell office:value-type="string" table:style-name="ce183">
            <text:p>(3)<text:s/><text:span text:style-name="T3">柑　桔　類</text:span></text:p>
          </table:table-cell>
          <table:table-cell office:value-type="float" office:value="31505.89" table:style-name="ce181">
            <text:p>31,506<text:s/></text:p>
          </table:table-cell>
          <table:table-cell office:value-type="float" office:value="31014.147000000001" table:style-name="ce181">
            <text:p>31,014<text:s/></text:p>
          </table:table-cell>
          <table:table-cell office:value-type="float" office:value="37932.949999999997" table:style-name="ce181">
            <text:p>37,933<text:s/></text:p>
          </table:table-cell>
          <table:table-cell office:value-type="float" office:value="26803.87" table:style-name="ce181">
            <text:p>26,804<text:s/></text:p>
          </table:table-cell>
          <table:table-cell office:value-type="float" office:value="21455.837" table:style-name="ce181">
            <text:p>21,456<text:s/></text:p>
          </table:table-cell>
          <table:table-cell table:style-name="ce181"/>
          <table:table-cell office:value-type="float" office:value="19005.656683000001" table:style-name="ce181">
            <text:p>19,006<text:s/></text:p>
          </table:table-cell>
          <table:table-cell office:value-type="float" office:value="17713.4048224" table:style-name="ce181">
            <text:p>17,713<text:s/></text:p>
          </table:table-cell>
          <table:table-cell office:value-type="float" office:value="19070.1692645" table:style-name="ce181">
            <text:p>19,070<text:s/></text:p>
          </table:table-cell>
          <table:table-cell office:value-type="float" office:value="18043.266559299998" table:style-name="ce181">
            <text:p>18,043<text:s/></text:p>
          </table:table-cell>
          <table:table-cell office:value-type="float" office:value="22934.129382700001" table:style-name="ce181">
            <text:p>22,934<text:s/></text:p>
          </table:table-cell>
          <table:table-cell table:style-name="ce182"/>
          <table:table-cell office:value-type="string" table:style-name="ce184">
            <text:p>(3) Citrus</text:p>
          </table:table-cell>
          <table:table-cell table:number-columns-repeated="16369"/>
        </table:table-row>
        <table:table-row table:style-name="ro12">
          <table:table-cell table:style-name="ce162"/>
          <table:table-cell office:value-type="string" table:style-name="ce185">
            <text:p>a.<text:s/><text:span text:style-name="T3">椪　　　柑</text:span>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1"/>
          <table:table-cell office:value-type="string" table:style-name="ce181">
            <text:p>-</text:p>
          </table:table-cell>
          <table:table-cell office:value-type="float" office:value="832.29300000000001" table:style-name="ce181">
            <text:p>832<text:s/></text:p>
          </table:table-cell>
          <table:table-cell office:value-type="float" office:value="1499.116" table:style-name="ce181">
            <text:p>1,499<text:s/></text:p>
          </table:table-cell>
          <table:table-cell office:value-type="float" office:value="1695.4570000000001" table:style-name="ce181">
            <text:p>1,695<text:s/></text:p>
          </table:table-cell>
          <table:table-cell office:value-type="float" office:value="2305.3670000000002" table:style-name="ce181">
            <text:p>2,305<text:s/></text:p>
          </table:table-cell>
          <table:table-cell table:style-name="ce182"/>
          <table:table-cell office:value-type="string" table:style-name="ce186">
            <text:p>a. Ponkans</text:p>
          </table:table-cell>
          <table:table-cell table:number-columns-repeated="16369"/>
        </table:table-row>
        <table:table-row table:style-name="ro12">
          <table:table-cell table:style-name="ce162"/>
          <table:table-cell office:value-type="string" table:style-name="ce185">
            <text:p>b.<text:s/><text:span text:style-name="T3">桶　　　柑</text:span>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1"/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2"/>
          <table:table-cell office:value-type="string" table:style-name="ce186">
            <text:p>b. Tankan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c.<text:s/><text:span text:style-name="T3">文　旦　柚</text:span>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1"/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2"/>
          <table:table-cell office:value-type="string" table:style-name="ce186">
            <text:p>c. Wentan pomelo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d.<text:s/><text:span text:style-name="T3">斗　　　柚</text:span>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1"/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2"/>
          <table:table-cell office:value-type="string" table:style-name="ce186">
            <text:p>d. Tou pomelo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e.<text:s/><text:span text:style-name="T3">白　　　柚</text:span>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1"/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2"/>
          <table:table-cell office:value-type="string" table:style-name="ce186">
            <text:p>e. Pai Pomelo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f.<text:s/><text:span text:style-name="T3">溫</text:span><text:s/><text:span text:style-name="T3">州</text:span><text:s/><text:span text:style-name="T3">蜜</text:span><text:s/><text:span text:style-name="T3">柑</text:span></text:p>
          </table:table-cell>
          <table:table-cell office:value-type="float" office:value="810.4" table:style-name="ce181">
            <text:p>810<text:s/></text:p>
          </table:table-cell>
          <table:table-cell office:value-type="float" office:value="890.45" table:style-name="ce181">
            <text:p>890<text:s/></text:p>
          </table:table-cell>
          <table:table-cell office:value-type="float" office:value="271.08" table:style-name="ce181">
            <text:p>271<text:s/></text:p>
          </table:table-cell>
          <table:table-cell office:value-type="float" office:value="19.175999999999998" table:style-name="ce181">
            <text:p>19<text:s/></text:p>
          </table:table-cell>
          <table:table-cell office:value-type="float" office:value="233.50399999999999" table:style-name="ce181">
            <text:p>234<text:s/></text:p>
          </table:table-cell>
          <table:table-cell table:style-name="ce181"/>
          <table:table-cell office:value-type="float" office:value="101.07" table:style-name="ce181">
            <text:p>101<text:s/></text:p>
          </table:table-cell>
          <table:table-cell office:value-type="float" office:value="19.108000000000001" table:style-name="ce181">
            <text:p>19<text:s/></text:p>
          </table:table-cell>
          <table:table-cell office:value-type="float" office:value="20.562000000000001" table:style-name="ce181">
            <text:p>21<text:s/></text:p>
          </table:table-cell>
          <table:table-cell office:value-type="float" office:value="5.9160000000000004" table:style-name="ce181">
            <text:p>6<text:s/></text:p>
          </table:table-cell>
          <table:table-cell office:value-type="float" office:value="15.042" table:style-name="ce181">
            <text:p>15<text:s/></text:p>
          </table:table-cell>
          <table:table-cell table:style-name="ce182"/>
          <table:table-cell office:value-type="string" table:style-name="ce186">
            <text:p>f. Satsuma orange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g.<text:s/><text:span text:style-name="T3">晚侖西亞橙</text:span>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1"/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2"/>
          <table:table-cell office:value-type="string" table:style-name="ce186">
            <text:p>g. Valencia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h.<text:s/><text:span text:style-name="T3">柳　　　橙</text:span></text:p>
          </table:table-cell>
          <table:table-cell office:value-type="float" office:value="25689.24" table:style-name="ce181">
            <text:p>25,689<text:s/></text:p>
          </table:table-cell>
          <table:table-cell office:value-type="float" office:value="25615.976999999999" table:style-name="ce181">
            <text:p>25,616<text:s/></text:p>
          </table:table-cell>
          <table:table-cell office:value-type="float" office:value="33242.39" table:style-name="ce181">
            <text:p>33,242<text:s/></text:p>
          </table:table-cell>
          <table:table-cell office:value-type="float" office:value="22461.581999999999" table:style-name="ce181">
            <text:p>22,462<text:s/></text:p>
          </table:table-cell>
          <table:table-cell office:value-type="float" office:value="16135.174999999999" table:style-name="ce181">
            <text:p>16,135<text:s/></text:p>
          </table:table-cell>
          <table:table-cell table:style-name="ce181"/>
          <table:table-cell office:value-type="float" office:value="12483.1108212" table:style-name="ce181">
            <text:p>12,483<text:s/></text:p>
          </table:table-cell>
          <table:table-cell office:value-type="float" office:value="10756.2908924" table:style-name="ce181">
            <text:p>10,756<text:s/></text:p>
          </table:table-cell>
          <table:table-cell office:value-type="float" office:value="10804.3239522" table:style-name="ce181">
            <text:p>10,804<text:s/></text:p>
          </table:table-cell>
          <table:table-cell office:value-type="float" office:value="9681.3328600000004" table:style-name="ce181">
            <text:p>9,681<text:s/></text:p>
          </table:table-cell>
          <table:table-cell office:value-type="float" office:value="12083.052804499999" table:style-name="ce181">
            <text:p>12,083<text:s/></text:p>
          </table:table-cell>
          <table:table-cell table:style-name="ce182"/>
          <table:table-cell office:value-type="string" table:style-name="ce186">
            <text:p>h. Liucheng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i.<text:s/><text:span text:style-name="T3">檸　　　檬</text:span></text:p>
          </table:table-cell>
          <table:table-cell office:value-type="float" office:value="11.14" table:style-name="ce181">
            <text:p>11<text:s/></text:p>
          </table:table-cell>
          <table:table-cell office:value-type="float" office:value="19.951000000000001" table:style-name="ce181">
            <text:p>20<text:s/></text:p>
          </table:table-cell>
          <table:table-cell office:value-type="float" office:value="36.42" table:style-name="ce181">
            <text:p>36<text:s/></text:p>
          </table:table-cell>
          <table:table-cell office:value-type="float" office:value="28.521999999999998" table:style-name="ce181">
            <text:p>29<text:s/></text:p>
          </table:table-cell>
          <table:table-cell office:value-type="float" office:value="12.089" table:style-name="ce181">
            <text:p>12<text:s/></text:p>
          </table:table-cell>
          <table:table-cell table:style-name="ce181"/>
          <table:table-cell office:value-type="float" office:value="3.8340000000000001" table:style-name="ce181">
            <text:p>4<text:s/></text:p>
          </table:table-cell>
          <table:table-cell office:value-type="float" office:value="1.506" table:style-name="ce181">
            <text:p>2<text:s/></text:p>
          </table:table-cell>
          <table:table-cell office:value-type="float" office:value="15.901" table:style-name="ce181">
            <text:p>16<text:s/></text:p>
          </table:table-cell>
          <table:table-cell office:value-type="float" office:value="223.709" table:style-name="ce181">
            <text:p>224<text:s/></text:p>
          </table:table-cell>
          <table:table-cell office:value-type="float" office:value="542.601" table:style-name="ce181">
            <text:p>543<text:s/></text:p>
          </table:table-cell>
          <table:table-cell table:style-name="ce182"/>
          <table:table-cell office:value-type="string" table:style-name="ce186">
            <text:p>i. Lemon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j.<text:s/><text:span text:style-name="T3">葡　萄　柚</text:span></text:p>
          </table:table-cell>
          <table:table-cell office:value-type="float" office:value="779.13" table:style-name="ce181">
            <text:p>779<text:s/></text:p>
          </table:table-cell>
          <table:table-cell office:value-type="float" office:value="1262.2529999999999" table:style-name="ce181">
            <text:p>1,262<text:s/></text:p>
          </table:table-cell>
          <table:table-cell office:value-type="float" office:value="979.05" table:style-name="ce181">
            <text:p>979<text:s/></text:p>
          </table:table-cell>
          <table:table-cell office:value-type="float" office:value="1134.2360000000001" table:style-name="ce181">
            <text:p>1,134<text:s/></text:p>
          </table:table-cell>
          <table:table-cell office:value-type="float" office:value="1688.405" table:style-name="ce181">
            <text:p>1,688<text:s/></text:p>
          </table:table-cell>
          <table:table-cell table:style-name="ce181"/>
          <table:table-cell office:value-type="float" office:value="1516.5930000000001" table:style-name="ce181">
            <text:p>1,517<text:s/></text:p>
          </table:table-cell>
          <table:table-cell office:value-type="float" office:value="1749.7860020000001" table:style-name="ce181">
            <text:p>1,750<text:s/></text:p>
          </table:table-cell>
          <table:table-cell office:value-type="float" office:value="2281.1959999999999" table:style-name="ce181">
            <text:p>2,281<text:s/></text:p>
          </table:table-cell>
          <table:table-cell office:value-type="float" office:value="1459.8590201" table:style-name="ce181">
            <text:p>1,460<text:s/></text:p>
          </table:table-cell>
          <table:table-cell office:value-type="float" office:value="2139.9609999999998" table:style-name="ce181">
            <text:p>2,140<text:s/></text:p>
          </table:table-cell>
          <table:table-cell table:style-name="ce182"/>
          <table:table-cell office:value-type="string" table:style-name="ce186">
            <text:p>j. Grapefruit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k.<text:s/><text:span text:style-name="T3">其</text:span><text:s/><text:span text:style-name="T3">他</text:span><text:s/><text:span text:style-name="T3">雜</text:span><text:s/><text:span text:style-name="T3">柑</text:span></text:p>
          </table:table-cell>
          <table:table-cell office:value-type="float" office:value="4215.9799999999996" table:style-name="ce181">
            <text:p>4,216<text:s/></text:p>
          </table:table-cell>
          <table:table-cell office:value-type="float" office:value="3225.5160000000001" table:style-name="ce181">
            <text:p>3,226<text:s/></text:p>
          </table:table-cell>
          <table:table-cell office:value-type="float" office:value="3404.01" table:style-name="ce181">
            <text:p>3,404<text:s/></text:p>
          </table:table-cell>
          <table:table-cell office:value-type="float" office:value="3160.3539999999998" table:style-name="ce181">
            <text:p>3,160<text:s/></text:p>
          </table:table-cell>
          <table:table-cell office:value-type="float" office:value="3386.6640000000002" table:style-name="ce181">
            <text:p>3,387<text:s/></text:p>
          </table:table-cell>
          <table:table-cell table:style-name="ce181"/>
          <table:table-cell office:value-type="float" office:value="4901.0488617999999" table:style-name="ce181">
            <text:p>4,901<text:s/></text:p>
          </table:table-cell>
          <table:table-cell office:value-type="float" office:value="4354.4209279999995" table:style-name="ce181">
            <text:p>4,354<text:s/></text:p>
          </table:table-cell>
          <table:table-cell office:value-type="float" office:value="4449.0703123000003" table:style-name="ce181">
            <text:p>4,449<text:s/></text:p>
          </table:table-cell>
          <table:table-cell office:value-type="float" office:value="4976.9926791999997" table:style-name="ce181">
            <text:p>4,977<text:s/></text:p>
          </table:table-cell>
          <table:table-cell office:value-type="float" office:value="5848.1055782000003" table:style-name="ce181">
            <text:p>5,848<text:s/></text:p>
          </table:table-cell>
          <table:table-cell table:style-name="ce182"/>
          <table:table-cell office:value-type="string" table:style-name="ce186">
            <text:p>k. Othercitus</text:p>
          </table:table-cell>
          <table:table-cell table:number-columns-repeated="16369"/>
        </table:table-row>
        <table:table-row table:style-name="ro11">
          <table:table-cell/>
          <table:table-cell table:style-name="ce173"/>
          <table:table-cell table:number-columns-repeated="11" table:style-name="ce181"/>
          <table:table-cell table:style-name="ce182"/>
          <table:table-cell table:style-name="ce164"/>
          <table:table-cell table:number-columns-repeated="16369"/>
        </table:table-row>
        <table:table-row table:style-name="ro9">
          <table:table-cell/>
          <table:table-cell office:value-type="string" table:style-name="ce183">
            <text:p>(4)<text:s/><text:span text:style-name="T3">瓜　果　類</text:span></text:p>
          </table:table-cell>
          <table:table-cell office:value-type="float" office:value="111.44" table:style-name="ce181">
            <text:p>111<text:s/></text:p>
          </table:table-cell>
          <table:table-cell office:value-type="float" office:value="52.625" table:style-name="ce181">
            <text:p>53<text:s/></text:p>
          </table:table-cell>
          <table:table-cell office:value-type="float" office:value="99.16" table:style-name="ce181">
            <text:p>99<text:s/></text:p>
          </table:table-cell>
          <table:table-cell office:value-type="float" office:value="58.734000000000002" table:style-name="ce181">
            <text:p>59<text:s/></text:p>
          </table:table-cell>
          <table:table-cell office:value-type="float" office:value="61.814999999999998" table:style-name="ce181">
            <text:p>62<text:s/></text:p>
          </table:table-cell>
          <table:table-cell table:style-name="ce181"/>
          <table:table-cell office:value-type="float" office:value="288.90300000000002" table:style-name="ce181">
            <text:p>289<text:s/></text:p>
          </table:table-cell>
          <table:table-cell office:value-type="float" office:value="294.78500000000003" table:style-name="ce181">
            <text:p>295<text:s/></text:p>
          </table:table-cell>
          <table:table-cell office:value-type="float" office:value="348.90600000000001" table:style-name="ce181">
            <text:p>349<text:s/></text:p>
          </table:table-cell>
          <table:table-cell office:value-type="float" office:value="291.07299999999998" table:style-name="ce181">
            <text:p>291<text:s/></text:p>
          </table:table-cell>
          <table:table-cell office:value-type="float" office:value="212.941" table:style-name="ce181">
            <text:p>213<text:s/></text:p>
          </table:table-cell>
          <table:table-cell table:style-name="ce182"/>
          <table:table-cell office:value-type="string" table:style-name="ce184">
            <text:p>(4) Melon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a.<text:s/><text:span text:style-name="T3">西　　　瓜</text:span></text:p>
          </table:table-cell>
          <table:table-cell office:value-type="float" office:value="0.96" table:style-name="ce181">
            <text:p>1<text:s/></text:p>
          </table:table-cell>
          <table:table-cell office:value-type="float" office:value="19.949000000000002" table:style-name="ce181">
            <text:p>20<text:s/></text:p>
          </table:table-cell>
          <table:table-cell office:value-type="float" office:value="46.95" table:style-name="ce181">
            <text:p>47<text:s/></text:p>
          </table:table-cell>
          <table:table-cell office:value-type="float" office:value="17.065000000000001" table:style-name="ce181">
            <text:p>17<text:s/></text:p>
          </table:table-cell>
          <table:table-cell office:value-type="float" office:value="57.466999999999999" table:style-name="ce181">
            <text:p>57<text:s/></text:p>
          </table:table-cell>
          <table:table-cell table:style-name="ce181"/>
          <table:table-cell office:value-type="float" office:value="161.47900000000001" table:style-name="ce181">
            <text:p>161<text:s/></text:p>
          </table:table-cell>
          <table:table-cell office:value-type="float" office:value="237.12100000000001" table:style-name="ce181">
            <text:p>237<text:s/></text:p>
          </table:table-cell>
          <table:table-cell office:value-type="float" office:value="266.214" table:style-name="ce181">
            <text:p>266<text:s/></text:p>
          </table:table-cell>
          <table:table-cell office:value-type="float" office:value="235.34800000000001" table:style-name="ce181">
            <text:p>235<text:s/></text:p>
          </table:table-cell>
          <table:table-cell office:value-type="float" office:value="134.917" table:style-name="ce181">
            <text:p>135<text:s/></text:p>
          </table:table-cell>
          <table:table-cell table:style-name="ce182"/>
          <table:table-cell office:value-type="string" table:style-name="ce186">
            <text:p>a. Watermelon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b.<text:s/><text:span text:style-name="T3">香　　　瓜</text:span></text:p>
          </table:table-cell>
          <table:table-cell office:value-type="float" office:value="94.04" table:style-name="ce181">
            <text:p>94<text:s/></text:p>
          </table:table-cell>
          <table:table-cell office:value-type="float" office:value="2.52" table:style-name="ce181">
            <text:p>3<text:s/></text:p>
          </table:table-cell>
          <table:table-cell office:value-type="float" office:value="38.67" table:style-name="ce181">
            <text:p>39<text:s/></text:p>
          </table:table-cell>
          <table:table-cell office:value-type="float" office:value="26.337" table:style-name="ce181">
            <text:p>26<text:s/></text:p>
          </table:table-cell>
          <table:table-cell office:value-type="float" office:value="1.2749999999999999" table:style-name="ce181">
            <text:p>1<text:s/></text:p>
          </table:table-cell>
          <table:table-cell table:style-name="ce181"/>
          <table:table-cell office:value-type="float" office:value="96.459000000000003" table:style-name="ce181">
            <text:p>96<text:s/></text:p>
          </table:table-cell>
          <table:table-cell office:value-type="float" office:value="27.823" table:style-name="ce181">
            <text:p>28<text:s/></text:p>
          </table:table-cell>
          <table:table-cell office:value-type="float" office:value="29.782" table:style-name="ce181">
            <text:p>30<text:s/></text:p>
          </table:table-cell>
          <table:table-cell office:value-type="float" office:value="25.402999999999999" table:style-name="ce181">
            <text:p>25<text:s/></text:p>
          </table:table-cell>
          <table:table-cell office:value-type="float" office:value="59.045000000000002" table:style-name="ce181">
            <text:p>59<text:s/></text:p>
          </table:table-cell>
          <table:table-cell table:style-name="ce182"/>
          <table:table-cell office:value-type="string" table:style-name="ce186">
            <text:p>b. Muskmelon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c.<text:s/><text:span text:style-name="T3">洋　香　瓜</text:span></text:p>
          </table:table-cell>
          <table:table-cell office:value-type="float" office:value="16.440000000000001" table:style-name="ce181">
            <text:p>16<text:s/></text:p>
          </table:table-cell>
          <table:table-cell office:value-type="float" office:value="30.155999999999999" table:style-name="ce181">
            <text:p>30<text:s/></text:p>
          </table:table-cell>
          <table:table-cell office:value-type="float" office:value="13.54" table:style-name="ce181">
            <text:p>14<text:s/></text:p>
          </table:table-cell>
          <table:table-cell office:value-type="float" office:value="15.332000000000001" table:style-name="ce181">
            <text:p>15<text:s/></text:p>
          </table:table-cell>
          <table:table-cell office:value-type="float" office:value="3.073" table:style-name="ce181">
            <text:p>3<text:s/></text:p>
          </table:table-cell>
          <table:table-cell table:style-name="ce181"/>
          <table:table-cell office:value-type="float" office:value="30.965" table:style-name="ce181">
            <text:p>31<text:s/></text:p>
          </table:table-cell>
          <table:table-cell office:value-type="float" office:value="29.841000000000001" table:style-name="ce181">
            <text:p>30<text:s/></text:p>
          </table:table-cell>
          <table:table-cell office:value-type="float" office:value="52.91" table:style-name="ce181">
            <text:p>53<text:s/></text:p>
          </table:table-cell>
          <table:table-cell office:value-type="float" office:value="30.321999999999999" table:style-name="ce181">
            <text:p>30<text:s/></text:p>
          </table:table-cell>
          <table:table-cell office:value-type="float" office:value="18.978999999999999" table:style-name="ce181">
            <text:p>19<text:s/></text:p>
          </table:table-cell>
          <table:table-cell table:style-name="ce182"/>
          <table:table-cell office:value-type="string" table:style-name="ce186">
            <text:p>c. Cantaloupe</text:p>
          </table:table-cell>
          <table:table-cell table:number-columns-repeated="16369"/>
        </table:table-row>
        <table:table-row table:style-name="ro11">
          <table:table-cell/>
          <table:table-cell table:style-name="ce173"/>
          <table:table-cell table:number-columns-repeated="11" table:style-name="ce181"/>
          <table:table-cell table:style-name="ce182"/>
          <table:table-cell table:style-name="ce164"/>
          <table:table-cell table:number-columns-repeated="16369"/>
        </table:table-row>
        <table:table-row table:style-name="ro9">
          <table:table-cell/>
          <table:table-cell office:value-type="string" table:style-name="ce183">
            <text:p>(5)<text:s/><text:span text:style-name="T3">其　　　他</text:span></text:p>
          </table:table-cell>
          <table:table-cell office:value-type="float" office:value="76141.350000000006" table:style-name="ce181">
            <text:p>76,141<text:s/></text:p>
          </table:table-cell>
          <table:table-cell office:value-type="float" office:value="80691.661999999997" table:style-name="ce181">
            <text:p>80,692<text:s/></text:p>
          </table:table-cell>
          <table:table-cell office:value-type="float" office:value="70666.710000000006" table:style-name="ce181">
            <text:p>70,667<text:s/></text:p>
          </table:table-cell>
          <table:table-cell office:value-type="float" office:value="91572.9" table:style-name="ce181">
            <text:p>91,573<text:s/></text:p>
          </table:table-cell>
          <table:table-cell office:value-type="float" office:value="118659.04399999999" table:style-name="ce181">
            <text:p>118,659<text:s/></text:p>
          </table:table-cell>
          <table:table-cell table:style-name="ce181"/>
          <table:table-cell office:value-type="float" office:value="118943.1278591" table:style-name="ce181">
            <text:p>118,943<text:s/></text:p>
          </table:table-cell>
          <table:table-cell office:value-type="float" office:value="122497.4069099" table:style-name="ce181">
            <text:p>122,497<text:s/></text:p>
          </table:table-cell>
          <table:table-cell office:value-type="float" office:value="131072.5899006" table:style-name="ce181">
            <text:p>131,073<text:s/></text:p>
          </table:table-cell>
          <table:table-cell office:value-type="float" office:value="138103.2217154" table:style-name="ce181">
            <text:p>138,103<text:s/></text:p>
          </table:table-cell>
          <table:table-cell office:value-type="float" office:value="138255.380576" table:style-name="ce181">
            <text:p>138,255<text:s/></text:p>
          </table:table-cell>
          <table:table-cell table:style-name="ce182"/>
          <table:table-cell office:value-type="string" table:style-name="ce184">
            <text:p>(5) Other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a.<text:s/><text:span text:style-name="T3">龍　　　眼</text:span></text:p>
          </table:table-cell>
          <table:table-cell office:value-type="float" office:value="18.059999999999999" table:style-name="ce181">
            <text:p>18<text:s/></text:p>
          </table:table-cell>
          <table:table-cell office:value-type="float" office:value="22.972000000000001" table:style-name="ce181">
            <text:p>23<text:s/></text:p>
          </table:table-cell>
          <table:table-cell office:value-type="float" office:value="31.11" table:style-name="ce181">
            <text:p>31<text:s/></text:p>
          </table:table-cell>
          <table:table-cell office:value-type="float" office:value="29.82" table:style-name="ce181">
            <text:p>30<text:s/></text:p>
          </table:table-cell>
          <table:table-cell office:value-type="float" office:value="130.934" table:style-name="ce181">
            <text:p>131<text:s/></text:p>
          </table:table-cell>
          <table:table-cell table:style-name="ce181"/>
          <table:table-cell office:value-type="float" office:value="307.2583965" table:style-name="ce181">
            <text:p>307<text:s/></text:p>
          </table:table-cell>
          <table:table-cell office:value-type="float" office:value="35.074577599999998" table:style-name="ce181">
            <text:p>35<text:s/></text:p>
          </table:table-cell>
          <table:table-cell office:value-type="float" office:value="49.543877000000002" table:style-name="ce181">
            <text:p>50<text:s/></text:p>
          </table:table-cell>
          <table:table-cell office:value-type="float" office:value="82.107434400000002" table:style-name="ce181">
            <text:p>82<text:s/></text:p>
          </table:table-cell>
          <table:table-cell office:value-type="float" office:value="71.112404600000005" table:style-name="ce181">
            <text:p>71<text:s/></text:p>
          </table:table-cell>
          <table:table-cell table:style-name="ce182"/>
          <table:table-cell office:value-type="string" table:style-name="ce186">
            <text:p>a. Longan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b.<text:s/><text:span text:style-name="T3">芒　　　果</text:span></text:p>
          </table:table-cell>
          <table:table-cell office:value-type="float" office:value="3713.69" table:style-name="ce181">
            <text:p>3,714<text:s/></text:p>
          </table:table-cell>
          <table:table-cell office:value-type="float" office:value="5994.933" table:style-name="ce181">
            <text:p>5,995<text:s/></text:p>
          </table:table-cell>
          <table:table-cell office:value-type="float" office:value="4247.08" table:style-name="ce181">
            <text:p>4,247<text:s/></text:p>
          </table:table-cell>
          <table:table-cell office:value-type="float" office:value="5478.9340000000002" table:style-name="ce181">
            <text:p>5,479<text:s/></text:p>
          </table:table-cell>
          <table:table-cell office:value-type="float" office:value="5899.4830000000002" table:style-name="ce181">
            <text:p>5,899<text:s/></text:p>
          </table:table-cell>
          <table:table-cell table:style-name="ce181"/>
          <table:table-cell office:value-type="float" office:value="5569.3675832999998" table:style-name="ce181">
            <text:p>5,569<text:s/></text:p>
          </table:table-cell>
          <table:table-cell office:value-type="float" office:value="3281.0820290000001" table:style-name="ce181">
            <text:p>3,281<text:s/></text:p>
          </table:table-cell>
          <table:table-cell office:value-type="float" office:value="7797.7881792999997" table:style-name="ce181">
            <text:p>7,798<text:s/></text:p>
          </table:table-cell>
          <table:table-cell office:value-type="float" office:value="8359.5062992000003" table:style-name="ce181">
            <text:p>8,360<text:s/></text:p>
          </table:table-cell>
          <table:table-cell office:value-type="float" office:value="12712.599875" table:style-name="ce181">
            <text:p>12,713<text:s/></text:p>
          </table:table-cell>
          <table:table-cell table:style-name="ce182"/>
          <table:table-cell office:value-type="string" table:style-name="ce186">
            <text:p>b. Mango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c.<text:s/><text:span text:style-name="T3">番　石　榴</text:span></text:p>
          </table:table-cell>
          <table:table-cell office:value-type="float" office:value="1754.75" table:style-name="ce181">
            <text:p>1,755<text:s/></text:p>
          </table:table-cell>
          <table:table-cell office:value-type="float" office:value="2171.328" table:style-name="ce181">
            <text:p>2,171<text:s/></text:p>
          </table:table-cell>
          <table:table-cell office:value-type="float" office:value="1674.96" table:style-name="ce181">
            <text:p>1,675<text:s/></text:p>
          </table:table-cell>
          <table:table-cell office:value-type="float" office:value="1909.864" table:style-name="ce181">
            <text:p>1,910<text:s/></text:p>
          </table:table-cell>
          <table:table-cell office:value-type="float" office:value="2341.5859999999998" table:style-name="ce181">
            <text:p>2,342<text:s/></text:p>
          </table:table-cell>
          <table:table-cell table:style-name="ce181"/>
          <table:table-cell office:value-type="float" office:value="2686.9690000000001" table:style-name="ce181">
            <text:p>2,687<text:s/></text:p>
          </table:table-cell>
          <table:table-cell office:value-type="float" office:value="3045.165" table:style-name="ce181">
            <text:p>3,045<text:s/></text:p>
          </table:table-cell>
          <table:table-cell office:value-type="float" office:value="4730.5339999999997" table:style-name="ce181">
            <text:p>4,731<text:s/></text:p>
          </table:table-cell>
          <table:table-cell office:value-type="float" office:value="4066.9520000000002" table:style-name="ce181">
            <text:p>4,067<text:s/></text:p>
          </table:table-cell>
          <table:table-cell office:value-type="float" office:value="3492.87" table:style-name="ce181">
            <text:p>3,493<text:s/></text:p>
          </table:table-cell>
          <table:table-cell table:style-name="ce182"/>
          <table:table-cell office:value-type="string" table:style-name="ce186">
            <text:p>c. Guava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d.<text:s/><text:span text:style-name="T3">　　李</text:span></text:p>
          </table:table-cell>
          <table:table-cell office:value-type="float" office:value="0.23" table:style-name="ce181">
            <text:p>0<text:s/>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float" office:value="0.21" table:style-name="ce181">
            <text:p>0<text:s/></text:p>
          </table:table-cell>
          <table:table-cell office:value-type="float" office:value="1.585" table:style-name="ce181">
            <text:p>2<text:s/></text:p>
          </table:table-cell>
          <table:table-cell table:style-name="ce181"/>
          <table:table-cell office:value-type="float" office:value="9.2149999999999999" table:style-name="ce181">
            <text:p>9<text:s/></text:p>
          </table:table-cell>
          <table:table-cell office:value-type="float" office:value="6.9770000000000003" table:style-name="ce181">
            <text:p>7<text:s/></text:p>
          </table:table-cell>
          <table:table-cell office:value-type="float" office:value="10.467000000000001" table:style-name="ce181">
            <text:p>10<text:s/></text:p>
          </table:table-cell>
          <table:table-cell office:value-type="float" office:value="13.188000000000001" table:style-name="ce181">
            <text:p>13<text:s/></text:p>
          </table:table-cell>
          <table:table-cell office:value-type="float" office:value="3.3010000000000002" table:style-name="ce181">
            <text:p>3<text:s/></text:p>
          </table:table-cell>
          <table:table-cell table:style-name="ce182"/>
          <table:table-cell office:value-type="string" table:style-name="ce186">
            <text:p>d. Plum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e.<text:s/><text:span text:style-name="T3">　　桃</text:span></text:p>
          </table:table-cell>
          <table:table-cell office:value-type="float" office:value="2.5299999999999998" table:style-name="ce181">
            <text:p>3<text:s/></text:p>
          </table:table-cell>
          <table:table-cell office:value-type="float" office:value="4.6100000000000003" table:style-name="ce181">
            <text:p>5<text:s/></text:p>
          </table:table-cell>
          <table:table-cell office:value-type="float" office:value="1.39" table:style-name="ce181">
            <text:p>1<text:s/></text:p>
          </table:table-cell>
          <table:table-cell office:value-type="float" office:value="1.9630000000000001" table:style-name="ce181">
            <text:p>2<text:s/></text:p>
          </table:table-cell>
          <table:table-cell office:value-type="float" office:value="9.7230000000000008" table:style-name="ce181">
            <text:p>10<text:s/></text:p>
          </table:table-cell>
          <table:table-cell table:style-name="ce181"/>
          <table:table-cell office:value-type="float" office:value="0.7016751" table:style-name="ce181">
            <text:p>1<text:s/></text:p>
          </table:table-cell>
          <table:table-cell office:value-type="float" office:value="1.3800276" table:style-name="ce181">
            <text:p>1<text:s/></text:p>
          </table:table-cell>
          <table:table-cell office:value-type="float" office:value="7.1901438000000004" table:style-name="ce181">
            <text:p>7<text:s/></text:p>
          </table:table-cell>
          <table:table-cell office:value-type="float" office:value="6.3337876" table:style-name="ce181">
            <text:p>6<text:s/></text:p>
          </table:table-cell>
          <table:table-cell office:value-type="float" office:value="5.5834311999999997" table:style-name="ce181">
            <text:p>6<text:s/></text:p>
          </table:table-cell>
          <table:table-cell table:style-name="ce182"/>
          <table:table-cell office:value-type="string" table:style-name="ce186">
            <text:p>e. Peache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f.<text:span text:style-name="T3">　　</text:span><text:s/><text:span text:style-name="T3">柿</text:span></text:p>
          </table:table-cell>
          <table:table-cell office:value-type="float" office:value="6.41" table:style-name="ce181">
            <text:p>6<text:s/></text:p>
          </table:table-cell>
          <table:table-cell office:value-type="float" office:value="10.127000000000001" table:style-name="ce181">
            <text:p>10<text:s/></text:p>
          </table:table-cell>
          <table:table-cell office:value-type="float" office:value="16.79" table:style-name="ce181">
            <text:p>17<text:s/></text:p>
          </table:table-cell>
          <table:table-cell office:value-type="float" office:value="30.248000000000001" table:style-name="ce181">
            <text:p>30<text:s/></text:p>
          </table:table-cell>
          <table:table-cell office:value-type="float" office:value="49.401000000000003" table:style-name="ce181">
            <text:p>49<text:s/></text:p>
          </table:table-cell>
          <table:table-cell table:style-name="ce181"/>
          <table:table-cell office:value-type="float" office:value="43.177995199999998" table:style-name="ce181">
            <text:p>43<text:s/></text:p>
          </table:table-cell>
          <table:table-cell office:value-type="float" office:value="75.591286800000006" table:style-name="ce181">
            <text:p>76<text:s/></text:p>
          </table:table-cell>
          <table:table-cell office:value-type="float" office:value="61.048666599999997" table:style-name="ce181">
            <text:p>61<text:s/></text:p>
          </table:table-cell>
          <table:table-cell office:value-type="float" office:value="68.780653999999998" table:style-name="ce181">
            <text:p>69<text:s/></text:p>
          </table:table-cell>
          <table:table-cell office:value-type="float" office:value="54.244999999999997" table:style-name="ce181">
            <text:p>54<text:s/></text:p>
          </table:table-cell>
          <table:table-cell table:style-name="ce182"/>
          <table:table-cell office:value-type="string" table:style-name="ce186">
            <text:p>f. Persimmon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g.<text:s/><text:span text:style-name="T3">木　　　瓜</text:span></text:p>
          </table:table-cell>
          <table:table-cell office:value-type="float" office:value="83.54" table:style-name="ce181">
            <text:p>84<text:s/></text:p>
          </table:table-cell>
          <table:table-cell office:value-type="float" office:value="273.18299999999999" table:style-name="ce181">
            <text:p>273<text:s/></text:p>
          </table:table-cell>
          <table:table-cell office:value-type="float" office:value="44.83" table:style-name="ce181">
            <text:p>45<text:s/></text:p>
          </table:table-cell>
          <table:table-cell office:value-type="float" office:value="108.108" table:style-name="ce181">
            <text:p>108<text:s/></text:p>
          </table:table-cell>
          <table:table-cell office:value-type="float" office:value="250.374" table:style-name="ce181">
            <text:p>250<text:s/></text:p>
          </table:table-cell>
          <table:table-cell table:style-name="ce181"/>
          <table:table-cell office:value-type="float" office:value="359.06459999999998" table:style-name="ce181">
            <text:p>359<text:s/></text:p>
          </table:table-cell>
          <table:table-cell office:value-type="float" office:value="160.96600000000001" table:style-name="ce181">
            <text:p>161<text:s/></text:p>
          </table:table-cell>
          <table:table-cell office:value-type="float" office:value="224.12228640000001" table:style-name="ce181">
            <text:p>224<text:s/></text:p>
          </table:table-cell>
          <table:table-cell office:value-type="float" office:value="314.31200000000001" table:style-name="ce181">
            <text:p>314<text:s/></text:p>
          </table:table-cell>
          <table:table-cell office:value-type="float" office:value="227.44200000000001" table:style-name="ce181">
            <text:p>227<text:s/></text:p>
          </table:table-cell>
          <table:table-cell table:style-name="ce182"/>
          <table:table-cell office:value-type="string" table:style-name="ce186">
            <text:p>g. Papaya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h.<text:s/><text:span text:style-name="T3">蓮　　　霧</text:span></text:p>
          </table:table-cell>
          <table:table-cell office:value-type="float" office:value="62.77" table:style-name="ce181">
            <text:p>63<text:s/></text:p>
          </table:table-cell>
          <table:table-cell office:value-type="float" office:value="37.555999999999997" table:style-name="ce181">
            <text:p>38<text:s/></text:p>
          </table:table-cell>
          <table:table-cell office:value-type="float" office:value="88.76" table:style-name="ce181">
            <text:p>89<text:s/></text:p>
          </table:table-cell>
          <table:table-cell office:value-type="float" office:value="155.93799999999999" table:style-name="ce181">
            <text:p>156<text:s/></text:p>
          </table:table-cell>
          <table:table-cell office:value-type="float" office:value="315.65199999999999" table:style-name="ce181">
            <text:p>316<text:s/></text:p>
          </table:table-cell>
          <table:table-cell table:style-name="ce181"/>
          <table:table-cell office:value-type="float" office:value="358.81599999999997" table:style-name="ce181">
            <text:p>359<text:s/></text:p>
          </table:table-cell>
          <table:table-cell office:value-type="float" office:value="418.86799999999999" table:style-name="ce181">
            <text:p>419<text:s/></text:p>
          </table:table-cell>
          <table:table-cell office:value-type="float" office:value="1360.171" table:style-name="ce181">
            <text:p>1,360<text:s/></text:p>
          </table:table-cell>
          <table:table-cell office:value-type="float" office:value="2130.027" table:style-name="ce181">
            <text:p>2,130<text:s/></text:p>
          </table:table-cell>
          <table:table-cell office:value-type="float" office:value="2997.0549999999998" table:style-name="ce181">
            <text:p>2,997<text:s/></text:p>
          </table:table-cell>
          <table:table-cell table:style-name="ce182"/>
          <table:table-cell office:value-type="string" table:style-name="ce186">
            <text:p>h. Wax apple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i.<text:s/><text:span text:style-name="T3">葡　　　萄</text:span></text:p>
          </table:table-cell>
          <table:table-cell office:value-type="float" office:value="1852.44" table:style-name="ce181">
            <text:p>1,852<text:s/></text:p>
          </table:table-cell>
          <table:table-cell office:value-type="float" office:value="2328.2570000000001" table:style-name="ce181">
            <text:p>2,328<text:s/></text:p>
          </table:table-cell>
          <table:table-cell office:value-type="float" office:value="2461.92" table:style-name="ce181">
            <text:p>2,462<text:s/></text:p>
          </table:table-cell>
          <table:table-cell office:value-type="float" office:value="4034.8159999999998" table:style-name="ce181">
            <text:p>4,035<text:s/></text:p>
          </table:table-cell>
          <table:table-cell office:value-type="float" office:value="4628.54" table:style-name="ce181">
            <text:p>4,629<text:s/></text:p>
          </table:table-cell>
          <table:table-cell table:style-name="ce181"/>
          <table:table-cell office:value-type="float" office:value="6330.7154492999998" table:style-name="ce181">
            <text:p>6,331<text:s/></text:p>
          </table:table-cell>
          <table:table-cell office:value-type="float" office:value="5996.9772374000004" table:style-name="ce181">
            <text:p>5,997<text:s/></text:p>
          </table:table-cell>
          <table:table-cell office:value-type="float" office:value="6469.4677191000001" table:style-name="ce181">
            <text:p>6,469<text:s/></text:p>
          </table:table-cell>
          <table:table-cell office:value-type="float" office:value="3918.9803916999999" table:style-name="ce181">
            <text:p>3,919<text:s/></text:p>
          </table:table-cell>
          <table:table-cell office:value-type="float" office:value="3526.1954102999998" table:style-name="ce181">
            <text:p>3,526<text:s/></text:p>
          </table:table-cell>
          <table:table-cell table:style-name="ce182"/>
          <table:table-cell office:value-type="string" table:style-name="ce186">
            <text:p>i. Grape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j.<text:s/><text:span text:style-name="T3">枇　　　杷</text:span>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1"/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2"/>
          <table:table-cell office:value-type="string" table:style-name="ce186">
            <text:p>j. Loquat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k.<text:span text:style-name="T3">　　</text:span><text:s/><text:span text:style-name="T3">梅</text:span></text:p>
          </table:table-cell>
          <table:table-cell office:value-type="float" office:value="3092.71" table:style-name="ce181">
            <text:p>3,093<text:s/></text:p>
          </table:table-cell>
          <table:table-cell office:value-type="float" office:value="2941.547" table:style-name="ce181">
            <text:p>2,942<text:s/></text:p>
          </table:table-cell>
          <table:table-cell office:value-type="float" office:value="2297.5700000000002" table:style-name="ce181">
            <text:p>2,298<text:s/></text:p>
          </table:table-cell>
          <table:table-cell office:value-type="float" office:value="1672.8710000000001" table:style-name="ce181">
            <text:p>1,673<text:s/></text:p>
          </table:table-cell>
          <table:table-cell office:value-type="float" office:value="970.38" table:style-name="ce181">
            <text:p>970<text:s/></text:p>
          </table:table-cell>
          <table:table-cell table:style-name="ce181"/>
          <table:table-cell office:value-type="float" office:value="921.85832760000005" table:style-name="ce181">
            <text:p>922<text:s/></text:p>
          </table:table-cell>
          <table:table-cell office:value-type="float" office:value="864.01897140000005" table:style-name="ce181">
            <text:p>864<text:s/></text:p>
          </table:table-cell>
          <table:table-cell office:value-type="float" office:value="705.82250039999997" table:style-name="ce181">
            <text:p>706<text:s/></text:p>
          </table:table-cell>
          <table:table-cell office:value-type="float" office:value="671.41907249999997" table:style-name="ce181">
            <text:p>671<text:s/></text:p>
          </table:table-cell>
          <table:table-cell office:value-type="float" office:value="720.9762614" table:style-name="ce181">
            <text:p>721<text:s/></text:p>
          </table:table-cell>
          <table:table-cell table:style-name="ce182"/>
          <table:table-cell office:value-type="string" table:style-name="ce186">
            <text:p>k. Japanese apricot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l.<text:s/><text:span text:style-name="T3">荔　　　枝</text:span></text:p>
          </table:table-cell>
          <table:table-cell office:value-type="float" office:value="1861.46" table:style-name="ce181">
            <text:p>1,861<text:s/></text:p>
          </table:table-cell>
          <table:table-cell office:value-type="float" office:value="2346.3290000000002" table:style-name="ce181">
            <text:p>2,346<text:s/></text:p>
          </table:table-cell>
          <table:table-cell office:value-type="float" office:value="1574.71" table:style-name="ce181">
            <text:p>1,575<text:s/></text:p>
          </table:table-cell>
          <table:table-cell office:value-type="float" office:value="1541.2149999999999" table:style-name="ce181">
            <text:p>1,541<text:s/></text:p>
          </table:table-cell>
          <table:table-cell office:value-type="float" office:value="1464.0450000000001" table:style-name="ce181">
            <text:p>1,464<text:s/></text:p>
          </table:table-cell>
          <table:table-cell table:style-name="ce181"/>
          <table:table-cell office:value-type="float" office:value="1362.7374755000001" table:style-name="ce181">
            <text:p>1,363<text:s/></text:p>
          </table:table-cell>
          <table:table-cell office:value-type="float" office:value="917.05151609999996" table:style-name="ce181">
            <text:p>917<text:s/></text:p>
          </table:table-cell>
          <table:table-cell office:value-type="float" office:value="1499.8194652" table:style-name="ce181">
            <text:p>1,500<text:s/></text:p>
          </table:table-cell>
          <table:table-cell office:value-type="float" office:value="2001.2630925000001" table:style-name="ce181">
            <text:p>2,001<text:s/></text:p>
          </table:table-cell>
          <table:table-cell office:value-type="float" office:value="991.22940840000001" table:style-name="ce181">
            <text:p>991<text:s/></text:p>
          </table:table-cell>
          <table:table-cell table:style-name="ce182"/>
          <table:table-cell office:value-type="string" table:style-name="ce186">
            <text:p>l. Lichee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m.<text:s/><text:span text:style-name="T3">橄　　　欖</text:span></text:p>
          </table:table-cell>
          <table:table-cell office:value-type="float" office:value="2.17" table:style-name="ce181">
            <text:p>2<text:s/></text:p>
          </table:table-cell>
          <table:table-cell office:value-type="float" office:value="1.589" table:style-name="ce181">
            <text:p>2<text:s/></text:p>
          </table:table-cell>
          <table:table-cell office:value-type="float" office:value="6.29" table:style-name="ce181">
            <text:p>6<text:s/></text:p>
          </table:table-cell>
          <table:table-cell office:value-type="float" office:value="3.8780000000000001" table:style-name="ce181">
            <text:p>4<text:s/></text:p>
          </table:table-cell>
          <table:table-cell office:value-type="float" office:value="3.78" table:style-name="ce181">
            <text:p>4<text:s/></text:p>
          </table:table-cell>
          <table:table-cell table:style-name="ce181"/>
          <table:table-cell office:value-type="float" office:value="9.2485183000000006" table:style-name="ce181">
            <text:p>9<text:s/></text:p>
          </table:table-cell>
          <table:table-cell office:value-type="float" office:value="15.235969900000001" table:style-name="ce181">
            <text:p>15<text:s/></text:p>
          </table:table-cell>
          <table:table-cell office:value-type="float" office:value="17.973359299999998" table:style-name="ce181">
            <text:p>18<text:s/></text:p>
          </table:table-cell>
          <table:table-cell office:value-type="float" office:value="20.002732699999999" table:style-name="ce181">
            <text:p>20<text:s/></text:p>
          </table:table-cell>
          <table:table-cell office:value-type="float" office:value="29.1825729" table:style-name="ce181">
            <text:p>29<text:s/></text:p>
          </table:table-cell>
          <table:table-cell table:style-name="ce182"/>
          <table:table-cell office:value-type="string" table:style-name="ce186">
            <text:p>m. Olive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n.<text:s/><text:span text:style-name="T3">楊　　　桃</text:span></text:p>
          </table:table-cell>
          <table:table-cell office:value-type="float" office:value="6361.02" table:style-name="ce181">
            <text:p>6,361<text:s/></text:p>
          </table:table-cell>
          <table:table-cell office:value-type="float" office:value="4282.692" table:style-name="ce181">
            <text:p>4,283<text:s/></text:p>
          </table:table-cell>
          <table:table-cell office:value-type="float" office:value="2571.44" table:style-name="ce181">
            <text:p>2,571<text:s/></text:p>
          </table:table-cell>
          <table:table-cell office:value-type="float" office:value="2439.5970000000002" table:style-name="ce181">
            <text:p>2,440<text:s/></text:p>
          </table:table-cell>
          <table:table-cell office:value-type="float" office:value="2808.5619999999999" table:style-name="ce181">
            <text:p>2,809<text:s/></text:p>
          </table:table-cell>
          <table:table-cell table:style-name="ce181"/>
          <table:table-cell office:value-type="float" office:value="2441.4520000000002" table:style-name="ce181">
            <text:p>2,441<text:s/></text:p>
          </table:table-cell>
          <table:table-cell office:value-type="float" office:value="2116.4639999999999" table:style-name="ce181">
            <text:p>2,116<text:s/></text:p>
          </table:table-cell>
          <table:table-cell office:value-type="float" office:value="2093.3090000000002" table:style-name="ce181">
            <text:p>2,093<text:s/></text:p>
          </table:table-cell>
          <table:table-cell office:value-type="float" office:value="2405.7570000000001" table:style-name="ce181">
            <text:p>2,406<text:s/></text:p>
          </table:table-cell>
          <table:table-cell office:value-type="float" office:value="2013.4590000000001" table:style-name="ce181">
            <text:p>2,013<text:s/></text:p>
          </table:table-cell>
          <table:table-cell table:style-name="ce182"/>
          <table:table-cell office:value-type="string" table:style-name="ce186">
            <text:p>n. Carambola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o.<text:s/><text:span text:style-name="T3">　　梨</text:span></text:p>
          </table:table-cell>
          <table:table-cell office:value-type="float" office:value="29.26" table:style-name="ce181">
            <text:p>29<text:s/></text:p>
          </table:table-cell>
          <table:table-cell office:value-type="float" office:value="98.075000000000003" table:style-name="ce181">
            <text:p>98<text:s/></text:p>
          </table:table-cell>
          <table:table-cell office:value-type="float" office:value="70.41" table:style-name="ce181">
            <text:p>70<text:s/></text:p>
          </table:table-cell>
          <table:table-cell office:value-type="float" office:value="54.305" table:style-name="ce181">
            <text:p>54<text:s/></text:p>
          </table:table-cell>
          <table:table-cell office:value-type="float" office:value="111.511" table:style-name="ce181">
            <text:p>112<text:s/></text:p>
          </table:table-cell>
          <table:table-cell table:style-name="ce181"/>
          <table:table-cell office:value-type="float" office:value="137.59700000000001" table:style-name="ce181">
            <text:p>138<text:s/></text:p>
          </table:table-cell>
          <table:table-cell office:value-type="float" office:value="130.21299999999999" table:style-name="ce181">
            <text:p>130<text:s/></text:p>
          </table:table-cell>
          <table:table-cell office:value-type="float" office:value="172.34800000000001" table:style-name="ce181">
            <text:p>172<text:s/></text:p>
          </table:table-cell>
          <table:table-cell office:value-type="float" office:value="220.77699999999999" table:style-name="ce181">
            <text:p>221<text:s/></text:p>
          </table:table-cell>
          <table:table-cell office:value-type="float" office:value="111.343" table:style-name="ce181">
            <text:p>111<text:s/></text:p>
          </table:table-cell>
          <table:table-cell table:style-name="ce182"/>
          <table:table-cell office:value-type="string" table:style-name="ce186">
            <text:p>o. Pears</text:p>
          </table:table-cell>
          <table:table-cell table:number-columns-repeated="16369"/>
        </table:table-row>
        <table:table-row table:style-name="ro12">
          <table:table-cell/>
          <table:table-cell office:value-type="string" table:style-name="ce185">
            <text:p>p.<text:s/><text:span text:style-name="T3">蘋　　　果</text:span></text:p>
          </table:table-cell>
          <table:table-cell office:value-type="float" office:value="1434.31" table:style-name="ce181">
            <text:p>1,434<text:s/></text:p>
          </table:table-cell>
          <table:table-cell office:value-type="float" office:value="1778.604" table:style-name="ce181">
            <text:p>1,779<text:s/></text:p>
          </table:table-cell>
          <table:table-cell office:value-type="float" office:value="2106.42" table:style-name="ce181">
            <text:p>2,106<text:s/></text:p>
          </table:table-cell>
          <table:table-cell office:value-type="float" office:value="2079.0210000000002" table:style-name="ce181">
            <text:p>2,079<text:s/></text:p>
          </table:table-cell>
          <table:table-cell office:value-type="float" office:value="1358.1310000000001" table:style-name="ce181">
            <text:p>1,358<text:s/></text:p>
          </table:table-cell>
          <table:table-cell table:style-name="ce181"/>
          <table:table-cell office:value-type="float" office:value="958.66399999999999" table:style-name="ce181">
            <text:p>959<text:s/></text:p>
          </table:table-cell>
          <table:table-cell office:value-type="float" office:value="1911.5426680999999" table:style-name="ce181">
            <text:p>1,912<text:s/></text:p>
          </table:table-cell>
          <table:table-cell office:value-type="float" office:value="1617.8050088" table:style-name="ce181">
            <text:p>1,618<text:s/></text:p>
          </table:table-cell>
          <table:table-cell office:value-type="float" office:value="1806.8413487" table:style-name="ce181">
            <text:p>1,807<text:s/></text:p>
          </table:table-cell>
          <table:table-cell office:value-type="float" office:value="1931.320001" table:style-name="ce181">
            <text:p>1,931<text:s/></text:p>
          </table:table-cell>
          <table:table-cell table:style-name="ce182"/>
          <table:table-cell office:value-type="string" table:style-name="ce186">
            <text:p>p. Apples</text:p>
          </table:table-cell>
          <table:table-cell table:number-columns-repeated="16369"/>
        </table:table-row>
        <table:table-row table:style-name="ro12">
          <table:table-cell table:style-name="ce162"/>
          <table:table-cell office:value-type="string" table:style-name="ce185">
            <text:p>q.<text:s/><text:span text:style-name="T3">　　棗</text:span></text:p>
          </table:table-cell>
          <table:table-cell office:value-type="float" office:value="113.29" table:style-name="ce181">
            <text:p>113<text:s/></text:p>
          </table:table-cell>
          <table:table-cell office:value-type="float" office:value="174.011" table:style-name="ce181">
            <text:p>174<text:s/></text:p>
          </table:table-cell>
          <table:table-cell office:value-type="float" office:value="69.88" table:style-name="ce181">
            <text:p>70<text:s/></text:p>
          </table:table-cell>
          <table:table-cell office:value-type="float" office:value="178.666" table:style-name="ce181">
            <text:p>179<text:s/></text:p>
          </table:table-cell>
          <table:table-cell office:value-type="float" office:value="269.863" table:style-name="ce181">
            <text:p>270<text:s/></text:p>
          </table:table-cell>
          <table:table-cell table:style-name="ce181"/>
          <table:table-cell office:value-type="float" office:value="251.01048750000001" table:style-name="ce181">
            <text:p>251<text:s/></text:p>
          </table:table-cell>
          <table:table-cell office:value-type="float" office:value="287.35857900000002" table:style-name="ce181">
            <text:p>287<text:s/></text:p>
          </table:table-cell>
          <table:table-cell office:value-type="float" office:value="351.01594499999999" table:style-name="ce181">
            <text:p>351<text:s/></text:p>
          </table:table-cell>
          <table:table-cell office:value-type="float" office:value="340.82067979999999" table:style-name="ce181">
            <text:p>341<text:s/></text:p>
          </table:table-cell>
          <table:table-cell office:value-type="float" office:value="457.36499220000002" table:style-name="ce181">
            <text:p>457<text:s/></text:p>
          </table:table-cell>
          <table:table-cell table:style-name="ce182"/>
          <table:table-cell office:value-type="string" table:style-name="ce186">
            <text:p>q. Jujubes</text:p>
          </table:table-cell>
          <table:table-cell table:number-columns-repeated="16369"/>
        </table:table-row>
        <table:table-row table:style-name="ro12">
          <table:table-cell table:style-name="ce162"/>
          <table:table-cell office:value-type="string" table:style-name="ce185">
            <text:p>r.<text:s/><text:span text:style-name="T3">番　荔　枝</text:span></text:p>
          </table:table-cell>
          <table:table-cell office:value-type="float" office:value="55.63" table:style-name="ce181">
            <text:p>56<text:s/></text:p>
          </table:table-cell>
          <table:table-cell office:value-type="float" office:value="105.596" table:style-name="ce181">
            <text:p>106<text:s/></text:p>
          </table:table-cell>
          <table:table-cell office:value-type="float" office:value="448.86" table:style-name="ce181">
            <text:p>449<text:s/></text:p>
          </table:table-cell>
          <table:table-cell office:value-type="float" office:value="2721.5659999999998" table:style-name="ce181">
            <text:p>2,722<text:s/></text:p>
          </table:table-cell>
          <table:table-cell office:value-type="float" office:value="4427.1049999999996" table:style-name="ce181">
            <text:p>4,427<text:s/></text:p>
          </table:table-cell>
          <table:table-cell table:style-name="ce181"/>
          <table:table-cell office:value-type="float" office:value="5458.9129999999996" table:style-name="ce181">
            <text:p>5,459<text:s/></text:p>
          </table:table-cell>
          <table:table-cell office:value-type="float" office:value="5953.2070000000003" table:style-name="ce181">
            <text:p>5,953<text:s/></text:p>
          </table:table-cell>
          <table:table-cell office:value-type="float" office:value="8897.482" table:style-name="ce181">
            <text:p>8,897<text:s/></text:p>
          </table:table-cell>
          <table:table-cell office:value-type="float" office:value="9039.3140000000003" table:style-name="ce181">
            <text:p>9,039<text:s/></text:p>
          </table:table-cell>
          <table:table-cell office:value-type="float" office:value="12392.375" table:style-name="ce181">
            <text:p>12,392<text:s/></text:p>
          </table:table-cell>
          <table:table-cell table:style-name="ce182"/>
          <table:table-cell office:value-type="string" table:style-name="ce186">
            <text:p>r. Sugar apples</text:p>
          </table:table-cell>
          <table:table-cell table:number-columns-repeated="16369"/>
        </table:table-row>
        <table:table-row table:style-name="ro12">
          <table:table-cell table:style-name="ce162"/>
          <table:table-cell office:value-type="string" table:style-name="ce185">
            <text:p>s.<text:s/><text:span text:style-name="T3">百　香　果</text:span>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1"/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office:value-type="string" table:style-name="ce181">
            <text:p>-</text:p>
          </table:table-cell>
          <table:table-cell table:style-name="ce182"/>
          <table:table-cell office:value-type="string" table:style-name="ce186">
            <text:p>s. Passion-fruits</text:p>
          </table:table-cell>
          <table:table-cell table:number-columns-repeated="16369"/>
        </table:table-row>
        <table:table-row table:style-name="ro12">
          <table:table-cell table:style-name="ce162"/>
          <table:table-cell office:value-type="string" table:style-name="ce185">
            <text:p>t.<text:s/><text:span text:style-name="T3">草　　　莓</text:span></text:p>
          </table:table-cell>
          <table:table-cell office:value-type="float" office:value="23.51" table:style-name="ce181">
            <text:p>24<text:s/></text:p>
          </table:table-cell>
          <table:table-cell office:value-type="float" office:value="22.187999999999999" table:style-name="ce181">
            <text:p>22<text:s/></text:p>
          </table:table-cell>
          <table:table-cell office:value-type="float" office:value="44.45" table:style-name="ce181">
            <text:p>44<text:s/></text:p>
          </table:table-cell>
          <table:table-cell office:value-type="float" office:value="50.759" table:style-name="ce181">
            <text:p>51<text:s/></text:p>
          </table:table-cell>
          <table:table-cell office:value-type="float" office:value="60.496000000000002" table:style-name="ce181">
            <text:p>60<text:s/></text:p>
          </table:table-cell>
          <table:table-cell table:style-name="ce181"/>
          <table:table-cell office:value-type="float" office:value="39.26" table:style-name="ce181">
            <text:p>39<text:s/></text:p>
          </table:table-cell>
          <table:table-cell office:value-type="float" office:value="52.304000000000002" table:style-name="ce181">
            <text:p>52<text:s/></text:p>
          </table:table-cell>
          <table:table-cell office:value-type="float" office:value="27.518000000000001" table:style-name="ce181">
            <text:p>28<text:s/></text:p>
          </table:table-cell>
          <table:table-cell office:value-type="float" office:value="30.795000000000002" table:style-name="ce181">
            <text:p>31<text:s/></text:p>
          </table:table-cell>
          <table:table-cell office:value-type="float" office:value="101.976" table:style-name="ce181">
            <text:p>102<text:s/></text:p>
          </table:table-cell>
          <table:table-cell table:style-name="ce182"/>
          <table:table-cell office:value-type="string" table:style-name="ce186">
            <text:p>t. Strawberries</text:p>
          </table:table-cell>
          <table:table-cell table:number-columns-repeated="16369"/>
        </table:table-row>
        <table:table-row table:style-name="ro12">
          <table:table-cell table:style-name="ce162"/>
          <table:table-cell office:value-type="string" table:style-name="ce185">
            <text:p>u.<text:s/><text:span text:style-name="T3">其</text:span><text:s/><text:span text:style-name="T3">他</text:span><text:s/><text:span text:style-name="T3">水</text:span><text:s/><text:span text:style-name="T3">果</text:span></text:p>
          </table:table-cell>
          <table:table-cell office:value-type="float" office:value="55673.57" table:style-name="ce181">
            <text:p>55,674<text:s/></text:p>
          </table:table-cell>
          <table:table-cell office:value-type="float" office:value="58098.065000000002" table:style-name="ce181">
            <text:p>58,098<text:s/></text:p>
          </table:table-cell>
          <table:table-cell office:value-type="float" office:value="52909.84" table:style-name="ce181">
            <text:p>52,910<text:s/></text:p>
          </table:table-cell>
          <table:table-cell office:value-type="float" office:value="69081.120999999999" table:style-name="ce181">
            <text:p>69,081<text:s/></text:p>
          </table:table-cell>
          <table:table-cell office:value-type="float" office:value="93557.892999999996" table:style-name="ce181">
            <text:p>93,558<text:s/></text:p>
          </table:table-cell>
          <table:table-cell table:style-name="ce181"/>
          <table:table-cell office:value-type="float" office:value="91697.101350800003" table:style-name="ce181">
            <text:p>91,697<text:s/></text:p>
          </table:table-cell>
          <table:table-cell office:value-type="float" office:value="97227.930047000002" table:style-name="ce181">
            <text:p>97,228<text:s/></text:p>
          </table:table-cell>
          <table:table-cell office:value-type="float" office:value="94979.163749700005" table:style-name="ce181">
            <text:p>94,979<text:s/></text:p>
          </table:table-cell>
          <table:table-cell office:value-type="float" office:value="102606.0442223" table:style-name="ce181">
            <text:p>102,606<text:s/></text:p>
          </table:table-cell>
          <table:table-cell office:value-type="float" office:value="96415.750218999994" table:style-name="ce181">
            <text:p>96,416<text:s/></text:p>
          </table:table-cell>
          <table:table-cell table:style-name="ce182"/>
          <table:table-cell office:value-type="string" table:style-name="ce186">
            <text:p>u. Other fruits</text:p>
          </table:table-cell>
          <table:table-cell table:number-columns-repeated="16369"/>
        </table:table-row>
        <table:table-row table:style-name="ro11">
          <table:table-cell table:style-name="ce187"/>
          <table:table-cell table:style-name="ce188"/>
          <table:table-cell table:number-columns-repeated="5" table:style-name="ce189"/>
          <table:table-cell table:style-name="ce165"/>
          <table:table-cell table:number-columns-repeated="5" table:style-name="ce189"/>
          <table:table-cell table:style-name="ce190"/>
          <table:table-cell table:style-name="ce170"/>
          <table:table-cell table:number-columns-repeated="16369"/>
        </table:table-row>
        <table:table-row table:number-rows-repeated="1048522" table:style-name="ro6">
          <table:table-cell table:number-columns-repeated="16384"/>
        </table:table-row>
      </table:table>
      <table:table table:name="4_3_7" table:style-name="ta1" table:print-ranges="4_3_7.A1:4_3_7.P27">
        <table:table-column table:style-name="co1" table:default-cell-style-name="ce195"/>
        <table:table-column table:style-name="co2" table:default-cell-style-name="ce195"/>
        <table:table-column table:style-name="co3" table:number-columns-repeated="5" table:default-cell-style-name="ce195"/>
        <table:table-column table:style-name="co4" table:default-cell-style-name="ce195"/>
        <table:table-column table:style-name="co3" table:number-columns-repeated="5" table:default-cell-style-name="ce195"/>
        <table:table-column table:style-name="co5" table:default-cell-style-name="ce195"/>
        <table:table-column table:style-name="co6" table:default-cell-style-name="ce195"/>
        <table:table-column table:style-name="co7" table:number-columns-repeated="2" table:default-cell-style-name="ce195"/>
        <table:table-column table:style-name="co8" table:default-cell-style-name="ce195"/>
        <table:table-column table:style-name="co9" table:default-cell-style-name="ce195"/>
        <table:table-column table:style-name="co7" table:number-columns-repeated="16365" table:default-cell-style-name="ce195"/>
        <table:table-row table:style-name="ro1">
          <table:table-cell office:value-type="string" table:style-name="ce195">
            <text:p><text:s/><text:span text:style-name="T2"><text:s/>172 <text:s text:c="4"/>104</text:span><text:span text:style-name="T3">年糧食供需年報</text:span></text:p>
          </table:table-cell>
          <table:table-cell table:number-columns-repeated="13" table:style-name="ce195"/>
          <table:table-cell office:value-type="string" table:style-name="ce196">
            <text:p>FOOD SUPPLY &amp; UTILIZATION 2015 <text:s text:c="4"/>173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table-cell table:style-name="ce197"/>
          <table:table-cell table:style-name="ce195"/>
          <table:table-cell table:number-columns-repeated="12" table:style-name="ce198"/>
          <table:table-cell table:style-name="ce199"/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table-cell office:value-type="string" table:number-columns-spanned="7" table:number-rows-spanned="1" table:style-name="ce248">
            <text:p>(7)<text:s text:c="2"/><text:span text:style-name="T6">肉</text:span><text:s/><text:span text:style-name="T6">類</text:span><text:s/><text:span text:style-name="T6">出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200"/>
          <table:table-cell office:value-type="string" table:number-columns-spanned="7" table:number-rows-spanned="1" table:style-name="ce249">
            <text:p>(7) <text:s/>Export of Meat</text:p>
          </table:table-cell>
          <table:covered-table-cell table:number-columns-repeated="6"/>
          <table:table-cell table:number-columns-repeated="2" table:style-name="ce201"/>
          <table:table-cell table:number-columns-spanned="2" table:number-rows-spanned="1" table:style-name="ce57"/>
          <table:covered-table-cell/>
          <table:table-cell table:number-columns-repeated="16365" table:style-name="ce201"/>
        </table:table-row>
        <table:table-row table:style-name="ro3">
          <table:table-cell office:value-type="string" table:style-name="ce202">
            <text:p>單位：公噸</text:p>
          </table:table-cell>
          <table:table-cell table:style-name="ce195"/>
          <table:table-cell table:number-columns-repeated="5" table:style-name="ce203"/>
          <table:table-cell table:style-name="ce197"/>
          <table:table-cell table:number-columns-repeated="6" table:style-name="ce203"/>
          <table:table-cell office:value-type="string" table:style-name="ce204">
            <text:p>Unit:M.T.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table-cell office:value-type="string" table:number-columns-spanned="2" table:number-rows-spanned="2" table:style-name="ce250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3">
            <text:p>民國<text:span text:style-name="T4"><text:s/>96</text:span><text:s/>年</text:p>
          </table:table-cell>
          <table:table-cell office:value-type="string" table:style-name="ce13">
            <text:p>民國<text:span text:style-name="T4"><text:s/>97</text:span><text:s/>年</text:p>
          </table:table-cell>
          <table:table-cell office:value-type="string" table:style-name="ce13">
            <text:p>民國<text:span text:style-name="T4"><text:s/>98</text:span><text:s/>年</text:p>
          </table:table-cell>
          <table:table-cell office:value-type="string" table:style-name="ce13">
            <text:p>民國<text:span text:style-name="T4"><text:s/>99</text:span><text:s/>年</text:p>
          </table:table-cell>
          <table:table-cell table:style-name="ce205"/>
          <table:table-cell office:value-type="string" table:style-name="ce15">
            <text:p>民國<text:span text:style-name="T4"><text:s/>100</text:span><text:s/>年</text:p>
          </table:table-cell>
          <table:table-cell office:value-type="string" table:style-name="ce13">
            <text:p>民國<text:span text:style-name="T4"><text:s/>101</text:span><text:s/>年</text:p>
          </table:table-cell>
          <table:table-cell office:value-type="string" table:style-name="ce13">
            <text:p>民國<text:span text:style-name="T4"><text:s/>102</text:span><text:s/>年</text:p>
          </table:table-cell>
          <table:table-cell office:value-type="string" table:style-name="ce13">
            <text:p>民國<text:span text:style-name="T4"><text:s/>103</text:span><text:s/>年</text:p>
          </table:table-cell>
          <table:table-cell office:value-type="string" table:style-name="ce13">
            <text:p>民國<text:span text:style-name="T4"><text:s/>104</text:span><text:s/>年</text:p>
          </table:table-cell>
          <table:table-cell office:value-type="string" table:number-columns-spanned="2" table:number-rows-spanned="2" table:style-name="ce251">
            <text:p>Category</text:p>
          </table:table-cell>
          <table:covered-table-cell/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style-name="ce16">
            <text:p>(2006)</text:p>
          </table:table-cell>
          <table:table-cell office:value-type="string" table:style-name="ce16">
            <text:p>(2007)</text:p>
          </table:table-cell>
          <table:table-cell office:value-type="string" table:style-name="ce16">
            <text:p>(2008)</text:p>
          </table:table-cell>
          <table:table-cell office:value-type="string" table:style-name="ce16">
            <text:p>(2009)</text:p>
          </table:table-cell>
          <table:table-cell office:value-type="string" table:style-name="ce16">
            <text:p>(2010)</text:p>
          </table:table-cell>
          <table:table-cell table:style-name="ce205"/>
          <table:table-cell office:value-type="string" table:style-name="ce17">
            <text:p>(2011)</text:p>
          </table:table-cell>
          <table:table-cell office:value-type="string" table:style-name="ce16">
            <text:p>(2012)</text:p>
          </table:table-cell>
          <table:table-cell office:value-type="string" table:style-name="ce16">
            <text:p>(2013)</text:p>
          </table:table-cell>
          <table:table-cell office:value-type="string" table:style-name="ce16">
            <text:p>(2014)</text:p>
          </table:table-cell>
          <table:table-cell office:value-type="string" table:style-name="ce16">
            <text:p>(2015)</text:p>
          </table:table-cell>
          <table:covered-table-cell/>
          <table:covered-table-cell/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195"/>
          <table:table-cell office:value-type="string" table:style-name="ce206">
            <text:p>7.<text:s/><text:span text:style-name="T8">肉　　　類</text:span></text:p>
          </table:table-cell>
          <table:table-cell office:value-type="float" office:value="12364.25" table:style-name="ce207">
            <text:p>12,364<text:s/></text:p>
          </table:table-cell>
          <table:table-cell office:value-type="float" office:value="16113.218999999999" table:style-name="ce207">
            <text:p>16,113<text:s/></text:p>
          </table:table-cell>
          <table:table-cell office:value-type="float" office:value="13961.69" table:style-name="ce207">
            <text:p>13,962<text:s/></text:p>
          </table:table-cell>
          <table:table-cell office:value-type="float" office:value="12132.795" table:style-name="ce207">
            <text:p>12,133<text:s/></text:p>
          </table:table-cell>
          <table:table-cell office:value-type="float" office:value="10563.924000000001" table:style-name="ce207">
            <text:p>10,564<text:s/></text:p>
          </table:table-cell>
          <table:table-cell table:style-name="ce208"/>
          <table:table-cell office:value-type="float" office:value="12920.7030896" table:style-name="ce207">
            <text:p>12,921<text:s/></text:p>
          </table:table-cell>
          <table:table-cell office:value-type="float" office:value="9587.0566607000001" table:style-name="ce207">
            <text:p>9,587<text:s/></text:p>
          </table:table-cell>
          <table:table-cell office:value-type="float" office:value="13971.022813699999" table:style-name="ce207">
            <text:p>13,971<text:s/></text:p>
          </table:table-cell>
          <table:table-cell office:value-type="float" office:value="13445.9857118" table:style-name="ce207">
            <text:p>13,446<text:s/></text:p>
          </table:table-cell>
          <table:table-cell office:value-type="float" office:value="8722.2665797999998" table:style-name="ce207">
            <text:p>8,722<text:s/></text:p>
          </table:table-cell>
          <table:table-cell table:style-name="ce209"/>
          <table:table-cell office:value-type="string" table:style-name="ce210">
            <text:p>7.Meat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195"/>
          <table:table-cell office:value-type="string" table:style-name="ce211">
            <text:p>(1)<text:s/><text:span text:style-name="T3">豬　　　肉</text:span></text:p>
          </table:table-cell>
          <table:table-cell office:value-type="float" office:value="1823.26" table:style-name="ce212">
            <text:p>1,823<text:s/></text:p>
          </table:table-cell>
          <table:table-cell office:value-type="float" office:value="3482.7260000000001" table:style-name="ce212">
            <text:p>3,483<text:s/></text:p>
          </table:table-cell>
          <table:table-cell office:value-type="float" office:value="3674.14" table:style-name="ce212">
            <text:p>3,674<text:s/></text:p>
          </table:table-cell>
          <table:table-cell office:value-type="float" office:value="2989.989" table:style-name="ce212">
            <text:p>2,990<text:s/></text:p>
          </table:table-cell>
          <table:table-cell office:value-type="float" office:value="2853.123" table:style-name="ce212">
            <text:p>2,853<text:s/></text:p>
          </table:table-cell>
          <table:table-cell table:style-name="ce212"/>
          <table:table-cell office:value-type="float" office:value="4539.9134833999997" table:style-name="ce212">
            <text:p>4,540<text:s/></text:p>
          </table:table-cell>
          <table:table-cell office:value-type="float" office:value="4072.9625135000001" table:style-name="ce212">
            <text:p>4,073<text:s/></text:p>
          </table:table-cell>
          <table:table-cell office:value-type="float" office:value="4011.1378791000002" table:style-name="ce212">
            <text:p>4,011<text:s/></text:p>
          </table:table-cell>
          <table:table-cell office:value-type="float" office:value="3307.6248615999998" table:style-name="ce212">
            <text:p>3,308<text:s/></text:p>
          </table:table-cell>
          <table:table-cell office:value-type="float" office:value="2538.5861129999998" table:style-name="ce212">
            <text:p>2,539<text:s/></text:p>
          </table:table-cell>
          <table:table-cell table:style-name="ce213"/>
          <table:table-cell office:value-type="string" table:style-name="ce214">
            <text:p>(1) Pork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195"/>
          <table:table-cell office:value-type="string" table:style-name="ce211">
            <text:p>(2)<text:s/><text:span text:style-name="T3">牛　　　肉</text:span></text:p>
          </table:table-cell>
          <table:table-cell office:value-type="float" office:value="155.29" table:style-name="ce212">
            <text:p>155<text:s/></text:p>
          </table:table-cell>
          <table:table-cell office:value-type="float" office:value="98.921000000000006" table:style-name="ce212">
            <text:p>99<text:s/></text:p>
          </table:table-cell>
          <table:table-cell office:value-type="float" office:value="209.63" table:style-name="ce212">
            <text:p>210<text:s/></text:p>
          </table:table-cell>
          <table:table-cell office:value-type="float" office:value="636" table:style-name="ce212">
            <text:p>636<text:s/></text:p>
          </table:table-cell>
          <table:table-cell office:value-type="float" office:value="602.83699999999999" table:style-name="ce212">
            <text:p>603<text:s/></text:p>
          </table:table-cell>
          <table:table-cell table:style-name="ce212"/>
          <table:table-cell office:value-type="float" office:value="956.04541270000004" table:style-name="ce212">
            <text:p>956<text:s/></text:p>
          </table:table-cell>
          <table:table-cell office:value-type="float" office:value="716.74141059999999" table:style-name="ce212">
            <text:p>717<text:s/></text:p>
          </table:table-cell>
          <table:table-cell office:value-type="float" office:value="783.24013409999998" table:style-name="ce212">
            <text:p>783<text:s/></text:p>
          </table:table-cell>
          <table:table-cell office:value-type="float" office:value="773.23184579999997" table:style-name="ce212">
            <text:p>773<text:s/></text:p>
          </table:table-cell>
          <table:table-cell office:value-type="float" office:value="414.38577309999999" table:style-name="ce212">
            <text:p>414<text:s/></text:p>
          </table:table-cell>
          <table:table-cell table:style-name="ce213"/>
          <table:table-cell office:value-type="string" table:style-name="ce214">
            <text:p>(2) Beef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195"/>
          <table:table-cell office:value-type="string" table:style-name="ce211">
            <text:p>(3)<text:s/><text:span text:style-name="T3">羊　　　肉</text:span></text:p>
          </table:table-cell>
          <table:table-cell office:value-type="string" table:style-name="ce212">
            <text:p>-</text:p>
          </table:table-cell>
          <table:table-cell office:value-type="string" table:style-name="ce212">
            <text:p>-</text:p>
          </table:table-cell>
          <table:table-cell office:value-type="float" office:value="1.81" table:style-name="ce212">
            <text:p>2<text:s/></text:p>
          </table:table-cell>
          <table:table-cell office:value-type="float" office:value="0.191" table:style-name="ce212">
            <text:p>0<text:s/></text:p>
          </table:table-cell>
          <table:table-cell office:value-type="float" office:value="0.107" table:style-name="ce212">
            <text:p>0<text:s/></text:p>
          </table:table-cell>
          <table:table-cell table:style-name="ce212"/>
          <table:table-cell office:value-type="float" office:value="9.7225699999999993" table:style-name="ce212">
            <text:p>10<text:s/></text:p>
          </table:table-cell>
          <table:table-cell office:value-type="float" office:value="0.37332959999999998" table:style-name="ce212">
            <text:p>0<text:s/></text:p>
          </table:table-cell>
          <table:table-cell office:value-type="float" office:value="0.44666220000000001" table:style-name="ce212">
            <text:p>0<text:s/></text:p>
          </table:table-cell>
          <table:table-cell office:value-type="float" office:value="0.68332649999999995" table:style-name="ce212">
            <text:p>1<text:s/></text:p>
          </table:table-cell>
          <table:table-cell office:value-type="float" office:value="1.2644318000000001" table:style-name="ce212">
            <text:p>1<text:s/></text:p>
          </table:table-cell>
          <table:table-cell table:style-name="ce213"/>
          <table:table-cell office:value-type="string" table:style-name="ce214">
            <text:p>(3) Goats &amp; Sheep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195"/>
          <table:table-cell office:value-type="string" table:style-name="ce211">
            <text:p>(4)<text:s/><text:span text:style-name="T3">家　禽　肉</text:span></text:p>
          </table:table-cell>
          <table:table-cell office:value-type="float" office:value="8789.93" table:style-name="ce212">
            <text:p>8,790<text:s/></text:p>
          </table:table-cell>
          <table:table-cell office:value-type="float" office:value="11066.630999999999" table:style-name="ce212">
            <text:p>11,067<text:s/></text:p>
          </table:table-cell>
          <table:table-cell office:value-type="float" office:value="8863.5499999999993" table:style-name="ce212">
            <text:p>8,864<text:s/></text:p>
          </table:table-cell>
          <table:table-cell office:value-type="float" office:value="7389.6469999999999" table:style-name="ce212">
            <text:p>7,390<text:s/></text:p>
          </table:table-cell>
          <table:table-cell office:value-type="float" office:value="6038.6279999999997" table:style-name="ce212">
            <text:p>6,039<text:s/></text:p>
          </table:table-cell>
          <table:table-cell table:style-name="ce212"/>
          <table:table-cell office:value-type="float" office:value="6733.7214259000002" table:style-name="ce212">
            <text:p>6,734<text:s/></text:p>
          </table:table-cell>
          <table:table-cell office:value-type="float" office:value="4021.9523801999999" table:style-name="ce212">
            <text:p>4,022<text:s/></text:p>
          </table:table-cell>
          <table:table-cell office:value-type="float" office:value="8370.3060917000003" table:style-name="ce212">
            <text:p>8,370<text:s/></text:p>
          </table:table-cell>
          <table:table-cell office:value-type="float" office:value="8556.1656378999996" table:style-name="ce212">
            <text:p>8,556<text:s/></text:p>
          </table:table-cell>
          <table:table-cell office:value-type="float" office:value="4742.7080379999998" table:style-name="ce212">
            <text:p>4,743<text:s/></text:p>
          </table:table-cell>
          <table:table-cell table:style-name="ce213"/>
          <table:table-cell office:value-type="string" table:style-name="ce214">
            <text:p>(4) Poultry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195"/>
          <table:table-cell office:value-type="string" table:style-name="ce215">
            <text:p>a.<text:s/><text:span text:style-name="T3">　　雞</text:span></text:p>
          </table:table-cell>
          <table:table-cell office:value-type="float" office:value="2275.4899999999998" table:style-name="ce212">
            <text:p>2,275<text:s/></text:p>
          </table:table-cell>
          <table:table-cell office:value-type="float" office:value="3510.5709999999999" table:style-name="ce212">
            <text:p>3,511<text:s/></text:p>
          </table:table-cell>
          <table:table-cell office:value-type="float" office:value="2914.33" table:style-name="ce212">
            <text:p>2,914<text:s/></text:p>
          </table:table-cell>
          <table:table-cell office:value-type="float" office:value="2889.4119999999998" table:style-name="ce212">
            <text:p>2,889<text:s/></text:p>
          </table:table-cell>
          <table:table-cell office:value-type="float" office:value="4014.3049999999998" table:style-name="ce212">
            <text:p>4,014<text:s/></text:p>
          </table:table-cell>
          <table:table-cell table:style-name="ce212"/>
          <table:table-cell office:value-type="float" office:value="3866.4473155999999" table:style-name="ce212">
            <text:p>3,866<text:s/></text:p>
          </table:table-cell>
          <table:table-cell office:value-type="float" office:value="3472.2109255999999" table:style-name="ce212">
            <text:p>3,472<text:s/></text:p>
          </table:table-cell>
          <table:table-cell office:value-type="float" office:value="6324.0167588000004" table:style-name="ce212">
            <text:p>6,324<text:s/></text:p>
          </table:table-cell>
          <table:table-cell office:value-type="float" office:value="5757.6126205999999" table:style-name="ce212">
            <text:p>5,758<text:s/></text:p>
          </table:table-cell>
          <table:table-cell office:value-type="float" office:value="3073.7107887000002" table:style-name="ce212">
            <text:p>3,074<text:s/></text:p>
          </table:table-cell>
          <table:table-cell table:style-name="ce213"/>
          <table:table-cell office:value-type="string" table:style-name="ce216">
            <text:p>a. Chicken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195"/>
          <table:table-cell office:value-type="string" table:style-name="ce215">
            <text:p>b.<text:s/><text:span text:style-name="T3">　　鴨</text:span></text:p>
          </table:table-cell>
          <table:table-cell office:value-type="float" office:value="5704.82" table:style-name="ce212">
            <text:p>5,705<text:s/></text:p>
          </table:table-cell>
          <table:table-cell office:value-type="float" office:value="6940.7529999999997" table:style-name="ce212">
            <text:p>6,941<text:s/></text:p>
          </table:table-cell>
          <table:table-cell office:value-type="float" office:value="5596.25" table:style-name="ce212">
            <text:p>5,596<text:s/></text:p>
          </table:table-cell>
          <table:table-cell office:value-type="float" office:value="4202.0259999999998" table:style-name="ce212">
            <text:p>4,202<text:s/></text:p>
          </table:table-cell>
          <table:table-cell office:value-type="float" office:value="1224.5409999999999" table:style-name="ce212">
            <text:p>1,225<text:s/></text:p>
          </table:table-cell>
          <table:table-cell table:style-name="ce212"/>
          <table:table-cell office:value-type="float" office:value="2196.6976203999998" table:style-name="ce212">
            <text:p>2,197<text:s/></text:p>
          </table:table-cell>
          <table:table-cell office:value-type="float" office:value="461.88969680000002" table:style-name="ce212">
            <text:p>462<text:s/></text:p>
          </table:table-cell>
          <table:table-cell office:value-type="float" office:value="1568.9937973999999" table:style-name="ce212">
            <text:p>1,569<text:s/></text:p>
          </table:table-cell>
          <table:table-cell office:value-type="float" office:value="2693.5614418" table:style-name="ce212">
            <text:p>2,694<text:s/></text:p>
          </table:table-cell>
          <table:table-cell office:value-type="float" office:value="1543.2795020999999" table:style-name="ce212">
            <text:p>1,543<text:s/></text:p>
          </table:table-cell>
          <table:table-cell table:style-name="ce213"/>
          <table:table-cell office:value-type="string" table:style-name="ce216">
            <text:p>b. Ducks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195"/>
          <table:table-cell office:value-type="string" table:style-name="ce215">
            <text:p>c.<text:s/><text:span text:style-name="T3">　　鵝</text:span></text:p>
          </table:table-cell>
          <table:table-cell office:value-type="float" office:value="4.2300000000000004" table:style-name="ce212">
            <text:p>4<text:s/></text:p>
          </table:table-cell>
          <table:table-cell office:value-type="float" office:value="6.4880000000000004" table:style-name="ce212">
            <text:p>6<text:s/></text:p>
          </table:table-cell>
          <table:table-cell office:value-type="float" office:value="65.56" table:style-name="ce212">
            <text:p>66<text:s/></text:p>
          </table:table-cell>
          <table:table-cell office:value-type="float" office:value="11.183" table:style-name="ce212">
            <text:p>11<text:s/></text:p>
          </table:table-cell>
          <table:table-cell office:value-type="float" office:value="25.841000000000001" table:style-name="ce212">
            <text:p>26<text:s/></text:p>
          </table:table-cell>
          <table:table-cell table:style-name="ce212"/>
          <table:table-cell office:value-type="float" office:value="34.460116999999997" table:style-name="ce212">
            <text:p>34<text:s/></text:p>
          </table:table-cell>
          <table:table-cell office:value-type="float" office:value="2.9251569000000002" table:style-name="ce212">
            <text:p>3<text:s/></text:p>
          </table:table-cell>
          <table:table-cell office:value-type="float" office:value="1.3822083999999999" table:style-name="ce212">
            <text:p>1<text:s/></text:p>
          </table:table-cell>
          <table:table-cell office:value-type="float" office:value="25.521967" table:style-name="ce212">
            <text:p>26<text:s/></text:p>
          </table:table-cell>
          <table:table-cell office:value-type="float" office:value="99.603448400000005" table:style-name="ce212">
            <text:p>100<text:s/></text:p>
          </table:table-cell>
          <table:table-cell table:style-name="ce213"/>
          <table:table-cell office:value-type="string" table:style-name="ce216">
            <text:p>c. Geese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195"/>
          <table:table-cell office:value-type="string" table:style-name="ce215">
            <text:p>d.<text:s/><text:span text:style-name="T3">火　　　雞</text:span></text:p>
          </table:table-cell>
          <table:table-cell office:value-type="string" table:style-name="ce212">
            <text:p>-</text:p>
          </table:table-cell>
          <table:table-cell office:value-type="float" office:value="2.04" table:style-name="ce212">
            <text:p>2<text:s/></text:p>
          </table:table-cell>
          <table:table-cell office:value-type="string" table:style-name="ce212">
            <text:p>-</text:p>
          </table:table-cell>
          <table:table-cell office:value-type="float" office:value="0.34" table:style-name="ce212">
            <text:p>0<text:s/></text:p>
          </table:table-cell>
          <table:table-cell office:value-type="float" office:value="18.327999999999999" table:style-name="ce212">
            <text:p>18<text:s/></text:p>
          </table:table-cell>
          <table:table-cell table:style-name="ce212"/>
          <table:table-cell office:value-type="string" table:style-name="ce212">
            <text:p>-</text:p>
          </table:table-cell>
          <table:table-cell office:value-type="float" office:value="2.0033734000000001" table:style-name="ce212">
            <text:p>2<text:s/></text:p>
          </table:table-cell>
          <table:table-cell office:value-type="float" office:value="0.80001599999999995" table:style-name="ce212">
            <text:p>1<text:s/></text:p>
          </table:table-cell>
          <table:table-cell office:value-type="float" office:value="0.92668519999999999" table:style-name="ce212">
            <text:p>1<text:s/></text:p>
          </table:table-cell>
          <table:table-cell office:value-type="float" office:value="3.3667340000000001" table:style-name="ce212">
            <text:p>3<text:s/></text:p>
          </table:table-cell>
          <table:table-cell table:style-name="ce213"/>
          <table:table-cell office:value-type="string" table:style-name="ce216">
            <text:p>d. Turkeys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195"/>
          <table:table-cell office:value-type="string" table:style-name="ce215">
            <text:p>e.<text:s/><text:span text:style-name="T3">其　　　他</text:span></text:p>
          </table:table-cell>
          <table:table-cell office:value-type="float" office:value="805.39" table:style-name="ce212">
            <text:p>805<text:s/></text:p>
          </table:table-cell>
          <table:table-cell office:value-type="float" office:value="606.779" table:style-name="ce212">
            <text:p>607<text:s/></text:p>
          </table:table-cell>
          <table:table-cell office:value-type="float" office:value="287.41000000000003" table:style-name="ce212">
            <text:p>287<text:s/></text:p>
          </table:table-cell>
          <table:table-cell office:value-type="float" office:value="286.68599999999998" table:style-name="ce212">
            <text:p>287<text:s/></text:p>
          </table:table-cell>
          <table:table-cell office:value-type="float" office:value="755.61300000000006" table:style-name="ce212">
            <text:p>756<text:s/></text:p>
          </table:table-cell>
          <table:table-cell table:style-name="ce212"/>
          <table:table-cell office:value-type="float" office:value="636.11637289999999" table:style-name="ce212">
            <text:p>636<text:s/></text:p>
          </table:table-cell>
          <table:table-cell office:value-type="float" office:value="82.923227499999996" table:style-name="ce212">
            <text:p>83<text:s/></text:p>
          </table:table-cell>
          <table:table-cell office:value-type="float" office:value="475.11331109999998" table:style-name="ce212">
            <text:p>475<text:s/></text:p>
          </table:table-cell>
          <table:table-cell office:value-type="float" office:value="78.542923299999998" table:style-name="ce212">
            <text:p>79<text:s/></text:p>
          </table:table-cell>
          <table:table-cell office:value-type="float" office:value="22.747564799999999" table:style-name="ce212">
            <text:p>23<text:s/></text:p>
          </table:table-cell>
          <table:table-cell table:style-name="ce213"/>
          <table:table-cell office:value-type="string" table:style-name="ce216">
            <text:p>e. Others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4">
          <table:table-cell table:style-name="ce217"/>
          <table:table-cell office:value-type="string" table:style-name="ce218">
            <text:p>(5)<text:s/><text:span text:style-name="T3">其　　　他</text:span></text:p>
          </table:table-cell>
          <table:table-cell office:value-type="float" office:value="1595.77" table:style-name="ce219">
            <text:p>1,596<text:s/></text:p>
          </table:table-cell>
          <table:table-cell office:value-type="float" office:value="1464.941" table:style-name="ce219">
            <text:p>1,465<text:s/></text:p>
          </table:table-cell>
          <table:table-cell office:value-type="float" office:value="1212.56" table:style-name="ce219">
            <text:p>1,213<text:s/></text:p>
          </table:table-cell>
          <table:table-cell office:value-type="float" office:value="1116.9680000000001" table:style-name="ce219">
            <text:p>1,117<text:s/></text:p>
          </table:table-cell>
          <table:table-cell office:value-type="float" office:value="1069.229" table:style-name="ce219">
            <text:p>1,069<text:s/></text:p>
          </table:table-cell>
          <table:table-cell table:style-name="ce212"/>
          <table:table-cell office:value-type="float" office:value="681.30019760000005" table:style-name="ce219">
            <text:p>681<text:s/></text:p>
          </table:table-cell>
          <table:table-cell office:value-type="float" office:value="775.02702680000004" table:style-name="ce219">
            <text:p>775<text:s/></text:p>
          </table:table-cell>
          <table:table-cell office:value-type="float" office:value="805.89204659999996" table:style-name="ce219">
            <text:p>806<text:s/></text:p>
          </table:table-cell>
          <table:table-cell office:value-type="float" office:value="808.28003999999999" table:style-name="ce219">
            <text:p>808<text:s/></text:p>
          </table:table-cell>
          <table:table-cell office:value-type="float" office:value="1025.3222238999999" table:style-name="ce219">
            <text:p>1,025<text:s/></text:p>
          </table:table-cell>
          <table:table-cell table:style-name="ce220"/>
          <table:table-cell office:value-type="string" table:style-name="ce221">
            <text:p>(5) Others</text:p>
          </table:table-cell>
          <table:table-cell table:number-columns-repeated="2" table:style-name="ce195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5">
          <table:table-cell table:style-name="ce222"/>
          <table:table-cell table:style-name="ce223"/>
          <table:table-cell table:number-columns-repeated="7" table:style-name="ce224"/>
          <table:table-cell table:number-columns-repeated="5" table:style-name="ce225"/>
          <table:table-cell table:style-name="ce226"/>
          <table:table-cell table:number-columns-repeated="2" table:style-name="ce223"/>
          <table:table-cell table:number-columns-spanned="2" table:number-rows-spanned="1" table:style-name="ce57"/>
          <table:covered-table-cell/>
          <table:table-cell table:number-columns-repeated="16365" table:style-name="ce223"/>
        </table:table-row>
        <table:table-row table:style-name="ro2">
          <table:table-cell office:value-type="string" table:number-columns-spanned="7" table:number-rows-spanned="1" table:style-name="ce252">
            <text:p>(8)<text:s text:c="2"/><text:span text:style-name="T6">蛋</text:span><text:s/><text:span text:style-name="T6">類</text:span><text:s/><text:span text:style-name="T6">出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227"/>
          <table:table-cell office:value-type="string" table:number-columns-spanned="7" table:number-rows-spanned="1" table:style-name="ce253">
            <text:p>(8) <text:s/>Export of Eggs</text:p>
          </table:table-cell>
          <table:covered-table-cell table:number-columns-repeated="6"/>
          <table:table-cell table:number-columns-repeated="2" table:style-name="ce228"/>
          <table:table-cell table:number-columns-spanned="2" table:number-rows-spanned="1" table:style-name="ce57"/>
          <table:covered-table-cell/>
          <table:table-cell table:number-columns-repeated="16365" table:style-name="ce228"/>
        </table:table-row>
        <table:table-row table:style-name="ro3">
          <table:table-cell office:value-type="string" table:style-name="ce229">
            <text:p>單位：公噸</text:p>
          </table:table-cell>
          <table:table-cell table:style-name="ce223"/>
          <table:table-cell table:number-columns-repeated="5" table:style-name="ce230"/>
          <table:table-cell table:style-name="ce226"/>
          <table:table-cell table:number-columns-repeated="6" table:style-name="ce230"/>
          <table:table-cell office:value-type="string" table:style-name="ce231">
            <text:p>Unit:M.T.</text:p>
          </table:table-cell>
          <table:table-cell table:number-columns-repeated="2" table:style-name="ce223"/>
          <table:table-cell table:number-columns-spanned="2" table:number-rows-spanned="1" table:style-name="ce57"/>
          <table:covered-table-cell/>
          <table:table-cell table:number-columns-repeated="16365" table:style-name="ce223"/>
        </table:table-row>
        <table:table-row table:style-name="ro2">
          <table:table-cell office:value-type="string" table:number-columns-spanned="2" table:number-rows-spanned="2" table:style-name="ce254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3">
            <text:p>民國<text:span text:style-name="T4"><text:s/>96</text:span><text:s/>年</text:p>
          </table:table-cell>
          <table:table-cell office:value-type="string" table:style-name="ce13">
            <text:p>民國<text:span text:style-name="T4"><text:s/>97</text:span><text:s/>年</text:p>
          </table:table-cell>
          <table:table-cell office:value-type="string" table:style-name="ce13">
            <text:p>民國<text:span text:style-name="T4"><text:s/>98</text:span><text:s/>年</text:p>
          </table:table-cell>
          <table:table-cell office:value-type="string" table:style-name="ce13">
            <text:p>民國<text:span text:style-name="T4"><text:s/>99</text:span><text:s/>年</text:p>
          </table:table-cell>
          <table:table-cell table:style-name="ce222"/>
          <table:table-cell office:value-type="string" table:style-name="ce15">
            <text:p>民國<text:span text:style-name="T4"><text:s/>100</text:span><text:s/>年</text:p>
          </table:table-cell>
          <table:table-cell office:value-type="string" table:style-name="ce13">
            <text:p>民國<text:span text:style-name="T4"><text:s/>101</text:span><text:s/>年</text:p>
          </table:table-cell>
          <table:table-cell office:value-type="string" table:style-name="ce13">
            <text:p>民國<text:span text:style-name="T4"><text:s/>102</text:span><text:s/>年</text:p>
          </table:table-cell>
          <table:table-cell office:value-type="string" table:style-name="ce13">
            <text:p>民國<text:span text:style-name="T4"><text:s/>103</text:span><text:s/>年</text:p>
          </table:table-cell>
          <table:table-cell office:value-type="string" table:style-name="ce13">
            <text:p>民國<text:span text:style-name="T4"><text:s/>104</text:span><text:s/>年</text:p>
          </table:table-cell>
          <table:table-cell office:value-type="string" table:number-columns-spanned="2" table:number-rows-spanned="2" table:style-name="ce255">
            <text:p>Category</text:p>
          </table:table-cell>
          <table:covered-table-cell/>
          <table:table-cell table:number-columns-repeated="2" table:style-name="ce223"/>
          <table:table-cell table:number-columns-spanned="2" table:number-rows-spanned="1" table:style-name="ce57"/>
          <table:covered-table-cell/>
          <table:table-cell table:number-columns-repeated="16365" table:style-name="ce223"/>
        </table:table-row>
        <table:table-row table:style-name="ro2">
          <table:covered-table-cell/>
          <table:covered-table-cell/>
          <table:table-cell office:value-type="string" table:style-name="ce16">
            <text:p>(2006)</text:p>
          </table:table-cell>
          <table:table-cell office:value-type="string" table:style-name="ce16">
            <text:p>(2007)</text:p>
          </table:table-cell>
          <table:table-cell office:value-type="string" table:style-name="ce16">
            <text:p>(2008)</text:p>
          </table:table-cell>
          <table:table-cell office:value-type="string" table:style-name="ce16">
            <text:p>(2009)</text:p>
          </table:table-cell>
          <table:table-cell office:value-type="string" table:style-name="ce16">
            <text:p>(2010)</text:p>
          </table:table-cell>
          <table:table-cell table:style-name="ce222"/>
          <table:table-cell office:value-type="string" table:style-name="ce17">
            <text:p>(2011)</text:p>
          </table:table-cell>
          <table:table-cell office:value-type="string" table:style-name="ce16">
            <text:p>(2012)</text:p>
          </table:table-cell>
          <table:table-cell office:value-type="string" table:style-name="ce16">
            <text:p>(2013)</text:p>
          </table:table-cell>
          <table:table-cell office:value-type="string" table:style-name="ce16">
            <text:p>(2014)</text:p>
          </table:table-cell>
          <table:table-cell office:value-type="string" table:style-name="ce16">
            <text:p>(2015)</text:p>
          </table:table-cell>
          <table:covered-table-cell/>
          <table:covered-table-cell/>
          <table:table-cell table:number-columns-repeated="2" table:style-name="ce223"/>
          <table:table-cell table:number-columns-spanned="2" table:number-rows-spanned="1" table:style-name="ce57"/>
          <table:covered-table-cell/>
          <table:table-cell table:number-columns-repeated="16365" table:style-name="ce223"/>
        </table:table-row>
        <table:table-row table:style-name="ro4">
          <table:table-cell table:style-name="ce223"/>
          <table:table-cell office:value-type="string" table:style-name="ce232">
            <text:p>8.<text:s/><text:span text:style-name="T8">蛋　　　類</text:span></text:p>
          </table:table-cell>
          <table:table-cell office:value-type="float" office:value="771.36" table:style-name="ce233">
            <text:p>771<text:s/></text:p>
          </table:table-cell>
          <table:table-cell office:value-type="float" office:value="830.43299999999999" table:style-name="ce233">
            <text:p>830<text:s/></text:p>
          </table:table-cell>
          <table:table-cell office:value-type="float" office:value="1072.67" table:style-name="ce233">
            <text:p>1,073<text:s/></text:p>
          </table:table-cell>
          <table:table-cell office:value-type="float" office:value="1133.826" table:style-name="ce233">
            <text:p>1,134<text:s/></text:p>
          </table:table-cell>
          <table:table-cell office:value-type="float" office:value="1423.114" table:style-name="ce233">
            <text:p>1,423<text:s/></text:p>
          </table:table-cell>
          <table:table-cell table:style-name="ce234"/>
          <table:table-cell office:value-type="float" office:value="2088.6295374000001" table:style-name="ce233">
            <text:p>2,089<text:s/></text:p>
          </table:table-cell>
          <table:table-cell office:value-type="float" office:value="2315.6949666999999" table:style-name="ce233">
            <text:p>2,316<text:s/></text:p>
          </table:table-cell>
          <table:table-cell office:value-type="float" office:value="2775.0231939" table:style-name="ce233">
            <text:p>2,775<text:s/></text:p>
          </table:table-cell>
          <table:table-cell office:value-type="float" office:value="2687.7458203000001" table:style-name="ce233">
            <text:p>2,688<text:s/></text:p>
          </table:table-cell>
          <table:table-cell office:value-type="float" office:value="2106.5464019999999" table:style-name="ce233">
            <text:p>2,107<text:s/></text:p>
          </table:table-cell>
          <table:table-cell table:style-name="ce235"/>
          <table:table-cell office:value-type="string" table:style-name="ce236">
            <text:p>8.Eggs</text:p>
          </table:table-cell>
          <table:table-cell table:number-columns-repeated="2" table:style-name="ce223"/>
          <table:table-cell table:number-columns-spanned="2" table:number-rows-spanned="1" table:style-name="ce57"/>
          <table:covered-table-cell/>
          <table:table-cell table:number-columns-repeated="16365" table:style-name="ce223"/>
        </table:table-row>
        <table:table-row table:style-name="ro4">
          <table:table-cell table:style-name="ce223"/>
          <table:table-cell office:value-type="string" table:style-name="ce237">
            <text:p>(1)<text:s/><text:span text:style-name="T3">雞　　　蛋</text:span></text:p>
          </table:table-cell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table:style-name="ce238"/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office:value-type="float" office:value="96.061999999999998" table:style-name="ce238">
            <text:p>96<text:s/></text:p>
          </table:table-cell>
          <table:table-cell office:value-type="float" office:value="447.44" table:style-name="ce238">
            <text:p>447<text:s/></text:p>
          </table:table-cell>
          <table:table-cell office:value-type="float" office:value="13.509" table:style-name="ce238">
            <text:p>14<text:s/></text:p>
          </table:table-cell>
          <table:table-cell table:style-name="ce239"/>
          <table:table-cell office:value-type="string" table:style-name="ce240">
            <text:p>(1) Chicken Eggs</text:p>
          </table:table-cell>
          <table:table-cell table:number-columns-repeated="2" table:style-name="ce223"/>
          <table:table-cell table:number-columns-spanned="2" table:number-rows-spanned="1" table:style-name="ce57"/>
          <table:covered-table-cell/>
          <table:table-cell table:number-columns-repeated="16365" table:style-name="ce223"/>
        </table:table-row>
        <table:table-row table:style-name="ro4">
          <table:table-cell table:style-name="ce223"/>
          <table:table-cell office:value-type="string" table:style-name="ce237">
            <text:p>(2)<text:s/><text:span text:style-name="T3">鴨　　　蛋</text:span></text:p>
          </table:table-cell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table:style-name="ce238"/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office:value-type="string" table:style-name="ce238">
            <text:p>-</text:p>
          </table:table-cell>
          <table:table-cell table:style-name="ce239"/>
          <table:table-cell office:value-type="string" table:style-name="ce240">
            <text:p>(2) Duck Eggs</text:p>
          </table:table-cell>
          <table:table-cell table:number-columns-repeated="2" table:style-name="ce223"/>
          <table:table-cell table:number-columns-spanned="2" table:number-rows-spanned="1" table:style-name="ce57"/>
          <table:covered-table-cell/>
          <table:table-cell table:number-columns-repeated="16365" table:style-name="ce223"/>
        </table:table-row>
        <table:table-row table:style-name="ro4">
          <table:table-cell table:style-name="ce241"/>
          <table:table-cell office:value-type="string" table:style-name="ce242">
            <text:p>(3)<text:s/><text:span text:style-name="T3">其　　　他</text:span></text:p>
          </table:table-cell>
          <table:table-cell office:value-type="float" office:value="771.36" table:style-name="ce243">
            <text:p>771<text:s/></text:p>
          </table:table-cell>
          <table:table-cell office:value-type="float" office:value="830.43299999999999" table:style-name="ce243">
            <text:p>830<text:s/></text:p>
          </table:table-cell>
          <table:table-cell office:value-type="float" office:value="1072.67" table:style-name="ce243">
            <text:p>1,073<text:s/></text:p>
          </table:table-cell>
          <table:table-cell office:value-type="float" office:value="1133.826" table:style-name="ce243">
            <text:p>1,134<text:s/></text:p>
          </table:table-cell>
          <table:table-cell office:value-type="float" office:value="1423.114" table:style-name="ce243">
            <text:p>1,423<text:s/></text:p>
          </table:table-cell>
          <table:table-cell table:style-name="ce238"/>
          <table:table-cell office:value-type="float" office:value="2088.6295374000001" table:style-name="ce243">
            <text:p>2,089<text:s/></text:p>
          </table:table-cell>
          <table:table-cell office:value-type="float" office:value="2315.6949666999999" table:style-name="ce244">
            <text:p>2,316<text:s/></text:p>
          </table:table-cell>
          <table:table-cell office:value-type="float" office:value="2678.9611939000001" table:style-name="ce244">
            <text:p>2,679<text:s/></text:p>
          </table:table-cell>
          <table:table-cell office:value-type="float" office:value="2240.3058203000001" table:style-name="ce244">
            <text:p>2,240<text:s/></text:p>
          </table:table-cell>
          <table:table-cell office:value-type="float" office:value="2093.0374019999999" table:style-name="ce244">
            <text:p>2,093<text:s/></text:p>
          </table:table-cell>
          <table:table-cell table:style-name="ce245"/>
          <table:table-cell office:value-type="string" table:style-name="ce246">
            <text:p>(3) Others</text:p>
          </table:table-cell>
          <table:table-cell table:number-columns-repeated="2" table:style-name="ce223"/>
          <table:table-cell table:number-columns-spanned="2" table:number-rows-spanned="1" table:style-name="ce57"/>
          <table:covered-table-cell/>
          <table:table-cell table:number-columns-repeated="16365" table:style-name="ce223"/>
        </table:table-row>
        <table:table-row table:style-name="ro13">
          <table:table-cell office:value-type="string" table:style-name="ce247">
            <text:p>註：其他包含帶殼禽蛋及冷凍蛋液、蛋黃、蛋白與乾製蛋粉等。</text:p>
          </table:table-cell>
          <table:table-cell table:number-columns-repeated="7" table:style-name="ce223"/>
          <table:table-cell office:value-type="string" table:style-name="ce223">
            <text:p>Note: Others include shelled eggs and frozen egg mixture, egg yolk, protein and dried egg powder, etc..</text:p>
          </table:table-cell>
          <table:table-cell table:number-columns-repeated="8" table:style-name="ce223"/>
          <table:table-cell table:number-columns-spanned="2" table:number-rows-spanned="1" table:style-name="ce57"/>
          <table:covered-table-cell/>
          <table:table-cell table:number-columns-repeated="16365" table:style-name="ce223"/>
        </table:table-row>
        <table:table-row table:style-name="ro6">
          <table:table-cell table:number-columns-repeated="16384" table:style-name="ce223"/>
        </table:table-row>
        <table:table-row table:number-rows-repeated="1048548" table:style-name="ro6">
          <table:table-cell table:number-columns-repeated="16384"/>
        </table:table-row>
      </table:table>
      <table:table table:name="4_3_9" table:style-name="ta1">
        <table:table-column table:style-name="co1" table:default-cell-style-name="ce257"/>
        <table:table-column table:style-name="co2" table:default-cell-style-name="ce257"/>
        <table:table-column table:style-name="co3" table:number-columns-repeated="5" table:default-cell-style-name="ce257"/>
        <table:table-column table:style-name="co4" table:default-cell-style-name="ce257"/>
        <table:table-column table:style-name="co3" table:number-columns-repeated="5" table:default-cell-style-name="ce257"/>
        <table:table-column table:style-name="co5" table:default-cell-style-name="ce257"/>
        <table:table-column table:style-name="co6" table:default-cell-style-name="ce257"/>
        <table:table-column table:style-name="co7" table:number-columns-repeated="16369" table:default-cell-style-name="ce257"/>
        <table:table-row table:style-name="ro3">
          <table:table-cell office:value-type="string" table:style-name="ce256">
            <text:p><text:s text:c="3"/>174 <text:s text:c="4"/>104<text:span text:style-name="T3">年糧食供需年報</text:span></text:p>
          </table:table-cell>
          <table:table-cell table:style-name="ce257"/>
          <table:table-cell table:number-columns-repeated="12" table:style-name="ce258"/>
          <table:table-cell office:value-type="string" table:style-name="ce259">
            <text:p>FOOD SUPPLY &amp; UTILIZATION 2015 <text:s text:c="4"/>175<text:s text:c="3"/></text:p>
          </table:table-cell>
          <table:table-cell table:number-columns-repeated="16369"/>
        </table:table-row>
        <table:table-row table:style-name="ro14">
          <table:table-cell table:style-name="ce260"/>
          <table:table-cell table:style-name="ce257"/>
          <table:table-cell table:number-columns-repeated="12" table:style-name="ce258"/>
          <table:table-cell table:style-name="ce261"/>
          <table:table-cell table:number-columns-repeated="16369"/>
        </table:table-row>
        <table:table-row table:style-name="ro2">
          <table:table-cell office:value-type="string" table:number-columns-spanned="7" table:number-rows-spanned="1" table:style-name="ce297">
            <text:p>(9)<text:s text:c="2"/><text:span text:style-name="T6">水</text:span><text:s/><text:span text:style-name="T6">產</text:span><text:s/><text:span text:style-name="T6">類</text:span><text:s/><text:span text:style-name="T6">出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262"/>
          <table:table-cell office:value-type="string" table:number-columns-spanned="7" table:number-rows-spanned="1" table:style-name="ce298">
            <text:p>(9) <text:s/>Export of Fish and Sea Food</text:p>
          </table:table-cell>
          <table:covered-table-cell table:number-columns-repeated="6"/>
          <table:table-cell table:number-columns-repeated="16369" table:style-name="ce263"/>
        </table:table-row>
        <table:table-row table:style-name="ro3">
          <table:table-cell office:value-type="string" table:style-name="ce264">
            <text:p>單位：公噸</text:p>
          </table:table-cell>
          <table:table-cell table:style-name="ce257"/>
          <table:table-cell table:number-columns-repeated="5" table:style-name="ce265"/>
          <table:table-cell table:style-name="ce260"/>
          <table:table-cell table:number-columns-repeated="6" table:style-name="ce265"/>
          <table:table-cell office:value-type="string" table:style-name="ce266">
            <text:p>Unit:M.T.</text:p>
          </table:table-cell>
          <table:table-cell table:number-columns-repeated="16369"/>
        </table:table-row>
        <table:table-row table:style-name="ro2">
          <table:table-cell office:value-type="string" table:number-columns-spanned="2" table:number-rows-spanned="2" table:style-name="ce299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3">
            <text:p>民國<text:span text:style-name="T4"><text:s/>96</text:span><text:s/>年</text:p>
          </table:table-cell>
          <table:table-cell office:value-type="string" table:style-name="ce13">
            <text:p>民國<text:span text:style-name="T4"><text:s/>97</text:span><text:s/>年</text:p>
          </table:table-cell>
          <table:table-cell office:value-type="string" table:style-name="ce13">
            <text:p>民國<text:span text:style-name="T4"><text:s/>98</text:span><text:s/>年</text:p>
          </table:table-cell>
          <table:table-cell office:value-type="string" table:style-name="ce13">
            <text:p>民國<text:span text:style-name="T4"><text:s/>99</text:span><text:s/>年</text:p>
          </table:table-cell>
          <table:table-cell table:style-name="ce267"/>
          <table:table-cell office:value-type="string" table:style-name="ce15">
            <text:p>民國<text:span text:style-name="T4"><text:s/>100</text:span><text:s/>年</text:p>
          </table:table-cell>
          <table:table-cell office:value-type="string" table:style-name="ce13">
            <text:p>民國<text:span text:style-name="T4"><text:s/>101</text:span><text:s/>年</text:p>
          </table:table-cell>
          <table:table-cell office:value-type="string" table:style-name="ce13">
            <text:p>民國<text:span text:style-name="T4"><text:s/>102</text:span><text:s/>年</text:p>
          </table:table-cell>
          <table:table-cell office:value-type="string" table:style-name="ce13">
            <text:p>民國<text:span text:style-name="T4"><text:s/>103</text:span><text:s/>年</text:p>
          </table:table-cell>
          <table:table-cell office:value-type="string" table:style-name="ce13">
            <text:p>民國<text:span text:style-name="T4"><text:s/>104</text:span><text:s/>年</text:p>
          </table:table-cell>
          <table:table-cell office:value-type="string" table:number-columns-spanned="2" table:number-rows-spanned="2" table:style-name="ce300">
            <text:p>Category</text:p>
          </table:table-cell>
          <table:covered-table-cell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16">
            <text:p>(2006)</text:p>
          </table:table-cell>
          <table:table-cell office:value-type="string" table:style-name="ce16">
            <text:p>(2007)</text:p>
          </table:table-cell>
          <table:table-cell office:value-type="string" table:style-name="ce16">
            <text:p>(2008)</text:p>
          </table:table-cell>
          <table:table-cell office:value-type="string" table:style-name="ce16">
            <text:p>(2009)</text:p>
          </table:table-cell>
          <table:table-cell office:value-type="string" table:style-name="ce16">
            <text:p>(2010)</text:p>
          </table:table-cell>
          <table:table-cell table:style-name="ce267"/>
          <table:table-cell office:value-type="string" table:style-name="ce17">
            <text:p>(2011)</text:p>
          </table:table-cell>
          <table:table-cell office:value-type="string" table:style-name="ce16">
            <text:p>(2012)</text:p>
          </table:table-cell>
          <table:table-cell office:value-type="string" table:style-name="ce16">
            <text:p>(2013)</text:p>
          </table:table-cell>
          <table:table-cell office:value-type="string" table:style-name="ce16">
            <text:p>(2014)</text:p>
          </table:table-cell>
          <table:table-cell office:value-type="string" table:style-name="ce16">
            <text:p>(2015)</text:p>
          </table:table-cell>
          <table:covered-table-cell/>
          <table:covered-table-cell/>
          <table:table-cell table:number-columns-repeated="16369"/>
        </table:table-row>
        <table:table-row table:style-name="ro8">
          <table:table-cell table:style-name="ce257"/>
          <table:table-cell table:style-name="ce268"/>
          <table:table-cell table:number-columns-repeated="5" table:style-name="ce269"/>
          <table:table-cell table:style-name="ce258"/>
          <table:table-cell table:number-columns-repeated="5" table:style-name="ce269"/>
          <table:table-cell table:style-name="ce270"/>
          <table:table-cell table:style-name="ce261"/>
          <table:table-cell table:number-columns-repeated="16369"/>
        </table:table-row>
        <table:table-row table:style-name="ro9">
          <table:table-cell table:style-name="ce257"/>
          <table:table-cell office:value-type="string" table:style-name="ce271">
            <text:p>9.<text:span text:style-name="T8">水</text:span><text:s text:c="4"/><text:span text:style-name="T8">產</text:span><text:s text:c="4"/><text:span text:style-name="T8">類</text:span></text:p>
          </table:table-cell>
          <table:table-cell office:value-type="float" office:value="703518.97030401602" table:style-name="ce272">
            <text:p>703,519<text:s/></text:p>
          </table:table-cell>
          <table:table-cell office:value-type="float" office:value="741770.67496705498" table:style-name="ce272">
            <text:p>741,771<text:s/></text:p>
          </table:table-cell>
          <table:table-cell office:value-type="float" office:value="746723.89702969301" table:style-name="ce272">
            <text:p>746,724<text:s/></text:p>
          </table:table-cell>
          <table:table-cell office:value-type="float" office:value="633626.57982368697" table:style-name="ce272">
            <text:p>633,627<text:s/></text:p>
          </table:table-cell>
          <table:table-cell office:value-type="float" office:value="668474.49280349503" table:style-name="ce272">
            <text:p>668,474<text:s/></text:p>
          </table:table-cell>
          <table:table-cell table:style-name="ce272"/>
          <table:table-cell office:value-type="float" office:value="678961.27968779998" table:style-name="ce272">
            <text:p>678,961<text:s/></text:p>
          </table:table-cell>
          <table:table-cell office:value-type="float" office:value="725403.71766740002" table:style-name="ce272">
            <text:p>725,404<text:s/></text:p>
          </table:table-cell>
          <table:table-cell office:value-type="float" office:value="755840.33313889999" table:style-name="ce272">
            <text:p>755,840<text:s/></text:p>
          </table:table-cell>
          <table:table-cell office:value-type="float" office:value="906691.68962900003" table:style-name="ce272">
            <text:p>906,692<text:s/></text:p>
          </table:table-cell>
          <table:table-cell office:value-type="float" office:value="935861.09209769999" table:style-name="ce272">
            <text:p>935,861<text:s/></text:p>
          </table:table-cell>
          <table:table-cell office:value-type="string" table:style-name="ce273">
            <text:p>9.Fish <text:s/>and <text:s/>sea <text:s/>food</text:p>
          </table:table-cell>
          <table:table-cell table:number-columns-repeated="16370" table:style-name="ce257"/>
        </table:table-row>
        <table:table-row table:style-name="ro8">
          <table:table-cell table:style-name="ce257"/>
          <table:table-cell table:style-name="ce268"/>
          <table:table-cell table:number-columns-repeated="11" table:style-name="ce274"/>
          <table:table-cell table:style-name="ce275"/>
          <table:table-cell table:style-name="ce260"/>
          <table:table-cell table:number-columns-repeated="16369"/>
        </table:table-row>
        <table:table-row table:style-name="ro15">
          <table:table-cell table:style-name="ce257"/>
          <table:table-cell office:value-type="string" table:style-name="ce276">
            <text:p>(1)<text:s/><text:span text:style-name="T3">魚　　</text:span><text:s/><text:span text:style-name="T3">類</text:span></text:p>
          </table:table-cell>
          <table:table-cell office:value-type="float" office:value="632700.88504609698" table:style-name="ce274">
            <text:p>632,701<text:s/></text:p>
          </table:table-cell>
          <table:table-cell office:value-type="float" office:value="632789.41632583505" table:style-name="ce274">
            <text:p>632,789<text:s/></text:p>
          </table:table-cell>
          <table:table-cell office:value-type="float" office:value="656742.76786414697" table:style-name="ce274">
            <text:p>656,743<text:s/></text:p>
          </table:table-cell>
          <table:table-cell office:value-type="float" office:value="568144.34982368699" table:style-name="ce274">
            <text:p>568,144<text:s/></text:p>
          </table:table-cell>
          <table:table-cell office:value-type="float" office:value="622990.38080349495" table:style-name="ce274">
            <text:p>622,990<text:s/></text:p>
          </table:table-cell>
          <table:table-cell table:style-name="ce274"/>
          <table:table-cell office:value-type="float" office:value="640361.7849188" table:style-name="ce274">
            <text:p>640,362<text:s/></text:p>
          </table:table-cell>
          <table:table-cell office:value-type="float" office:value="683854.97336419998" table:style-name="ce274">
            <text:p>683,855<text:s/></text:p>
          </table:table-cell>
          <table:table-cell office:value-type="float" office:value="698215.81678810006" table:style-name="ce274">
            <text:p>698,216<text:s/></text:p>
          </table:table-cell>
          <table:table-cell office:value-type="float" office:value="723820.21545360005" table:style-name="ce274">
            <text:p>723,820<text:s/></text:p>
          </table:table-cell>
          <table:table-cell office:value-type="float" office:value="698501.05362939998" table:style-name="ce274">
            <text:p>698,501<text:s/></text:p>
          </table:table-cell>
          <table:table-cell table:style-name="ce275"/>
          <table:table-cell office:value-type="string" table:style-name="ce277">
            <text:p>(1) Fish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a.<text:s/><text:span text:style-name="T3">吳　郭　魚</text:span></text:p>
          </table:table-cell>
          <table:table-cell office:value-type="float" office:value="37071.769999999997" table:style-name="ce274">
            <text:p>37,072<text:s/></text:p>
          </table:table-cell>
          <table:table-cell office:value-type="float" office:value="34414.034" table:style-name="ce274">
            <text:p>34,414<text:s/></text:p>
          </table:table-cell>
          <table:table-cell office:value-type="float" office:value="36543.94" table:style-name="ce274">
            <text:p>36,544<text:s/></text:p>
          </table:table-cell>
          <table:table-cell office:value-type="float" office:value="30711.831999999999" table:style-name="ce274">
            <text:p>30,712<text:s/></text:p>
          </table:table-cell>
          <table:table-cell office:value-type="float" office:value="39193.788" table:style-name="ce274">
            <text:p>39,194<text:s/></text:p>
          </table:table-cell>
          <table:table-cell table:style-name="ce274"/>
          <table:table-cell office:value-type="float" office:value="30565.741999999998" table:style-name="ce274">
            <text:p>30,566<text:s/></text:p>
          </table:table-cell>
          <table:table-cell office:value-type="float" office:value="29225.098999999998" table:style-name="ce274">
            <text:p>29,225<text:s/></text:p>
          </table:table-cell>
          <table:table-cell office:value-type="float" office:value="37360.724000000002" table:style-name="ce274">
            <text:p>37,361<text:s/></text:p>
          </table:table-cell>
          <table:table-cell office:value-type="float" office:value="26235.224999999999" table:style-name="ce274">
            <text:p>26,235<text:s/></text:p>
          </table:table-cell>
          <table:table-cell office:value-type="float" office:value="22191.039000000001" table:style-name="ce274">
            <text:p>22,191<text:s/></text:p>
          </table:table-cell>
          <table:table-cell table:style-name="ce275"/>
          <table:table-cell office:value-type="string" table:style-name="ce279">
            <text:p>a. Talapia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b.<text:s/><text:span text:style-name="T3">鯉　　　類</text:span></text:p>
          </table:table-cell>
          <table:table-cell office:value-type="float" office:value="0.64" table:style-name="ce274">
            <text:p>1<text:s/></text:p>
          </table:table-cell>
          <table:table-cell office:value-type="float" office:value="2.8780000000000001" table:style-name="ce274">
            <text:p>3<text:s/></text:p>
          </table:table-cell>
          <table:table-cell office:value-type="float" office:value="0.56999999999999995" table:style-name="ce274">
            <text:p>1<text:s/></text:p>
          </table:table-cell>
          <table:table-cell office:value-type="string" table:style-name="ce274">
            <text:p>-</text:p>
          </table:table-cell>
          <table:table-cell office:value-type="float" office:value="1.4E-2" table:style-name="ce274">
            <text:p>0<text:s/></text:p>
          </table:table-cell>
          <table:table-cell table:style-name="ce274"/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float" office:value="8.0000000000000002E-3" table:style-name="ce274">
            <text:p>0<text:s/></text:p>
          </table:table-cell>
          <table:table-cell office:value-type="string" table:style-name="ce274">
            <text:p>-</text:p>
          </table:table-cell>
          <table:table-cell office:value-type="float" office:value="3.2000000000000002E-3" table:style-name="ce274">
            <text:p>0<text:s/></text:p>
          </table:table-cell>
          <table:table-cell table:style-name="ce275"/>
          <table:table-cell office:value-type="string" table:style-name="ce279">
            <text:p>b. Carp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c.<text:s/><text:span text:style-name="T3">鰻　　　魚</text:span></text:p>
          </table:table-cell>
          <table:table-cell office:value-type="float" office:value="9595.4" table:style-name="ce274">
            <text:p>9,595<text:s/></text:p>
          </table:table-cell>
          <table:table-cell office:value-type="float" office:value="14887.525" table:style-name="ce274">
            <text:p>14,888<text:s/></text:p>
          </table:table-cell>
          <table:table-cell office:value-type="float" office:value="8810.34" table:style-name="ce274">
            <text:p>8,810<text:s/></text:p>
          </table:table-cell>
          <table:table-cell office:value-type="float" office:value="6309.8770000000004" table:style-name="ce274">
            <text:p>6,310<text:s/></text:p>
          </table:table-cell>
          <table:table-cell office:value-type="float" office:value="10711.708000000001" table:style-name="ce274">
            <text:p>10,712<text:s/></text:p>
          </table:table-cell>
          <table:table-cell table:style-name="ce274"/>
          <table:table-cell office:value-type="float" office:value="6022.1093167999998" table:style-name="ce274">
            <text:p>6,022<text:s/></text:p>
          </table:table-cell>
          <table:table-cell office:value-type="float" office:value="2144.5732192" table:style-name="ce274">
            <text:p>2,145<text:s/></text:p>
          </table:table-cell>
          <table:table-cell office:value-type="float" office:value="1460.9618624" table:style-name="ce274">
            <text:p>1,461<text:s/></text:p>
          </table:table-cell>
          <table:table-cell office:value-type="float" office:value="1371.9529568" table:style-name="ce274">
            <text:p>1,372<text:s/></text:p>
          </table:table-cell>
          <table:table-cell office:value-type="float" office:value="3396.9302664000002" table:style-name="ce274">
            <text:p>3,397<text:s/></text:p>
          </table:table-cell>
          <table:table-cell table:style-name="ce275"/>
          <table:table-cell office:value-type="string" table:style-name="ce279">
            <text:p>c. Eel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d.<text:s/><text:span text:style-name="T3">鱸　　　魚</text:span></text:p>
          </table:table-cell>
          <table:table-cell office:value-type="float" office:value="1112.0899999999999" table:style-name="ce274">
            <text:p>1,112<text:s/></text:p>
          </table:table-cell>
          <table:table-cell office:value-type="float" office:value="969.80700000000002" table:style-name="ce274">
            <text:p>970<text:s/></text:p>
          </table:table-cell>
          <table:table-cell office:value-type="float" office:value="1078.26" table:style-name="ce274">
            <text:p>1,078<text:s/></text:p>
          </table:table-cell>
          <table:table-cell office:value-type="float" office:value="3179.0619999999999" table:style-name="ce274">
            <text:p>3,179<text:s/></text:p>
          </table:table-cell>
          <table:table-cell office:value-type="float" office:value="5120.875" table:style-name="ce274">
            <text:p>5,121<text:s/></text:p>
          </table:table-cell>
          <table:table-cell table:style-name="ce274"/>
          <table:table-cell office:value-type="float" office:value="6429.8689999999997" table:style-name="ce274">
            <text:p>6,430<text:s/></text:p>
          </table:table-cell>
          <table:table-cell office:value-type="float" office:value="8108.4139999999998" table:style-name="ce274">
            <text:p>8,108<text:s/></text:p>
          </table:table-cell>
          <table:table-cell office:value-type="float" office:value="10398.697" table:style-name="ce274">
            <text:p>10,399<text:s/></text:p>
          </table:table-cell>
          <table:table-cell office:value-type="float" office:value="6881.942" table:style-name="ce274">
            <text:p>6,882<text:s/></text:p>
          </table:table-cell>
          <table:table-cell office:value-type="float" office:value="7340.1130000000003" table:style-name="ce274">
            <text:p>7,340<text:s/></text:p>
          </table:table-cell>
          <table:table-cell table:style-name="ce275"/>
          <table:table-cell office:value-type="string" table:style-name="ce279">
            <text:p>d. Sea perch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e.<text:s/><text:span text:style-name="T3">鱒　　　魚</text:span></text:p>
          </table:table-cell>
          <table:table-cell office:value-type="string" table:style-name="ce274">
            <text:p>-</text:p>
          </table:table-cell>
          <table:table-cell office:value-type="float" office:value="0.95499999999999996" table:style-name="ce274">
            <text:p>1<text:s/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4"/>
          <table:table-cell office:value-type="float" office:value="0.26800000000000002" table:style-name="ce274">
            <text:p>0<text:s/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5"/>
          <table:table-cell office:value-type="string" table:style-name="ce279">
            <text:p>e. Trout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f.<text:s/><text:span text:style-name="T3">香　　　魚</text:span></text:p>
          </table:table-cell>
          <table:table-cell office:value-type="float" office:value="26.51" table:style-name="ce274">
            <text:p>27<text:s/></text:p>
          </table:table-cell>
          <table:table-cell office:value-type="float" office:value="69.262" table:style-name="ce274">
            <text:p>69<text:s/></text:p>
          </table:table-cell>
          <table:table-cell office:value-type="float" office:value="47.95" table:style-name="ce274">
            <text:p>48<text:s/></text:p>
          </table:table-cell>
          <table:table-cell office:value-type="float" office:value="10.776999999999999" table:style-name="ce274">
            <text:p>11<text:s/></text:p>
          </table:table-cell>
          <table:table-cell office:value-type="float" office:value="21.509" table:style-name="ce274">
            <text:p>22<text:s/></text:p>
          </table:table-cell>
          <table:table-cell table:style-name="ce274"/>
          <table:table-cell office:value-type="float" office:value="4.1399999999999997" table:style-name="ce274">
            <text:p>4<text:s/></text:p>
          </table:table-cell>
          <table:table-cell office:value-type="float" office:value="9.5210000000000008" table:style-name="ce274">
            <text:p>10<text:s/></text:p>
          </table:table-cell>
          <table:table-cell office:value-type="float" office:value="2.88" table:style-name="ce274">
            <text:p>3<text:s/></text:p>
          </table:table-cell>
          <table:table-cell office:value-type="float" office:value="8.6389999999999993" table:style-name="ce274">
            <text:p>9<text:s/></text:p>
          </table:table-cell>
          <table:table-cell office:value-type="float" office:value="14.986000000000001" table:style-name="ce274">
            <text:p>15<text:s/></text:p>
          </table:table-cell>
          <table:table-cell table:style-name="ce275"/>
          <table:table-cell office:value-type="string" table:style-name="ce279">
            <text:p>f. Sweet 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g.<text:s/><text:span text:style-name="T3">虱　目　魚</text:span></text:p>
          </table:table-cell>
          <table:table-cell office:value-type="float" office:value="8653.5300000000007" table:style-name="ce274">
            <text:p>8,654<text:s/></text:p>
          </table:table-cell>
          <table:table-cell office:value-type="float" office:value="10324.333000000001" table:style-name="ce274">
            <text:p>10,324<text:s/></text:p>
          </table:table-cell>
          <table:table-cell office:value-type="float" office:value="9170.6200000000008" table:style-name="ce274">
            <text:p>9,171<text:s/></text:p>
          </table:table-cell>
          <table:table-cell office:value-type="float" office:value="9504.5390000000007" table:style-name="ce274">
            <text:p>9,505<text:s/></text:p>
          </table:table-cell>
          <table:table-cell office:value-type="float" office:value="8817.9850000000006" table:style-name="ce274">
            <text:p>8,818<text:s/></text:p>
          </table:table-cell>
          <table:table-cell table:style-name="ce274"/>
          <table:table-cell office:value-type="float" office:value="9917.5409999999993" table:style-name="ce274">
            <text:p>9,918<text:s/></text:p>
          </table:table-cell>
          <table:table-cell office:value-type="float" office:value="10918.206" table:style-name="ce274">
            <text:p>10,918<text:s/></text:p>
          </table:table-cell>
          <table:table-cell office:value-type="float" office:value="11073.597" table:style-name="ce274">
            <text:p>11,074<text:s/></text:p>
          </table:table-cell>
          <table:table-cell office:value-type="float" office:value="11703.98" table:style-name="ce274">
            <text:p>11,704<text:s/></text:p>
          </table:table-cell>
          <table:table-cell office:value-type="float" office:value="9715.9410000000007" table:style-name="ce274">
            <text:p>9,716<text:s/></text:p>
          </table:table-cell>
          <table:table-cell table:style-name="ce275"/>
          <table:table-cell office:value-type="string" table:style-name="ce279">
            <text:p>g. Milk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h.<text:s/><text:span text:style-name="T3">鯛　　　類</text:span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4"/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5"/>
          <table:table-cell office:value-type="string" table:style-name="ce279">
            <text:p>h. Sea bream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i.<text:s/><text:span text:style-name="T3">黃</text:span><text:s/><text:span text:style-name="T3">花</text:span><text:s/><text:span text:style-name="T3">魚</text:span><text:s/><text:span text:style-name="T3">類</text:span><text:s text:c="2"/></text:p>
          </table:table-cell>
          <table:table-cell office:value-type="float" office:value="145.68" table:style-name="ce274">
            <text:p>146<text:s/></text:p>
          </table:table-cell>
          <table:table-cell office:value-type="float" office:value="77.168000000000006" table:style-name="ce274">
            <text:p>77<text:s/></text:p>
          </table:table-cell>
          <table:table-cell office:value-type="float" office:value="366.79" table:style-name="ce274">
            <text:p>367<text:s/></text:p>
          </table:table-cell>
          <table:table-cell office:value-type="float" office:value="3.8679999999999999" table:style-name="ce274">
            <text:p>4<text:s/></text:p>
          </table:table-cell>
          <table:table-cell office:value-type="float" office:value="0.05" table:style-name="ce274">
            <text:p>0<text:s/></text:p>
          </table:table-cell>
          <table:table-cell table:style-name="ce274"/>
          <table:table-cell office:value-type="string" table:style-name="ce274">
            <text:p>-</text:p>
          </table:table-cell>
          <table:table-cell office:value-type="float" office:value="1.6E-2" table:style-name="ce274">
            <text:p>0<text:s/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float" office:value="10.881" table:style-name="ce274">
            <text:p>11<text:s/></text:p>
          </table:table-cell>
          <table:table-cell table:style-name="ce275"/>
          <table:table-cell office:value-type="string" table:style-name="ce279">
            <text:p>i. Croaker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j.<text:s/><text:span text:style-name="T3">金　　　線</text:span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float" office:value="0.216" table:style-name="ce274">
            <text:p>0<text:s/></text:p>
          </table:table-cell>
          <table:table-cell office:value-type="float" office:value="7.4969999999999999" table:style-name="ce274">
            <text:p>7<text:s/></text:p>
          </table:table-cell>
          <table:table-cell table:style-name="ce274"/>
          <table:table-cell office:value-type="float" office:value="7.2919999999999998" table:style-name="ce274">
            <text:p>7<text:s/></text:p>
          </table:table-cell>
          <table:table-cell office:value-type="float" office:value="24.975000000000001" table:style-name="ce274">
            <text:p>25<text:s/></text:p>
          </table:table-cell>
          <table:table-cell office:value-type="float" office:value="13.768000000000001" table:style-name="ce274">
            <text:p>14<text:s/></text:p>
          </table:table-cell>
          <table:table-cell office:value-type="string" table:style-name="ce274">
            <text:p>-</text:p>
          </table:table-cell>
          <table:table-cell office:value-type="float" office:value="9.1999999999999998E-2" table:style-name="ce274">
            <text:p>0<text:s/></text:p>
          </table:table-cell>
          <table:table-cell table:style-name="ce275"/>
          <table:table-cell office:value-type="string" table:style-name="ce279">
            <text:p>j.<text:s/><text:span text:style-name="T2">Golden threadfin bream</text:span>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k.<text:s/><text:span text:style-name="T3">紅　目　鰱</text:span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4"/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5"/>
          <table:table-cell office:value-type="string" table:style-name="ce279">
            <text:p>k. Bulls eye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l.<text:span text:style-name="T3">　　鱠　　</text:span></text:p>
          </table:table-cell>
          <table:table-cell office:value-type="float" office:value="128.15" table:style-name="ce274">
            <text:p>128<text:s/></text:p>
          </table:table-cell>
          <table:table-cell office:value-type="float" office:value="84.986999999999995" table:style-name="ce274">
            <text:p>85<text:s/></text:p>
          </table:table-cell>
          <table:table-cell office:value-type="float" office:value="1467.61" table:style-name="ce274">
            <text:p>1,468<text:s/></text:p>
          </table:table-cell>
          <table:table-cell office:value-type="float" office:value="3328.6950000000002" table:style-name="ce274">
            <text:p>3,329<text:s/></text:p>
          </table:table-cell>
          <table:table-cell office:value-type="float" office:value="6349.1660000000002" table:style-name="ce274">
            <text:p>6,349<text:s/></text:p>
          </table:table-cell>
          <table:table-cell table:style-name="ce274"/>
          <table:table-cell office:value-type="float" office:value="7549.0074000000004" table:style-name="ce274">
            <text:p>7,549<text:s/></text:p>
          </table:table-cell>
          <table:table-cell office:value-type="float" office:value="12364.073" table:style-name="ce274">
            <text:p>12,364<text:s/></text:p>
          </table:table-cell>
          <table:table-cell office:value-type="float" office:value="14228.509599999999" table:style-name="ce274">
            <text:p>14,229<text:s/></text:p>
          </table:table-cell>
          <table:table-cell office:value-type="float" office:value="14432.495000000001" table:style-name="ce274">
            <text:p>14,432<text:s/></text:p>
          </table:table-cell>
          <table:table-cell office:value-type="float" office:value="13671.801600000001" table:style-name="ce274">
            <text:p>13,672<text:s/></text:p>
          </table:table-cell>
          <table:table-cell table:style-name="ce275"/>
          <table:table-cell office:value-type="string" table:style-name="ce279">
            <text:p>l.<text:s/><text:span text:style-name="T2">White-spotted reef-cod</text:span>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m.<text:s/><text:span text:style-name="T3">狗　　　母</text:span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4"/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5"/>
          <table:table-cell office:value-type="string" table:style-name="ce279">
            <text:p>m. Lizard 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n.<text:s/><text:span text:style-name="T3">海　　　鰻</text:span></text:p>
          </table:table-cell>
          <table:table-cell office:value-type="float" office:value="25.63" table:style-name="ce274">
            <text:p>26<text:s/></text:p>
          </table:table-cell>
          <table:table-cell office:value-type="float" office:value="8.6110000000000007" table:style-name="ce274">
            <text:p>9<text:s/></text:p>
          </table:table-cell>
          <table:table-cell office:value-type="float" office:value="6.97" table:style-name="ce274">
            <text:p>7<text:s/></text:p>
          </table:table-cell>
          <table:table-cell office:value-type="float" office:value="27.19" table:style-name="ce274">
            <text:p>27<text:s/></text:p>
          </table:table-cell>
          <table:table-cell office:value-type="float" office:value="5.33" table:style-name="ce274">
            <text:p>5<text:s/></text:p>
          </table:table-cell>
          <table:table-cell table:style-name="ce274"/>
          <table:table-cell office:value-type="float" office:value="13.796799999999999" table:style-name="ce274">
            <text:p>14<text:s/></text:p>
          </table:table-cell>
          <table:table-cell office:value-type="float" office:value="226.56780000000001" table:style-name="ce274">
            <text:p>227<text:s/></text:p>
          </table:table-cell>
          <table:table-cell office:value-type="float" office:value="66.818799999999996" table:style-name="ce274">
            <text:p>67<text:s/></text:p>
          </table:table-cell>
          <table:table-cell office:value-type="float" office:value="24.300599999999999" table:style-name="ce274">
            <text:p>24<text:s/></text:p>
          </table:table-cell>
          <table:table-cell office:value-type="float" office:value="72.890799999999999" table:style-name="ce274">
            <text:p>73<text:s/></text:p>
          </table:table-cell>
          <table:table-cell table:style-name="ce275"/>
          <table:table-cell office:value-type="string" table:style-name="ce279">
            <text:p>n. Pike-eel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o.<text:s/><text:span text:style-name="T3">海　　　鱺</text:span></text:p>
          </table:table-cell>
          <table:table-cell office:value-type="float" office:value="120.93" table:style-name="ce274">
            <text:p>121<text:s/></text:p>
          </table:table-cell>
          <table:table-cell office:value-type="float" office:value="86.843999999999994" table:style-name="ce274">
            <text:p>87<text:s/></text:p>
          </table:table-cell>
          <table:table-cell office:value-type="float" office:value="20.45" table:style-name="ce274">
            <text:p>20<text:s/></text:p>
          </table:table-cell>
          <table:table-cell office:value-type="float" office:value="9.0939999999999994" table:style-name="ce274">
            <text:p>9<text:s/></text:p>
          </table:table-cell>
          <table:table-cell office:value-type="float" office:value="16.273" table:style-name="ce274">
            <text:p>16<text:s/></text:p>
          </table:table-cell>
          <table:table-cell table:style-name="ce274"/>
          <table:table-cell office:value-type="float" office:value="11.278" table:style-name="ce274">
            <text:p>11<text:s/></text:p>
          </table:table-cell>
          <table:table-cell office:value-type="float" office:value="11.166" table:style-name="ce274">
            <text:p>11<text:s/></text:p>
          </table:table-cell>
          <table:table-cell office:value-type="float" office:value="9.1010000000000009" table:style-name="ce274">
            <text:p>9<text:s/></text:p>
          </table:table-cell>
          <table:table-cell office:value-type="float" office:value="7.0129999999999999" table:style-name="ce274">
            <text:p>7<text:s/></text:p>
          </table:table-cell>
          <table:table-cell office:value-type="float" office:value="2.202" table:style-name="ce274">
            <text:p>2<text:s/></text:p>
          </table:table-cell>
          <table:table-cell table:style-name="ce275"/>
          <table:table-cell office:value-type="string" table:style-name="ce279">
            <text:p>o. Canadian sergeant 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p.<text:s/><text:span text:style-name="T3">皮　　　刀</text:span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4"/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5"/>
          <table:table-cell office:value-type="string" table:style-name="ce279">
            <text:p>p. Moon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q.<text:s/><text:span text:style-name="T3">鰺　　　類</text:span></text:p>
          </table:table-cell>
          <table:table-cell office:value-type="float" office:value="6316.45" table:style-name="ce274">
            <text:p>6,316<text:s/></text:p>
          </table:table-cell>
          <table:table-cell office:value-type="float" office:value="8761.9459999999999" table:style-name="ce274">
            <text:p>8,762<text:s/></text:p>
          </table:table-cell>
          <table:table-cell office:value-type="float" office:value="12253.49" table:style-name="ce274">
            <text:p>12,253<text:s/></text:p>
          </table:table-cell>
          <table:table-cell office:value-type="float" office:value="12412.718999999999" table:style-name="ce274">
            <text:p>12,413<text:s/></text:p>
          </table:table-cell>
          <table:table-cell office:value-type="float" office:value="20690.661" table:style-name="ce274">
            <text:p>20,691<text:s/></text:p>
          </table:table-cell>
          <table:table-cell table:style-name="ce274"/>
          <table:table-cell office:value-type="float" office:value="16123.325999999999" table:style-name="ce274">
            <text:p>16,123<text:s/></text:p>
          </table:table-cell>
          <table:table-cell office:value-type="float" office:value="17871.811000000002" table:style-name="ce274">
            <text:p>17,872<text:s/></text:p>
          </table:table-cell>
          <table:table-cell office:value-type="float" office:value="12350.1395608" table:style-name="ce274">
            <text:p>12,350<text:s/></text:p>
          </table:table-cell>
          <table:table-cell office:value-type="float" office:value="9993.8028288000005" table:style-name="ce274">
            <text:p>9,994<text:s/></text:p>
          </table:table-cell>
          <table:table-cell office:value-type="float" office:value="11603.275" table:style-name="ce274">
            <text:p>11,603<text:s/></text:p>
          </table:table-cell>
          <table:table-cell table:style-name="ce275"/>
          <table:table-cell office:value-type="string" table:style-name="ce279">
            <text:p>q. Scad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r.<text:s/><text:span text:style-name="T3">烏　　　魚</text:span></text:p>
          </table:table-cell>
          <table:table-cell office:value-type="float" office:value="123.66" table:style-name="ce274">
            <text:p>124<text:s/></text:p>
          </table:table-cell>
          <table:table-cell office:value-type="float" office:value="496.90100000000001" table:style-name="ce274">
            <text:p>497<text:s/></text:p>
          </table:table-cell>
          <table:table-cell office:value-type="float" office:value="551.83000000000004" table:style-name="ce274">
            <text:p>552<text:s/></text:p>
          </table:table-cell>
          <table:table-cell office:value-type="float" office:value="401.06799999999998" table:style-name="ce274">
            <text:p>401<text:s/></text:p>
          </table:table-cell>
          <table:table-cell office:value-type="float" office:value="144.821" table:style-name="ce274">
            <text:p>145<text:s/></text:p>
          </table:table-cell>
          <table:table-cell table:style-name="ce274"/>
          <table:table-cell office:value-type="float" office:value="111.97499999999999" table:style-name="ce274">
            <text:p>112<text:s/></text:p>
          </table:table-cell>
          <table:table-cell office:value-type="float" office:value="142.62799999999999" table:style-name="ce274">
            <text:p>143<text:s/></text:p>
          </table:table-cell>
          <table:table-cell office:value-type="float" office:value="170.81100000000001" table:style-name="ce274">
            <text:p>171<text:s/></text:p>
          </table:table-cell>
          <table:table-cell office:value-type="float" office:value="124.205" table:style-name="ce274">
            <text:p>124<text:s/></text:p>
          </table:table-cell>
          <table:table-cell office:value-type="float" office:value="130.804" table:style-name="ce274">
            <text:p>131<text:s/></text:p>
          </table:table-cell>
          <table:table-cell table:style-name="ce275"/>
          <table:table-cell office:value-type="string" table:style-name="ce279">
            <text:p>r. Mullet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s.<text:s/><text:span text:style-name="T3">黑　　　錩</text:span></text:p>
          </table:table-cell>
          <table:table-cell office:value-type="string" table:style-name="ce274">
            <text:p>…</text:p>
          </table:table-cell>
          <table:table-cell office:value-type="string" table:style-name="ce274">
            <text:p>…</text:p>
          </table:table-cell>
          <table:table-cell office:value-type="string" table:style-name="ce274">
            <text:p>…</text:p>
          </table:table-cell>
          <table:table-cell office:value-type="string" table:style-name="ce274">
            <text:p>…</text:p>
          </table:table-cell>
          <table:table-cell office:value-type="string" table:style-name="ce274">
            <text:p>-</text:p>
          </table:table-cell>
          <table:table-cell table:style-name="ce274"/>
          <table:table-cell office:value-type="string" table:style-name="ce274">
            <text:p>-</text:p>
          </table:table-cell>
          <table:table-cell office:value-type="string" table:style-name="ce274">
            <text:p>…</text:p>
          </table:table-cell>
          <table:table-cell office:value-type="string" table:style-name="ce274">
            <text:p>…</text:p>
          </table:table-cell>
          <table:table-cell office:value-type="string" table:style-name="ce274">
            <text:p>…</text:p>
          </table:table-cell>
          <table:table-cell office:value-type="string" table:style-name="ce274">
            <text:p>…</text:p>
          </table:table-cell>
          <table:table-cell table:style-name="ce275"/>
          <table:table-cell office:value-type="string" table:style-name="ce279">
            <text:p>s. Black pomfret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t.<text:s/><text:span text:style-name="T3">肉　　　魚</text:span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float" office:value="0.15" table:style-name="ce274">
            <text:p>0<text:s/></text:p>
          </table:table-cell>
          <table:table-cell table:style-name="ce274"/>
          <table:table-cell office:value-type="string" table:style-name="ce274">
            <text:p>-</text:p>
          </table:table-cell>
          <table:table-cell office:value-type="float" office:value="0.06" table:style-name="ce274">
            <text:p>0<text:s/></text:p>
          </table:table-cell>
          <table:table-cell office:value-type="float" office:value="1.591" table:style-name="ce274">
            <text:p>2<text:s/></text:p>
          </table:table-cell>
          <table:table-cell office:value-type="float" office:value="0.21" table:style-name="ce274">
            <text:p>0<text:s/></text:p>
          </table:table-cell>
          <table:table-cell office:value-type="float" office:value="0.36" table:style-name="ce274">
            <text:p>0<text:s/></text:p>
          </table:table-cell>
          <table:table-cell table:style-name="ce275"/>
          <table:table-cell office:value-type="string" table:style-name="ce279">
            <text:p>t. Butter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u.<text:s/><text:span text:style-name="T3">午　仔　魚</text:span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4"/>
          <table:table-cell office:value-type="float" office:value="228.41499999999999" table:style-name="ce274">
            <text:p>228<text:s/></text:p>
          </table:table-cell>
          <table:table-cell office:value-type="float" office:value="2202.17" table:style-name="ce274">
            <text:p>2,202<text:s/></text:p>
          </table:table-cell>
          <table:table-cell office:value-type="float" office:value="4291.6419999999998" table:style-name="ce274">
            <text:p>4,292<text:s/></text:p>
          </table:table-cell>
          <table:table-cell office:value-type="float" office:value="4533.6710000000003" table:style-name="ce274">
            <text:p>4,534<text:s/></text:p>
          </table:table-cell>
          <table:table-cell office:value-type="float" office:value="4822.451" table:style-name="ce274">
            <text:p>4,822<text:s/></text:p>
          </table:table-cell>
          <table:table-cell table:style-name="ce275"/>
          <table:table-cell office:value-type="string" table:style-name="ce279">
            <text:p>u. Threadfin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v.<text:s/><text:span text:style-name="T3">油　　　魚</text:span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4"/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5"/>
          <table:table-cell office:value-type="string" table:style-name="ce279">
            <text:p>v. Gizzard shad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w.<text:s/><text:span text:style-name="T3">白　帶　魚</text:span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float" office:value="45.018000000000001" table:style-name="ce274">
            <text:p>45<text:s/></text:p>
          </table:table-cell>
          <table:table-cell office:value-type="float" office:value="40.015999999999998" table:style-name="ce274">
            <text:p>40<text:s/></text:p>
          </table:table-cell>
          <table:table-cell table:style-name="ce274"/>
          <table:table-cell office:value-type="float" office:value="113.224" table:style-name="ce274">
            <text:p>113<text:s/></text:p>
          </table:table-cell>
          <table:table-cell office:value-type="float" office:value="27.95" table:style-name="ce274">
            <text:p>28<text:s/></text:p>
          </table:table-cell>
          <table:table-cell office:value-type="float" office:value="0.89500000000000002" table:style-name="ce274">
            <text:p>1<text:s/></text:p>
          </table:table-cell>
          <table:table-cell office:value-type="float" office:value="4.8620000000000001" table:style-name="ce274">
            <text:p>5<text:s/></text:p>
          </table:table-cell>
          <table:table-cell office:value-type="float" office:value="460.79300000000001" table:style-name="ce274">
            <text:p>461<text:s/></text:p>
          </table:table-cell>
          <table:table-cell table:style-name="ce275"/>
          <table:table-cell office:value-type="string" table:style-name="ce279">
            <text:p>w. Hair tail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x.<text:span text:style-name="T3">　　</text:span><text:s/><text:span text:style-name="T3">鱰　</text:span></text:p>
          </table:table-cell>
          <table:table-cell office:value-type="float" office:value="15829.6" table:style-name="ce274">
            <text:p>15,830<text:s/></text:p>
          </table:table-cell>
          <table:table-cell office:value-type="float" office:value="14243.923000000001" table:style-name="ce274">
            <text:p>14,244<text:s/></text:p>
          </table:table-cell>
          <table:table-cell office:value-type="float" office:value="10450.780000000001" table:style-name="ce274">
            <text:p>10,451<text:s/></text:p>
          </table:table-cell>
          <table:table-cell office:value-type="float" office:value="7426.11" table:style-name="ce274">
            <text:p>7,426<text:s/></text:p>
          </table:table-cell>
          <table:table-cell office:value-type="float" office:value="7972.6629999999996" table:style-name="ce274">
            <text:p>7,973<text:s/></text:p>
          </table:table-cell>
          <table:table-cell table:style-name="ce274"/>
          <table:table-cell office:value-type="float" office:value="8476.7228732999993" table:style-name="ce274">
            <text:p>8,477<text:s/></text:p>
          </table:table-cell>
          <table:table-cell office:value-type="float" office:value="7037.1575217999998" table:style-name="ce274">
            <text:p>7,037<text:s/></text:p>
          </table:table-cell>
          <table:table-cell office:value-type="float" office:value="7662.3092543000002" table:style-name="ce274">
            <text:p>7,662<text:s/></text:p>
          </table:table-cell>
          <table:table-cell office:value-type="float" office:value="12454.847533300001" table:style-name="ce274">
            <text:p>12,455<text:s/></text:p>
          </table:table-cell>
          <table:table-cell office:value-type="float" office:value="8999.6579946000002" table:style-name="ce274">
            <text:p>9,000<text:s/></text:p>
          </table:table-cell>
          <table:table-cell table:style-name="ce275"/>
          <table:table-cell office:value-type="string" table:style-name="ce279">
            <text:p>x. Dorado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y.<text:s/><text:span text:style-name="T3">鰮　魚　類</text:span></text:p>
          </table:table-cell>
          <table:table-cell office:value-type="float" office:value="126.32" table:style-name="ce274">
            <text:p>126<text:s/></text:p>
          </table:table-cell>
          <table:table-cell office:value-type="float" office:value="147.27199999999999" table:style-name="ce274">
            <text:p>147<text:s/></text:p>
          </table:table-cell>
          <table:table-cell office:value-type="float" office:value="117.91" table:style-name="ce274">
            <text:p>118<text:s/></text:p>
          </table:table-cell>
          <table:table-cell office:value-type="float" office:value="82.347999999999999" table:style-name="ce274">
            <text:p>82<text:s/></text:p>
          </table:table-cell>
          <table:table-cell office:value-type="float" office:value="86.272999999999996" table:style-name="ce274">
            <text:p>86<text:s/></text:p>
          </table:table-cell>
          <table:table-cell table:style-name="ce274"/>
          <table:table-cell office:value-type="float" office:value="206.7824296" table:style-name="ce274">
            <text:p>207<text:s/></text:p>
          </table:table-cell>
          <table:table-cell office:value-type="float" office:value="153.0729824" table:style-name="ce274">
            <text:p>153<text:s/></text:p>
          </table:table-cell>
          <table:table-cell office:value-type="float" office:value="153.58435679999999" table:style-name="ce274">
            <text:p>154<text:s/></text:p>
          </table:table-cell>
          <table:table-cell office:value-type="float" office:value="320.32528079999997" table:style-name="ce274">
            <text:p>320<text:s/></text:p>
          </table:table-cell>
          <table:table-cell office:value-type="float" office:value="101.41857280000001" table:style-name="ce274">
            <text:p>101<text:s/></text:p>
          </table:table-cell>
          <table:table-cell table:style-name="ce275"/>
          <table:table-cell office:value-type="string" table:style-name="ce279">
            <text:p>y. Sardines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z.<text:s/><text:span text:style-name="T3">鯖　　　魚</text:span></text:p>
          </table:table-cell>
          <table:table-cell office:value-type="float" office:value="30549.279999999999" table:style-name="ce274">
            <text:p>30,549<text:s/></text:p>
          </table:table-cell>
          <table:table-cell office:value-type="float" office:value="50472.464" table:style-name="ce274">
            <text:p>50,472<text:s/></text:p>
          </table:table-cell>
          <table:table-cell office:value-type="float" office:value="33559.53" table:style-name="ce274">
            <text:p>33,560<text:s/></text:p>
          </table:table-cell>
          <table:table-cell office:value-type="float" office:value="52126.652999999998" table:style-name="ce274">
            <text:p>52,127<text:s/></text:p>
          </table:table-cell>
          <table:table-cell office:value-type="float" office:value="47525.201000000001" table:style-name="ce274">
            <text:p>47,525<text:s/></text:p>
          </table:table-cell>
          <table:table-cell table:style-name="ce274"/>
          <table:table-cell office:value-type="float" office:value="35221.489739099998" table:style-name="ce274">
            <text:p>35,221<text:s/></text:p>
          </table:table-cell>
          <table:table-cell office:value-type="float" office:value="22411.0067294" table:style-name="ce274">
            <text:p>22,411<text:s/></text:p>
          </table:table-cell>
          <table:table-cell office:value-type="float" office:value="25541.548596500001" table:style-name="ce274">
            <text:p>25,542<text:s/></text:p>
          </table:table-cell>
          <table:table-cell office:value-type="float" office:value="29222.9540953" table:style-name="ce274">
            <text:p>29,223<text:s/></text:p>
          </table:table-cell>
          <table:table-cell office:value-type="float" office:value="25890.408231500001" table:style-name="ce274">
            <text:p>25,890<text:s/></text:p>
          </table:table-cell>
          <table:table-cell table:style-name="ce275"/>
          <table:table-cell office:value-type="string" table:style-name="ce279">
            <text:p>z. Mackerels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aa.<text:s/><text:span text:style-name="T3">鰹　　　類</text:span></text:p>
          </table:table-cell>
          <table:table-cell office:value-type="float" office:value="237831.82" table:style-name="ce274">
            <text:p>237,832<text:s/></text:p>
          </table:table-cell>
          <table:table-cell office:value-type="float" office:value="230458.166" table:style-name="ce274">
            <text:p>230,458<text:s/></text:p>
          </table:table-cell>
          <table:table-cell office:value-type="float" office:value="244841.61" table:style-name="ce274">
            <text:p>244,842<text:s/></text:p>
          </table:table-cell>
          <table:table-cell office:value-type="float" office:value="174194.53099999999" table:style-name="ce274">
            <text:p>174,195<text:s/></text:p>
          </table:table-cell>
          <table:table-cell office:value-type="float" office:value="181805.05100000001" table:style-name="ce274">
            <text:p>181,805<text:s/></text:p>
          </table:table-cell>
          <table:table-cell table:style-name="ce274"/>
          <table:table-cell office:value-type="float" office:value="212927.08334139999" table:style-name="ce274">
            <text:p>212,927<text:s/></text:p>
          </table:table-cell>
          <table:table-cell office:value-type="float" office:value="202542.02799450001" table:style-name="ce274">
            <text:p>202,542<text:s/></text:p>
          </table:table-cell>
          <table:table-cell office:value-type="float" office:value="223384.06452799999" table:style-name="ce274">
            <text:p>223,384<text:s/></text:p>
          </table:table-cell>
          <table:table-cell office:value-type="float" office:value="220091.15957250001" table:style-name="ce274">
            <text:p>220,091<text:s/></text:p>
          </table:table-cell>
          <table:table-cell office:value-type="float" office:value="210679.46601800001" table:style-name="ce274">
            <text:p>210,679<text:s/></text:p>
          </table:table-cell>
          <table:table-cell table:style-name="ce275"/>
          <table:table-cell office:value-type="string" table:style-name="ce279">
            <text:p>aa. Bonitos, Skipjacks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ab.<text:s/><text:span text:style-name="T3">鰆　　　類</text:span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4"/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5"/>
          <table:table-cell office:value-type="string" table:style-name="ce279">
            <text:p>ab. Mackerels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ac.<text:s/><text:span text:style-name="T3">鮪　　　類</text:span></text:p>
          </table:table-cell>
          <table:table-cell office:value-type="float" office:value="178668.02" table:style-name="ce274">
            <text:p>178,668<text:s/></text:p>
          </table:table-cell>
          <table:table-cell office:value-type="float" office:value="140500.625" table:style-name="ce274">
            <text:p>140,501<text:s/></text:p>
          </table:table-cell>
          <table:table-cell office:value-type="float" office:value="162624.06" table:style-name="ce274">
            <text:p>162,624<text:s/></text:p>
          </table:table-cell>
          <table:table-cell office:value-type="float" office:value="130171.177" table:style-name="ce274">
            <text:p>130,171<text:s/></text:p>
          </table:table-cell>
          <table:table-cell office:value-type="float" office:value="157315.41699999999" table:style-name="ce274">
            <text:p>157,315<text:s/></text:p>
          </table:table-cell>
          <table:table-cell table:style-name="ce274"/>
          <table:table-cell office:value-type="float" office:value="168061.06473670001" table:style-name="ce274">
            <text:p>168,061<text:s/></text:p>
          </table:table-cell>
          <table:table-cell office:value-type="float" office:value="191251.3092591" table:style-name="ce274">
            <text:p>191,251<text:s/></text:p>
          </table:table-cell>
          <table:table-cell office:value-type="float" office:value="175895.0433658" table:style-name="ce274">
            <text:p>175,895<text:s/></text:p>
          </table:table-cell>
          <table:table-cell office:value-type="float" office:value="174891.32088300001" table:style-name="ce274">
            <text:p>174,891<text:s/></text:p>
          </table:table-cell>
          <table:table-cell office:value-type="float" office:value="180683.6208189" table:style-name="ce274">
            <text:p>180,684<text:s/></text:p>
          </table:table-cell>
          <table:table-cell table:style-name="ce275"/>
          <table:table-cell office:value-type="string" table:style-name="ce279">
            <text:p>ac. Tunas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ad.<text:s/><text:span text:style-name="T3">旗　魚　類</text:span></text:p>
          </table:table-cell>
          <table:table-cell office:value-type="float" office:value="12350.06" table:style-name="ce274">
            <text:p>12,350<text:s/></text:p>
          </table:table-cell>
          <table:table-cell office:value-type="float" office:value="15927.457" table:style-name="ce274">
            <text:p>15,927<text:s/></text:p>
          </table:table-cell>
          <table:table-cell office:value-type="float" office:value="14534.94" table:style-name="ce274">
            <text:p>14,535<text:s/></text:p>
          </table:table-cell>
          <table:table-cell office:value-type="float" office:value="10671.903" table:style-name="ce274">
            <text:p>10,672<text:s/></text:p>
          </table:table-cell>
          <table:table-cell office:value-type="float" office:value="11300.540999999999" table:style-name="ce274">
            <text:p>11,301<text:s/></text:p>
          </table:table-cell>
          <table:table-cell table:style-name="ce274"/>
          <table:table-cell office:value-type="float" office:value="16933.277161499998" table:style-name="ce274">
            <text:p>16,933<text:s/></text:p>
          </table:table-cell>
          <table:table-cell office:value-type="float" office:value="13753.321449499999" table:style-name="ce274">
            <text:p>13,753<text:s/></text:p>
          </table:table-cell>
          <table:table-cell office:value-type="float" office:value="13664.367028000001" table:style-name="ce274">
            <text:p>13,664<text:s/></text:p>
          </table:table-cell>
          <table:table-cell office:value-type="float" office:value="13934.6812995" table:style-name="ce274">
            <text:p>13,935<text:s/></text:p>
          </table:table-cell>
          <table:table-cell office:value-type="float" office:value="13757.0392115" table:style-name="ce274">
            <text:p>13,757<text:s/></text:p>
          </table:table-cell>
          <table:table-cell table:style-name="ce275"/>
          <table:table-cell office:value-type="string" table:style-name="ce279">
            <text:p>ad. Marlin and sailfish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ae.<text:s/><text:span text:style-name="T3">沙　　　魚</text:span></text:p>
          </table:table-cell>
          <table:table-cell office:value-type="float" office:value="19210.810000000001" table:style-name="ce274">
            <text:p>19,211<text:s/></text:p>
          </table:table-cell>
          <table:table-cell office:value-type="float" office:value="22621.649000000001" table:style-name="ce274">
            <text:p>22,622<text:s/></text:p>
          </table:table-cell>
          <table:table-cell office:value-type="float" office:value="23811.65" table:style-name="ce274">
            <text:p>23,812<text:s/></text:p>
          </table:table-cell>
          <table:table-cell office:value-type="float" office:value="20907.964" table:style-name="ce274">
            <text:p>20,908<text:s/></text:p>
          </table:table-cell>
          <table:table-cell office:value-type="float" office:value="17764.462" table:style-name="ce274">
            <text:p>17,764<text:s/></text:p>
          </table:table-cell>
          <table:table-cell table:style-name="ce274"/>
          <table:table-cell office:value-type="float" office:value="15213.7979825" table:style-name="ce274">
            <text:p>15,214<text:s/></text:p>
          </table:table-cell>
          <table:table-cell office:value-type="float" office:value="15378.178562499999" table:style-name="ce274">
            <text:p>15,378<text:s/></text:p>
          </table:table-cell>
          <table:table-cell office:value-type="float" office:value="16726.180497000001" table:style-name="ce274">
            <text:p>16,726<text:s/></text:p>
          </table:table-cell>
          <table:table-cell office:value-type="float" office:value="12575.634383000001" table:style-name="ce274">
            <text:p>12,576<text:s/></text:p>
          </table:table-cell>
          <table:table-cell office:value-type="float" office:value="9058.1688015" table:style-name="ce274">
            <text:p>9,058<text:s/></text:p>
          </table:table-cell>
          <table:table-cell table:style-name="ce275"/>
          <table:table-cell office:value-type="string" table:style-name="ce279">
            <text:p>ae. Sharks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af.<text:s/><text:span text:style-name="T3">秋　刀　魚</text:span></text:p>
          </table:table-cell>
          <table:table-cell office:value-type="float" office:value="38165.75" table:style-name="ce274">
            <text:p>38,166<text:s/></text:p>
          </table:table-cell>
          <table:table-cell office:value-type="float" office:value="47676.31" table:style-name="ce274">
            <text:p>47,676<text:s/></text:p>
          </table:table-cell>
          <table:table-cell office:value-type="float" office:value="67627.28" table:style-name="ce274">
            <text:p>67,627<text:s/></text:p>
          </table:table-cell>
          <table:table-cell office:value-type="float" office:value="80046.244000000006" table:style-name="ce274">
            <text:p>80,046<text:s/></text:p>
          </table:table-cell>
          <table:table-cell office:value-type="float" office:value="79446.811000000002" table:style-name="ce274">
            <text:p>79,447<text:s/></text:p>
          </table:table-cell>
          <table:table-cell table:style-name="ce274"/>
          <table:table-cell office:value-type="float" office:value="73252.643708799995" table:style-name="ce274">
            <text:p>73,253<text:s/></text:p>
          </table:table-cell>
          <table:table-cell office:value-type="float" office:value="117755.37280880001" table:style-name="ce274">
            <text:p>117,755<text:s/></text:p>
          </table:table-cell>
          <table:table-cell office:value-type="float" office:value="112350.7738672" table:style-name="ce274">
            <text:p>112,351<text:s/></text:p>
          </table:table-cell>
          <table:table-cell office:value-type="float" office:value="151230.2505384" table:style-name="ce274">
            <text:p>151,230<text:s/></text:p>
          </table:table-cell>
          <table:table-cell office:value-type="float" office:value="146027.87742880001" table:style-name="ce274">
            <text:p>146,028<text:s/></text:p>
          </table:table-cell>
          <table:table-cell table:style-name="ce275"/>
          <table:table-cell office:value-type="string" table:style-name="ce279">
            <text:p>af. Saury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ag.<text:s/><text:span text:style-name="T3">剝　皮　魚</text:span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4"/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5"/>
          <table:table-cell office:value-type="string" table:style-name="ce279">
            <text:p>ag. File fish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ah.<text:s/><text:span text:style-name="T3">其</text:span><text:s text:c="4"/><text:span text:style-name="T3">他</text:span><text:s text:c="4"/><text:span text:style-name="T3">魚</text:span><text:s/></text:p>
          </table:table-cell>
          <table:table-cell office:value-type="float" office:value="36648.785046096891" table:style-name="ce274">
            <text:p>36,649<text:s/></text:p>
          </table:table-cell>
          <table:table-cell office:value-type="float" office:value="40556.29932583496" table:style-name="ce274">
            <text:p>40,556<text:s/></text:p>
          </table:table-cell>
          <table:table-cell office:value-type="float" office:value="28856.187864146894" table:style-name="ce274">
            <text:p>28,856<text:s/></text:p>
          </table:table-cell>
          <table:table-cell office:value-type="float" office:value="26573.464823686983" table:style-name="ce274">
            <text:p>26,573<text:s/></text:p>
          </table:table-cell>
          <table:table-cell office:value-type="float" office:value="28654.118803494959" table:style-name="ce274">
            <text:p>28,654<text:s/></text:p>
          </table:table-cell>
          <table:table-cell table:style-name="ce274"/>
          <table:table-cell office:value-type="float" office:value="32970.939429100021" table:style-name="ce274">
            <text:p>32,971<text:s/></text:p>
          </table:table-cell>
          <table:table-cell office:value-type="float" office:value="30296.296037000022" table:style-name="ce274">
            <text:p>30,296<text:s/></text:p>
          </table:table-cell>
          <table:table-cell office:value-type="float" office:value="31407.801471300074" table:style-name="ce274">
            <text:p>31,408<text:s/></text:p>
          </table:table-cell>
          <table:table-cell office:value-type="float" office:value="33776.743482199963" table:style-name="ce274">
            <text:p>33,777<text:s/></text:p>
          </table:table-cell>
          <table:table-cell office:value-type="float" office:value="29868.833685399964" table:style-name="ce274">
            <text:p>29,869<text:s/></text:p>
          </table:table-cell>
          <table:table-cell table:style-name="ce275"/>
          <table:table-cell office:value-type="string" table:style-name="ce279">
            <text:p>ah. Other fish</text:p>
          </table:table-cell>
          <table:table-cell table:number-columns-repeated="16369"/>
        </table:table-row>
        <table:table-row table:style-name="ro8">
          <table:table-cell table:style-name="ce280"/>
          <table:table-cell table:style-name="ce281"/>
          <table:table-cell table:number-columns-repeated="5" table:style-name="ce282"/>
          <table:table-cell table:style-name="ce258"/>
          <table:table-cell table:number-columns-repeated="5" table:style-name="ce282"/>
          <table:table-cell table:style-name="ce283"/>
          <table:table-cell table:style-name="ce282"/>
          <table:table-cell table:number-columns-repeated="16369"/>
        </table:table-row>
        <table:table-row table:style-name="ro16">
          <table:table-cell office:value-type="string" table:style-name="ce256">
            <text:p><text:s text:c="3"/>176 <text:s text:c="4"/>104<text:span text:style-name="T3">年糧食供需年報</text:span></text:p>
          </table:table-cell>
          <table:table-cell table:style-name="ce257"/>
          <table:table-cell table:number-columns-repeated="8" table:style-name="ce258"/>
          <table:table-cell table:number-columns-repeated="4" table:style-name="ce260"/>
          <table:table-cell office:value-type="string" table:style-name="ce259">
            <text:p>FOOD SUPPLY &amp; UTILIZATION 2015 <text:s text:c="4"/>177<text:s text:c="3"/></text:p>
          </table:table-cell>
          <table:table-cell table:number-columns-repeated="16369"/>
        </table:table-row>
        <table:table-row table:style-name="ro2">
          <table:table-cell table:style-name="ce260"/>
          <table:table-cell table:style-name="ce257"/>
          <table:table-cell table:number-columns-repeated="8" table:style-name="ce258"/>
          <table:table-cell table:number-columns-repeated="4" table:style-name="ce260"/>
          <table:table-cell table:style-name="ce261"/>
          <table:table-cell table:number-columns-repeated="16369"/>
        </table:table-row>
        <table:table-row table:style-name="ro2">
          <table:table-cell office:value-type="string" table:number-columns-spanned="7" table:number-rows-spanned="1" table:style-name="ce297">
            <text:p>(9)<text:s text:c="2"/><text:span text:style-name="T6">水</text:span><text:s/><text:span text:style-name="T6">產</text:span><text:s/><text:span text:style-name="T6">類</text:span><text:s/><text:span text:style-name="T6">出</text:span><text:s/><text:span text:style-name="T6">口</text:span><text:s/><text:span text:style-name="T6">量</text:span><text:s/>(<text:span text:style-name="T6">續</text:span>1)</text:p>
          </table:table-cell>
          <table:covered-table-cell table:number-columns-repeated="6"/>
          <table:table-cell table:style-name="ce262"/>
          <table:table-cell office:value-type="string" table:number-columns-spanned="7" table:number-rows-spanned="1" table:style-name="ce298">
            <text:p>(9) <text:s/>Export of Fish and Sea Food (Cont'd 1)</text:p>
          </table:table-cell>
          <table:covered-table-cell table:number-columns-repeated="6"/>
          <table:table-cell table:number-columns-repeated="16369" table:style-name="ce263"/>
        </table:table-row>
        <table:table-row table:style-name="ro3">
          <table:table-cell office:value-type="string" table:style-name="ce264">
            <text:p>單位：公噸</text:p>
          </table:table-cell>
          <table:table-cell table:style-name="ce257"/>
          <table:table-cell table:number-columns-repeated="5" table:style-name="ce265"/>
          <table:table-cell table:style-name="ce260"/>
          <table:table-cell table:number-columns-repeated="6" table:style-name="ce265"/>
          <table:table-cell office:value-type="string" table:style-name="ce266">
            <text:p>Unit:M.T.</text:p>
          </table:table-cell>
          <table:table-cell table:number-columns-repeated="16369"/>
        </table:table-row>
        <table:table-row table:style-name="ro2">
          <table:table-cell office:value-type="string" table:number-columns-spanned="2" table:number-rows-spanned="2" table:style-name="ce299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3">
            <text:p>民國<text:span text:style-name="T4"><text:s/>96</text:span><text:s/>年</text:p>
          </table:table-cell>
          <table:table-cell office:value-type="string" table:style-name="ce13">
            <text:p>民國<text:span text:style-name="T4"><text:s/>97</text:span><text:s/>年</text:p>
          </table:table-cell>
          <table:table-cell office:value-type="string" table:style-name="ce13">
            <text:p>民國<text:span text:style-name="T4"><text:s/>98</text:span><text:s/>年</text:p>
          </table:table-cell>
          <table:table-cell office:value-type="string" table:style-name="ce13">
            <text:p>民國<text:span text:style-name="T4"><text:s/>99</text:span><text:s/>年</text:p>
          </table:table-cell>
          <table:table-cell table:style-name="ce267"/>
          <table:table-cell office:value-type="string" table:style-name="ce15">
            <text:p>民國<text:span text:style-name="T4"><text:s/>100</text:span><text:s/>年</text:p>
          </table:table-cell>
          <table:table-cell office:value-type="string" table:style-name="ce13">
            <text:p>民國<text:span text:style-name="T4"><text:s/>101</text:span><text:s/>年</text:p>
          </table:table-cell>
          <table:table-cell office:value-type="string" table:style-name="ce13">
            <text:p>民國<text:span text:style-name="T4"><text:s/>102</text:span><text:s/>年</text:p>
          </table:table-cell>
          <table:table-cell office:value-type="string" table:style-name="ce13">
            <text:p>民國<text:span text:style-name="T4"><text:s/>103</text:span><text:s/>年</text:p>
          </table:table-cell>
          <table:table-cell office:value-type="string" table:style-name="ce13">
            <text:p>民國<text:span text:style-name="T4"><text:s/>104</text:span><text:s/>年</text:p>
          </table:table-cell>
          <table:table-cell office:value-type="string" table:number-columns-spanned="2" table:number-rows-spanned="2" table:style-name="ce300">
            <text:p>Category</text:p>
          </table:table-cell>
          <table:covered-table-cell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16">
            <text:p>(2006)</text:p>
          </table:table-cell>
          <table:table-cell office:value-type="string" table:style-name="ce16">
            <text:p>(2007)</text:p>
          </table:table-cell>
          <table:table-cell office:value-type="string" table:style-name="ce16">
            <text:p>(2008)</text:p>
          </table:table-cell>
          <table:table-cell office:value-type="string" table:style-name="ce16">
            <text:p>(2009)</text:p>
          </table:table-cell>
          <table:table-cell office:value-type="string" table:style-name="ce16">
            <text:p>(2010)</text:p>
          </table:table-cell>
          <table:table-cell table:style-name="ce267"/>
          <table:table-cell office:value-type="string" table:style-name="ce17">
            <text:p>(2011)</text:p>
          </table:table-cell>
          <table:table-cell office:value-type="string" table:style-name="ce16">
            <text:p>(2012)</text:p>
          </table:table-cell>
          <table:table-cell office:value-type="string" table:style-name="ce16">
            <text:p>(2013)</text:p>
          </table:table-cell>
          <table:table-cell office:value-type="string" table:style-name="ce16">
            <text:p>(2014)</text:p>
          </table:table-cell>
          <table:table-cell office:value-type="string" table:style-name="ce16">
            <text:p>(2015)</text:p>
          </table:table-cell>
          <table:covered-table-cell/>
          <table:covered-table-cell/>
          <table:table-cell table:number-columns-repeated="16369"/>
        </table:table-row>
        <table:table-row table:style-name="ro8">
          <table:table-cell table:style-name="ce257"/>
          <table:table-cell table:style-name="ce284"/>
          <table:table-cell table:number-columns-repeated="5" table:style-name="ce269"/>
          <table:table-cell table:style-name="ce258"/>
          <table:table-cell table:number-columns-repeated="5" table:style-name="ce269"/>
          <table:table-cell table:style-name="ce270"/>
          <table:table-cell table:style-name="ce261"/>
          <table:table-cell table:number-columns-repeated="16369"/>
        </table:table-row>
        <table:table-row table:style-name="ro15">
          <table:table-cell table:style-name="ce257"/>
          <table:table-cell office:value-type="string" table:style-name="ce276">
            <text:p>(2)<text:s/><text:span text:style-name="T3">蝦</text:span><text:s/><text:span text:style-name="T3">及</text:span><text:s/><text:span text:style-name="T3">蟳</text:span><text:s/><text:span text:style-name="T3">蟹</text:span><text:s/><text:span text:style-name="T3">類</text:span></text:p>
          </table:table-cell>
          <table:table-cell office:value-type="float" office:value="1705.03" table:style-name="ce274">
            <text:p>1,705<text:s/></text:p>
          </table:table-cell>
          <table:table-cell office:value-type="float" office:value="1337.796" table:style-name="ce274">
            <text:p>1,338<text:s/></text:p>
          </table:table-cell>
          <table:table-cell office:value-type="float" office:value="1326.41" table:style-name="ce274">
            <text:p>1,326<text:s/></text:p>
          </table:table-cell>
          <table:table-cell office:value-type="float" office:value="1296.079" table:style-name="ce274">
            <text:p>1,296<text:s/></text:p>
          </table:table-cell>
          <table:table-cell office:value-type="float" office:value="1834.798" table:style-name="ce274">
            <text:p>1,835<text:s/></text:p>
          </table:table-cell>
          <table:table-cell table:style-name="ce274"/>
          <table:table-cell office:value-type="float" office:value="1993.2581008" table:style-name="ce274">
            <text:p>1,993<text:s/></text:p>
          </table:table-cell>
          <table:table-cell office:value-type="float" office:value="1724.9817144000001" table:style-name="ce274">
            <text:p>1,725<text:s/></text:p>
          </table:table-cell>
          <table:table-cell office:value-type="float" office:value="2122.3822733000002" table:style-name="ce274">
            <text:p>2,122<text:s/></text:p>
          </table:table-cell>
          <table:table-cell office:value-type="float" office:value="3451.9115271000001" table:style-name="ce274">
            <text:p>3,452<text:s/></text:p>
          </table:table-cell>
          <table:table-cell office:value-type="float" office:value="3393.1507495000001" table:style-name="ce274">
            <text:p>3,393<text:s/></text:p>
          </table:table-cell>
          <table:table-cell table:style-name="ce275"/>
          <table:table-cell office:value-type="string" table:style-name="ce277">
            <text:p>(2) Shrimpsand crabs</text:p>
          </table:table-cell>
          <table:table-cell table:number-columns-repeated="16369"/>
        </table:table-row>
        <table:table-row table:style-name="ro8">
          <table:table-cell table:style-name="ce257"/>
          <table:table-cell table:style-name="ce285"/>
          <table:table-cell table:number-columns-repeated="11" table:style-name="ce274"/>
          <table:table-cell table:style-name="ce275"/>
          <table:table-cell table:style-name="ce277"/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a.<text:s/><text:span text:style-name="T3">蝦　　</text:span><text:s text:c="2"/><text:span text:style-name="T3">類</text:span></text:p>
          </table:table-cell>
          <table:table-cell office:value-type="float" office:value="1622.59" table:style-name="ce274">
            <text:p>1,623<text:s/></text:p>
          </table:table-cell>
          <table:table-cell office:value-type="float" office:value="1256.2919999999999" table:style-name="ce274">
            <text:p>1,256<text:s/></text:p>
          </table:table-cell>
          <table:table-cell office:value-type="float" office:value="1259.08" table:style-name="ce274">
            <text:p>1,259<text:s/></text:p>
          </table:table-cell>
          <table:table-cell office:value-type="float" office:value="1197.4829999999999" table:style-name="ce274">
            <text:p>1,197<text:s/></text:p>
          </table:table-cell>
          <table:table-cell office:value-type="float" office:value="1510.319" table:style-name="ce274">
            <text:p>1,510<text:s/></text:p>
          </table:table-cell>
          <table:table-cell table:style-name="ce274"/>
          <table:table-cell office:value-type="float" office:value="1444.9254178000001" table:style-name="ce274">
            <text:p>1,445<text:s/></text:p>
          </table:table-cell>
          <table:table-cell office:value-type="float" office:value="1229.0965368" table:style-name="ce274">
            <text:p>1,229<text:s/></text:p>
          </table:table-cell>
          <table:table-cell office:value-type="float" office:value="1543.0745993999999" table:style-name="ce274">
            <text:p>1,543<text:s/></text:p>
          </table:table-cell>
          <table:table-cell office:value-type="float" office:value="2495.3976026999999" table:style-name="ce274">
            <text:p>2,495<text:s/></text:p>
          </table:table-cell>
          <table:table-cell office:value-type="float" office:value="2459.7979375" table:style-name="ce274">
            <text:p>2,460<text:s/></text:p>
          </table:table-cell>
          <table:table-cell table:style-name="ce275"/>
          <table:table-cell office:value-type="string" table:style-name="ce279">
            <text:p>a. Shrimps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86">
            <text:p>a)<text:s/><text:span text:style-name="T3">斑　節　蝦</text:span></text:p>
          </table:table-cell>
          <table:table-cell office:value-type="float" office:value="73.91" table:style-name="ce274">
            <text:p>74<text:s/></text:p>
          </table:table-cell>
          <table:table-cell office:value-type="float" office:value="30.004000000000001" table:style-name="ce274">
            <text:p>30<text:s/></text:p>
          </table:table-cell>
          <table:table-cell office:value-type="float" office:value="8.9600000000000009" table:style-name="ce274">
            <text:p>9<text:s/></text:p>
          </table:table-cell>
          <table:table-cell office:value-type="float" office:value="24.901" table:style-name="ce274">
            <text:p>25<text:s/></text:p>
          </table:table-cell>
          <table:table-cell office:value-type="float" office:value="12.244999999999999" table:style-name="ce274">
            <text:p>12<text:s/></text:p>
          </table:table-cell>
          <table:table-cell table:style-name="ce274"/>
          <table:table-cell office:value-type="float" office:value="11.5975702" table:style-name="ce274">
            <text:p>12<text:s/></text:p>
          </table:table-cell>
          <table:table-cell office:value-type="float" office:value="18.378399999999999" table:style-name="ce287">
            <text:p>18<text:s/></text:p>
          </table:table-cell>
          <table:table-cell office:value-type="float" office:value="27.866399999999999" table:style-name="ce274">
            <text:p>28<text:s/></text:p>
          </table:table-cell>
          <table:table-cell office:value-type="float" office:value="15.0417548" table:style-name="ce274">
            <text:p>15<text:s/></text:p>
          </table:table-cell>
          <table:table-cell office:value-type="float" office:value="22.080571599999999" table:style-name="ce274">
            <text:p>22<text:s/></text:p>
          </table:table-cell>
          <table:table-cell table:style-name="ce275"/>
          <table:table-cell office:value-type="string" table:style-name="ce288">
            <text:p>a) Kuruma shrimp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86">
            <text:p>b)<text:s/><text:span text:style-name="T3">其</text:span><text:s text:c="15"/><text:span text:style-name="T3">他</text:span><text:s/></text:p>
          </table:table-cell>
          <table:table-cell office:value-type="float" office:value="1548.6799999999998" table:style-name="ce274">
            <text:p>1,549<text:s/></text:p>
          </table:table-cell>
          <table:table-cell office:value-type="float" office:value="1226.288" table:style-name="ce274">
            <text:p>1,226<text:s/></text:p>
          </table:table-cell>
          <table:table-cell office:value-type="float" office:value="1250.1199999999999" table:style-name="ce274">
            <text:p>1,250<text:s/></text:p>
          </table:table-cell>
          <table:table-cell office:value-type="float" office:value="1172.5819999999999" table:style-name="ce274">
            <text:p>1,173<text:s/></text:p>
          </table:table-cell>
          <table:table-cell office:value-type="float" office:value="1498.0740000000001" table:style-name="ce274">
            <text:p>1,498<text:s/></text:p>
          </table:table-cell>
          <table:table-cell table:style-name="ce274"/>
          <table:table-cell office:value-type="float" office:value="1433.3278476" table:style-name="ce274">
            <text:p>1,433<text:s/></text:p>
          </table:table-cell>
          <table:table-cell office:value-type="float" office:value="1210.7181367999999" table:style-name="ce274">
            <text:p>1,211<text:s/></text:p>
          </table:table-cell>
          <table:table-cell office:value-type="float" office:value="1515.2081994" table:style-name="ce274">
            <text:p>1,515<text:s/></text:p>
          </table:table-cell>
          <table:table-cell office:value-type="float" office:value="2480.3558478999998" table:style-name="ce274">
            <text:p>2,480<text:s/></text:p>
          </table:table-cell>
          <table:table-cell office:value-type="float" office:value="2437.7173659" table:style-name="ce274">
            <text:p>2,438<text:s/></text:p>
          </table:table-cell>
          <table:table-cell table:style-name="ce275"/>
          <table:table-cell office:value-type="string" table:style-name="ce288">
            <text:p>b) Others</text:p>
          </table:table-cell>
          <table:table-cell table:number-columns-repeated="16369"/>
        </table:table-row>
        <table:table-row table:style-name="ro8">
          <table:table-cell table:style-name="ce257"/>
          <table:table-cell table:style-name="ce289"/>
          <table:table-cell table:number-columns-repeated="11" table:style-name="ce274"/>
          <table:table-cell table:style-name="ce275"/>
          <table:table-cell table:style-name="ce277"/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b.<text:s/><text:span text:style-name="T3">蟳　蟹　類</text:span></text:p>
          </table:table-cell>
          <table:table-cell office:value-type="float" office:value="82.44" table:style-name="ce274">
            <text:p>82<text:s/></text:p>
          </table:table-cell>
          <table:table-cell office:value-type="float" office:value="81.504000000000005" table:style-name="ce274">
            <text:p>82<text:s/></text:p>
          </table:table-cell>
          <table:table-cell office:value-type="float" office:value="67.33" table:style-name="ce274">
            <text:p>67<text:s/></text:p>
          </table:table-cell>
          <table:table-cell office:value-type="float" office:value="98.596000000000004" table:style-name="ce274">
            <text:p>99<text:s/></text:p>
          </table:table-cell>
          <table:table-cell office:value-type="float" office:value="324.47899999999998" table:style-name="ce274">
            <text:p>324<text:s/></text:p>
          </table:table-cell>
          <table:table-cell table:style-name="ce274"/>
          <table:table-cell office:value-type="float" office:value="548.33268299999997" table:style-name="ce274">
            <text:p>548<text:s/></text:p>
          </table:table-cell>
          <table:table-cell office:value-type="float" office:value="495.88517760000002" table:style-name="ce274">
            <text:p>496<text:s/></text:p>
          </table:table-cell>
          <table:table-cell office:value-type="float" office:value="579.30767390000005" table:style-name="ce274">
            <text:p>579<text:s/></text:p>
          </table:table-cell>
          <table:table-cell office:value-type="float" office:value="956.51392439999995" table:style-name="ce274">
            <text:p>957<text:s/></text:p>
          </table:table-cell>
          <table:table-cell office:value-type="float" office:value="933.35281199999997" table:style-name="ce274">
            <text:p>933<text:s/></text:p>
          </table:table-cell>
          <table:table-cell table:style-name="ce275"/>
          <table:table-cell office:value-type="string" table:style-name="ce279">
            <text:p>b. Crabs</text:p>
          </table:table-cell>
          <table:table-cell table:number-columns-repeated="16369"/>
        </table:table-row>
        <table:table-row table:style-name="ro8">
          <table:table-cell table:style-name="ce257"/>
          <table:table-cell table:style-name="ce289"/>
          <table:table-cell table:number-columns-repeated="11" table:style-name="ce274"/>
          <table:table-cell table:style-name="ce275"/>
          <table:table-cell table:style-name="ce277"/>
          <table:table-cell table:number-columns-repeated="16369"/>
        </table:table-row>
        <table:table-row table:style-name="ro15">
          <table:table-cell table:style-name="ce257"/>
          <table:table-cell office:value-type="string" table:style-name="ce276">
            <text:p>(3)<text:s/><text:span text:style-name="T3">頭　足　類</text:span></text:p>
          </table:table-cell>
          <table:table-cell office:value-type="float" office:value="64406.2" table:style-name="ce274">
            <text:p>64,406<text:s/></text:p>
          </table:table-cell>
          <table:table-cell office:value-type="float" office:value="102235.764" table:style-name="ce274">
            <text:p>102,236<text:s/></text:p>
          </table:table-cell>
          <table:table-cell office:value-type="float" office:value="83048.479999999996" table:style-name="ce274">
            <text:p>83,048<text:s/></text:p>
          </table:table-cell>
          <table:table-cell office:value-type="float" office:value="58373.607000000004" table:style-name="ce274">
            <text:p>58,374<text:s/></text:p>
          </table:table-cell>
          <table:table-cell office:value-type="float" office:value="38478.055999999997" table:style-name="ce274">
            <text:p>38,478<text:s/></text:p>
          </table:table-cell>
          <table:table-cell table:style-name="ce274"/>
          <table:table-cell office:value-type="float" office:value="23074.899340700002" table:style-name="ce274">
            <text:p>23,075<text:s/></text:p>
          </table:table-cell>
          <table:table-cell office:value-type="float" office:value="17631.940191000002" table:style-name="ce274">
            <text:p>17,632<text:s/></text:p>
          </table:table-cell>
          <table:table-cell office:value-type="float" office:value="32239.410140700002" table:style-name="ce274">
            <text:p>32,239<text:s/></text:p>
          </table:table-cell>
          <table:table-cell office:value-type="float" office:value="124135.99709629999" table:style-name="ce274">
            <text:p>124,136<text:s/></text:p>
          </table:table-cell>
          <table:table-cell office:value-type="float" office:value="143820.13312019999" table:style-name="ce274">
            <text:p>143,820<text:s/></text:p>
          </table:table-cell>
          <table:table-cell table:style-name="ce275"/>
          <table:table-cell office:value-type="string" table:style-name="ce277">
            <text:p>(3) Cephaopodas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a.<text:s/><text:span text:style-name="T3">魷　　　魚</text:span></text:p>
          </table:table-cell>
          <table:table-cell office:value-type="float" office:value="63879.69" table:style-name="ce274">
            <text:p>63,880<text:s/></text:p>
          </table:table-cell>
          <table:table-cell office:value-type="float" office:value="101644.723" table:style-name="ce274">
            <text:p>101,645<text:s/></text:p>
          </table:table-cell>
          <table:table-cell office:value-type="float" office:value="82626.960000000006" table:style-name="ce274">
            <text:p>82,627<text:s/></text:p>
          </table:table-cell>
          <table:table-cell office:value-type="float" office:value="57846.788999999997" table:style-name="ce274">
            <text:p>57,847<text:s/></text:p>
          </table:table-cell>
          <table:table-cell office:value-type="float" office:value="37692.837" table:style-name="ce274">
            <text:p>37,693<text:s/></text:p>
          </table:table-cell>
          <table:table-cell table:style-name="ce274"/>
          <table:table-cell office:value-type="float" office:value="22507.454270499999" table:style-name="ce274">
            <text:p>22,507<text:s/></text:p>
          </table:table-cell>
          <table:table-cell office:value-type="float" office:value="17055.047964400001" table:style-name="ce274">
            <text:p>17,055<text:s/></text:p>
          </table:table-cell>
          <table:table-cell office:value-type="float" office:value="31574.456942199999" table:style-name="ce274">
            <text:p>31,574<text:s/></text:p>
          </table:table-cell>
          <table:table-cell office:value-type="float" office:value="123378.6873165" table:style-name="ce274">
            <text:p>123,379<text:s/></text:p>
          </table:table-cell>
          <table:table-cell office:value-type="float" office:value="143080.26596349999" table:style-name="ce274">
            <text:p>143,080<text:s/></text:p>
          </table:table-cell>
          <table:table-cell table:style-name="ce275"/>
          <table:table-cell office:value-type="string" table:style-name="ce279">
            <text:p>a. Squids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b.<text:s/><text:span text:style-name="T3">其　　　他</text:span></text:p>
          </table:table-cell>
          <table:table-cell office:value-type="float" office:value="526.50999999999476" table:style-name="ce274">
            <text:p>527<text:s/></text:p>
          </table:table-cell>
          <table:table-cell office:value-type="float" office:value="591.04099999999744" table:style-name="ce274">
            <text:p>591<text:s/></text:p>
          </table:table-cell>
          <table:table-cell office:value-type="float" office:value="421.51999999998952" table:style-name="ce274">
            <text:p>422<text:s/></text:p>
          </table:table-cell>
          <table:table-cell office:value-type="float" office:value="526.81800000000658" table:style-name="ce274">
            <text:p>527<text:s/></text:p>
          </table:table-cell>
          <table:table-cell office:value-type="float" office:value="785.21899999999732" table:style-name="ce274">
            <text:p>785<text:s/></text:p>
          </table:table-cell>
          <table:table-cell table:style-name="ce274"/>
          <table:table-cell office:value-type="float" office:value="567.4450702000031" table:style-name="ce274">
            <text:p>567<text:s/></text:p>
          </table:table-cell>
          <table:table-cell office:value-type="float" office:value="576.89222660000087" table:style-name="ce274">
            <text:p>577<text:s/></text:p>
          </table:table-cell>
          <table:table-cell office:value-type="float" office:value="664.95319850000305" table:style-name="ce274">
            <text:p>665<text:s/></text:p>
          </table:table-cell>
          <table:table-cell office:value-type="float" office:value="757.30977979999443" table:style-name="ce274">
            <text:p>757<text:s/></text:p>
          </table:table-cell>
          <table:table-cell office:value-type="float" office:value="739.8671566999983" table:style-name="ce274">
            <text:p>740<text:s/></text:p>
          </table:table-cell>
          <table:table-cell table:style-name="ce275"/>
          <table:table-cell office:value-type="string" table:style-name="ce279">
            <text:p>b. Others</text:p>
          </table:table-cell>
          <table:table-cell table:number-columns-repeated="16369"/>
        </table:table-row>
        <table:table-row table:style-name="ro8">
          <table:table-cell table:style-name="ce257"/>
          <table:table-cell table:style-name="ce285"/>
          <table:table-cell table:number-columns-repeated="11" table:style-name="ce274"/>
          <table:table-cell table:style-name="ce275"/>
          <table:table-cell table:style-name="ce277"/>
          <table:table-cell table:number-columns-repeated="16369"/>
        </table:table-row>
        <table:table-row table:style-name="ro15">
          <table:table-cell/>
          <table:table-cell office:value-type="string" table:style-name="ce276">
            <text:p>(4)<text:s/><text:span text:style-name="T3">貝　介　類</text:span></text:p>
          </table:table-cell>
          <table:table-cell office:value-type="float" office:value="1504.13" table:style-name="ce274">
            <text:p>1,504<text:s/></text:p>
          </table:table-cell>
          <table:table-cell office:value-type="float" office:value="2318.0100000000002" table:style-name="ce274">
            <text:p>2,318<text:s/></text:p>
          </table:table-cell>
          <table:table-cell office:value-type="float" office:value="2765.22" table:style-name="ce274">
            <text:p>2,765<text:s/></text:p>
          </table:table-cell>
          <table:table-cell office:value-type="float" office:value="2831.2130000000002" table:style-name="ce274">
            <text:p>2,831<text:s/></text:p>
          </table:table-cell>
          <table:table-cell office:value-type="float" office:value="2373.0390000000002" table:style-name="ce274">
            <text:p>2,373<text:s/></text:p>
          </table:table-cell>
          <table:table-cell table:style-name="ce274"/>
          <table:table-cell office:value-type="float" office:value="10573.1520229" table:style-name="ce274">
            <text:p>10,573<text:s/></text:p>
          </table:table-cell>
          <table:table-cell office:value-type="float" office:value="19413.179538199998" table:style-name="ce274">
            <text:p>19,413<text:s/></text:p>
          </table:table-cell>
          <table:table-cell office:value-type="float" office:value="20711.384330500001" table:style-name="ce274">
            <text:p>20,711<text:s/></text:p>
          </table:table-cell>
          <table:table-cell office:value-type="float" office:value="52493.471316100004" table:style-name="ce274">
            <text:p>52,493<text:s/></text:p>
          </table:table-cell>
          <table:table-cell office:value-type="float" office:value="86914.866566700002" table:style-name="ce274">
            <text:p>86,915<text:s/></text:p>
          </table:table-cell>
          <table:table-cell table:style-name="ce275"/>
          <table:table-cell office:value-type="string" table:style-name="ce277">
            <text:p>(4) Shell 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a.<text:s/><text:span text:style-name="T3">牡　　</text:span><text:s text:c="2"/><text:span text:style-name="T3">蠣</text:span></text:p>
          </table:table-cell>
          <table:table-cell office:value-type="float" office:value="6.66" table:style-name="ce274">
            <text:p>7<text:s/></text:p>
          </table:table-cell>
          <table:table-cell office:value-type="float" office:value="12.61" table:style-name="ce274">
            <text:p>13<text:s/></text:p>
          </table:table-cell>
          <table:table-cell office:value-type="float" office:value="32.96" table:style-name="ce274">
            <text:p>33<text:s/></text:p>
          </table:table-cell>
          <table:table-cell office:value-type="float" office:value="10.281000000000001" table:style-name="ce274">
            <text:p>10<text:s/></text:p>
          </table:table-cell>
          <table:table-cell office:value-type="float" office:value="23.562000000000001" table:style-name="ce274">
            <text:p>24<text:s/></text:p>
          </table:table-cell>
          <table:table-cell table:style-name="ce274"/>
          <table:table-cell office:value-type="float" office:value="11.346723000000001" table:style-name="ce274">
            <text:p>11<text:s/></text:p>
          </table:table-cell>
          <table:table-cell office:value-type="float" office:value="39.326705699999998" table:style-name="ce274">
            <text:p>39<text:s/></text:p>
          </table:table-cell>
          <table:table-cell office:value-type="float" office:value="15.285330200000001" table:style-name="ce274">
            <text:p>15<text:s/></text:p>
          </table:table-cell>
          <table:table-cell office:value-type="float" office:value="5.3201609000000003" table:style-name="ce274">
            <text:p>5<text:s/></text:p>
          </table:table-cell>
          <table:table-cell office:value-type="float" office:value="0.246" table:style-name="ce274">
            <text:p>0<text:s/></text:p>
          </table:table-cell>
          <table:table-cell table:style-name="ce275"/>
          <table:table-cell office:value-type="string" table:style-name="ce279">
            <text:p>a. Oyster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b.<text:s/><text:span text:style-name="T3">　　蛤　　</text:span></text:p>
          </table:table-cell>
          <table:table-cell office:value-type="float" office:value="39.99" table:style-name="ce274">
            <text:p>40<text:s/></text:p>
          </table:table-cell>
          <table:table-cell office:value-type="float" office:value="69.813999999999993" table:style-name="ce274">
            <text:p>70<text:s/></text:p>
          </table:table-cell>
          <table:table-cell office:value-type="float" office:value="328.31" table:style-name="ce274">
            <text:p>328<text:s/></text:p>
          </table:table-cell>
          <table:table-cell office:value-type="float" office:value="680.61300000000006" table:style-name="ce274">
            <text:p>681<text:s/></text:p>
          </table:table-cell>
          <table:table-cell office:value-type="float" office:value="580.03599999999994" table:style-name="ce274">
            <text:p>580<text:s/></text:p>
          </table:table-cell>
          <table:table-cell table:style-name="ce274"/>
          <table:table-cell office:value-type="float" office:value="815.66342599999996" table:style-name="ce274">
            <text:p>816<text:s/></text:p>
          </table:table-cell>
          <table:table-cell office:value-type="float" office:value="675.838885" table:style-name="ce274">
            <text:p>676<text:s/></text:p>
          </table:table-cell>
          <table:table-cell office:value-type="float" office:value="588.89626629999998" table:style-name="ce274">
            <text:p>589<text:s/></text:p>
          </table:table-cell>
          <table:table-cell office:value-type="float" office:value="907.74307539999995" table:style-name="ce274">
            <text:p>908<text:s/></text:p>
          </table:table-cell>
          <table:table-cell office:value-type="float" office:value="610.40997719999996" table:style-name="ce274">
            <text:p>610<text:s/></text:p>
          </table:table-cell>
          <table:table-cell table:style-name="ce275"/>
          <table:table-cell office:value-type="string" table:style-name="ce279">
            <text:p>b. Hardclam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c.<text:s/><text:span text:style-name="T3">　　蜊　　</text:span></text:p>
          </table:table-cell>
          <table:table-cell office:value-type="string" table:style-name="ce274">
            <text:p>-</text:p>
          </table:table-cell>
          <table:table-cell office:value-type="float" office:value="2.6120000000000001" table:style-name="ce274">
            <text:p>3<text:s/></text:p>
          </table:table-cell>
          <table:table-cell office:value-type="float" office:value="6.6" table:style-name="ce274">
            <text:p>7<text:s/></text:p>
          </table:table-cell>
          <table:table-cell office:value-type="float" office:value="12.2" table:style-name="ce274">
            <text:p>12<text:s/></text:p>
          </table:table-cell>
          <table:table-cell office:value-type="float" office:value="10.199999999999999" table:style-name="ce274">
            <text:p>10<text:s/></text:p>
          </table:table-cell>
          <table:table-cell table:style-name="ce274"/>
          <table:table-cell office:value-type="float" office:value="13.799861999999999" table:style-name="ce274">
            <text:p>14<text:s/></text:p>
          </table:table-cell>
          <table:table-cell office:value-type="float" office:value="13.519864800000001" table:style-name="ce274">
            <text:p>14<text:s/></text:p>
          </table:table-cell>
          <table:table-cell office:value-type="float" office:value="10.799892" table:style-name="ce274">
            <text:p>11<text:s/></text:p>
          </table:table-cell>
          <table:table-cell office:value-type="float" office:value="3.9999600000000002" table:style-name="ce274">
            <text:p>4<text:s/></text:p>
          </table:table-cell>
          <table:table-cell office:value-type="float" office:value="107.8822545" table:style-name="ce274">
            <text:p>108<text:s/></text:p>
          </table:table-cell>
          <table:table-cell table:style-name="ce275"/>
          <table:table-cell office:value-type="string" table:style-name="ce279">
            <text:p>c. Short-neckedclam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d.<text:s/><text:span text:style-name="T3">其　　　他</text:span></text:p>
          </table:table-cell>
          <table:table-cell office:value-type="float" office:value="1457.48" table:style-name="ce274">
            <text:p>1,457<text:s/></text:p>
          </table:table-cell>
          <table:table-cell office:value-type="float" office:value="2232.9740000000002" table:style-name="ce274">
            <text:p>2,233<text:s/></text:p>
          </table:table-cell>
          <table:table-cell office:value-type="float" office:value="2397.35" table:style-name="ce274">
            <text:p>2,397<text:s/></text:p>
          </table:table-cell>
          <table:table-cell office:value-type="float" office:value="2128.1190000000006" table:style-name="ce274">
            <text:p>2,128<text:s/></text:p>
          </table:table-cell>
          <table:table-cell office:value-type="float" office:value="1759.2410000000002" table:style-name="ce274">
            <text:p>1,759<text:s/></text:p>
          </table:table-cell>
          <table:table-cell table:style-name="ce274"/>
          <table:table-cell office:value-type="float" office:value="9732.3420119000002" table:style-name="ce274">
            <text:p>9,732<text:s/></text:p>
          </table:table-cell>
          <table:table-cell office:value-type="float" office:value="18684.494082699995" table:style-name="ce274">
            <text:p>18,684<text:s/></text:p>
          </table:table-cell>
          <table:table-cell office:value-type="float" office:value="20096.402842000003" table:style-name="ce274">
            <text:p>20,096<text:s/></text:p>
          </table:table-cell>
          <table:table-cell office:value-type="float" office:value="51576.408119799999" table:style-name="ce274">
            <text:p>51,576<text:s/></text:p>
          </table:table-cell>
          <table:table-cell office:value-type="float" office:value="86196.328334999998" table:style-name="ce274">
            <text:p>86,196<text:s/></text:p>
          </table:table-cell>
          <table:table-cell table:style-name="ce275"/>
          <table:table-cell office:value-type="string" table:style-name="ce279">
            <text:p>d. Others</text:p>
          </table:table-cell>
          <table:table-cell table:number-columns-repeated="16369"/>
        </table:table-row>
        <table:table-row table:style-name="ro8">
          <table:table-cell/>
          <table:table-cell table:style-name="ce278"/>
          <table:table-cell table:number-columns-repeated="8" table:style-name="ce290"/>
          <table:table-cell table:number-columns-repeated="3" table:style-name="ce274"/>
          <table:table-cell table:style-name="ce275"/>
          <table:table-cell table:style-name="ce279"/>
          <table:table-cell table:number-columns-repeated="16369"/>
        </table:table-row>
        <table:table-row table:style-name="ro15">
          <table:table-cell/>
          <table:table-cell office:value-type="string" table:style-name="ce276">
            <text:p>(5)<text:s/><text:span text:style-name="T3">其</text:span><text:s text:c="2"/><text:span text:style-name="T3">他</text:span><text:s text:c="2"/><text:span text:style-name="T3">水</text:span><text:s text:c="2"/><text:span text:style-name="T3">產</text:span></text:p>
          </table:table-cell>
          <table:table-cell office:value-type="float" office:value="1278.7072579193" table:style-name="ce291">
            <text:p>1,279<text:s/></text:p>
          </table:table-cell>
          <table:table-cell office:value-type="float" office:value="1014.7526412196" table:style-name="ce274">
            <text:p>1,015<text:s/></text:p>
          </table:table-cell>
          <table:table-cell office:value-type="float" office:value="951.90516554589999" table:style-name="ce274">
            <text:p>952<text:s/></text:p>
          </table:table-cell>
          <table:table-cell office:value-type="float" office:value="1280.2840000000001" table:style-name="ce274">
            <text:p>1,280<text:s/></text:p>
          </table:table-cell>
          <table:table-cell office:value-type="float" office:value="1313.9259999999999" table:style-name="ce274">
            <text:p>1,314<text:s/></text:p>
          </table:table-cell>
          <table:table-cell table:style-name="ce274"/>
          <table:table-cell office:value-type="float" office:value="1429.9993046" table:style-name="ce274">
            <text:p>1,430<text:s/></text:p>
          </table:table-cell>
          <table:table-cell office:value-type="float" office:value="1335.6048596000001" table:style-name="ce274">
            <text:p>1,336<text:s/></text:p>
          </table:table-cell>
          <table:table-cell office:value-type="float" office:value="1280.5146063" table:style-name="ce274">
            <text:p>1,281<text:s/></text:p>
          </table:table-cell>
          <table:table-cell office:value-type="float" office:value="1137.8902359000001" table:style-name="ce274">
            <text:p>1,138<text:s/></text:p>
          </table:table-cell>
          <table:table-cell office:value-type="float" office:value="1318.8030319" table:style-name="ce292">
            <text:p>1,319<text:s/></text:p>
          </table:table-cell>
          <table:table-cell table:style-name="ce275"/>
          <table:table-cell office:value-type="string" table:style-name="ce277">
            <text:p>(5) Other seafood</text:p>
          </table:table-cell>
          <table:table-cell table:number-columns-repeated="16369"/>
        </table:table-row>
        <table:table-row table:style-name="ro8">
          <table:table-cell/>
          <table:table-cell table:style-name="ce289"/>
          <table:table-cell table:number-columns-repeated="11" table:style-name="ce274"/>
          <table:table-cell table:style-name="ce275"/>
          <table:table-cell table:style-name="ce277"/>
          <table:table-cell table:number-columns-repeated="16369"/>
        </table:table-row>
        <table:table-row table:style-name="ro15">
          <table:table-cell/>
          <table:table-cell office:value-type="string" table:style-name="ce278">
            <text:p>a.<text:s/><text:span text:style-name="T3">水</text:span><text:s/><text:span text:style-name="T3">產</text:span><text:s/><text:span text:style-name="T3">生</text:span><text:s/><text:span text:style-name="T3">物</text:span></text:p>
          </table:table-cell>
          <table:table-cell office:value-type="float" office:value="902.35725791929997" table:style-name="ce274">
            <text:p>902<text:s/></text:p>
          </table:table-cell>
          <table:table-cell office:value-type="float" office:value="666.58664121959998" table:style-name="ce274">
            <text:p>667<text:s/></text:p>
          </table:table-cell>
          <table:table-cell office:value-type="float" office:value="572.56516554589996" table:style-name="ce274">
            <text:p>573<text:s/></text:p>
          </table:table-cell>
          <table:table-cell office:value-type="float" office:value="900.92499999999995" table:style-name="ce274">
            <text:p>901<text:s/></text:p>
          </table:table-cell>
          <table:table-cell office:value-type="float" office:value="964.173" table:style-name="ce274">
            <text:p>964<text:s/></text:p>
          </table:table-cell>
          <table:table-cell table:style-name="ce274"/>
          <table:table-cell office:value-type="float" office:value="1108.3433046" table:style-name="ce274">
            <text:p>1,108<text:s/></text:p>
          </table:table-cell>
          <table:table-cell office:value-type="float" office:value="1285.9478595999999" table:style-name="ce274">
            <text:p>1,286<text:s/></text:p>
          </table:table-cell>
          <table:table-cell office:value-type="float" office:value="1234.5506063" table:style-name="ce274">
            <text:p>1,235<text:s/></text:p>
          </table:table-cell>
          <table:table-cell office:value-type="float" office:value="1013.9112359" table:style-name="ce274">
            <text:p>1,014<text:s/></text:p>
          </table:table-cell>
          <table:table-cell office:value-type="float" office:value="1142.5220319" table:style-name="ce274">
            <text:p>1,143<text:s/></text:p>
          </table:table-cell>
          <table:table-cell table:style-name="ce275"/>
          <table:table-cell office:value-type="string" table:style-name="ce279">
            <text:p>a. Aquatic animals</text:p>
          </table:table-cell>
          <table:table-cell table:number-columns-repeated="16369"/>
        </table:table-row>
        <table:table-row table:style-name="ro8">
          <table:table-cell/>
          <table:table-cell table:style-name="ce289"/>
          <table:table-cell table:number-columns-repeated="11" table:style-name="ce274"/>
          <table:table-cell table:style-name="ce275"/>
          <table:table-cell table:style-name="ce277"/>
          <table:table-cell table:number-columns-repeated="16369"/>
        </table:table-row>
        <table:table-row table:style-name="ro15">
          <table:table-cell/>
          <table:table-cell office:value-type="string" table:style-name="ce278">
            <text:p>b.<text:s/><text:span text:style-name="T3">海　藻　類</text:span></text:p>
          </table:table-cell>
          <table:table-cell office:value-type="float" office:value="376.35" table:style-name="ce274">
            <text:p>376<text:s/></text:p>
          </table:table-cell>
          <table:table-cell office:value-type="float" office:value="348.166" table:style-name="ce274">
            <text:p>348<text:s/></text:p>
          </table:table-cell>
          <table:table-cell office:value-type="float" office:value="379.34" table:style-name="ce274">
            <text:p>379<text:s/></text:p>
          </table:table-cell>
          <table:table-cell office:value-type="float" office:value="379.35899999999998" table:style-name="ce274">
            <text:p>379<text:s/></text:p>
          </table:table-cell>
          <table:table-cell office:value-type="float" office:value="349.75299999999999" table:style-name="ce274">
            <text:p>350<text:s/></text:p>
          </table:table-cell>
          <table:table-cell table:style-name="ce274"/>
          <table:table-cell office:value-type="float" office:value="321.65600000000001" table:style-name="ce274">
            <text:p>322<text:s/></text:p>
          </table:table-cell>
          <table:table-cell office:value-type="float" office:value="49.656999999999996" table:style-name="ce274">
            <text:p>50<text:s/></text:p>
          </table:table-cell>
          <table:table-cell office:value-type="float" office:value="45.963999999999999" table:style-name="ce274">
            <text:p>46<text:s/></text:p>
          </table:table-cell>
          <table:table-cell office:value-type="float" office:value="123.979" table:style-name="ce274">
            <text:p>124<text:s/></text:p>
          </table:table-cell>
          <table:table-cell office:value-type="float" office:value="176.28100000000001" table:style-name="ce274">
            <text:p>176<text:s/></text:p>
          </table:table-cell>
          <table:table-cell table:style-name="ce275"/>
          <table:table-cell office:value-type="string" table:style-name="ce279">
            <text:p>b. Sea weed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6">
            <text:p>a)<text:s/><text:span text:style-name="T3">龍　鬚　菜</text:span></text:p>
          </table:table-cell>
          <table:table-cell office:value-type="float" office:value="7.0000000000000007E-2" table:style-name="ce274">
            <text:p>0<text:s/></text:p>
          </table:table-cell>
          <table:table-cell office:value-type="float" office:value="5.3999999999999999E-2" table:style-name="ce274">
            <text:p>0<text:s/></text:p>
          </table:table-cell>
          <table:table-cell office:value-type="float" office:value="0.13" table:style-name="ce274">
            <text:p>0<text:s/></text:p>
          </table:table-cell>
          <table:table-cell office:value-type="float" office:value="0.05" table:style-name="ce274">
            <text:p>0<text:s/></text:p>
          </table:table-cell>
          <table:table-cell office:value-type="float" office:value="0.13" table:style-name="ce274">
            <text:p>0<text:s/></text:p>
          </table:table-cell>
          <table:table-cell table:style-name="ce274"/>
          <table:table-cell office:value-type="float" office:value="0.06" table:style-name="ce274">
            <text:p>0<text:s/></text:p>
          </table:table-cell>
          <table:table-cell office:value-type="float" office:value="0.01" table:style-name="ce274">
            <text:p>0<text:s/>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office:value-type="string" table:style-name="ce274">
            <text:p>-</text:p>
          </table:table-cell>
          <table:table-cell table:style-name="ce275"/>
          <table:table-cell office:value-type="string" table:style-name="ce288">
            <text:p>a) Gracilar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6">
            <text:p>b)<text:s/><text:span text:style-name="T3">其　　　他</text:span></text:p>
          </table:table-cell>
          <table:table-cell office:value-type="float" office:value="376.28000000000003" table:style-name="ce274">
            <text:p>376<text:s/></text:p>
          </table:table-cell>
          <table:table-cell office:value-type="float" office:value="348.11200000000002" table:style-name="ce274">
            <text:p>348<text:s/></text:p>
          </table:table-cell>
          <table:table-cell office:value-type="float" office:value="379.21" table:style-name="ce274">
            <text:p>379<text:s/></text:p>
          </table:table-cell>
          <table:table-cell office:value-type="float" office:value="379.30899999999997" table:style-name="ce274">
            <text:p>379<text:s/></text:p>
          </table:table-cell>
          <table:table-cell office:value-type="float" office:value="349.62299999999999" table:style-name="ce274">
            <text:p>350<text:s/></text:p>
          </table:table-cell>
          <table:table-cell table:style-name="ce274"/>
          <table:table-cell office:value-type="float" office:value="321.596" table:style-name="ce274">
            <text:p>322<text:s/></text:p>
          </table:table-cell>
          <table:table-cell office:value-type="float" office:value="49.646999999999998" table:style-name="ce274">
            <text:p>50<text:s/></text:p>
          </table:table-cell>
          <table:table-cell office:value-type="float" office:value="45.963999999999999" table:style-name="ce274">
            <text:p>46<text:s/></text:p>
          </table:table-cell>
          <table:table-cell office:value-type="float" office:value="123.979" table:style-name="ce274">
            <text:p>124<text:s/></text:p>
          </table:table-cell>
          <table:table-cell office:value-type="float" office:value="176.28100000000001" table:style-name="ce274">
            <text:p>176<text:s/></text:p>
          </table:table-cell>
          <table:table-cell table:style-name="ce275"/>
          <table:table-cell office:value-type="string" table:style-name="ce288">
            <text:p>b) Others</text:p>
          </table:table-cell>
          <table:table-cell table:number-columns-repeated="16369"/>
        </table:table-row>
        <table:table-row table:style-name="ro8">
          <table:table-cell/>
          <table:table-cell table:style-name="ce289"/>
          <table:table-cell table:number-columns-repeated="11" table:style-name="ce274"/>
          <table:table-cell table:style-name="ce275"/>
          <table:table-cell table:style-name="ce277"/>
          <table:table-cell table:number-columns-repeated="16369"/>
        </table:table-row>
        <table:table-row table:style-name="ro15">
          <table:table-cell/>
          <table:table-cell office:value-type="string" table:style-name="ce276">
            <text:p>(6)<text:s/><text:span text:style-name="T3">乾　漬　品</text:span></text:p>
          </table:table-cell>
          <table:table-cell office:value-type="float" office:value="1924.018" table:style-name="ce274">
            <text:p>1,924<text:s/></text:p>
          </table:table-cell>
          <table:table-cell office:value-type="float" office:value="2074.9360000000001" table:style-name="ce274">
            <text:p>2,075<text:s/></text:p>
          </table:table-cell>
          <table:table-cell office:value-type="float" office:value="1889.114" table:style-name="ce274">
            <text:p>1,889<text:s/></text:p>
          </table:table-cell>
          <table:table-cell office:value-type="float" office:value="1701.047" table:style-name="ce274">
            <text:p>1,701<text:s/></text:p>
          </table:table-cell>
          <table:table-cell office:value-type="float" office:value="1484.2929999999999" table:style-name="ce274">
            <text:p>1,484<text:s/></text:p>
          </table:table-cell>
          <table:table-cell table:style-name="ce274"/>
          <table:table-cell office:value-type="float" office:value="1528.1859999999999" table:style-name="ce274">
            <text:p>1,528<text:s/></text:p>
          </table:table-cell>
          <table:table-cell office:value-type="float" office:value="1443.038" table:style-name="ce274">
            <text:p>1,443<text:s/></text:p>
          </table:table-cell>
          <table:table-cell office:value-type="float" office:value="1270.825" table:style-name="ce274">
            <text:p>1,271<text:s/></text:p>
          </table:table-cell>
          <table:table-cell office:value-type="float" office:value="1652.204" table:style-name="ce274">
            <text:p>1,652<text:s/></text:p>
          </table:table-cell>
          <table:table-cell office:value-type="float" office:value="1913.085" table:style-name="ce274">
            <text:p>1,913<text:s/></text:p>
          </table:table-cell>
          <table:table-cell table:style-name="ce275"/>
          <table:table-cell office:value-type="string" table:style-name="ce277">
            <text:p>(6) Dried(salted)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78">
            <text:p>a.<text:s/><text:span text:style-name="T3">魚　　　類</text:span></text:p>
          </table:table-cell>
          <table:table-cell office:value-type="float" office:value="1149.723" table:style-name="ce274">
            <text:p>1,150<text:s/></text:p>
          </table:table-cell>
          <table:table-cell office:value-type="float" office:value="1215.992" table:style-name="ce274">
            <text:p>1,216<text:s/></text:p>
          </table:table-cell>
          <table:table-cell office:value-type="float" office:value="838.54" table:style-name="ce274">
            <text:p>839<text:s/></text:p>
          </table:table-cell>
          <table:table-cell office:value-type="float" office:value="784.48099999999999" table:style-name="ce274">
            <text:p>784<text:s/></text:p>
          </table:table-cell>
          <table:table-cell office:value-type="float" office:value="916.95100000000002" table:style-name="ce274">
            <text:p>917<text:s/></text:p>
          </table:table-cell>
          <table:table-cell table:style-name="ce274"/>
          <table:table-cell office:value-type="float" office:value="595.26700000000005" table:style-name="ce274">
            <text:p>595<text:s/></text:p>
          </table:table-cell>
          <table:table-cell office:value-type="float" office:value="549.34900000000005" table:style-name="ce274">
            <text:p>549<text:s/></text:p>
          </table:table-cell>
          <table:table-cell office:value-type="float" office:value="246.422" table:style-name="ce274">
            <text:p>246<text:s/></text:p>
          </table:table-cell>
          <table:table-cell office:value-type="float" office:value="439.05" table:style-name="ce274">
            <text:p>439<text:s/></text:p>
          </table:table-cell>
          <table:table-cell office:value-type="float" office:value="846.90200000000004" table:style-name="ce274">
            <text:p>847<text:s/></text:p>
          </table:table-cell>
          <table:table-cell table:style-name="ce275"/>
          <table:table-cell office:value-type="string" table:style-name="ce288">
            <text:p>a. Fish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b.<text:s/><text:span text:style-name="T3">蝦　蟹　類</text:span></text:p>
          </table:table-cell>
          <table:table-cell office:value-type="float" office:value="475.322" table:style-name="ce274">
            <text:p>475<text:s/></text:p>
          </table:table-cell>
          <table:table-cell office:value-type="float" office:value="405.21899999999999" table:style-name="ce274">
            <text:p>405<text:s/></text:p>
          </table:table-cell>
          <table:table-cell office:value-type="float" office:value="619.60599999999999" table:style-name="ce274">
            <text:p>620<text:s/></text:p>
          </table:table-cell>
          <table:table-cell office:value-type="float" office:value="528.83199999999999" table:style-name="ce274">
            <text:p>529<text:s/></text:p>
          </table:table-cell>
          <table:table-cell office:value-type="float" office:value="354.82499999999999" table:style-name="ce274">
            <text:p>355<text:s/></text:p>
          </table:table-cell>
          <table:table-cell table:style-name="ce274"/>
          <table:table-cell office:value-type="float" office:value="588.78599999999994" table:style-name="ce274">
            <text:p>589<text:s/></text:p>
          </table:table-cell>
          <table:table-cell office:value-type="float" office:value="311.27300000000002" table:style-name="ce274">
            <text:p>311<text:s/></text:p>
          </table:table-cell>
          <table:table-cell office:value-type="float" office:value="386.00200000000001" table:style-name="ce274">
            <text:p>386<text:s/></text:p>
          </table:table-cell>
          <table:table-cell office:value-type="float" office:value="495.74599999999998" table:style-name="ce274">
            <text:p>496<text:s/></text:p>
          </table:table-cell>
          <table:table-cell office:value-type="float" office:value="422.18200000000002" table:style-name="ce274">
            <text:p>422<text:s/></text:p>
          </table:table-cell>
          <table:table-cell table:style-name="ce275"/>
          <table:table-cell office:value-type="string" table:style-name="ce288">
            <text:p>b. Shrimps&amp;crabs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c.<text:s/><text:span text:style-name="T3">頭　足　類</text:span></text:p>
          </table:table-cell>
          <table:table-cell office:value-type="float" office:value="154.31700000000001" table:style-name="ce274">
            <text:p>154<text:s/></text:p>
          </table:table-cell>
          <table:table-cell office:value-type="float" office:value="308.91899999999998" table:style-name="ce274">
            <text:p>309<text:s/></text:p>
          </table:table-cell>
          <table:table-cell office:value-type="float" office:value="299.16500000000002" table:style-name="ce274">
            <text:p>299<text:s/></text:p>
          </table:table-cell>
          <table:table-cell office:value-type="float" office:value="262.7" table:style-name="ce274">
            <text:p>263<text:s/></text:p>
          </table:table-cell>
          <table:table-cell office:value-type="float" office:value="64.268000000000001" table:style-name="ce274">
            <text:p>64<text:s/></text:p>
          </table:table-cell>
          <table:table-cell table:style-name="ce274"/>
          <table:table-cell office:value-type="float" office:value="134.44800000000001" table:style-name="ce274">
            <text:p>134<text:s/></text:p>
          </table:table-cell>
          <table:table-cell office:value-type="float" office:value="100.095" table:style-name="ce274">
            <text:p>100<text:s/></text:p>
          </table:table-cell>
          <table:table-cell office:value-type="float" office:value="213.892" table:style-name="ce274">
            <text:p>214<text:s/></text:p>
          </table:table-cell>
          <table:table-cell office:value-type="float" office:value="351.22399999999999" table:style-name="ce274">
            <text:p>351<text:s/></text:p>
          </table:table-cell>
          <table:table-cell office:value-type="float" office:value="322.27" table:style-name="ce274">
            <text:p>322<text:s/></text:p>
          </table:table-cell>
          <table:table-cell table:style-name="ce275"/>
          <table:table-cell office:value-type="string" table:style-name="ce288">
            <text:p>c. Cephaopodas</text:p>
          </table:table-cell>
          <table:table-cell table:number-columns-repeated="16369"/>
        </table:table-row>
        <table:table-row table:style-name="ro15">
          <table:table-cell table:style-name="ce257"/>
          <table:table-cell office:value-type="string" table:style-name="ce278">
            <text:p>d.<text:s/><text:span text:style-name="T3">貝　介　類</text:span></text:p>
          </table:table-cell>
          <table:table-cell office:value-type="float" office:value="5.0259999999999998" table:style-name="ce274">
            <text:p>5<text:s/></text:p>
          </table:table-cell>
          <table:table-cell office:value-type="float" office:value="11.853" table:style-name="ce274">
            <text:p>12<text:s/></text:p>
          </table:table-cell>
          <table:table-cell office:value-type="float" office:value="13.077999999999999" table:style-name="ce274">
            <text:p>13<text:s/></text:p>
          </table:table-cell>
          <table:table-cell office:value-type="float" office:value="6.9939999999999998" table:style-name="ce274">
            <text:p>7<text:s/></text:p>
          </table:table-cell>
          <table:table-cell office:value-type="float" office:value="5.3769999999999998" table:style-name="ce274">
            <text:p>5<text:s/></text:p>
          </table:table-cell>
          <table:table-cell table:style-name="ce274"/>
          <table:table-cell office:value-type="float" office:value="5.931" table:style-name="ce274">
            <text:p>6<text:s/></text:p>
          </table:table-cell>
          <table:table-cell office:value-type="float" office:value="5.1139999999999999" table:style-name="ce274">
            <text:p>5<text:s/></text:p>
          </table:table-cell>
          <table:table-cell office:value-type="float" office:value="0.97899999999999998" table:style-name="ce274">
            <text:p>1<text:s/></text:p>
          </table:table-cell>
          <table:table-cell office:value-type="float" office:value="1.048" table:style-name="ce274">
            <text:p>1<text:s/></text:p>
          </table:table-cell>
          <table:table-cell office:value-type="float" office:value="3.1920000000000002" table:style-name="ce274">
            <text:p>3<text:s/></text:p>
          </table:table-cell>
          <table:table-cell table:style-name="ce275"/>
          <table:table-cell office:value-type="string" table:style-name="ce288">
            <text:p>d. Shell fish</text:p>
          </table:table-cell>
          <table:table-cell table:number-columns-repeated="16369"/>
        </table:table-row>
        <table:table-row table:style-name="ro15">
          <table:table-cell table:style-name="ce280"/>
          <table:table-cell office:value-type="string" table:style-name="ce293">
            <text:p>e.<text:s/><text:span text:style-name="T3">其　　　他</text:span></text:p>
          </table:table-cell>
          <table:table-cell office:value-type="float" office:value="139.63" table:style-name="ce294">
            <text:p>140<text:s/></text:p>
          </table:table-cell>
          <table:table-cell office:value-type="float" office:value="132.953" table:style-name="ce294">
            <text:p>133<text:s/></text:p>
          </table:table-cell>
          <table:table-cell office:value-type="float" office:value="118.72499999999999" table:style-name="ce294">
            <text:p>119<text:s/></text:p>
          </table:table-cell>
          <table:table-cell office:value-type="float" office:value="118.04" table:style-name="ce294">
            <text:p>118<text:s/></text:p>
          </table:table-cell>
          <table:table-cell office:value-type="float" office:value="142.87200000000001" table:style-name="ce294">
            <text:p>143<text:s/></text:p>
          </table:table-cell>
          <table:table-cell table:style-name="ce274"/>
          <table:table-cell office:value-type="float" office:value="203.75399999999999" table:style-name="ce294">
            <text:p>204<text:s/></text:p>
          </table:table-cell>
          <table:table-cell office:value-type="float" office:value="477.20699999999999" table:style-name="ce294">
            <text:p>477<text:s/></text:p>
          </table:table-cell>
          <table:table-cell office:value-type="float" office:value="423.53" table:style-name="ce294">
            <text:p>424<text:s/></text:p>
          </table:table-cell>
          <table:table-cell office:value-type="float" office:value="365.13600000000002" table:style-name="ce294">
            <text:p>365<text:s/></text:p>
          </table:table-cell>
          <table:table-cell office:value-type="float" office:value="318.53899999999999" table:style-name="ce294">
            <text:p>319<text:s/></text:p>
          </table:table-cell>
          <table:table-cell table:style-name="ce295"/>
          <table:table-cell office:value-type="string" table:style-name="ce296">
            <text:p>e. Others</text:p>
          </table:table-cell>
          <table:table-cell table:number-columns-repeated="16369"/>
        </table:table-row>
        <table:table-row table:number-rows-repeated="1048492" table:style-name="ro6">
          <table:table-cell table:number-columns-repeated="16384"/>
        </table:table-row>
      </table:table>
      <table:table table:name="4_3_10" table:style-name="ta1" table:print-ranges="4_3_10.A1:4_3_10.P28">
        <table:table-column table:style-name="co1" table:default-cell-style-name="ce302"/>
        <table:table-column table:style-name="co2" table:default-cell-style-name="ce302"/>
        <table:table-column table:style-name="co3" table:number-columns-repeated="5" table:default-cell-style-name="ce302"/>
        <table:table-column table:style-name="co4" table:default-cell-style-name="ce302"/>
        <table:table-column table:style-name="co3" table:number-columns-repeated="5" table:default-cell-style-name="ce302"/>
        <table:table-column table:style-name="co5" table:default-cell-style-name="ce302"/>
        <table:table-column table:style-name="co6" table:default-cell-style-name="ce302"/>
        <table:table-column table:style-name="co7" table:number-columns-repeated="2" table:default-cell-style-name="ce302"/>
        <table:table-column table:style-name="co8" table:default-cell-style-name="ce302"/>
        <table:table-column table:style-name="co9" table:default-cell-style-name="ce302"/>
        <table:table-column table:style-name="co7" table:number-columns-repeated="16365" table:default-cell-style-name="ce302"/>
        <table:table-row table:style-name="ro3">
          <table:table-cell office:value-type="string" table:style-name="ce301">
            <text:p><text:s text:c="2"/>178 <text:s text:c="4"/>104<text:span text:style-name="T3">年糧食供需年報</text:span></text:p>
          </table:table-cell>
          <table:table-cell table:style-name="ce302"/>
          <table:table-cell table:number-columns-repeated="12" table:style-name="ce303"/>
          <table:table-cell office:value-type="string" table:style-name="ce304">
            <text:p>FOOD SUPPLY &amp; UTILIZATION 2015 <text:s text:c="4"/>179</text:p>
          </table:table-cell>
          <table:table-cell table:number-columns-repeated="2" table:style-name="ce302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14">
          <table:table-cell table:style-name="ce305"/>
          <table:table-cell table:style-name="ce302"/>
          <table:table-cell table:number-columns-repeated="12" table:style-name="ce303"/>
          <table:table-cell table:style-name="ce306"/>
          <table:table-cell table:number-columns-repeated="2" table:style-name="ce302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table-cell office:value-type="string" table:number-columns-spanned="7" table:number-rows-spanned="1" table:style-name="ce362">
            <text:p>(10)<text:s text:c="2"/><text:span text:style-name="T6">乳</text:span><text:s/><text:span text:style-name="T6">品</text:span><text:s/><text:span text:style-name="T6">類</text:span><text:s/><text:span text:style-name="T6">出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307"/>
          <table:table-cell office:value-type="string" table:number-columns-spanned="7" table:number-rows-spanned="1" table:style-name="ce363">
            <text:p>(10) <text:s/>Export of Milk</text:p>
          </table:table-cell>
          <table:covered-table-cell table:number-columns-repeated="6"/>
          <table:table-cell table:number-columns-repeated="2" table:style-name="ce308"/>
          <table:table-cell table:number-columns-spanned="2" table:number-rows-spanned="1" table:style-name="ce57"/>
          <table:covered-table-cell/>
          <table:table-cell table:number-columns-repeated="16365" table:style-name="ce308"/>
        </table:table-row>
        <table:table-row table:style-name="ro3">
          <table:table-cell office:value-type="string" table:style-name="ce309">
            <text:p>單位：公噸</text:p>
          </table:table-cell>
          <table:table-cell table:style-name="ce302"/>
          <table:table-cell table:number-columns-repeated="5" table:style-name="ce310"/>
          <table:table-cell table:style-name="ce305"/>
          <table:table-cell table:number-columns-repeated="6" table:style-name="ce310"/>
          <table:table-cell office:value-type="string" table:style-name="ce311">
            <text:p>Unit:M.T.</text:p>
          </table:table-cell>
          <table:table-cell table:number-columns-repeated="2" table:style-name="ce302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table-cell office:value-type="string" table:number-columns-spanned="2" table:number-rows-spanned="2" table:style-name="ce364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3">
            <text:p>民國<text:span text:style-name="T4"><text:s/>96</text:span><text:s/>年</text:p>
          </table:table-cell>
          <table:table-cell office:value-type="string" table:style-name="ce13">
            <text:p>民國<text:span text:style-name="T4"><text:s/>97</text:span><text:s/>年</text:p>
          </table:table-cell>
          <table:table-cell office:value-type="string" table:style-name="ce13">
            <text:p>民國<text:span text:style-name="T4"><text:s/>98</text:span><text:s/>年</text:p>
          </table:table-cell>
          <table:table-cell office:value-type="string" table:style-name="ce13">
            <text:p>民國<text:span text:style-name="T4"><text:s/>99</text:span><text:s/>年</text:p>
          </table:table-cell>
          <table:table-cell table:style-name="ce312"/>
          <table:table-cell office:value-type="string" table:style-name="ce15">
            <text:p>民國<text:span text:style-name="T4"><text:s/>100</text:span><text:s/>年</text:p>
          </table:table-cell>
          <table:table-cell office:value-type="string" table:style-name="ce13">
            <text:p>民國<text:span text:style-name="T4"><text:s/>101</text:span><text:s/>年</text:p>
          </table:table-cell>
          <table:table-cell office:value-type="string" table:style-name="ce13">
            <text:p>民國<text:span text:style-name="T4"><text:s/>102</text:span><text:s/>年</text:p>
          </table:table-cell>
          <table:table-cell office:value-type="string" table:style-name="ce13">
            <text:p>民國<text:span text:style-name="T4"><text:s/>103</text:span><text:s/>年</text:p>
          </table:table-cell>
          <table:table-cell office:value-type="string" table:style-name="ce13">
            <text:p>民國<text:span text:style-name="T4"><text:s/>104</text:span><text:s/>年</text:p>
          </table:table-cell>
          <table:table-cell office:value-type="string" table:number-columns-spanned="2" table:number-rows-spanned="2" table:style-name="ce365">
            <text:p>Category</text:p>
          </table:table-cell>
          <table:covered-table-cell/>
          <table:table-cell table:number-columns-repeated="2" table:style-name="ce302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style-name="ce16">
            <text:p>(2006)</text:p>
          </table:table-cell>
          <table:table-cell office:value-type="string" table:style-name="ce16">
            <text:p>(2007)</text:p>
          </table:table-cell>
          <table:table-cell office:value-type="string" table:style-name="ce16">
            <text:p>(2008)</text:p>
          </table:table-cell>
          <table:table-cell office:value-type="string" table:style-name="ce16">
            <text:p>(2009)</text:p>
          </table:table-cell>
          <table:table-cell office:value-type="string" table:style-name="ce16">
            <text:p>(2010)</text:p>
          </table:table-cell>
          <table:table-cell table:style-name="ce312"/>
          <table:table-cell office:value-type="string" table:style-name="ce17">
            <text:p>(2011)</text:p>
          </table:table-cell>
          <table:table-cell office:value-type="string" table:style-name="ce16">
            <text:p>(2012)</text:p>
          </table:table-cell>
          <table:table-cell office:value-type="string" table:style-name="ce16">
            <text:p>(2013)</text:p>
          </table:table-cell>
          <table:table-cell office:value-type="string" table:style-name="ce16">
            <text:p>(2014)</text:p>
          </table:table-cell>
          <table:table-cell office:value-type="string" table:style-name="ce16">
            <text:p>(2015)</text:p>
          </table:table-cell>
          <table:covered-table-cell/>
          <table:covered-table-cell/>
          <table:table-cell table:number-columns-repeated="2" table:style-name="ce302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7">
          <table:table-cell table:style-name="ce302"/>
          <table:table-cell office:value-type="string" table:style-name="ce313">
            <text:p>10.<text:span text:style-name="T8">乳</text:span><text:s text:c="3"/><text:span text:style-name="T8">品</text:span><text:s text:c="3"/><text:span text:style-name="T8">類</text:span></text:p>
          </table:table-cell>
          <table:table-cell office:value-type="float" office:value="2253.52" table:style-name="ce314">
            <text:p>2,254<text:s/></text:p>
          </table:table-cell>
          <table:table-cell office:value-type="float" office:value="1476.38" table:style-name="ce314">
            <text:p>1,476<text:s/></text:p>
          </table:table-cell>
          <table:table-cell office:value-type="float" office:value="2456.7800000000002" table:style-name="ce314">
            <text:p>2,457<text:s/></text:p>
          </table:table-cell>
          <table:table-cell office:value-type="float" office:value="2603.1999999999998" table:style-name="ce314">
            <text:p>2,603<text:s/></text:p>
          </table:table-cell>
          <table:table-cell office:value-type="float" office:value="3915.2109999999998" table:style-name="ce314">
            <text:p>3,915<text:s/></text:p>
          </table:table-cell>
          <table:table-cell table:style-name="ce315"/>
          <table:table-cell office:value-type="float" office:value="6608.6149999999998" table:style-name="ce314">
            <text:p>6,609<text:s/></text:p>
          </table:table-cell>
          <table:table-cell office:value-type="float" office:value="9426.5540000000001" table:style-name="ce314">
            <text:p>9,427<text:s/></text:p>
          </table:table-cell>
          <table:table-cell office:value-type="float" office:value="14255.25" table:style-name="ce314">
            <text:p>14,255<text:s/></text:p>
          </table:table-cell>
          <table:table-cell office:value-type="float" office:value="11955.21" table:style-name="ce314">
            <text:p>11,955<text:s/></text:p>
          </table:table-cell>
          <table:table-cell office:value-type="float" office:value="10803.541999999999" table:style-name="ce314">
            <text:p>10,804<text:s/></text:p>
          </table:table-cell>
          <table:table-cell table:style-name="ce316"/>
          <table:table-cell office:value-type="string" table:style-name="ce317">
            <text:p><text:s/>10.Milk</text:p>
          </table:table-cell>
          <table:table-cell table:number-columns-repeated="2" table:style-name="ce302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7">
          <table:table-cell table:style-name="ce302"/>
          <table:table-cell office:value-type="string" table:style-name="ce318">
            <text:p>(1)<text:s/><text:span text:style-name="T3">鮮　　　乳</text:span></text:p>
          </table:table-cell>
          <table:table-cell office:value-type="float" office:value="1.96" table:style-name="ce319">
            <text:p>2<text:s/></text:p>
          </table:table-cell>
          <table:table-cell office:value-type="float" office:value="4.32" table:style-name="ce319">
            <text:p>4<text:s/></text:p>
          </table:table-cell>
          <table:table-cell office:value-type="float" office:value="2.0499999999999998" table:style-name="ce319">
            <text:p>2<text:s/></text:p>
          </table:table-cell>
          <table:table-cell office:value-type="float" office:value="0.46100000000000002" table:style-name="ce319">
            <text:p>0<text:s/></text:p>
          </table:table-cell>
          <table:table-cell office:value-type="float" office:value="5.649" table:style-name="ce319">
            <text:p>6<text:s/></text:p>
          </table:table-cell>
          <table:table-cell table:style-name="ce320"/>
          <table:table-cell office:value-type="float" office:value="0.40100000000000002" table:style-name="ce319">
            <text:p>0<text:s/></text:p>
          </table:table-cell>
          <table:table-cell office:value-type="float" office:value="1.0169999999999999" table:style-name="ce319">
            <text:p>1<text:s/></text:p>
          </table:table-cell>
          <table:table-cell office:value-type="float" office:value="2.3029999999999999" table:style-name="ce319">
            <text:p>2<text:s/></text:p>
          </table:table-cell>
          <table:table-cell office:value-type="float" office:value="6.41" table:style-name="ce319">
            <text:p>6<text:s/></text:p>
          </table:table-cell>
          <table:table-cell office:value-type="float" office:value="2.3029999999999999" table:style-name="ce319">
            <text:p>2<text:s/></text:p>
          </table:table-cell>
          <table:table-cell table:style-name="ce321"/>
          <table:table-cell office:value-type="string" table:style-name="ce322">
            <text:p>(1) Fresh</text:p>
          </table:table-cell>
          <table:table-cell table:number-columns-repeated="2" table:style-name="ce302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7">
          <table:table-cell table:style-name="ce302"/>
          <table:table-cell office:value-type="string" table:style-name="ce318">
            <text:p>(2)<text:s/><text:span text:style-name="T3">奶粉及粉塊</text:span></text:p>
          </table:table-cell>
          <table:table-cell office:value-type="float" office:value="1017.66" table:style-name="ce319">
            <text:p>1,018<text:s/></text:p>
          </table:table-cell>
          <table:table-cell office:value-type="float" office:value="692.93700000000001" table:style-name="ce319">
            <text:p>693<text:s/></text:p>
          </table:table-cell>
          <table:table-cell office:value-type="float" office:value="897.92" table:style-name="ce319">
            <text:p>898<text:s/></text:p>
          </table:table-cell>
          <table:table-cell office:value-type="float" office:value="764.36" table:style-name="ce319">
            <text:p>764<text:s/></text:p>
          </table:table-cell>
          <table:table-cell office:value-type="float" office:value="1362.24" table:style-name="ce319">
            <text:p>1,362<text:s/></text:p>
          </table:table-cell>
          <table:table-cell table:style-name="ce320"/>
          <table:table-cell office:value-type="float" office:value="3025.2280000000001" table:style-name="ce319">
            <text:p>3,025<text:s/></text:p>
          </table:table-cell>
          <table:table-cell office:value-type="float" office:value="4308.26" table:style-name="ce319">
            <text:p>4,308<text:s/></text:p>
          </table:table-cell>
          <table:table-cell office:value-type="float" office:value="6008.902" table:style-name="ce319">
            <text:p>6,009<text:s/></text:p>
          </table:table-cell>
          <table:table-cell office:value-type="float" office:value="5954.9059999999999" table:style-name="ce319">
            <text:p>5,955<text:s/></text:p>
          </table:table-cell>
          <table:table-cell office:value-type="float" office:value="4961.4530000000004" table:style-name="ce319">
            <text:p>4,961<text:s/></text:p>
          </table:table-cell>
          <table:table-cell table:style-name="ce321"/>
          <table:table-cell office:value-type="string" table:style-name="ce322">
            <text:p>(2) Powered</text:p>
          </table:table-cell>
          <table:table-cell table:number-columns-repeated="2" table:style-name="ce302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7">
          <table:table-cell table:style-name="ce302"/>
          <table:table-cell office:value-type="string" table:style-name="ce318">
            <text:p>(3)<text:s/><text:span text:style-name="T3">其</text:span><text:s/><text:span text:style-name="T3">他</text:span><text:s/><text:span text:style-name="T3">乳</text:span><text:s/><text:span text:style-name="T3">品</text:span></text:p>
          </table:table-cell>
          <table:table-cell office:value-type="float" office:value="1233.9000000000001" table:style-name="ce319">
            <text:p>1,234<text:s/></text:p>
          </table:table-cell>
          <table:table-cell office:value-type="float" office:value="779.12299999999993" table:style-name="ce319">
            <text:p>779<text:s/></text:p>
          </table:table-cell>
          <table:table-cell office:value-type="float" office:value="1556.81" table:style-name="ce319">
            <text:p>1,557<text:s/></text:p>
          </table:table-cell>
          <table:table-cell office:value-type="float" office:value="1838.3789999999999" table:style-name="ce319">
            <text:p>1,838<text:s/></text:p>
          </table:table-cell>
          <table:table-cell office:value-type="float" office:value="2547.3220000000001" table:style-name="ce319">
            <text:p>2,547<text:s/></text:p>
          </table:table-cell>
          <table:table-cell table:style-name="ce320"/>
          <table:table-cell office:value-type="float" office:value="3582.9859999999999" table:style-name="ce319">
            <text:p>3,583<text:s/></text:p>
          </table:table-cell>
          <table:table-cell office:value-type="float" office:value="5117.277" table:style-name="ce319">
            <text:p>5,117<text:s/></text:p>
          </table:table-cell>
          <table:table-cell office:value-type="float" office:value="8244.0450000000001" table:style-name="ce319">
            <text:p>8,244<text:s/></text:p>
          </table:table-cell>
          <table:table-cell office:value-type="float" office:value="5993.8940000000002" table:style-name="ce319">
            <text:p>5,994<text:s/></text:p>
          </table:table-cell>
          <table:table-cell office:value-type="float" office:value="5839.7860000000001" table:style-name="ce319">
            <text:p>5,840<text:s/></text:p>
          </table:table-cell>
          <table:table-cell table:style-name="ce321"/>
          <table:table-cell office:value-type="string" table:style-name="ce322">
            <text:p>(3) Others</text:p>
          </table:table-cell>
          <table:table-cell table:number-columns-repeated="2" table:style-name="ce302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7">
          <table:table-cell table:style-name="ce302"/>
          <table:table-cell office:value-type="string" table:style-name="ce323">
            <text:p>a.<text:s/><text:span text:style-name="T3">奶　　　水</text:span></text:p>
          </table:table-cell>
          <table:table-cell office:value-type="float" office:value="251.71" table:style-name="ce319">
            <text:p>252<text:s/></text:p>
          </table:table-cell>
          <table:table-cell office:value-type="float" office:value="160.13" table:style-name="ce319">
            <text:p>160<text:s/></text:p>
          </table:table-cell>
          <table:table-cell office:value-type="float" office:value="80.2" table:style-name="ce319">
            <text:p>80<text:s/></text:p>
          </table:table-cell>
          <table:table-cell office:value-type="float" office:value="267.99799999999999" table:style-name="ce319">
            <text:p>268<text:s/></text:p>
          </table:table-cell>
          <table:table-cell office:value-type="float" office:value="529.01900000000001" table:style-name="ce319">
            <text:p>529<text:s/></text:p>
          </table:table-cell>
          <table:table-cell table:style-name="ce320"/>
          <table:table-cell office:value-type="float" office:value="615.11400000000003" table:style-name="ce319">
            <text:p>615<text:s/></text:p>
          </table:table-cell>
          <table:table-cell office:value-type="float" office:value="1520.6880000000001" table:style-name="ce319">
            <text:p>1,521<text:s/></text:p>
          </table:table-cell>
          <table:table-cell office:value-type="float" office:value="1513.0609999999999" table:style-name="ce319">
            <text:p>1,513<text:s/></text:p>
          </table:table-cell>
          <table:table-cell office:value-type="float" office:value="1168.538" table:style-name="ce319">
            <text:p>1,169<text:s/></text:p>
          </table:table-cell>
          <table:table-cell office:value-type="float" office:value="648.93700000000001" table:style-name="ce319">
            <text:p>649<text:s/></text:p>
          </table:table-cell>
          <table:table-cell table:style-name="ce321"/>
          <table:table-cell office:value-type="string" table:style-name="ce324">
            <text:p>a. Evaporated</text:p>
          </table:table-cell>
          <table:table-cell table:number-columns-repeated="2" table:style-name="ce302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7">
          <table:table-cell table:style-name="ce302"/>
          <table:table-cell office:value-type="string" table:style-name="ce323">
            <text:p>b.<text:s/><text:span text:style-name="T3">煉　　　乳</text:span></text:p>
          </table:table-cell>
          <table:table-cell office:value-type="float" office:value="45.05" table:style-name="ce319">
            <text:p>45<text:s/></text:p>
          </table:table-cell>
          <table:table-cell office:value-type="float" office:value="36.462000000000003" table:style-name="ce319">
            <text:p>36<text:s/></text:p>
          </table:table-cell>
          <table:table-cell office:value-type="float" office:value="30.8" table:style-name="ce319">
            <text:p>31<text:s/></text:p>
          </table:table-cell>
          <table:table-cell office:value-type="float" office:value="31.274000000000001" table:style-name="ce319">
            <text:p>31<text:s/></text:p>
          </table:table-cell>
          <table:table-cell office:value-type="float" office:value="73.372" table:style-name="ce319">
            <text:p>73<text:s/></text:p>
          </table:table-cell>
          <table:table-cell table:style-name="ce320"/>
          <table:table-cell office:value-type="float" office:value="65.492000000000004" table:style-name="ce319">
            <text:p>65<text:s/></text:p>
          </table:table-cell>
          <table:table-cell office:value-type="float" office:value="39.936" table:style-name="ce319">
            <text:p>40<text:s/></text:p>
          </table:table-cell>
          <table:table-cell office:value-type="float" office:value="26.238" table:style-name="ce319">
            <text:p>26<text:s/></text:p>
          </table:table-cell>
          <table:table-cell office:value-type="float" office:value="151.88200000000001" table:style-name="ce319">
            <text:p>152<text:s/></text:p>
          </table:table-cell>
          <table:table-cell office:value-type="float" office:value="268.47399999999999" table:style-name="ce319">
            <text:p>268<text:s/></text:p>
          </table:table-cell>
          <table:table-cell table:style-name="ce321"/>
          <table:table-cell office:value-type="string" table:style-name="ce324">
            <text:p>b. Condensed</text:p>
          </table:table-cell>
          <table:table-cell table:number-columns-repeated="2" table:style-name="ce302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7">
          <table:table-cell table:style-name="ce325"/>
          <table:table-cell office:value-type="string" table:style-name="ce326">
            <text:p>c.<text:s/><text:span text:style-name="T3">其　　　他</text:span></text:p>
          </table:table-cell>
          <table:table-cell office:value-type="float" office:value="937.14" table:style-name="ce327">
            <text:p>937<text:s/></text:p>
          </table:table-cell>
          <table:table-cell office:value-type="float" office:value="582.53099999999995" table:style-name="ce327">
            <text:p>583<text:s/></text:p>
          </table:table-cell>
          <table:table-cell office:value-type="float" office:value="1445.81" table:style-name="ce327">
            <text:p>1,446<text:s/></text:p>
          </table:table-cell>
          <table:table-cell office:value-type="float" office:value="1539.107" table:style-name="ce327">
            <text:p>1,539<text:s/></text:p>
          </table:table-cell>
          <table:table-cell office:value-type="float" office:value="1944.931" table:style-name="ce327">
            <text:p>1,945<text:s/></text:p>
          </table:table-cell>
          <table:table-cell table:style-name="ce320"/>
          <table:table-cell office:value-type="float" office:value="2902.38" table:style-name="ce327">
            <text:p>2,902<text:s/></text:p>
          </table:table-cell>
          <table:table-cell office:value-type="float" office:value="3556.6529999999998" table:style-name="ce327">
            <text:p>3,557<text:s/></text:p>
          </table:table-cell>
          <table:table-cell office:value-type="float" office:value="6704.7460000000001" table:style-name="ce327">
            <text:p>6,705<text:s/></text:p>
          </table:table-cell>
          <table:table-cell office:value-type="float" office:value="4673.4740000000002" table:style-name="ce327">
            <text:p>4,673<text:s/></text:p>
          </table:table-cell>
          <table:table-cell office:value-type="float" office:value="4922.375" table:style-name="ce327">
            <text:p>4,922<text:s/></text:p>
          </table:table-cell>
          <table:table-cell table:style-name="ce328"/>
          <table:table-cell office:value-type="string" table:style-name="ce329">
            <text:p>c. Others</text:p>
          </table:table-cell>
          <table:table-cell table:number-columns-repeated="2" table:style-name="ce302"/>
          <table:table-cell table:number-columns-spanned="2" table:number-rows-spanned="1" table:style-name="ce57"/>
          <table:covered-table-cell/>
          <table:table-cell table:number-columns-repeated="16365"/>
        </table:table-row>
        <table:table-row table:style-name="ro5">
          <table:table-cell table:style-name="ce330"/>
          <table:table-cell table:style-name="ce331"/>
          <table:table-cell table:number-columns-repeated="12" table:style-name="ce332"/>
          <table:table-cell table:style-name="ce333"/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2">
          <table:table-cell office:value-type="string" table:number-columns-spanned="7" table:number-rows-spanned="1" table:style-name="ce366">
            <text:p>(11)<text:s text:c="2"/><text:span text:style-name="T6">油</text:span><text:s/><text:span text:style-name="T6">脂</text:span><text:s/><text:span text:style-name="T6">類</text:span><text:s/><text:span text:style-name="T6">出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334"/>
          <table:table-cell office:value-type="string" table:number-columns-spanned="7" table:number-rows-spanned="1" table:style-name="ce367">
            <text:p>(11) <text:s/>Export of Oil and Fats</text:p>
          </table:table-cell>
          <table:covered-table-cell table:number-columns-repeated="6"/>
          <table:table-cell table:number-columns-repeated="2" table:style-name="ce335"/>
          <table:table-cell table:number-columns-spanned="2" table:number-rows-spanned="1" table:style-name="ce57"/>
          <table:covered-table-cell/>
          <table:table-cell table:number-columns-repeated="16365" table:style-name="ce335"/>
        </table:table-row>
        <table:table-row table:style-name="ro3">
          <table:table-cell office:value-type="string" table:style-name="ce336">
            <text:p>單位：公噸</text:p>
          </table:table-cell>
          <table:table-cell table:style-name="ce331"/>
          <table:table-cell table:number-columns-repeated="5" table:style-name="ce337"/>
          <table:table-cell table:style-name="ce330"/>
          <table:table-cell table:number-columns-repeated="6" table:style-name="ce337"/>
          <table:table-cell office:value-type="string" table:style-name="ce338">
            <text:p>Unit:M.T.</text:p>
          </table:table-cell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2">
          <table:table-cell office:value-type="string" table:number-columns-spanned="2" table:number-rows-spanned="2" table:style-name="ce368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3">
            <text:p>民國<text:span text:style-name="T4"><text:s/>96</text:span><text:s/>年</text:p>
          </table:table-cell>
          <table:table-cell office:value-type="string" table:style-name="ce13">
            <text:p>民國<text:span text:style-name="T4"><text:s/>97</text:span><text:s/>年</text:p>
          </table:table-cell>
          <table:table-cell office:value-type="string" table:style-name="ce13">
            <text:p>民國<text:span text:style-name="T4"><text:s/>98</text:span><text:s/>年</text:p>
          </table:table-cell>
          <table:table-cell office:value-type="string" table:style-name="ce13">
            <text:p>民國<text:span text:style-name="T4"><text:s/>99</text:span><text:s/>年</text:p>
          </table:table-cell>
          <table:table-cell table:style-name="ce339"/>
          <table:table-cell office:value-type="string" table:style-name="ce15">
            <text:p>民國<text:span text:style-name="T4"><text:s/>100</text:span><text:s/>年</text:p>
          </table:table-cell>
          <table:table-cell office:value-type="string" table:style-name="ce13">
            <text:p>民國<text:span text:style-name="T4"><text:s/>101</text:span><text:s/>年</text:p>
          </table:table-cell>
          <table:table-cell office:value-type="string" table:style-name="ce13">
            <text:p>民國<text:span text:style-name="T4"><text:s/>102</text:span><text:s/>年</text:p>
          </table:table-cell>
          <table:table-cell office:value-type="string" table:style-name="ce13">
            <text:p>民國<text:span text:style-name="T4"><text:s/>103</text:span><text:s/>年</text:p>
          </table:table-cell>
          <table:table-cell office:value-type="string" table:style-name="ce13">
            <text:p>民國<text:span text:style-name="T4"><text:s/>104</text:span><text:s/>年</text:p>
          </table:table-cell>
          <table:table-cell office:value-type="string" table:number-columns-spanned="2" table:number-rows-spanned="2" table:style-name="ce369">
            <text:p>Category</text:p>
          </table:table-cell>
          <table:covered-table-cell/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2">
          <table:covered-table-cell/>
          <table:covered-table-cell/>
          <table:table-cell office:value-type="string" table:style-name="ce16">
            <text:p>(2006)</text:p>
          </table:table-cell>
          <table:table-cell office:value-type="string" table:style-name="ce16">
            <text:p>(2007)</text:p>
          </table:table-cell>
          <table:table-cell office:value-type="string" table:style-name="ce16">
            <text:p>(2008)</text:p>
          </table:table-cell>
          <table:table-cell office:value-type="string" table:style-name="ce16">
            <text:p>(2009)</text:p>
          </table:table-cell>
          <table:table-cell office:value-type="string" table:style-name="ce16">
            <text:p>(2010)</text:p>
          </table:table-cell>
          <table:table-cell table:style-name="ce339"/>
          <table:table-cell office:value-type="string" table:style-name="ce17">
            <text:p>(2011)</text:p>
          </table:table-cell>
          <table:table-cell office:value-type="string" table:style-name="ce16">
            <text:p>(2012)</text:p>
          </table:table-cell>
          <table:table-cell office:value-type="string" table:style-name="ce16">
            <text:p>(2013)</text:p>
          </table:table-cell>
          <table:table-cell office:value-type="string" table:style-name="ce16">
            <text:p>(2014)</text:p>
          </table:table-cell>
          <table:table-cell office:value-type="string" table:style-name="ce16">
            <text:p>(2015)</text:p>
          </table:table-cell>
          <table:covered-table-cell/>
          <table:covered-table-cell/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7">
          <table:table-cell table:style-name="ce331"/>
          <table:table-cell office:value-type="string" table:style-name="ce340">
            <text:p>11.<text:span text:style-name="T8">油　脂　類</text:span></text:p>
          </table:table-cell>
          <table:table-cell office:value-type="float" office:value="23437.65" table:style-name="ce341">
            <text:p>23,438<text:s/></text:p>
          </table:table-cell>
          <table:table-cell office:value-type="float" office:value="26333.282999999999" table:style-name="ce342">
            <text:p>26,333<text:s/></text:p>
          </table:table-cell>
          <table:table-cell office:value-type="float" office:value="29352.41" table:style-name="ce342">
            <text:p>29,352<text:s/></text:p>
          </table:table-cell>
          <table:table-cell office:value-type="float" office:value="31374.245999999999" table:style-name="ce342">
            <text:p>31,374<text:s/></text:p>
          </table:table-cell>
          <table:table-cell office:value-type="float" office:value="35737.669000000002" table:style-name="ce342">
            <text:p>35,738<text:s/></text:p>
          </table:table-cell>
          <table:table-cell table:style-name="ce343"/>
          <table:table-cell office:value-type="float" office:value="42128.652999999998" table:style-name="ce342">
            <text:p>42,129<text:s/></text:p>
          </table:table-cell>
          <table:table-cell office:value-type="float" office:value="40639.699999999997" table:style-name="ce342">
            <text:p>40,640<text:s/></text:p>
          </table:table-cell>
          <table:table-cell office:value-type="float" office:value="54516.894" table:style-name="ce342">
            <text:p>54,517<text:s/></text:p>
          </table:table-cell>
          <table:table-cell office:value-type="float" office:value="27757.043000000001" table:style-name="ce342">
            <text:p>27,757<text:s/></text:p>
          </table:table-cell>
          <table:table-cell office:value-type="float" office:value="29061.237000000001" table:style-name="ce342">
            <text:p>29,061<text:s/></text:p>
          </table:table-cell>
          <table:table-cell table:style-name="ce344"/>
          <table:table-cell office:value-type="string" table:style-name="ce345">
            <text:p><text:s/>11.Oil and fats</text:p>
          </table:table-cell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7">
          <table:table-cell table:style-name="ce331"/>
          <table:table-cell office:value-type="string" table:style-name="ce346">
            <text:p>(1)<text:s/><text:span text:style-name="T3">植</text:span><text:s/><text:span text:style-name="T3">物</text:span><text:s/><text:span text:style-name="T3">油</text:span><text:s/><text:span text:style-name="T3">脂</text:span></text:p>
          </table:table-cell>
          <table:table-cell office:value-type="float" office:value="11050.01" table:style-name="ce347">
            <text:p>11,050<text:s/></text:p>
          </table:table-cell>
          <table:table-cell office:value-type="float" office:value="15185.151" table:style-name="ce348">
            <text:p>15,185<text:s/></text:p>
          </table:table-cell>
          <table:table-cell office:value-type="float" office:value="19302.47" table:style-name="ce348">
            <text:p>19,302<text:s/></text:p>
          </table:table-cell>
          <table:table-cell office:value-type="float" office:value="20662.29" table:style-name="ce348">
            <text:p>20,662<text:s/></text:p>
          </table:table-cell>
          <table:table-cell office:value-type="float" office:value="24874.210999999999" table:style-name="ce348">
            <text:p>24,874<text:s/></text:p>
          </table:table-cell>
          <table:table-cell table:style-name="ce348"/>
          <table:table-cell office:value-type="float" office:value="32117.899000000001" table:style-name="ce348">
            <text:p>32,118<text:s/></text:p>
          </table:table-cell>
          <table:table-cell office:value-type="float" office:value="30414.205999999998" table:style-name="ce348">
            <text:p>30,414<text:s/></text:p>
          </table:table-cell>
          <table:table-cell office:value-type="float" office:value="44226.362999999998" table:style-name="ce348">
            <text:p>44,226<text:s/></text:p>
          </table:table-cell>
          <table:table-cell office:value-type="float" office:value="18299.772000000001" table:style-name="ce348">
            <text:p>18,300<text:s/></text:p>
          </table:table-cell>
          <table:table-cell office:value-type="float" office:value="25045.571" table:style-name="ce348">
            <text:p>25,046<text:s/></text:p>
          </table:table-cell>
          <table:table-cell table:style-name="ce349"/>
          <table:table-cell office:value-type="string" table:style-name="ce350">
            <text:p>(1) Vegetable</text:p>
          </table:table-cell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7">
          <table:table-cell table:style-name="ce331"/>
          <table:table-cell office:value-type="string" table:style-name="ce351">
            <text:p>a.<text:s/><text:span text:style-name="T3">大　豆　油</text:span></text:p>
          </table:table-cell>
          <table:table-cell office:value-type="float" office:value="3401.05" table:style-name="ce347">
            <text:p>3,401<text:s/></text:p>
          </table:table-cell>
          <table:table-cell office:value-type="float" office:value="5549.8050000000003" table:style-name="ce348">
            <text:p>5,550<text:s/></text:p>
          </table:table-cell>
          <table:table-cell office:value-type="float" office:value="10714.5" table:style-name="ce348">
            <text:p>10,715<text:s/></text:p>
          </table:table-cell>
          <table:table-cell office:value-type="float" office:value="10327.116" table:style-name="ce348">
            <text:p>10,327<text:s/></text:p>
          </table:table-cell>
          <table:table-cell office:value-type="float" office:value="10055.348" table:style-name="ce348">
            <text:p>10,055<text:s/></text:p>
          </table:table-cell>
          <table:table-cell table:style-name="ce348"/>
          <table:table-cell office:value-type="float" office:value="13723.534" table:style-name="ce348">
            <text:p>13,724<text:s/></text:p>
          </table:table-cell>
          <table:table-cell office:value-type="float" office:value="11484.959000000001" table:style-name="ce348">
            <text:p>11,485<text:s/></text:p>
          </table:table-cell>
          <table:table-cell office:value-type="float" office:value="25724.674999999999" table:style-name="ce348">
            <text:p>25,725<text:s/></text:p>
          </table:table-cell>
          <table:table-cell office:value-type="float" office:value="5380.6729999999998" table:style-name="ce348">
            <text:p>5,381<text:s/></text:p>
          </table:table-cell>
          <table:table-cell office:value-type="float" office:value="16450.181" table:style-name="ce348">
            <text:p>16,450<text:s/></text:p>
          </table:table-cell>
          <table:table-cell table:style-name="ce349"/>
          <table:table-cell office:value-type="string" table:style-name="ce352">
            <text:p>a. Soybean</text:p>
          </table:table-cell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7">
          <table:table-cell table:style-name="ce331"/>
          <table:table-cell office:value-type="string" table:style-name="ce351">
            <text:p>b.<text:s/><text:span text:style-name="T3">花　生　油</text:span></text:p>
          </table:table-cell>
          <table:table-cell office:value-type="float" office:value="62.16" table:style-name="ce347">
            <text:p>62<text:s/></text:p>
          </table:table-cell>
          <table:table-cell office:value-type="float" office:value="79.236999999999995" table:style-name="ce348">
            <text:p>79<text:s/></text:p>
          </table:table-cell>
          <table:table-cell office:value-type="float" office:value="70.400000000000006" table:style-name="ce348">
            <text:p>70<text:s/></text:p>
          </table:table-cell>
          <table:table-cell office:value-type="float" office:value="68.637" table:style-name="ce348">
            <text:p>69<text:s/></text:p>
          </table:table-cell>
          <table:table-cell office:value-type="float" office:value="94.376999999999995" table:style-name="ce348">
            <text:p>94<text:s/></text:p>
          </table:table-cell>
          <table:table-cell table:style-name="ce348"/>
          <table:table-cell office:value-type="float" office:value="112.355" table:style-name="ce348">
            <text:p>112<text:s/></text:p>
          </table:table-cell>
          <table:table-cell office:value-type="float" office:value="136.08699999999999" table:style-name="ce348">
            <text:p>136<text:s/></text:p>
          </table:table-cell>
          <table:table-cell office:value-type="float" office:value="112.626" table:style-name="ce348">
            <text:p>113<text:s/></text:p>
          </table:table-cell>
          <table:table-cell office:value-type="float" office:value="46.146999999999998" table:style-name="ce348">
            <text:p>46<text:s/></text:p>
          </table:table-cell>
          <table:table-cell office:value-type="float" office:value="35.86" table:style-name="ce348">
            <text:p>36<text:s/></text:p>
          </table:table-cell>
          <table:table-cell table:style-name="ce349"/>
          <table:table-cell office:value-type="string" table:style-name="ce352">
            <text:p>b. Peanut</text:p>
          </table:table-cell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7">
          <table:table-cell table:style-name="ce331"/>
          <table:table-cell office:value-type="string" table:style-name="ce351">
            <text:p>c.<text:s/><text:span text:style-name="T3">芝　麻　油</text:span></text:p>
          </table:table-cell>
          <table:table-cell office:value-type="float" office:value="4594.55" table:style-name="ce347">
            <text:p>4,595<text:s/></text:p>
          </table:table-cell>
          <table:table-cell office:value-type="float" office:value="5646.4179999999997" table:style-name="ce348">
            <text:p>5,646<text:s/></text:p>
          </table:table-cell>
          <table:table-cell office:value-type="float" office:value="4827.5" table:style-name="ce348">
            <text:p>4,828<text:s/></text:p>
          </table:table-cell>
          <table:table-cell office:value-type="float" office:value="5732.5940000000001" table:style-name="ce348">
            <text:p>5,733<text:s/></text:p>
          </table:table-cell>
          <table:table-cell office:value-type="float" office:value="6440.5550000000003" table:style-name="ce348">
            <text:p>6,441<text:s/></text:p>
          </table:table-cell>
          <table:table-cell table:style-name="ce348"/>
          <table:table-cell office:value-type="float" office:value="6117.5360000000001" table:style-name="ce348">
            <text:p>6,118<text:s/></text:p>
          </table:table-cell>
          <table:table-cell office:value-type="float" office:value="7789.5169999999998" table:style-name="ce348">
            <text:p>7,790<text:s/></text:p>
          </table:table-cell>
          <table:table-cell office:value-type="float" office:value="7723.3819999999996" table:style-name="ce348">
            <text:p>7,723<text:s/></text:p>
          </table:table-cell>
          <table:table-cell office:value-type="float" office:value="5141.8360000000002" table:style-name="ce348">
            <text:p>5,142<text:s/></text:p>
          </table:table-cell>
          <table:table-cell office:value-type="float" office:value="4414.5230000000001" table:style-name="ce348">
            <text:p>4,415<text:s/></text:p>
          </table:table-cell>
          <table:table-cell table:style-name="ce349"/>
          <table:table-cell office:value-type="string" table:style-name="ce352">
            <text:p>c. Sesame</text:p>
          </table:table-cell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7">
          <table:table-cell table:style-name="ce331"/>
          <table:table-cell office:value-type="string" table:style-name="ce351">
            <text:p>d.<text:s/><text:span text:style-name="T3">其　　　他</text:span></text:p>
          </table:table-cell>
          <table:table-cell office:value-type="float" office:value="2992.25" table:style-name="ce347">
            <text:p>2,992<text:s/></text:p>
          </table:table-cell>
          <table:table-cell office:value-type="float" office:value="3909.6909999999998" table:style-name="ce348">
            <text:p>3,910<text:s/></text:p>
          </table:table-cell>
          <table:table-cell office:value-type="float" office:value="3690.07" table:style-name="ce348">
            <text:p>3,690<text:s/></text:p>
          </table:table-cell>
          <table:table-cell office:value-type="float" office:value="4533.9430000000002" table:style-name="ce348">
            <text:p>4,534<text:s/></text:p>
          </table:table-cell>
          <table:table-cell office:value-type="float" office:value="8283.9310000000005" table:style-name="ce348">
            <text:p>8,284<text:s/></text:p>
          </table:table-cell>
          <table:table-cell table:style-name="ce348"/>
          <table:table-cell office:value-type="float" office:value="12164.474" table:style-name="ce348">
            <text:p>12,164<text:s/></text:p>
          </table:table-cell>
          <table:table-cell office:value-type="float" office:value="11003.643" table:style-name="ce348">
            <text:p>11,004<text:s/></text:p>
          </table:table-cell>
          <table:table-cell office:value-type="float" office:value="10665.68" table:style-name="ce348">
            <text:p>10,666<text:s/></text:p>
          </table:table-cell>
          <table:table-cell office:value-type="float" office:value="7731.116" table:style-name="ce348">
            <text:p>7,731<text:s/></text:p>
          </table:table-cell>
          <table:table-cell office:value-type="float" office:value="4145.0069999999996" table:style-name="ce348">
            <text:p>4,145<text:s/></text:p>
          </table:table-cell>
          <table:table-cell table:style-name="ce349"/>
          <table:table-cell office:value-type="string" table:style-name="ce352">
            <text:p>d. Others</text:p>
          </table:table-cell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7">
          <table:table-cell table:style-name="ce331"/>
          <table:table-cell office:value-type="string" table:style-name="ce346">
            <text:p>(2)<text:s/><text:span text:style-name="T3">動</text:span><text:s/><text:span text:style-name="T3">物</text:span><text:s/><text:span text:style-name="T3">油</text:span><text:s/><text:span text:style-name="T3">脂</text:span></text:p>
          </table:table-cell>
          <table:table-cell office:value-type="float" office:value="12387.64" table:style-name="ce353">
            <text:p>12,388<text:s/></text:p>
          </table:table-cell>
          <table:table-cell office:value-type="float" office:value="11148.132" table:style-name="ce354">
            <text:p>11,148<text:s/></text:p>
          </table:table-cell>
          <table:table-cell office:value-type="float" office:value="10049.94" table:style-name="ce354">
            <text:p>10,050<text:s/></text:p>
          </table:table-cell>
          <table:table-cell office:value-type="float" office:value="10711.956" table:style-name="ce354">
            <text:p>10,712<text:s/></text:p>
          </table:table-cell>
          <table:table-cell office:value-type="float" office:value="10863.458000000001" table:style-name="ce354">
            <text:p>10,863<text:s/></text:p>
          </table:table-cell>
          <table:table-cell table:style-name="ce354"/>
          <table:table-cell office:value-type="float" office:value="10010.754000000001" table:style-name="ce354">
            <text:p>10,011<text:s/></text:p>
          </table:table-cell>
          <table:table-cell office:value-type="float" office:value="10225.494000000001" table:style-name="ce354">
            <text:p>10,225<text:s/></text:p>
          </table:table-cell>
          <table:table-cell office:value-type="float" office:value="10290.531000000001" table:style-name="ce354">
            <text:p>10,291<text:s/></text:p>
          </table:table-cell>
          <table:table-cell office:value-type="float" office:value="9457.2710000000006" table:style-name="ce354">
            <text:p>9,457<text:s/></text:p>
          </table:table-cell>
          <table:table-cell office:value-type="float" office:value="4015.6660000000002" table:style-name="ce354">
            <text:p>4,016<text:s/></text:p>
          </table:table-cell>
          <table:table-cell table:style-name="ce355"/>
          <table:table-cell office:value-type="string" table:style-name="ce350">
            <text:p>(2) Animal</text:p>
          </table:table-cell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7">
          <table:table-cell table:style-name="ce331"/>
          <table:table-cell office:value-type="string" table:style-name="ce351">
            <text:p>a.<text:s/><text:span text:style-name="T3">豬　　　油</text:span></text:p>
          </table:table-cell>
          <table:table-cell office:value-type="float" office:value="6361.43" table:style-name="ce353">
            <text:p>6,361<text:s/></text:p>
          </table:table-cell>
          <table:table-cell office:value-type="float" office:value="6397.643" table:style-name="ce354">
            <text:p>6,398<text:s/></text:p>
          </table:table-cell>
          <table:table-cell office:value-type="float" office:value="6206.58" table:style-name="ce354">
            <text:p>6,207<text:s/></text:p>
          </table:table-cell>
          <table:table-cell office:value-type="float" office:value="6514.5609999999997" table:style-name="ce354">
            <text:p>6,515<text:s/></text:p>
          </table:table-cell>
          <table:table-cell office:value-type="float" office:value="6163.25" table:style-name="ce354">
            <text:p>6,163<text:s/></text:p>
          </table:table-cell>
          <table:table-cell table:style-name="ce354"/>
          <table:table-cell office:value-type="float" office:value="5633.0050000000001" table:style-name="ce354">
            <text:p>5,633<text:s/></text:p>
          </table:table-cell>
          <table:table-cell office:value-type="float" office:value="4761.0690000000004" table:style-name="ce354">
            <text:p>4,761<text:s/></text:p>
          </table:table-cell>
          <table:table-cell office:value-type="float" office:value="3782.7170000000001" table:style-name="ce354">
            <text:p>3,783<text:s/></text:p>
          </table:table-cell>
          <table:table-cell office:value-type="float" office:value="1798.5409999999999" table:style-name="ce354">
            <text:p>1,799<text:s/></text:p>
          </table:table-cell>
          <table:table-cell office:value-type="float" office:value="191.999" table:style-name="ce354">
            <text:p>192<text:s/></text:p>
          </table:table-cell>
          <table:table-cell table:style-name="ce355"/>
          <table:table-cell office:value-type="string" table:style-name="ce352">
            <text:p>a. Lard</text:p>
          </table:table-cell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7">
          <table:table-cell table:style-name="ce331"/>
          <table:table-cell office:value-type="string" table:style-name="ce351">
            <text:p>b.<text:s/><text:span text:style-name="T3">奶　　　油</text:span></text:p>
          </table:table-cell>
          <table:table-cell office:value-type="float" office:value="4654.8599999999997" table:style-name="ce353">
            <text:p>4,655<text:s/></text:p>
          </table:table-cell>
          <table:table-cell office:value-type="float" office:value="3270.741" table:style-name="ce354">
            <text:p>3,271<text:s/></text:p>
          </table:table-cell>
          <table:table-cell office:value-type="float" office:value="2468.2399999999998" table:style-name="ce354">
            <text:p>2,468<text:s/></text:p>
          </table:table-cell>
          <table:table-cell office:value-type="float" office:value="2934.3850000000002" table:style-name="ce354">
            <text:p>2,934<text:s/></text:p>
          </table:table-cell>
          <table:table-cell office:value-type="float" office:value="3634.0790000000002" table:style-name="ce354">
            <text:p>3,634<text:s/></text:p>
          </table:table-cell>
          <table:table-cell table:style-name="ce354"/>
          <table:table-cell office:value-type="float" office:value="3420.4839999999999" table:style-name="ce354">
            <text:p>3,420<text:s/></text:p>
          </table:table-cell>
          <table:table-cell office:value-type="float" office:value="4484.0029999999997" table:style-name="ce354">
            <text:p>4,484<text:s/></text:p>
          </table:table-cell>
          <table:table-cell office:value-type="float" office:value="5086.47" table:style-name="ce354">
            <text:p>5,086<text:s/></text:p>
          </table:table-cell>
          <table:table-cell office:value-type="float" office:value="2801.913" table:style-name="ce354">
            <text:p>2,802<text:s/></text:p>
          </table:table-cell>
          <table:table-cell office:value-type="float" office:value="110.358" table:style-name="ce354">
            <text:p>110<text:s/></text:p>
          </table:table-cell>
          <table:table-cell table:style-name="ce355"/>
          <table:table-cell office:value-type="string" table:style-name="ce352">
            <text:p>b. Butter</text:p>
          </table:table-cell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7">
          <table:table-cell table:style-name="ce356"/>
          <table:table-cell office:value-type="string" table:style-name="ce357">
            <text:p>c.<text:s/><text:span text:style-name="T3">其　　　他</text:span></text:p>
          </table:table-cell>
          <table:table-cell office:value-type="float" office:value="1371.35" table:style-name="ce358">
            <text:p>1,371<text:s/></text:p>
          </table:table-cell>
          <table:table-cell office:value-type="float" office:value="1479.748" table:style-name="ce359">
            <text:p>1,480<text:s/></text:p>
          </table:table-cell>
          <table:table-cell office:value-type="float" office:value="1375.12" table:style-name="ce359">
            <text:p>1,375<text:s/></text:p>
          </table:table-cell>
          <table:table-cell office:value-type="float" office:value="1263.01" table:style-name="ce359">
            <text:p>1,263<text:s/></text:p>
          </table:table-cell>
          <table:table-cell office:value-type="float" office:value="1066.1289999999999" table:style-name="ce359">
            <text:p>1,066<text:s/></text:p>
          </table:table-cell>
          <table:table-cell table:style-name="ce354"/>
          <table:table-cell office:value-type="float" office:value="957.26499999999999" table:style-name="ce359">
            <text:p>957<text:s/></text:p>
          </table:table-cell>
          <table:table-cell office:value-type="float" office:value="980.42200000000003" table:style-name="ce359">
            <text:p>980<text:s/></text:p>
          </table:table-cell>
          <table:table-cell office:value-type="float" office:value="1421.3440000000001" table:style-name="ce359">
            <text:p>1,421<text:s/></text:p>
          </table:table-cell>
          <table:table-cell office:value-type="float" office:value="4856.817" table:style-name="ce359">
            <text:p>4,857<text:s/></text:p>
          </table:table-cell>
          <table:table-cell office:value-type="float" office:value="3713.3090000000002" table:style-name="ce359">
            <text:p>3,713<text:s/></text:p>
          </table:table-cell>
          <table:table-cell table:style-name="ce360"/>
          <table:table-cell office:value-type="string" table:style-name="ce361">
            <text:p>c. Others</text:p>
          </table:table-cell>
          <table:table-cell table:number-columns-repeated="2" table:style-name="ce331"/>
          <table:table-cell table:number-columns-spanned="2" table:number-rows-spanned="1" table:style-name="ce57"/>
          <table:covered-table-cell/>
          <table:table-cell table:number-columns-repeated="16365" table:style-name="ce331"/>
        </table:table-row>
        <table:table-row table:style-name="ro6">
          <table:table-cell table:number-columns-repeated="16384" table:style-name="ce331"/>
        </table:table-row>
        <table:table-row table:number-rows-repeated="104854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P0">
      <number:number number:decimal-places="0" number:min-integer-digits="1" number:grouping="true"/>
    </number:number-style>
    <number:number-style style:name="N48">
      <number:text>-</number:text>
      <number:number number:decimal-places="0" number:min-integer-digits="1" number:grouping="true"/>
      <style:map style:condition="value()&gt;=0" style:apply-style-name="N48P0"/>
    </number:number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1" number:min-integer-digits="1" number:grouping="true"/>
      <number:text> </number:text>
    </number:number-style>
    <number:number-style style:name="N50">
      <number:text>(-</number:text>
      <number:number number:decimal-places="1" number:min-integer-digits="1" number:grouping="true"/>
      <number:text>)</number:text>
      <style:map style:condition="value()&gt;=0" style:apply-style-name="N50P0"/>
    </number:number-style>
    <number:number-style style:name="N51P0">
      <number:number number: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integer-digits="1" number:grouping="true"/>
      <style:map style:condition="value()&gt;=0" style:apply-style-name="N51P0"/>
    </number:number-style>
    <number:number-style style:name="N52">
      <number:number number:decimal-places="0" number:min-integer-digits="1" number:grouping="true">
        <number:embedded-text number:position="0"> </number:embedded-text>
      </number:number>
    </number:number-style>
    <number:number-style style:name="N53P0">
      <number:number number:decimal-places="0" number:min-integer-digits="1" number:grouping="true">
        <number:embedded-text number:position="0"> </number:embedded-text>
      </number:number>
    </number:number-style>
    <number:number-style style:name="N53">
      <number:text>(-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3P0"/>
    </number:number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P2">
      <number:text>-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text-style style:name="N55">
      <number:text-content/>
      <number:text> 進 口 量 </number:text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.12" style:display-name="一般_3.12" style:family="table-cell" style:data-style-name="N0">
      <style:table-cell-properties style:vertical-align="automatic" fo:background-color="transparent"/>
    </style:style>
    <style:style style:name="_19968__33324__4.2-9" style:display-name="一般_4.2-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3-1" style:display-name="一般_4.3-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3-10" style:display-name="一般_4.3-10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3-11" style:display-name="一般_4.3-1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3-2" style:display-name="一般_4.3-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3-3" style:display-name="一般_4.3-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3-4" style:display-name="一般_4.3-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3-5" style:display-name="一般_4.3-5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3-6" style:display-name="一般_4.3-6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3-7" style:display-name="一般_4.3-7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3-8" style:display-name="一般_4.3-8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3-9" style:display-name="一般_4.3-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Fyeartab1" style:display-name="一般_Fyeartab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pfctab" style:display-name="一般_pfctab" style:family="table-cell" style:data-style-name="N0">
      <style:table-cell-properties style:vertical-align="automatic" fo:background-color="transparent"/>
      <style:text-properties style:font-name="細明體" style:font-name-asian="細明體" style:font-name-complex="細明體" style:font-family-generic="modern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in" fo:margin-left="0.590551181102362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90551181102362in" fo:margin-left="0.590551181102362in" fo:margin-right="0.393700787401575in" fo:margin-bottom="0in"/>
      </style:header-style>
      <style:footer-style>
        <style:header-footer-properties fo:min-height="0in" fo:margin-left="0.590551181102362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調查統計科邱郁筑</meta:initial-creator>
    <dc:creator>調查統計科邱郁筑</dc:creator>
    <meta:creation-date>2014-10-01T08:49:34Z</meta:creation-date>
    <dc:date>2016-09-29T03:19:11Z</dc:date>
    <meta:print-date>2016-09-29T03:18:33Z</meta:print-date>
  </office:meta>
</office:document-meta>
</file>